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0.5398in"/>
    </style:style>
    <style:style style:name="co10" style:family="table-column">
      <style:table-column-properties fo:break-before="auto" style:column-width="0.9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verage Charg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Exhaustiv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ILP</text:p>
          </table:table-cell>
          <table:table-cell office:value-type="string" calcext:value-type="string">
            <text:p>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185.450352183432" calcext:value-type="float">
            <text:p>185.450352183432</text:p>
          </table:table-cell>
          <table:table-cell table:formula="of:=AVERAGE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191.937902069527" calcext:value-type="float">
            <text:p>191.937902069527</text:p>
          </table:table-cell>
          <table:table-cell table:formula="of:=AVERAGE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181.326715976301" calcext:value-type="float">
            <text:p>181.326715976301</text:p>
          </table:table-cell>
          <table:table-cell table:formula="of:=AVERAGE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303.398787056948" calcext:value-type="float">
            <text:p>303.398787056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formula="of:=MIN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96.27208" calcext:value-type="float">
            <text:p>96.27208</text:p>
          </table:table-cell>
          <table:table-cell table:formula="of:=MIN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96.99591" calcext:value-type="float">
            <text:p>96.99591</text:p>
          </table:table-cell>
          <table:table-cell table:formula="of:=MIN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96.9999999999464" calcext:value-type="float">
            <text:p>96.9999999999464</text:p>
          </table:table-cell>
          <table:table-cell table:formula="of:=MIN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55.7849999999996" calcext:value-type="float">
            <text:p>55.7849999999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387.97" calcext:value-type="float">
            <text:p>387.97</text:p>
          </table:table-cell>
          <table:table-cell table:formula="of:=MAX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388" calcext:value-type="float">
            <text:p>388</text:p>
          </table:table-cell>
          <table:table-cell table:formula="of:=MAX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382.929999999949" calcext:value-type="float">
            <text:p>382.929999999949</text:p>
          </table:table-cell>
          <table:table-cell table:formula="of:=MAX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376.209999999999" calcext:value-type="float">
            <text:p>376.209999999999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3"/>
        </table:table-row>
      </table:table>
      <table:table table:name="sa-exhaustive-charge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.0007474943" calcext:value-type="float">
            <text:p>0.000747494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967079" calcext:value-type="float">
            <text:p>0.000696707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13211614" calcext:value-type="float">
            <text:p>0.00001321161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968215" calcext:value-type="float">
            <text:p>0.000596821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4316347" calcext:value-type="float">
            <text:p>0.0001431634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7571801" calcext:value-type="float">
            <text:p>0.000175718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32808588" calcext:value-type="float">
            <text:p>0.00003280858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6563866" calcext:value-type="float">
            <text:p>0.0008656386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3359274" calcext:value-type="float">
            <text:p>0.0001335927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3525153" calcext:value-type="float">
            <text:p>0.0000352515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10211564" calcext:value-type="float">
            <text:p>0.00011021156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6526462" calcext:value-type="float">
            <text:p>0.0001652646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4454134" calcext:value-type="float">
            <text:p>0.0005445413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1384945" calcext:value-type="float">
            <text:p>0.0002138494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334986" calcext:value-type="float">
            <text:p>0.000333498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1637414" calcext:value-type="float">
            <text:p>0.0001163741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7918915" calcext:value-type="float">
            <text:p>0.0003791891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191383" calcext:value-type="float">
            <text:p>0.000819138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16049036" calcext:value-type="float">
            <text:p>0.00001604903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020061" calcext:value-type="float">
            <text:p>0.000602006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7763344" calcext:value-type="float">
            <text:p>0.0004776334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5871472" calcext:value-type="float">
            <text:p>0.0002587147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54197248" calcext:value-type="float">
            <text:p>0.00005419724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3184647" calcext:value-type="float">
            <text:p>0.0002318464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7281584" calcext:value-type="float">
            <text:p>0.0008728158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173752" calcext:value-type="float">
            <text:p>0.000717375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0157905" calcext:value-type="float">
            <text:p>0.0004015790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6919154" calcext:value-type="float">
            <text:p>0.0008691915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280285" calcext:value-type="float">
            <text:p>0.000028028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029109162" calcext:value-type="float">
            <text:p>0.000002910916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530792" calcext:value-type="float">
            <text:p>0.000253079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9584943" calcext:value-type="float">
            <text:p>0.0003958494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2188744" calcext:value-type="float">
            <text:p>0.0005218874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9893977" calcext:value-type="float">
            <text:p>0.0003989397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0094578" calcext:value-type="float">
            <text:p>0.00040094578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0.000869798" calcext:value-type="float">
            <text:p>0.000869798</text:p>
          </table:table-cell>
          <table:table-cell office:value-type="float" office:value="349.20364" calcext:value-type="float">
            <text:p>349.20364</text:p>
          </table:table-cell>
          <table:table-cell office:value-type="float" office:value="0.0008624124" calcext:value-type="float">
            <text:p>0.0008624124</text:p>
          </table:table-cell>
          <table:table-cell office:value-type="float" office:value="349.20496" calcext:value-type="float">
            <text:p>349.20496</text:p>
          </table:table-cell>
          <table:table-cell office:value-type="float" office:value="0.00018333818" calcext:value-type="float">
            <text:p>0.00018333818</text:p>
          </table:table-cell>
          <table:table-cell office:value-type="float" office:value="349.20508" calcext:value-type="float">
            <text:p>349.20508</text:p>
          </table:table-cell>
          <table:table-cell office:value-type="float" office:value="0.0009317672" calcext:value-type="float">
            <text:p>0.0009317672</text:p>
          </table:table-cell>
          <table:table-cell office:value-type="float" office:value="349.21002" calcext:value-type="float">
            <text:p>349.21002</text:p>
          </table:table-cell>
          <table:table-cell office:value-type="float" office:value="0.00031029375" calcext:value-type="float">
            <text:p>0.00031029375</text:p>
          </table:table-cell>
          <table:table-cell office:value-type="float" office:value="349.205" calcext:value-type="float">
            <text:p>349.205</text:p>
          </table:table-cell>
          <table:table-cell office:value-type="float" office:value="0.00028777838" calcext:value-type="float">
            <text:p>0.00028777838</text:p>
          </table:table-cell>
          <table:table-cell office:value-type="float" office:value="349.20334" calcext:value-type="float">
            <text:p>349.20334</text:p>
          </table:table-cell>
          <table:table-cell office:value-type="float" office:value="0.00043653406" calcext:value-type="float">
            <text:p>0.00043653406</text:p>
          </table:table-cell>
          <table:table-cell office:value-type="float" office:value="349.2121" calcext:value-type="float">
            <text:p>349.2121</text:p>
          </table:table-cell>
          <table:table-cell office:value-type="float" office:value="0.0009858146" calcext:value-type="float">
            <text:p>0.0009858146</text:p>
          </table:table-cell>
          <table:table-cell office:value-type="float" office:value="349.20358" calcext:value-type="float">
            <text:p>349.20358</text:p>
          </table:table-cell>
          <table:table-cell office:value-type="float" office:value="0.00027159476" calcext:value-type="float">
            <text:p>0.00027159476</text:p>
          </table:table-cell>
          <table:table-cell office:value-type="float" office:value="349.20413" calcext:value-type="float">
            <text:p>349.20413</text:p>
          </table:table-cell>
          <table:table-cell office:value-type="float" office:value="0.00014652604" calcext:value-type="float">
            <text:p>0.00014652604</text:p>
          </table:table-cell>
          <table:table-cell office:value-type="float" office:value="349.2033" calcext:value-type="float">
            <text:p>349.2033</text:p>
          </table:table-cell>
          <table:table-cell office:value-type="float" office:value="0.00023047041" calcext:value-type="float">
            <text:p>0.00023047041</text:p>
          </table:table-cell>
          <table:table-cell office:value-type="float" office:value="349.20358" calcext:value-type="float">
            <text:p>349.20358</text:p>
          </table:table-cell>
          <table:table-cell office:value-type="float" office:value="0.0008594402" calcext:value-type="float">
            <text:p>0.0008594402</text:p>
          </table:table-cell>
          <table:table-cell office:value-type="float" office:value="349.2208" calcext:value-type="float">
            <text:p>349.2208</text:p>
          </table:table-cell>
          <table:table-cell office:value-type="float" office:value="0.0006769866" calcext:value-type="float">
            <text:p>0.0006769866</text:p>
          </table:table-cell>
          <table:table-cell office:value-type="float" office:value="349.20395" calcext:value-type="float">
            <text:p>349.20395</text:p>
          </table:table-cell>
          <table:table-cell office:value-type="float" office:value="0.00048898545" calcext:value-type="float">
            <text:p>0.00048898545</text:p>
          </table:table-cell>
          <table:table-cell office:value-type="float" office:value="349.20822" calcext:value-type="float">
            <text:p>349.20822</text:p>
          </table:table-cell>
          <table:table-cell office:value-type="float" office:value="0.0008146226" calcext:value-type="float">
            <text:p>0.0008146226</text:p>
          </table:table-cell>
          <table:table-cell office:value-type="float" office:value="349.63828" calcext:value-type="float">
            <text:p>349.63828</text:p>
          </table:table-cell>
          <table:table-cell office:value-type="float" office:value="0.00054089783" calcext:value-type="float">
            <text:p>0.00054089783</text:p>
          </table:table-cell>
          <table:table-cell office:value-type="float" office:value="349.2127" calcext:value-type="float">
            <text:p>349.2127</text:p>
          </table:table-cell>
          <table:table-cell office:value-type="float" office:value="0.00067498966" calcext:value-type="float">
            <text:p>0.00067498966</text:p>
          </table:table-cell>
          <table:table-cell office:value-type="float" office:value="349.20886" calcext:value-type="float">
            <text:p>349.20886</text:p>
          </table:table-cell>
          <table:table-cell office:value-type="float" office:value="0.0009659159" calcext:value-type="float">
            <text:p>0.0009659159</text:p>
          </table:table-cell>
          <table:table-cell office:value-type="float" office:value="349.20438" calcext:value-type="float">
            <text:p>349.20438</text:p>
          </table:table-cell>
          <table:table-cell office:value-type="float" office:value="0.00017030246" calcext:value-type="float">
            <text:p>0.00017030246</text:p>
          </table:table-cell>
          <table:table-cell office:value-type="float" office:value="349.34048" calcext:value-type="float">
            <text:p>349.34048</text:p>
          </table:table-cell>
          <table:table-cell office:value-type="float" office:value="0.0008326961" calcext:value-type="float">
            <text:p>0.0008326961</text:p>
          </table:table-cell>
          <table:table-cell office:value-type="float" office:value="349.2069" calcext:value-type="float">
            <text:p>349.2069</text:p>
          </table:table-cell>
          <table:table-cell office:value-type="float" office:value="0.0005896413" calcext:value-type="float">
            <text:p>0.0005896413</text:p>
          </table:table-cell>
          <table:table-cell office:value-type="float" office:value="349.20334" calcext:value-type="float">
            <text:p>349.20334</text:p>
          </table:table-cell>
          <table:table-cell office:value-type="float" office:value="0.00044961722" calcext:value-type="float">
            <text:p>0.00044961722</text:p>
          </table:table-cell>
          <table:table-cell office:value-type="float" office:value="349.20572" calcext:value-type="float">
            <text:p>349.20572</text:p>
          </table:table-cell>
          <table:table-cell office:value-type="float" office:value="0.00038898998" calcext:value-type="float">
            <text:p>0.00038898998</text:p>
          </table:table-cell>
          <table:table-cell office:value-type="float" office:value="349.21002" calcext:value-type="float">
            <text:p>349.21002</text:p>
          </table:table-cell>
          <table:table-cell office:value-type="float" office:value="0.00034460018" calcext:value-type="float">
            <text:p>0.00034460018</text:p>
          </table:table-cell>
          <table:table-cell office:value-type="float" office:value="349.3027" calcext:value-type="float">
            <text:p>349.3027</text:p>
          </table:table-cell>
          <table:table-cell office:value-type="float" office:value="0.0009834674" calcext:value-type="float">
            <text:p>0.0009834674</text:p>
          </table:table-cell>
          <table:table-cell office:value-type="float" office:value="349.2033" calcext:value-type="float">
            <text:p>349.2033</text:p>
          </table:table-cell>
          <table:table-cell office:value-type="float" office:value="0.00088367413" calcext:value-type="float">
            <text:p>0.00088367413</text:p>
          </table:table-cell>
          <table:table-cell office:value-type="float" office:value="349.20496" calcext:value-type="float">
            <text:p>349.20496</text:p>
          </table:table-cell>
          <table:table-cell office:value-type="float" office:value="0.0008541875" calcext:value-type="float">
            <text:p>0.0008541875</text:p>
          </table:table-cell>
          <table:table-cell office:value-type="float" office:value="349.21356" calcext:value-type="float">
            <text:p>349.21356</text:p>
          </table:table-cell>
          <table:table-cell office:value-type="float" office:value="0.0009724631" calcext:value-type="float">
            <text:p>0.0009724631</text:p>
          </table:table-cell>
          <table:table-cell office:value-type="float" office:value="349.2031" calcext:value-type="float">
            <text:p>349.2031</text:p>
          </table:table-cell>
          <table:table-cell office:value-type="float" office:value="0.00014627806" calcext:value-type="float">
            <text:p>0.00014627806</text:p>
          </table:table-cell>
          <table:table-cell office:value-type="float" office:value="349.20352" calcext:value-type="float">
            <text:p>349.20352</text:p>
          </table:table-cell>
          <table:table-cell office:value-type="float" office:value="0.00011774069" calcext:value-type="float">
            <text:p>0.00011774069</text:p>
          </table:table-cell>
          <table:table-cell office:value-type="float" office:value="349.20343" calcext:value-type="float">
            <text:p>349.20343</text:p>
          </table:table-cell>
          <table:table-cell office:value-type="float" office:value="0.0008673201" calcext:value-type="float">
            <text:p>0.0008673201</text:p>
          </table:table-cell>
          <table:table-cell office:value-type="float" office:value="349.2184" calcext:value-type="float">
            <text:p>349.2184</text:p>
          </table:table-cell>
          <table:table-cell office:value-type="float" office:value="0.0005362907" calcext:value-type="float">
            <text:p>0.0005362907</text:p>
          </table:table-cell>
          <table:table-cell office:value-type="float" office:value="349.2042" calcext:value-type="float">
            <text:p>349.2042</text:p>
          </table:table-cell>
          <table:table-cell office:value-type="float" office:value="0.0006402963" calcext:value-type="float">
            <text:p>0.0006402963</text:p>
          </table:table-cell>
          <table:table-cell office:value-type="float" office:value="349.20352" calcext:value-type="float">
            <text:p>349.20352</text:p>
          </table:table-cell>
          <table:table-cell office:value-type="float" office:value="0.0006216901" calcext:value-type="float">
            <text:p>0.0006216901</text:p>
          </table:table-cell>
          <table:table-cell office:value-type="float" office:value="349.20667" calcext:value-type="float">
            <text:p>349.20667</text:p>
          </table:table-cell>
          <table:table-cell office:value-type="float" office:value="0.00077733956" calcext:value-type="float">
            <text:p>0.00077733956</text:p>
          </table:table-cell>
          <table:table-cell office:value-type="float" office:value="349.21127" calcext:value-type="float">
            <text:p>349.21127</text:p>
          </table:table-cell>
        </table:table-row>
        <table:table-row table:style-name="ro1">
          <table:table-cell office:value-type="float" office:value="5.3336344" calcext:value-type="float">
            <text:p>5.3336344</text:p>
          </table:table-cell>
          <table:table-cell office:value-type="float" office:value="176.40363" calcext:value-type="float">
            <text:p>176.40363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495" calcext:value-type="float">
            <text:p>165.60495</text:p>
          </table:table-cell>
          <table:table-cell office:value-type="float" office:value="6" calcext:value-type="float">
            <text:p>6</text:p>
          </table:table-cell>
          <table:table-cell office:value-type="float" office:value="154.80507" calcext:value-type="float">
            <text:p>154.80507</text:p>
          </table:table-cell>
          <table:table-cell office:value-type="float" office:value="5.000002" calcext:value-type="float">
            <text:p>5.000002</text:p>
          </table:table-cell>
          <table:table-cell office:value-type="float" office:value="187.21002" calcext:value-type="float">
            <text:p>187.21002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497" calcext:value-type="float">
            <text:p>176.40497</text:p>
          </table:table-cell>
          <table:table-cell office:value-type="float" office:value="5.666835" calcext:value-type="float">
            <text:p>5.666835</text:p>
          </table:table-cell>
          <table:table-cell office:value-type="float" office:value="165.60333" calcext:value-type="float">
            <text:p>165.60333</text:p>
          </table:table-cell>
          <table:table-cell office:value-type="float" office:value="6" calcext:value-type="float">
            <text:p>6</text:p>
          </table:table-cell>
          <table:table-cell office:value-type="float" office:value="154.81209" calcext:value-type="float">
            <text:p>154.81209</text:p>
          </table:table-cell>
          <table:table-cell office:value-type="float" office:value="5.224952" calcext:value-type="float">
            <text:p>5.224952</text:p>
          </table:table-cell>
          <table:table-cell office:value-type="float" office:value="187.20358" calcext:value-type="float">
            <text:p>187.20358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411" calcext:value-type="float">
            <text:p>176.40411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33" calcext:value-type="float">
            <text:p>165.6033</text:p>
          </table:table-cell>
          <table:table-cell office:value-type="float" office:value="6" calcext:value-type="float">
            <text:p>6</text:p>
          </table:table-cell>
          <table:table-cell office:value-type="float" office:value="154.80357" calcext:value-type="float">
            <text:p>154.80357</text:p>
          </table:table-cell>
          <table:table-cell office:value-type="float" office:value="5" calcext:value-type="float">
            <text:p>5</text:p>
          </table:table-cell>
          <table:table-cell office:value-type="float" office:value="187.2208" calcext:value-type="float">
            <text:p>187.2208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93" calcext:value-type="float">
            <text:p>176.40393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822" calcext:value-type="float">
            <text:p>165.60822</text:p>
          </table:table-cell>
          <table:table-cell office:value-type="float" office:value="6" calcext:value-type="float">
            <text:p>6</text:p>
          </table:table-cell>
          <table:table-cell office:value-type="float" office:value="155.23827" calcext:value-type="float">
            <text:p>155.23827</text:p>
          </table:table-cell>
          <table:table-cell office:value-type="float" office:value="5" calcext:value-type="float">
            <text:p>5</text:p>
          </table:table-cell>
          <table:table-cell office:value-type="float" office:value="187.2127" calcext:value-type="float">
            <text:p>187.2127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884" calcext:value-type="float">
            <text:p>176.40884</text:p>
          </table:table-cell>
          <table:table-cell office:value-type="float" office:value="5.6877017" calcext:value-type="float">
            <text:p>5.6877017</text:p>
          </table:table-cell>
          <table:table-cell office:value-type="float" office:value="165.60437" calcext:value-type="float">
            <text:p>165.60437</text:p>
          </table:table-cell>
          <table:table-cell office:value-type="float" office:value="6.30088" calcext:value-type="float">
            <text:p>6.30088</text:p>
          </table:table-cell>
          <table:table-cell office:value-type="float" office:value="154.94048" calcext:value-type="float">
            <text:p>154.94048</text:p>
          </table:table-cell>
          <table:table-cell office:value-type="float" office:value="5" calcext:value-type="float">
            <text:p>5</text:p>
          </table:table-cell>
          <table:table-cell office:value-type="float" office:value="187.20691" calcext:value-type="float">
            <text:p>187.20691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32" calcext:value-type="float">
            <text:p>176.40332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571" calcext:value-type="float">
            <text:p>165.60571</text:p>
          </table:table-cell>
          <table:table-cell office:value-type="float" office:value="6.0004654" calcext:value-type="float">
            <text:p>6.0004654</text:p>
          </table:table-cell>
          <table:table-cell office:value-type="float" office:value="154.81001" calcext:value-type="float">
            <text:p>154.81001</text:p>
          </table:table-cell>
          <table:table-cell office:value-type="float" office:value="6.2829733" calcext:value-type="float">
            <text:p>6.2829733</text:p>
          </table:table-cell>
          <table:table-cell office:value-type="float" office:value="187.3027" calcext:value-type="float">
            <text:p>187.3027</text:p>
          </table:table-cell>
          <table:table-cell office:value-type="float" office:value="8.90384" calcext:value-type="float">
            <text:p>8.90384</text:p>
          </table:table-cell>
          <table:table-cell office:value-type="float" office:value="176.40329" calcext:value-type="float">
            <text:p>176.40329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495" calcext:value-type="float">
            <text:p>165.60495</text:p>
          </table:table-cell>
          <table:table-cell office:value-type="float" office:value="6" calcext:value-type="float">
            <text:p>6</text:p>
          </table:table-cell>
          <table:table-cell office:value-type="float" office:value="154.81355" calcext:value-type="float">
            <text:p>154.81355</text:p>
          </table:table-cell>
          <table:table-cell office:value-type="float" office:value="18.783144" calcext:value-type="float">
            <text:p>18.783144</text:p>
          </table:table-cell>
          <table:table-cell office:value-type="float" office:value="187.2031" calcext:value-type="float">
            <text:p>187.2031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5" calcext:value-type="float">
            <text:p>176.4035</text:p>
          </table:table-cell>
          <table:table-cell office:value-type="float" office:value="21.842588" calcext:value-type="float">
            <text:p>21.842588</text:p>
          </table:table-cell>
          <table:table-cell office:value-type="float" office:value="165.60342" calcext:value-type="float">
            <text:p>165.60342</text:p>
          </table:table-cell>
          <table:table-cell office:value-type="float" office:value="6" calcext:value-type="float">
            <text:p>6</text:p>
          </table:table-cell>
          <table:table-cell office:value-type="float" office:value="154.8184" calcext:value-type="float">
            <text:p>154.8184</text:p>
          </table:table-cell>
          <table:table-cell office:value-type="float" office:value="5" calcext:value-type="float">
            <text:p>5</text:p>
          </table:table-cell>
          <table:table-cell office:value-type="float" office:value="187.2042" calcext:value-type="float">
            <text:p>187.2042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5" calcext:value-type="float">
            <text:p>176.4035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666" calcext:value-type="float">
            <text:p>165.60666</text:p>
          </table:table-cell>
          <table:table-cell office:value-type="float" office:value="6" calcext:value-type="float">
            <text:p>6</text:p>
          </table:table-cell>
          <table:table-cell office:value-type="float" office:value="154.81126" calcext:value-type="float">
            <text:p>154.81126</text:p>
          </table:table-cell>
        </table:table-row>
        <table:table-row table:style-name="ro1">
          <table:table-cell office:value-type="float" office:value="5.333791" calcext:value-type="float">
            <text:p>5.333791</text:p>
          </table:table-cell>
          <table:table-cell office:value-type="float" office:value="176.40363" calcext:value-type="float">
            <text:p>176.40363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495" calcext:value-type="float">
            <text:p>165.60495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507" calcext:value-type="float">
            <text:p>154.80507</text:p>
          </table:table-cell>
          <table:table-cell office:value-type="float" office:value="5.000352" calcext:value-type="float">
            <text:p>5.000352</text:p>
          </table:table-cell>
          <table:table-cell office:value-type="float" office:value="187.21002" calcext:value-type="float">
            <text:p>187.21002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497" calcext:value-type="float">
            <text:p>176.40497</text:p>
          </table:table-cell>
          <table:table-cell office:value-type="float" office:value="5.666962" calcext:value-type="float">
            <text:p>5.666962</text:p>
          </table:table-cell>
          <table:table-cell office:value-type="float" office:value="165.60333" calcext:value-type="float">
            <text:p>165.60333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1209" calcext:value-type="float">
            <text:p>154.81209</text:p>
          </table:table-cell>
          <table:table-cell office:value-type="float" office:value="6.8778462" calcext:value-type="float">
            <text:p>6.8778462</text:p>
          </table:table-cell>
          <table:table-cell office:value-type="float" office:value="236.7904" calcext:value-type="float">
            <text:p>236.7904</text:p>
          </table:table-cell>
          <table:table-cell office:value-type="float" office:value="10.541667" calcext:value-type="float">
            <text:p>10.541667</text:p>
          </table:table-cell>
          <table:table-cell office:value-type="float" office:value="176.40411" calcext:value-type="float">
            <text:p>176.40411</text:p>
          </table:table-cell>
          <table:table-cell office:value-type="float" office:value="10.875" calcext:value-type="float">
            <text:p>10.875</text:p>
          </table:table-cell>
          <table:table-cell office:value-type="float" office:value="165.6033" calcext:value-type="float">
            <text:p>165.6033</text:p>
          </table:table-cell>
          <table:table-cell office:value-type="float" office:value="11.208333" calcext:value-type="float">
            <text:p>11.208333</text:p>
          </table:table-cell>
          <table:table-cell office:value-type="float" office:value="154.80357" calcext:value-type="float">
            <text:p>154.80357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208" calcext:value-type="float">
            <text:p>187.2208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393" calcext:value-type="float">
            <text:p>176.40393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822" calcext:value-type="float">
            <text:p>165.60822</text:p>
          </table:table-cell>
          <table:table-cell office:value-type="float" office:value="6.001" calcext:value-type="float">
            <text:p>6.001</text:p>
          </table:table-cell>
          <table:table-cell office:value-type="float" office:value="155.23827" calcext:value-type="float">
            <text:p>155.23827</text:p>
          </table:table-cell>
          <table:table-cell office:value-type="float" office:value="5.375" calcext:value-type="float">
            <text:p>5.375</text:p>
          </table:table-cell>
          <table:table-cell office:value-type="float" office:value="187.2127" calcext:value-type="float">
            <text:p>187.2127</text:p>
          </table:table-cell>
          <table:table-cell office:value-type="float" office:value="5.7083335" calcext:value-type="float">
            <text:p>5.7083335</text:p>
          </table:table-cell>
          <table:table-cell office:value-type="float" office:value="176.40884" calcext:value-type="float">
            <text:p>176.40884</text:p>
          </table:table-cell>
          <table:table-cell office:value-type="float" office:value="5.8998456" calcext:value-type="float">
            <text:p>5.8998456</text:p>
          </table:table-cell>
          <table:table-cell office:value-type="float" office:value="171.96869" calcext:value-type="float">
            <text:p>171.96869</text:p>
          </table:table-cell>
          <table:table-cell office:value-type="float" office:value="6.3502865" calcext:value-type="float">
            <text:p>6.3502865</text:p>
          </table:table-cell>
          <table:table-cell office:value-type="float" office:value="154.94048" calcext:value-type="float">
            <text:p>154.94048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691" calcext:value-type="float">
            <text:p>187.20691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332" calcext:value-type="float">
            <text:p>176.40332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571" calcext:value-type="float">
            <text:p>165.60571</text:p>
          </table:table-cell>
          <table:table-cell office:value-type="float" office:value="6.000725" calcext:value-type="float">
            <text:p>6.000725</text:p>
          </table:table-cell>
          <table:table-cell office:value-type="float" office:value="154.81001" calcext:value-type="float">
            <text:p>154.81001</text:p>
          </table:table-cell>
          <table:table-cell office:value-type="float" office:value="8.537635" calcext:value-type="float">
            <text:p>8.537635</text:p>
          </table:table-cell>
          <table:table-cell office:value-type="float" office:value="254.94255" calcext:value-type="float">
            <text:p>254.94255</text:p>
          </table:table-cell>
          <table:table-cell office:value-type="float" office:value="9.0817" calcext:value-type="float">
            <text:p>9.0817</text:p>
          </table:table-cell>
          <table:table-cell office:value-type="float" office:value="176.40329" calcext:value-type="float">
            <text:p>176.40329</text:p>
          </table:table-cell>
          <table:table-cell office:value-type="float" office:value="9.916667" calcext:value-type="float">
            <text:p>9.916667</text:p>
          </table:table-cell>
          <table:table-cell office:value-type="float" office:value="165.60495" calcext:value-type="float">
            <text:p>165.60495</text:p>
          </table:table-cell>
          <table:table-cell office:value-type="float" office:value="10.25" calcext:value-type="float">
            <text:p>10.25</text:p>
          </table:table-cell>
          <table:table-cell office:value-type="float" office:value="154.81355" calcext:value-type="float">
            <text:p>154.81355</text:p>
          </table:table-cell>
          <table:table-cell office:value-type="float" office:value="19.346777" calcext:value-type="float">
            <text:p>19.346777</text:p>
          </table:table-cell>
          <table:table-cell office:value-type="float" office:value="187.2031" calcext:value-type="float">
            <text:p>187.2031</text:p>
          </table:table-cell>
          <table:table-cell office:value-type="float" office:value="22.325" calcext:value-type="float">
            <text:p>22.325</text:p>
          </table:table-cell>
          <table:table-cell office:value-type="float" office:value="176.4035" calcext:value-type="float">
            <text:p>176.4035</text:p>
          </table:table-cell>
          <table:table-cell office:value-type="float" office:value="22.44477" calcext:value-type="float">
            <text:p>22.44477</text:p>
          </table:table-cell>
          <table:table-cell office:value-type="float" office:value="165.60342" calcext:value-type="float">
            <text:p>165.60342</text:p>
          </table:table-cell>
          <table:table-cell office:value-type="float" office:value="22.991667" calcext:value-type="float">
            <text:p>22.991667</text:p>
          </table:table-cell>
          <table:table-cell office:value-type="float" office:value="154.8184" calcext:value-type="float">
            <text:p>154.8184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42" calcext:value-type="float">
            <text:p>187.2042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35" calcext:value-type="float">
            <text:p>176.4035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666" calcext:value-type="float">
            <text:p>165.60666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1126" calcext:value-type="float">
            <text:p>154.81126</text:p>
          </table:table-cell>
        </table:table-row>
        <table:table-row table:style-name="ro1">
          <table:table-cell office:value-type="float" office:value="6.016667" calcext:value-type="float">
            <text:p>6.016667</text:p>
          </table:table-cell>
          <table:table-cell office:value-type="float" office:value="154.26363" calcext:value-type="float">
            <text:p>154.26363</text:p>
          </table:table-cell>
          <table:table-cell office:value-type="float" office:value="7.5314913" calcext:value-type="float">
            <text:p>7.5314913</text:p>
          </table:table-cell>
          <table:table-cell office:value-type="float" office:value="143.46495" calcext:value-type="float">
            <text:p>143.46495</text:p>
          </table:table-cell>
          <table:table-cell office:value-type="float" office:value="6.6833334" calcext:value-type="float">
            <text:p>6.6833334</text:p>
          </table:table-cell>
          <table:table-cell office:value-type="float" office:value="132.66507" calcext:value-type="float">
            <text:p>132.66507</text:p>
          </table:table-cell>
          <table:table-cell office:value-type="float" office:value="5.3166666" calcext:value-type="float">
            <text:p>5.3166666</text:p>
          </table:table-cell>
          <table:table-cell office:value-type="float" office:value="176.95003" calcext:value-type="float">
            <text:p>176.95003</text:p>
          </table:table-cell>
          <table:table-cell office:value-type="float" office:value="5.65" calcext:value-type="float">
            <text:p>5.65</text:p>
          </table:table-cell>
          <table:table-cell office:value-type="float" office:value="166.14497" calcext:value-type="float">
            <text:p>166.14497</text:p>
          </table:table-cell>
          <table:table-cell office:value-type="float" office:value="5.983333" calcext:value-type="float">
            <text:p>5.983333</text:p>
          </table:table-cell>
          <table:table-cell office:value-type="float" office:value="155.34334" calcext:value-type="float">
            <text:p>155.34334</text:p>
          </table:table-cell>
          <table:table-cell office:value-type="float" office:value="6.3166666" calcext:value-type="float">
            <text:p>6.3166666</text:p>
          </table:table-cell>
          <table:table-cell office:value-type="float" office:value="144.5521" calcext:value-type="float">
            <text:p>144.5521</text:p>
          </table:table-cell>
          <table:table-cell office:value-type="float" office:value="12.385139" calcext:value-type="float">
            <text:p>12.385139</text:p>
          </table:table-cell>
          <table:table-cell office:value-type="float" office:value="221.40039" calcext:value-type="float">
            <text:p>221.40039</text:p>
          </table:table-cell>
          <table:table-cell office:value-type="float" office:value="11.016666" calcext:value-type="float">
            <text:p>11.016666</text:p>
          </table:table-cell>
          <table:table-cell office:value-type="float" office:value="161.01413" calcext:value-type="float">
            <text:p>161.01413</text:p>
          </table:table-cell>
          <table:table-cell office:value-type="float" office:value="11.35" calcext:value-type="float">
            <text:p>11.35</text:p>
          </table:table-cell>
          <table:table-cell office:value-type="float" office:value="150.21329" calcext:value-type="float">
            <text:p>150.21329</text:p>
          </table:table-cell>
          <table:table-cell office:value-type="float" office:value="12.67488" calcext:value-type="float">
            <text:p>12.67488</text:p>
          </table:table-cell>
          <table:table-cell office:value-type="float" office:value="139.41356" calcext:value-type="float">
            <text:p>139.41356</text:p>
          </table:table-cell>
          <table:table-cell office:value-type="float" office:value="6.799124" calcext:value-type="float">
            <text:p>6.799124</text:p>
          </table:table-cell>
          <table:table-cell office:value-type="float" office:value="133.49078" calcext:value-type="float">
            <text:p>133.49078</text:p>
          </table:table-cell>
          <table:table-cell office:value-type="float" office:value="7.53662" calcext:value-type="float">
            <text:p>7.53662</text:p>
          </table:table-cell>
          <table:table-cell office:value-type="float" office:value="122.67393" calcext:value-type="float">
            <text:p>122.67393</text:p>
          </table:table-cell>
          <table:table-cell office:value-type="float" office:value="7.325" calcext:value-type="float">
            <text:p>7.325</text:p>
          </table:table-cell>
          <table:table-cell office:value-type="float" office:value="111.87821" calcext:value-type="float">
            <text:p>111.87821</text:p>
          </table:table-cell>
          <table:table-cell office:value-type="float" office:value="7.6583333" calcext:value-type="float">
            <text:p>7.6583333</text:p>
          </table:table-cell>
          <table:table-cell office:value-type="float" office:value="101.50826" calcext:value-type="float">
            <text:p>101.50826</text:p>
          </table:table-cell>
          <table:table-cell office:value-type="float" office:value="5.8083334" calcext:value-type="float">
            <text:p>5.8083334</text:p>
          </table:table-cell>
          <table:table-cell office:value-type="float" office:value="173.1727" calcext:value-type="float">
            <text:p>173.1727</text:p>
          </table:table-cell>
          <table:table-cell office:value-type="float" office:value="6.3249636" calcext:value-type="float">
            <text:p>6.3249636</text:p>
          </table:table-cell>
          <table:table-cell office:value-type="float" office:value="162.36884" calcext:value-type="float">
            <text:p>162.36884</text:p>
          </table:table-cell>
          <table:table-cell office:value-type="float" office:value="6.780254" calcext:value-type="float">
            <text:p>6.780254</text:p>
          </table:table-cell>
          <table:table-cell office:value-type="float" office:value="157.92868" calcext:value-type="float">
            <text:p>157.92868</text:p>
          </table:table-cell>
          <table:table-cell office:value-type="float" office:value="7.1402225" calcext:value-type="float">
            <text:p>7.1402225</text:p>
          </table:table-cell>
          <table:table-cell office:value-type="float" office:value="140.90047" calcext:value-type="float">
            <text:p>140.90047</text:p>
          </table:table-cell>
          <table:table-cell office:value-type="float" office:value="5.225" calcext:value-type="float">
            <text:p>5.225</text:p>
          </table:table-cell>
          <table:table-cell office:value-type="float" office:value="179.91692" calcext:value-type="float">
            <text:p>179.91692</text:p>
          </table:table-cell>
          <table:table-cell office:value-type="float" office:value="5.5583334" calcext:value-type="float">
            <text:p>5.5583334</text:p>
          </table:table-cell>
          <table:table-cell office:value-type="float" office:value="169.11333" calcext:value-type="float">
            <text:p>169.11333</text:p>
          </table:table-cell>
          <table:table-cell office:value-type="float" office:value="5.891667" calcext:value-type="float">
            <text:p>5.891667</text:p>
          </table:table-cell>
          <table:table-cell office:value-type="float" office:value="158.3157" calcext:value-type="float">
            <text:p>158.3157</text:p>
          </table:table-cell>
          <table:table-cell office:value-type="float" office:value="6.225" calcext:value-type="float">
            <text:p>6.225</text:p>
          </table:table-cell>
          <table:table-cell office:value-type="float" office:value="147.52002" calcext:value-type="float">
            <text:p>147.52002</text:p>
          </table:table-cell>
          <table:table-cell office:value-type="float" office:value="9.733334" calcext:value-type="float">
            <text:p>9.733334</text:p>
          </table:table-cell>
          <table:table-cell office:value-type="float" office:value="239.28255" calcext:value-type="float">
            <text:p>239.28255</text:p>
          </table:table-cell>
          <table:table-cell office:value-type="float" office:value="10.066667" calcext:value-type="float">
            <text:p>10.066667</text:p>
          </table:table-cell>
          <table:table-cell office:value-type="float" office:value="160.74329" calcext:value-type="float">
            <text:p>160.74329</text:p>
          </table:table-cell>
          <table:table-cell office:value-type="float" office:value="10.4" calcext:value-type="float">
            <text:p>10.4</text:p>
          </table:table-cell>
          <table:table-cell office:value-type="float" office:value="149.94498" calcext:value-type="float">
            <text:p>149.94498</text:p>
          </table:table-cell>
          <table:table-cell office:value-type="float" office:value="12.120115" calcext:value-type="float">
            <text:p>12.120115</text:p>
          </table:table-cell>
          <table:table-cell office:value-type="float" office:value="139.15355" calcext:value-type="float">
            <text:p>139.15355</text:p>
          </table:table-cell>
          <table:table-cell office:value-type="float" office:value="23" calcext:value-type="float">
            <text:p>23</text:p>
          </table:table-cell>
          <table:table-cell office:value-type="float" office:value="154.5331" calcext:value-type="float">
            <text:p>154.5331</text:p>
          </table:table-cell>
          <table:table-cell office:value-type="float" office:value="23" calcext:value-type="float">
            <text:p>23</text:p>
          </table:table-cell>
          <table:table-cell office:value-type="float" office:value="154.53352" calcext:value-type="float">
            <text:p>154.53352</text:p>
          </table:table-cell>
          <table:table-cell office:value-type="float" office:value="23.00055" calcext:value-type="float">
            <text:p>23.00055</text:p>
          </table:table-cell>
          <table:table-cell office:value-type="float" office:value="154.5334" calcext:value-type="float">
            <text:p>154.5334</text:p>
          </table:table-cell>
          <table:table-cell office:value-type="float" office:value="23.000383" calcext:value-type="float">
            <text:p>23.000383</text:p>
          </table:table-cell>
          <table:table-cell office:value-type="float" office:value="154.54842" calcext:value-type="float">
            <text:p>154.54842</text:p>
          </table:table-cell>
          <table:table-cell office:value-type="float" office:value="6.55" calcext:value-type="float">
            <text:p>6.55</text:p>
          </table:table-cell>
          <table:table-cell office:value-type="float" office:value="136.98419" calcext:value-type="float">
            <text:p>136.98419</text:p>
          </table:table-cell>
          <table:table-cell office:value-type="float" office:value="7.0648737" calcext:value-type="float">
            <text:p>7.0648737</text:p>
          </table:table-cell>
          <table:table-cell office:value-type="float" office:value="126.18351" calcext:value-type="float">
            <text:p>126.18351</text:p>
          </table:table-cell>
          <table:table-cell office:value-type="float" office:value="7.2166667" calcext:value-type="float">
            <text:p>7.2166667</text:p>
          </table:table-cell>
          <table:table-cell office:value-type="float" office:value="115.38665" calcext:value-type="float">
            <text:p>115.38665</text:p>
          </table:table-cell>
          <table:table-cell office:value-type="float" office:value="7.9741626" calcext:value-type="float">
            <text:p>7.9741626</text:p>
          </table:table-cell>
          <table:table-cell office:value-type="float" office:value="104.591255" calcext:value-type="float">
            <text:p>104.591255</text:p>
          </table:table-cell>
        </table:table-row>
        <table:table-row table:style-name="ro1">
          <table:table-cell office:value-type="float" office:value="8.075" calcext:value-type="float">
            <text:p>8.075</text:p>
          </table:table-cell>
          <table:table-cell office:value-type="float" office:value="216.01361" calcext:value-type="float">
            <text:p>216.01361</text:p>
          </table:table-cell>
          <table:table-cell office:value-type="float" office:value="7.629187" calcext:value-type="float">
            <text:p>7.629187</text:p>
          </table:table-cell>
          <table:table-cell office:value-type="float" office:value="143.46495" calcext:value-type="float">
            <text:p>143.46495</text:p>
          </table:table-cell>
          <table:table-cell office:value-type="float" office:value="8.741667" calcext:value-type="float">
            <text:p>8.741667</text:p>
          </table:table-cell>
          <table:table-cell office:value-type="float" office:value="132.66507" calcext:value-type="float">
            <text:p>132.66507</text:p>
          </table:table-cell>
          <table:table-cell office:value-type="float" office:value="9.741667" calcext:value-type="float">
            <text:p>9.741667</text:p>
          </table:table-cell>
          <table:table-cell office:value-type="float" office:value="309.7" calcext:value-type="float">
            <text:p>309.7</text:p>
          </table:table-cell>
          <table:table-cell office:value-type="float" office:value="10.075" calcext:value-type="float">
            <text:p>10.075</text:p>
          </table:table-cell>
          <table:table-cell office:value-type="float" office:value="298.89496" calcext:value-type="float">
            <text:p>298.89496</text:p>
          </table:table-cell>
          <table:table-cell office:value-type="float" office:value="10.408334" calcext:value-type="float">
            <text:p>10.408334</text:p>
          </table:table-cell>
          <table:table-cell office:value-type="float" office:value="288.09335" calcext:value-type="float">
            <text:p>288.09335</text:p>
          </table:table-cell>
          <table:table-cell office:value-type="float" office:value="10.741667" calcext:value-type="float">
            <text:p>10.741667</text:p>
          </table:table-cell>
          <table:table-cell office:value-type="float" office:value="277.3021" calcext:value-type="float">
            <text:p>277.3021</text:p>
          </table:table-cell>
          <table:table-cell office:value-type="float" office:value="12.535584" calcext:value-type="float">
            <text:p>12.535584</text:p>
          </table:table-cell>
          <table:table-cell office:value-type="float" office:value="221.40039" calcext:value-type="float">
            <text:p>221.40039</text:p>
          </table:table-cell>
          <table:table-cell office:value-type="float" office:value="13.116667" calcext:value-type="float">
            <text:p>13.116667</text:p>
          </table:table-cell>
          <table:table-cell office:value-type="float" office:value="224.01414" calcext:value-type="float">
            <text:p>224.01414</text:p>
          </table:table-cell>
          <table:table-cell office:value-type="float" office:value="13.45" calcext:value-type="float">
            <text:p>13.45</text:p>
          </table:table-cell>
          <table:table-cell office:value-type="float" office:value="213.21327" calcext:value-type="float">
            <text:p>213.21327</text:p>
          </table:table-cell>
          <table:table-cell office:value-type="float" office:value="13.135515" calcext:value-type="float">
            <text:p>13.135515</text:p>
          </table:table-cell>
          <table:table-cell office:value-type="float" office:value="139.41356" calcext:value-type="float">
            <text:p>139.41356</text:p>
          </table:table-cell>
          <table:table-cell office:value-type="float" office:value="8.694978" calcext:value-type="float">
            <text:p>8.694978</text:p>
          </table:table-cell>
          <table:table-cell office:value-type="float" office:value="190.3664" calcext:value-type="float">
            <text:p>190.3664</text:p>
          </table:table-cell>
          <table:table-cell office:value-type="float" office:value="9.416323" calcext:value-type="float">
            <text:p>9.416323</text:p>
          </table:table-cell>
          <table:table-cell office:value-type="float" office:value="122.67393" calcext:value-type="float">
            <text:p>122.67393</text:p>
          </table:table-cell>
          <table:table-cell office:value-type="float" office:value="9.783334" calcext:value-type="float">
            <text:p>9.783334</text:p>
          </table:table-cell>
          <table:table-cell office:value-type="float" office:value="185.62823" calcext:value-type="float">
            <text:p>185.62823</text:p>
          </table:table-cell>
          <table:table-cell office:value-type="float" office:value="10.116667" calcext:value-type="float">
            <text:p>10.116667</text:p>
          </table:table-cell>
          <table:table-cell office:value-type="float" office:value="175.25827" calcext:value-type="float">
            <text:p>175.25827</text:p>
          </table:table-cell>
          <table:table-cell office:value-type="float" office:value="6.358333" calcext:value-type="float">
            <text:p>6.358333</text:p>
          </table:table-cell>
          <table:table-cell office:value-type="float" office:value="173.1727" calcext:value-type="float">
            <text:p>173.1727</text:p>
          </table:table-cell>
          <table:table-cell office:value-type="float" office:value="6.477248" calcext:value-type="float">
            <text:p>6.477248</text:p>
          </table:table-cell>
          <table:table-cell office:value-type="float" office:value="162.36884" calcext:value-type="float">
            <text:p>162.36884</text:p>
          </table:table-cell>
          <table:table-cell office:value-type="float" office:value="6.844327" calcext:value-type="float">
            <text:p>6.844327</text:p>
          </table:table-cell>
          <table:table-cell office:value-type="float" office:value="157.92868" calcext:value-type="float">
            <text:p>157.92868</text:p>
          </table:table-cell>
          <table:table-cell office:value-type="float" office:value="7.304364" calcext:value-type="float">
            <text:p>7.304364</text:p>
          </table:table-cell>
          <table:table-cell office:value-type="float" office:value="140.90047" calcext:value-type="float">
            <text:p>140.90047</text:p>
          </table:table-cell>
          <table:table-cell office:value-type="float" office:value="5.741667" calcext:value-type="float">
            <text:p>5.741667</text:p>
          </table:table-cell>
          <table:table-cell office:value-type="float" office:value="179.91692" calcext:value-type="float">
            <text:p>179.91692</text:p>
          </table:table-cell>
          <table:table-cell office:value-type="float" office:value="6.075" calcext:value-type="float">
            <text:p>6.075</text:p>
          </table:table-cell>
          <table:table-cell office:value-type="float" office:value="169.11333" calcext:value-type="float">
            <text:p>169.11333</text:p>
          </table:table-cell>
          <table:table-cell office:value-type="float" office:value="6.143771" calcext:value-type="float">
            <text:p>6.143771</text:p>
          </table:table-cell>
          <table:table-cell office:value-type="float" office:value="387.97" calcext:value-type="float">
            <text:p>387.97</text:p>
          </table:table-cell>
          <table:table-cell office:value-type="float" office:value="6.741667" calcext:value-type="float">
            <text:p>6.741667</text:p>
          </table:table-cell>
          <table:table-cell office:value-type="float" office:value="147.52002" calcext:value-type="float">
            <text:p>147.52002</text:p>
          </table:table-cell>
          <table:table-cell office:value-type="float" office:value="11.75" calcext:value-type="float">
            <text:p>11.75</text:p>
          </table:table-cell>
          <table:table-cell office:value-type="float" office:value="239.28255" calcext:value-type="float">
            <text:p>239.28255</text:p>
          </table:table-cell>
          <table:table-cell office:value-type="float" office:value="12.083333" calcext:value-type="float">
            <text:p>12.083333</text:p>
          </table:table-cell>
          <table:table-cell office:value-type="float" office:value="160.74329" calcext:value-type="float">
            <text:p>160.74329</text:p>
          </table:table-cell>
          <table:table-cell office:value-type="float" office:value="12.416667" calcext:value-type="float">
            <text:p>12.416667</text:p>
          </table:table-cell>
          <table:table-cell office:value-type="float" office:value="149.94498" calcext:value-type="float">
            <text:p>149.94498</text:p>
          </table:table-cell>
          <table:table-cell office:value-type="float" office:value="12.731334" calcext:value-type="float">
            <text:p>12.731334</text:p>
          </table:table-cell>
          <table:table-cell office:value-type="float" office:value="157.4901" calcext:value-type="float">
            <text:p>157.4901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5331" calcext:value-type="float">
            <text:p>154.5331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53352" calcext:value-type="float">
            <text:p>154.53352</text:p>
          </table:table-cell>
          <table:table-cell office:value-type="float" office:value="23.000893" calcext:value-type="float">
            <text:p>23.000893</text:p>
          </table:table-cell>
          <table:table-cell office:value-type="float" office:value="154.5334" calcext:value-type="float">
            <text:p>154.5334</text:p>
          </table:table-cell>
          <table:table-cell office:value-type="float" office:value="23.00076" calcext:value-type="float">
            <text:p>23.00076</text:p>
          </table:table-cell>
          <table:table-cell office:value-type="float" office:value="154.54842" calcext:value-type="float">
            <text:p>154.54842</text:p>
          </table:table-cell>
          <table:table-cell office:value-type="float" office:value="7.383333" calcext:value-type="float">
            <text:p>7.383333</text:p>
          </table:table-cell>
          <table:table-cell office:value-type="float" office:value="136.98419" calcext:value-type="float">
            <text:p>136.98419</text:p>
          </table:table-cell>
          <table:table-cell office:value-type="float" office:value="7.2697396" calcext:value-type="float">
            <text:p>7.2697396</text:p>
          </table:table-cell>
          <table:table-cell office:value-type="float" office:value="312.80612" calcext:value-type="float">
            <text:p>312.80612</text:p>
          </table:table-cell>
          <table:table-cell office:value-type="float" office:value="8.05" calcext:value-type="float">
            <text:p>8.05</text:p>
          </table:table-cell>
          <table:table-cell office:value-type="float" office:value="115.38665" calcext:value-type="float">
            <text:p>115.38665</text:p>
          </table:table-cell>
          <table:table-cell office:value-type="float" office:value="8.245224" calcext:value-type="float">
            <text:p>8.245224</text:p>
          </table:table-cell>
          <table:table-cell office:value-type="float" office:value="351.51465" calcext:value-type="float">
            <text:p>351.51465</text:p>
          </table:table-cell>
        </table:table-row>
        <table:table-row table:style-name="ro1">
          <table:table-cell office:value-type="float" office:value="10.55839" calcext:value-type="float">
            <text:p>10.55839</text:p>
          </table:table-cell>
          <table:table-cell office:value-type="float" office:value="201.9736" calcext:value-type="float">
            <text:p>201.9736</text:p>
          </table:table-cell>
          <table:table-cell office:value-type="float" office:value="8.841666" calcext:value-type="float">
            <text:p>8.841666</text:p>
          </table:table-cell>
          <table:table-cell office:value-type="float" office:value="129.42497" calcext:value-type="float">
            <text:p>129.42497</text:p>
          </table:table-cell>
          <table:table-cell office:value-type="float" office:value="9.175" calcext:value-type="float">
            <text:p>9.175</text:p>
          </table:table-cell>
          <table:table-cell office:value-type="float" office:value="118.62507" calcext:value-type="float">
            <text:p>118.62507</text:p>
          </table:table-cell>
          <table:table-cell office:value-type="float" office:value="16.589281" calcext:value-type="float">
            <text:p>16.589281</text:p>
          </table:table-cell>
          <table:table-cell office:value-type="float" office:value="123.67" calcext:value-type="float">
            <text:p>123.67</text:p>
          </table:table-cell>
          <table:table-cell office:value-type="float" office:value="18.323017" calcext:value-type="float">
            <text:p>18.323017</text:p>
          </table:table-cell>
          <table:table-cell office:value-type="float" office:value="112.864944" calcext:value-type="float">
            <text:p>112.864944</text:p>
          </table:table-cell>
          <table:table-cell office:value-type="float" office:value="16.975346" calcext:value-type="float">
            <text:p>16.975346</text:p>
          </table:table-cell>
          <table:table-cell office:value-type="float" office:value="102.06337" calcext:value-type="float">
            <text:p>102.06337</text:p>
          </table:table-cell>
          <table:table-cell office:value-type="float" office:value="17.986721" calcext:value-type="float">
            <text:p>17.986721</text:p>
          </table:table-cell>
          <table:table-cell office:value-type="float" office:value="96.27208" calcext:value-type="float">
            <text:p>96.27208</text:p>
          </table:table-cell>
          <table:table-cell office:value-type="float" office:value="13.275" calcext:value-type="float">
            <text:p>13.275</text:p>
          </table:table-cell>
          <table:table-cell office:value-type="float" office:value="205.47041" calcext:value-type="float">
            <text:p>205.47041</text:p>
          </table:table-cell>
          <table:table-cell office:value-type="float" office:value="13.608334" calcext:value-type="float">
            <text:p>13.608334</text:p>
          </table:table-cell>
          <table:table-cell office:value-type="float" office:value="208.08414" calcext:value-type="float">
            <text:p>208.08414</text:p>
          </table:table-cell>
          <table:table-cell office:value-type="float" office:value="13.941667" calcext:value-type="float">
            <text:p>13.941667</text:p>
          </table:table-cell>
          <table:table-cell office:value-type="float" office:value="197.28326" calcext:value-type="float">
            <text:p>197.28326</text:p>
          </table:table-cell>
          <table:table-cell office:value-type="float" office:value="14.275" calcext:value-type="float">
            <text:p>14.275</text:p>
          </table:table-cell>
          <table:table-cell office:value-type="float" office:value="123.48358" calcext:value-type="float">
            <text:p>123.48358</text:p>
          </table:table-cell>
          <table:table-cell office:value-type="float" office:value="10.125031" calcext:value-type="float">
            <text:p>10.125031</text:p>
          </table:table-cell>
          <table:table-cell office:value-type="float" office:value="172.54639" calcext:value-type="float">
            <text:p>172.54639</text:p>
          </table:table-cell>
          <table:table-cell office:value-type="float" office:value="15.699575" calcext:value-type="float">
            <text:p>15.699575</text:p>
          </table:table-cell>
          <table:table-cell office:value-type="float" office:value="104.85392" calcext:value-type="float">
            <text:p>104.85392</text:p>
          </table:table-cell>
          <table:table-cell office:value-type="float" office:value="17.359734" calcext:value-type="float">
            <text:p>17.359734</text:p>
          </table:table-cell>
          <table:table-cell office:value-type="float" office:value="167.80826" calcext:value-type="float">
            <text:p>167.80826</text:p>
          </table:table-cell>
          <table:table-cell office:value-type="float" office:value="13.644506" calcext:value-type="float">
            <text:p>13.644506</text:p>
          </table:table-cell>
          <table:table-cell office:value-type="float" office:value="157.43826" calcext:value-type="float">
            <text:p>157.43826</text:p>
          </table:table-cell>
          <table:table-cell office:value-type="float" office:value="6.7916665" calcext:value-type="float">
            <text:p>6.7916665</text:p>
          </table:table-cell>
          <table:table-cell office:value-type="float" office:value="159.13269" calcext:value-type="float">
            <text:p>159.13269</text:p>
          </table:table-cell>
          <table:table-cell office:value-type="float" office:value="7.125" calcext:value-type="float">
            <text:p>7.125</text:p>
          </table:table-cell>
          <table:table-cell office:value-type="float" office:value="148.32883" calcext:value-type="float">
            <text:p>148.32883</text:p>
          </table:table-cell>
          <table:table-cell office:value-type="float" office:value="7.4583335" calcext:value-type="float">
            <text:p>7.4583335</text:p>
          </table:table-cell>
          <table:table-cell office:value-type="float" office:value="143.88867" calcext:value-type="float">
            <text:p>143.88867</text:p>
          </table:table-cell>
          <table:table-cell office:value-type="float" office:value="7.7916665" calcext:value-type="float">
            <text:p>7.7916665</text:p>
          </table:table-cell>
          <table:table-cell office:value-type="float" office:value="126.860466" calcext:value-type="float">
            <text:p>126.860466</text:p>
          </table:table-cell>
          <table:table-cell office:value-type="float" office:value="6.233333" calcext:value-type="float">
            <text:p>6.233333</text:p>
          </table:table-cell>
          <table:table-cell office:value-type="float" office:value="163.98692" calcext:value-type="float">
            <text:p>163.98692</text:p>
          </table:table-cell>
          <table:table-cell office:value-type="float" office:value="6.5666666" calcext:value-type="float">
            <text:p>6.5666666</text:p>
          </table:table-cell>
          <table:table-cell office:value-type="float" office:value="153.18332" calcext:value-type="float">
            <text:p>153.18332</text:p>
          </table:table-cell>
          <table:table-cell office:value-type="float" office:value="6.952504" calcext:value-type="float">
            <text:p>6.952504</text:p>
          </table:table-cell>
          <table:table-cell office:value-type="float" office:value="372.04" calcext:value-type="float">
            <text:p>372.04</text:p>
          </table:table-cell>
          <table:table-cell office:value-type="float" office:value="7.233333" calcext:value-type="float">
            <text:p>7.233333</text:p>
          </table:table-cell>
          <table:table-cell office:value-type="float" office:value="131.59003" calcext:value-type="float">
            <text:p>131.59003</text:p>
          </table:table-cell>
          <table:table-cell office:value-type="float" office:value="13.849173" calcext:value-type="float">
            <text:p>13.849173</text:p>
          </table:table-cell>
          <table:table-cell office:value-type="float" office:value="223.35254" calcext:value-type="float">
            <text:p>223.35254</text:p>
          </table:table-cell>
          <table:table-cell office:value-type="float" office:value="12.575" calcext:value-type="float">
            <text:p>12.575</text:p>
          </table:table-cell>
          <table:table-cell office:value-type="float" office:value="144.81328" calcext:value-type="float">
            <text:p>144.81328</text:p>
          </table:table-cell>
          <table:table-cell office:value-type="float" office:value="12.908334" calcext:value-type="float">
            <text:p>12.908334</text:p>
          </table:table-cell>
          <table:table-cell office:value-type="float" office:value="134.01497" calcext:value-type="float">
            <text:p>134.01497</text:p>
          </table:table-cell>
          <table:table-cell office:value-type="float" office:value="13.241667" calcext:value-type="float">
            <text:p>13.241667</text:p>
          </table:table-cell>
          <table:table-cell office:value-type="float" office:value="141.56009" calcext:value-type="float">
            <text:p>141.5600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40309" calcext:value-type="float">
            <text:p>122.4030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40352" calcext:value-type="float">
            <text:p>122.4035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4034" calcext:value-type="float">
            <text:p>122.4034</text:p>
          </table:table-cell>
          <table:table-cell office:value-type="float" office:value="23.995337" calcext:value-type="float">
            <text:p>23.995337</text:p>
          </table:table-cell>
          <table:table-cell office:value-type="float" office:value="122.41841" calcext:value-type="float">
            <text:p>122.41841</text:p>
          </table:table-cell>
          <table:table-cell office:value-type="float" office:value="8.001201" calcext:value-type="float">
            <text:p>8.001201</text:p>
          </table:table-cell>
          <table:table-cell office:value-type="float" office:value="131.04419" calcext:value-type="float">
            <text:p>131.04419</text:p>
          </table:table-cell>
          <table:table-cell office:value-type="float" office:value="7.905901" calcext:value-type="float">
            <text:p>7.905901</text:p>
          </table:table-cell>
          <table:table-cell office:value-type="float" office:value="306.86612" calcext:value-type="float">
            <text:p>306.86612</text:p>
          </table:table-cell>
          <table:table-cell office:value-type="float" office:value="8.25345" calcext:value-type="float">
            <text:p>8.25345</text:p>
          </table:table-cell>
          <table:table-cell office:value-type="float" office:value="109.44665" calcext:value-type="float">
            <text:p>109.44665</text:p>
          </table:table-cell>
          <table:table-cell office:value-type="float" office:value="8.566667" calcext:value-type="float">
            <text:p>8.566667</text:p>
          </table:table-cell>
          <table:table-cell office:value-type="float" office:value="345.57465" calcext:value-type="float">
            <text:p>345.57465</text:p>
          </table:table-cell>
        </table:table-row>
        <table:table-row table:style-name="ro1">
          <table:table-cell office:value-type="float" office:value="10.574387" calcext:value-type="float">
            <text:p>10.574387</text:p>
          </table:table-cell>
          <table:table-cell office:value-type="float" office:value="201.9736" calcext:value-type="float">
            <text:p>201.9736</text:p>
          </table:table-cell>
          <table:table-cell office:value-type="float" office:value="10.95" calcext:value-type="float">
            <text:p>10.95</text:p>
          </table:table-cell>
          <table:table-cell office:value-type="float" office:value="129.42497" calcext:value-type="float">
            <text:p>129.42497</text:p>
          </table:table-cell>
          <table:table-cell office:value-type="float" office:value="11.283334" calcext:value-type="float">
            <text:p>11.283334</text:p>
          </table:table-cell>
          <table:table-cell office:value-type="float" office:value="181.87508" calcext:value-type="float">
            <text:p>181.87508</text:p>
          </table:table-cell>
          <table:table-cell office:value-type="float" office:value="19.277208" calcext:value-type="float">
            <text:p>19.277208</text:p>
          </table:table-cell>
          <table:table-cell office:value-type="float" office:value="204.30782" calcext:value-type="float">
            <text:p>204.30782</text:p>
          </table:table-cell>
          <table:table-cell office:value-type="float" office:value="20.944353" calcext:value-type="float">
            <text:p>20.944353</text:p>
          </table:table-cell>
          <table:table-cell office:value-type="float" office:value="191.50502" calcext:value-type="float">
            <text:p>191.50502</text:p>
          </table:table-cell>
          <table:table-cell office:value-type="float" office:value="19.524965" calcext:value-type="float">
            <text:p>19.524965</text:p>
          </table:table-cell>
          <table:table-cell office:value-type="float" office:value="178.55196" calcext:value-type="float">
            <text:p>178.55196</text:p>
          </table:table-cell>
          <table:table-cell office:value-type="float" office:value="20.427872" calcext:value-type="float">
            <text:p>20.427872</text:p>
          </table:table-cell>
          <table:table-cell office:value-type="float" office:value="164.50659" calcext:value-type="float">
            <text:p>164.50659</text:p>
          </table:table-cell>
          <table:table-cell office:value-type="float" office:value="15.808333" calcext:value-type="float">
            <text:p>15.808333</text:p>
          </table:table-cell>
          <table:table-cell office:value-type="float" office:value="205.47041" calcext:value-type="float">
            <text:p>205.47041</text:p>
          </table:table-cell>
          <table:table-cell office:value-type="float" office:value="16.141666" calcext:value-type="float">
            <text:p>16.141666</text:p>
          </table:table-cell>
          <table:table-cell office:value-type="float" office:value="208.08414" calcext:value-type="float">
            <text:p>208.08414</text:p>
          </table:table-cell>
          <table:table-cell office:value-type="float" office:value="16.475" calcext:value-type="float">
            <text:p>16.475</text:p>
          </table:table-cell>
          <table:table-cell office:value-type="float" office:value="197.28326" calcext:value-type="float">
            <text:p>197.28326</text:p>
          </table:table-cell>
          <table:table-cell office:value-type="float" office:value="16.808332" calcext:value-type="float">
            <text:p>16.808332</text:p>
          </table:table-cell>
          <table:table-cell office:value-type="float" office:value="123.48358" calcext:value-type="float">
            <text:p>123.48358</text:p>
          </table:table-cell>
          <table:table-cell office:value-type="float" office:value="10.575583" calcext:value-type="float">
            <text:p>10.575583</text:p>
          </table:table-cell>
          <table:table-cell office:value-type="float" office:value="172.54639" calcext:value-type="float">
            <text:p>172.54639</text:p>
          </table:table-cell>
          <table:table-cell office:value-type="float" office:value="17.928612" calcext:value-type="float">
            <text:p>17.928612</text:p>
          </table:table-cell>
          <table:table-cell office:value-type="float" office:value="171.725" calcext:value-type="float">
            <text:p>171.725</text:p>
          </table:table-cell>
          <table:table-cell office:value-type="float" office:value="17.787214" calcext:value-type="float">
            <text:p>17.787214</text:p>
          </table:table-cell>
          <table:table-cell office:value-type="float" office:value="167.80826" calcext:value-type="float">
            <text:p>167.80826</text:p>
          </table:table-cell>
          <table:table-cell office:value-type="float" office:value="14.034149" calcext:value-type="float">
            <text:p>14.034149</text:p>
          </table:table-cell>
          <table:table-cell office:value-type="float" office:value="169.12755" calcext:value-type="float">
            <text:p>169.12755</text:p>
          </table:table-cell>
          <table:table-cell office:value-type="float" office:value="7.375" calcext:value-type="float">
            <text:p>7.375</text:p>
          </table:table-cell>
          <table:table-cell office:value-type="float" office:value="159.13269" calcext:value-type="float">
            <text:p>159.13269</text:p>
          </table:table-cell>
          <table:table-cell office:value-type="float" office:value="7.7083335" calcext:value-type="float">
            <text:p>7.7083335</text:p>
          </table:table-cell>
          <table:table-cell office:value-type="float" office:value="148.32883" calcext:value-type="float">
            <text:p>148.32883</text:p>
          </table:table-cell>
          <table:table-cell office:value-type="float" office:value="8.041667" calcext:value-type="float">
            <text:p>8.041667</text:p>
          </table:table-cell>
          <table:table-cell office:value-type="float" office:value="143.88867" calcext:value-type="float">
            <text:p>143.88867</text:p>
          </table:table-cell>
          <table:table-cell office:value-type="float" office:value="8.375" calcext:value-type="float">
            <text:p>8.375</text:p>
          </table:table-cell>
          <table:table-cell office:value-type="float" office:value="126.860466" calcext:value-type="float">
            <text:p>126.860466</text:p>
          </table:table-cell>
          <table:table-cell office:value-type="float" office:value="6.858333" calcext:value-type="float">
            <text:p>6.858333</text:p>
          </table:table-cell>
          <table:table-cell office:value-type="float" office:value="163.98692" calcext:value-type="float">
            <text:p>163.98692</text:p>
          </table:table-cell>
          <table:table-cell office:value-type="float" office:value="7.1916666" calcext:value-type="float">
            <text:p>7.1916666</text:p>
          </table:table-cell>
          <table:table-cell office:value-type="float" office:value="153.18332" calcext:value-type="float">
            <text:p>153.18332</text:p>
          </table:table-cell>
          <table:table-cell office:value-type="float" office:value="7.432293" calcext:value-type="float">
            <text:p>7.432293</text:p>
          </table:table-cell>
          <table:table-cell office:value-type="float" office:value="386.4337" calcext:value-type="float">
            <text:p>386.4337</text:p>
          </table:table-cell>
          <table:table-cell office:value-type="float" office:value="7.858333" calcext:value-type="float">
            <text:p>7.858333</text:p>
          </table:table-cell>
          <table:table-cell office:value-type="float" office:value="131.59003" calcext:value-type="float">
            <text:p>131.59003</text:p>
          </table:table-cell>
          <table:table-cell office:value-type="float" office:value="14.109633" calcext:value-type="float">
            <text:p>14.109633</text:p>
          </table:table-cell>
          <table:table-cell office:value-type="float" office:value="223.35254" calcext:value-type="float">
            <text:p>223.35254</text:p>
          </table:table-cell>
          <table:table-cell office:value-type="float" office:value="14.591666" calcext:value-type="float">
            <text:p>14.591666</text:p>
          </table:table-cell>
          <table:table-cell office:value-type="float" office:value="144.81328" calcext:value-type="float">
            <text:p>144.81328</text:p>
          </table:table-cell>
          <table:table-cell office:value-type="float" office:value="14.925" calcext:value-type="float">
            <text:p>14.925</text:p>
          </table:table-cell>
          <table:table-cell office:value-type="float" office:value="134.01497" calcext:value-type="float">
            <text:p>134.01497</text:p>
          </table:table-cell>
          <table:table-cell office:value-type="float" office:value="15.258333" calcext:value-type="float">
            <text:p>15.258333</text:p>
          </table:table-cell>
          <table:table-cell office:value-type="float" office:value="202.06009" calcext:value-type="float">
            <text:p>202.06009</text:p>
          </table:table-cell>
          <table:table-cell office:value-type="float" office:value="24" calcext:value-type="float">
            <text:p>24</text:p>
          </table:table-cell>
          <table:table-cell office:value-type="float" office:value="122.40309" calcext:value-type="float">
            <text:p>122.40309</text:p>
          </table:table-cell>
          <table:table-cell office:value-type="float" office:value="24" calcext:value-type="float">
            <text:p>24</text:p>
          </table:table-cell>
          <table:table-cell office:value-type="float" office:value="122.40352" calcext:value-type="float">
            <text:p>122.40352</text:p>
          </table:table-cell>
          <table:table-cell office:value-type="float" office:value="24" calcext:value-type="float">
            <text:p>24</text:p>
          </table:table-cell>
          <table:table-cell office:value-type="float" office:value="122.4034" calcext:value-type="float">
            <text:p>122.4034</text:p>
          </table:table-cell>
          <table:table-cell office:value-type="float" office:value="23.999992" calcext:value-type="float">
            <text:p>23.999992</text:p>
          </table:table-cell>
          <table:table-cell office:value-type="float" office:value="122.41841" calcext:value-type="float">
            <text:p>122.41841</text:p>
          </table:table-cell>
          <table:table-cell office:value-type="float" office:value="8.068572" calcext:value-type="float">
            <text:p>8.068572</text:p>
          </table:table-cell>
          <table:table-cell office:value-type="float" office:value="131.04419" calcext:value-type="float">
            <text:p>131.04419</text:p>
          </table:table-cell>
          <table:table-cell office:value-type="float" office:value="8.574356" calcext:value-type="float">
            <text:p>8.574356</text:p>
          </table:table-cell>
          <table:table-cell office:value-type="float" office:value="306.86612" calcext:value-type="float">
            <text:p>306.86612</text:p>
          </table:table-cell>
          <table:table-cell office:value-type="float" office:value="8.910392" calcext:value-type="float">
            <text:p>8.910392</text:p>
          </table:table-cell>
          <table:table-cell office:value-type="float" office:value="129.15489" calcext:value-type="float">
            <text:p>129.15489</text:p>
          </table:table-cell>
          <table:table-cell office:value-type="float" office:value="9.35" calcext:value-type="float">
            <text:p>9.35</text:p>
          </table:table-cell>
          <table:table-cell office:value-type="float" office:value="345.57465" calcext:value-type="float">
            <text:p>345.57465</text:p>
          </table:table-cell>
        </table:table-row>
        <table:table-row table:style-name="ro1">
          <table:table-cell office:value-type="float" office:value="11.297985" calcext:value-type="float">
            <text:p>11.297985</text:p>
          </table:table-cell>
          <table:table-cell office:value-type="float" office:value="189.5536" calcext:value-type="float">
            <text:p>189.5536</text:p>
          </table:table-cell>
          <table:table-cell office:value-type="float" office:value="11.333333" calcext:value-type="float">
            <text:p>11.333333</text:p>
          </table:table-cell>
          <table:table-cell office:value-type="float" office:value="117.004974" calcext:value-type="float">
            <text:p>117.004974</text:p>
          </table:table-cell>
          <table:table-cell office:value-type="float" office:value="12.963691" calcext:value-type="float">
            <text:p>12.963691</text:p>
          </table:table-cell>
          <table:table-cell office:value-type="float" office:value="169.45508" calcext:value-type="float">
            <text:p>169.45508</text:p>
          </table:table-cell>
          <table:table-cell office:value-type="float" office:value="23" calcext:value-type="float">
            <text:p>23</text:p>
          </table:table-cell>
          <table:table-cell office:value-type="float" office:value="136.5378" calcext:value-type="float">
            <text:p>136.5378</text:p>
          </table:table-cell>
          <table:table-cell office:value-type="float" office:value="23.00036" calcext:value-type="float">
            <text:p>23.00036</text:p>
          </table:table-cell>
          <table:table-cell office:value-type="float" office:value="134.53502" calcext:value-type="float">
            <text:p>134.53502</text:p>
          </table:table-cell>
          <table:table-cell office:value-type="float" office:value="23.000065" calcext:value-type="float">
            <text:p>23.000065</text:p>
          </table:table-cell>
          <table:table-cell office:value-type="float" office:value="132.38197" calcext:value-type="float">
            <text:p>132.38197</text:p>
          </table:table-cell>
          <table:table-cell office:value-type="float" office:value="23" calcext:value-type="float">
            <text:p>23</text:p>
          </table:table-cell>
          <table:table-cell office:value-type="float" office:value="129.13657" calcext:value-type="float">
            <text:p>129.13657</text:p>
          </table:table-cell>
          <table:table-cell office:value-type="float" office:value="16.183332" calcext:value-type="float">
            <text:p>16.183332</text:p>
          </table:table-cell>
          <table:table-cell office:value-type="float" office:value="193.32045" calcext:value-type="float">
            <text:p>193.32045</text:p>
          </table:table-cell>
          <table:table-cell office:value-type="float" office:value="16.516666" calcext:value-type="float">
            <text:p>16.516666</text:p>
          </table:table-cell>
          <table:table-cell office:value-type="float" office:value="195.93414" calcext:value-type="float">
            <text:p>195.93414</text:p>
          </table:table-cell>
          <table:table-cell office:value-type="float" office:value="17.10444" calcext:value-type="float">
            <text:p>17.10444</text:p>
          </table:table-cell>
          <table:table-cell office:value-type="float" office:value="185.13327" calcext:value-type="float">
            <text:p>185.13327</text:p>
          </table:table-cell>
          <table:table-cell office:value-type="float" office:value="17.183332" calcext:value-type="float">
            <text:p>17.183332</text:p>
          </table:table-cell>
          <table:table-cell office:value-type="float" office:value="111.33358" calcext:value-type="float">
            <text:p>111.33358</text:p>
          </table:table-cell>
          <table:table-cell office:value-type="float" office:value="20.060207" calcext:value-type="float">
            <text:p>20.060207</text:p>
          </table:table-cell>
          <table:table-cell office:value-type="float" office:value="153.37637" calcext:value-type="float">
            <text:p>153.37637</text:p>
          </table:table-cell>
          <table:table-cell office:value-type="float" office:value="18.941668" calcext:value-type="float">
            <text:p>18.941668</text:p>
          </table:table-cell>
          <table:table-cell office:value-type="float" office:value="152.555" calcext:value-type="float">
            <text:p>152.555</text:p>
          </table:table-cell>
          <table:table-cell office:value-type="float" office:value="19.948025" calcext:value-type="float">
            <text:p>19.948025</text:p>
          </table:table-cell>
          <table:table-cell office:value-type="float" office:value="148.63824" calcext:value-type="float">
            <text:p>148.63824</text:p>
          </table:table-cell>
          <table:table-cell office:value-type="float" office:value="19.608334" calcext:value-type="float">
            <text:p>19.608334</text:p>
          </table:table-cell>
          <table:table-cell office:value-type="float" office:value="149.95753" calcext:value-type="float">
            <text:p>149.95753</text:p>
          </table:table-cell>
          <table:table-cell office:value-type="float" office:value="7.733333" calcext:value-type="float">
            <text:p>7.733333</text:p>
          </table:table-cell>
          <table:table-cell office:value-type="float" office:value="147.5227" calcext:value-type="float">
            <text:p>147.5227</text:p>
          </table:table-cell>
          <table:table-cell office:value-type="float" office:value="8.066667" calcext:value-type="float">
            <text:p>8.066667</text:p>
          </table:table-cell>
          <table:table-cell office:value-type="float" office:value="136.71884" calcext:value-type="float">
            <text:p>136.71884</text:p>
          </table:table-cell>
          <table:table-cell office:value-type="float" office:value="8.510566" calcext:value-type="float">
            <text:p>8.510566</text:p>
          </table:table-cell>
          <table:table-cell office:value-type="float" office:value="132.27869" calcext:value-type="float">
            <text:p>132.27869</text:p>
          </table:table-cell>
          <table:table-cell office:value-type="float" office:value="9.199674" calcext:value-type="float">
            <text:p>9.199674</text:p>
          </table:table-cell>
          <table:table-cell office:value-type="float" office:value="115.25046" calcext:value-type="float">
            <text:p>115.25046</text:p>
          </table:table-cell>
          <table:table-cell office:value-type="float" office:value="7.5818934" calcext:value-type="float">
            <text:p>7.5818934</text:p>
          </table:table-cell>
          <table:table-cell office:value-type="float" office:value="152.3769" calcext:value-type="float">
            <text:p>152.3769</text:p>
          </table:table-cell>
          <table:table-cell office:value-type="float" office:value="7.55" calcext:value-type="float">
            <text:p>7.55</text:p>
          </table:table-cell>
          <table:table-cell office:value-type="float" office:value="141.5733" calcext:value-type="float">
            <text:p>141.5733</text:p>
          </table:table-cell>
          <table:table-cell office:value-type="float" office:value="7.883333" calcext:value-type="float">
            <text:p>7.883333</text:p>
          </table:table-cell>
          <table:table-cell office:value-type="float" office:value="374.8237" calcext:value-type="float">
            <text:p>374.8237</text:p>
          </table:table-cell>
          <table:table-cell office:value-type="float" office:value="8.216666" calcext:value-type="float">
            <text:p>8.216666</text:p>
          </table:table-cell>
          <table:table-cell office:value-type="float" office:value="119.980034" calcext:value-type="float">
            <text:p>119.980034</text:p>
          </table:table-cell>
          <table:table-cell office:value-type="float" office:value="15.62293" calcext:value-type="float">
            <text:p>15.62293</text:p>
          </table:table-cell>
          <table:table-cell office:value-type="float" office:value="209.58253" calcext:value-type="float">
            <text:p>209.58253</text:p>
          </table:table-cell>
          <table:table-cell office:value-type="float" office:value="15.016666" calcext:value-type="float">
            <text:p>15.016666</text:p>
          </table:table-cell>
          <table:table-cell office:value-type="float" office:value="131.04327" calcext:value-type="float">
            <text:p>131.04327</text:p>
          </table:table-cell>
          <table:table-cell office:value-type="float" office:value="15.35" calcext:value-type="float">
            <text:p>15.35</text:p>
          </table:table-cell>
          <table:table-cell office:value-type="float" office:value="120.244965" calcext:value-type="float">
            <text:p>120.244965</text:p>
          </table:table-cell>
          <table:table-cell office:value-type="float" office:value="15.683333" calcext:value-type="float">
            <text:p>15.683333</text:p>
          </table:table-cell>
          <table:table-cell office:value-type="float" office:value="188.29008" calcext:value-type="float">
            <text:p>188.2900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8.816667" calcext:value-type="float">
            <text:p>8.816667</text:p>
          </table:table-cell>
          <table:table-cell office:value-type="float" office:value="115.9242" calcext:value-type="float">
            <text:p>115.9242</text:p>
          </table:table-cell>
          <table:table-cell office:value-type="float" office:value="9.15" calcext:value-type="float">
            <text:p>9.15</text:p>
          </table:table-cell>
          <table:table-cell office:value-type="float" office:value="291.74612" calcext:value-type="float">
            <text:p>291.74612</text:p>
          </table:table-cell>
          <table:table-cell office:value-type="float" office:value="9.483334" calcext:value-type="float">
            <text:p>9.483334</text:p>
          </table:table-cell>
          <table:table-cell office:value-type="float" office:value="114.034874" calcext:value-type="float">
            <text:p>114.034874</text:p>
          </table:table-cell>
          <table:table-cell office:value-type="float" office:value="9.816667" calcext:value-type="float">
            <text:p>9.816667</text:p>
          </table:table-cell>
          <table:table-cell office:value-type="float" office:value="330.45465" calcext:value-type="float">
            <text:p>330.45465</text:p>
          </table:table-cell>
        </table:table-row>
        <table:table-row table:style-name="ro1">
          <table:table-cell office:value-type="float" office:value="12.316733" calcext:value-type="float">
            <text:p>12.316733</text:p>
          </table:table-cell>
          <table:table-cell office:value-type="float" office:value="189.5536" calcext:value-type="float">
            <text:p>189.5536</text:p>
          </table:table-cell>
          <table:table-cell office:value-type="float" office:value="13.45" calcext:value-type="float">
            <text:p>13.45</text:p>
          </table:table-cell>
          <table:table-cell office:value-type="float" office:value="117.004974" calcext:value-type="float">
            <text:p>117.004974</text:p>
          </table:table-cell>
          <table:table-cell office:value-type="float" office:value="13.3529825" calcext:value-type="float">
            <text:p>13.3529825</text:p>
          </table:table-cell>
          <table:table-cell office:value-type="float" office:value="169.45508" calcext:value-type="float">
            <text:p>169.45508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6.5378" calcext:value-type="float">
            <text:p>136.5378</text:p>
          </table:table-cell>
          <table:table-cell office:value-type="float" office:value="23.000872" calcext:value-type="float">
            <text:p>23.000872</text:p>
          </table:table-cell>
          <table:table-cell office:value-type="float" office:value="134.53502" calcext:value-type="float">
            <text:p>134.53502</text:p>
          </table:table-cell>
          <table:table-cell office:value-type="float" office:value="23.00093" calcext:value-type="float">
            <text:p>23.00093</text:p>
          </table:table-cell>
          <table:table-cell office:value-type="float" office:value="132.38197" calcext:value-type="float">
            <text:p>132.38197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13657" calcext:value-type="float">
            <text:p>129.13657</text:p>
          </table:table-cell>
          <table:table-cell office:value-type="float" office:value="18.291666" calcext:value-type="float">
            <text:p>18.291666</text:p>
          </table:table-cell>
          <table:table-cell office:value-type="float" office:value="193.32045" calcext:value-type="float">
            <text:p>193.32045</text:p>
          </table:table-cell>
          <table:table-cell office:value-type="float" office:value="18.625" calcext:value-type="float">
            <text:p>18.625</text:p>
          </table:table-cell>
          <table:table-cell office:value-type="float" office:value="195.93414" calcext:value-type="float">
            <text:p>195.93414</text:p>
          </table:table-cell>
          <table:table-cell office:value-type="float" office:value="17.849968" calcext:value-type="float">
            <text:p>17.849968</text:p>
          </table:table-cell>
          <table:table-cell office:value-type="float" office:value="185.13327" calcext:value-type="float">
            <text:p>185.13327</text:p>
          </table:table-cell>
          <table:table-cell office:value-type="float" office:value="19.291666" calcext:value-type="float">
            <text:p>19.291666</text:p>
          </table:table-cell>
          <table:table-cell office:value-type="float" office:value="111.33358" calcext:value-type="float">
            <text:p>111.33358</text:p>
          </table:table-cell>
          <table:table-cell office:value-type="float" office:value="20.10848" calcext:value-type="float">
            <text:p>20.10848</text:p>
          </table:table-cell>
          <table:table-cell office:value-type="float" office:value="153.37637" calcext:value-type="float">
            <text:p>153.37637</text:p>
          </table:table-cell>
          <table:table-cell office:value-type="float" office:value="20.458334" calcext:value-type="float">
            <text:p>20.458334</text:p>
          </table:table-cell>
          <table:table-cell office:value-type="float" office:value="152.555" calcext:value-type="float">
            <text:p>152.555</text:p>
          </table:table-cell>
          <table:table-cell office:value-type="float" office:value="20.02425" calcext:value-type="float">
            <text:p>20.02425</text:p>
          </table:table-cell>
          <table:table-cell office:value-type="float" office:value="148.63824" calcext:value-type="float">
            <text:p>148.63824</text:p>
          </table:table-cell>
          <table:table-cell office:value-type="float" office:value="21.125" calcext:value-type="float">
            <text:p>21.125</text:p>
          </table:table-cell>
          <table:table-cell office:value-type="float" office:value="149.95753" calcext:value-type="float">
            <text:p>149.95753</text:p>
          </table:table-cell>
          <table:table-cell office:value-type="float" office:value="8.516666" calcext:value-type="float">
            <text:p>8.516666</text:p>
          </table:table-cell>
          <table:table-cell office:value-type="float" office:value="147.5227" calcext:value-type="float">
            <text:p>147.5227</text:p>
          </table:table-cell>
          <table:table-cell office:value-type="float" office:value="8.85" calcext:value-type="float">
            <text:p>8.85</text:p>
          </table:table-cell>
          <table:table-cell office:value-type="float" office:value="136.71884" calcext:value-type="float">
            <text:p>136.71884</text:p>
          </table:table-cell>
          <table:table-cell office:value-type="float" office:value="9.149643" calcext:value-type="float">
            <text:p>9.149643</text:p>
          </table:table-cell>
          <table:table-cell office:value-type="float" office:value="132.27869" calcext:value-type="float">
            <text:p>132.27869</text:p>
          </table:table-cell>
          <table:table-cell office:value-type="float" office:value="9.43279" calcext:value-type="float">
            <text:p>9.43279</text:p>
          </table:table-cell>
          <table:table-cell office:value-type="float" office:value="115.25046" calcext:value-type="float">
            <text:p>115.25046</text:p>
          </table:table-cell>
          <table:table-cell office:value-type="float" office:value="7.661702" calcext:value-type="float">
            <text:p>7.661702</text:p>
          </table:table-cell>
          <table:table-cell office:value-type="float" office:value="152.3769" calcext:value-type="float">
            <text:p>152.3769</text:p>
          </table:table-cell>
          <table:table-cell office:value-type="float" office:value="8.316667" calcext:value-type="float">
            <text:p>8.316667</text:p>
          </table:table-cell>
          <table:table-cell office:value-type="float" office:value="141.5733" calcext:value-type="float">
            <text:p>141.5733</text:p>
          </table:table-cell>
          <table:table-cell office:value-type="float" office:value="8.65" calcext:value-type="float">
            <text:p>8.65</text:p>
          </table:table-cell>
          <table:table-cell office:value-type="float" office:value="374.8237" calcext:value-type="float">
            <text:p>374.8237</text:p>
          </table:table-cell>
          <table:table-cell office:value-type="float" office:value="8.983334" calcext:value-type="float">
            <text:p>8.983334</text:p>
          </table:table-cell>
          <table:table-cell office:value-type="float" office:value="119.980034" calcext:value-type="float">
            <text:p>119.980034</text:p>
          </table:table-cell>
          <table:table-cell office:value-type="float" office:value="16.086111" calcext:value-type="float">
            <text:p>16.086111</text:p>
          </table:table-cell>
          <table:table-cell office:value-type="float" office:value="209.58253" calcext:value-type="float">
            <text:p>209.58253</text:p>
          </table:table-cell>
          <table:table-cell office:value-type="float" office:value="17.583334" calcext:value-type="float">
            <text:p>17.583334</text:p>
          </table:table-cell>
          <table:table-cell office:value-type="float" office:value="131.04327" calcext:value-type="float">
            <text:p>131.04327</text:p>
          </table:table-cell>
          <table:table-cell office:value-type="float" office:value="17.916666" calcext:value-type="float">
            <text:p>17.916666</text:p>
          </table:table-cell>
          <table:table-cell office:value-type="float" office:value="197.24493" calcext:value-type="float">
            <text:p>197.24493</text:p>
          </table:table-cell>
          <table:table-cell office:value-type="float" office:value="18.25" calcext:value-type="float">
            <text:p>18.25</text:p>
          </table:table-cell>
          <table:table-cell office:value-type="float" office:value="188.29008" calcext:value-type="float">
            <text:p>188.2900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6" calcext:value-type="float">
            <text:p>9.6</text:p>
          </table:table-cell>
          <table:table-cell office:value-type="float" office:value="115.9242" calcext:value-type="float">
            <text:p>115.9242</text:p>
          </table:table-cell>
          <table:table-cell office:value-type="float" office:value="9.933333" calcext:value-type="float">
            <text:p>9.933333</text:p>
          </table:table-cell>
          <table:table-cell office:value-type="float" office:value="315.24612" calcext:value-type="float">
            <text:p>315.24612</text:p>
          </table:table-cell>
          <table:table-cell office:value-type="float" office:value="10.266666" calcext:value-type="float">
            <text:p>10.266666</text:p>
          </table:table-cell>
          <table:table-cell office:value-type="float" office:value="114.034874" calcext:value-type="float">
            <text:p>114.034874</text:p>
          </table:table-cell>
          <table:table-cell office:value-type="float" office:value="10.6" calcext:value-type="float">
            <text:p>10.6</text:p>
          </table:table-cell>
          <table:table-cell office:value-type="float" office:value="330.45465" calcext:value-type="float">
            <text:p>330.45465</text:p>
          </table:table-cell>
        </table:table-row>
        <table:table-row table:style-name="ro1">
          <table:table-cell office:value-type="float" office:value="14.289631" calcext:value-type="float">
            <text:p>14.289631</text:p>
          </table:table-cell>
          <table:table-cell office:value-type="float" office:value="175.7836" calcext:value-type="float">
            <text:p>175.7836</text:p>
          </table:table-cell>
          <table:table-cell office:value-type="float" office:value="14.589137" calcext:value-type="float">
            <text:p>14.589137</text:p>
          </table:table-cell>
          <table:table-cell office:value-type="float" office:value="103.23497" calcext:value-type="float">
            <text:p>103.23497</text:p>
          </table:table-cell>
          <table:table-cell office:value-type="float" office:value="15.20738" calcext:value-type="float">
            <text:p>15.20738</text:p>
          </table:table-cell>
          <table:table-cell office:value-type="float" office:value="155.6851" calcext:value-type="float">
            <text:p>155.6851</text:p>
          </table:table-cell>
          <table:table-cell office:value-type="float" office:value="23.99828" calcext:value-type="float">
            <text:p>23.99828</text:p>
          </table:table-cell>
          <table:table-cell office:value-type="float" office:value="104.40779" calcext:value-type="float">
            <text:p>104.4077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2.405014" calcext:value-type="float">
            <text:p>102.40501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0.25197" calcext:value-type="float">
            <text:p>100.25197</text:p>
          </table:table-cell>
          <table:table-cell office:value-type="float" office:value="23.992382" calcext:value-type="float">
            <text:p>23.992382</text:p>
          </table:table-cell>
          <table:table-cell office:value-type="float" office:value="97.00656" calcext:value-type="float">
            <text:p>97.00656</text:p>
          </table:table-cell>
          <table:table-cell office:value-type="float" office:value="19.748161" calcext:value-type="float">
            <text:p>19.748161</text:p>
          </table:table-cell>
          <table:table-cell office:value-type="float" office:value="179.55042" calcext:value-type="float">
            <text:p>179.55042</text:p>
          </table:table-cell>
          <table:table-cell office:value-type="float" office:value="19.05" calcext:value-type="float">
            <text:p>19.05</text:p>
          </table:table-cell>
          <table:table-cell office:value-type="float" office:value="182.16417" calcext:value-type="float">
            <text:p>182.16417</text:p>
          </table:table-cell>
          <table:table-cell office:value-type="float" office:value="19.383333" calcext:value-type="float">
            <text:p>19.383333</text:p>
          </table:table-cell>
          <table:table-cell office:value-type="float" office:value="171.3633" calcext:value-type="float">
            <text:p>171.3633</text:p>
          </table:table-cell>
          <table:table-cell office:value-type="float" office:value="19.716667" calcext:value-type="float">
            <text:p>19.716667</text:p>
          </table:table-cell>
          <table:table-cell office:value-type="float" office:value="97.563545" calcext:value-type="float">
            <text:p>97.563545</text:p>
          </table:table-cell>
          <table:table-cell office:value-type="float" office:value="20.725" calcext:value-type="float">
            <text:p>20.725</text:p>
          </table:table-cell>
          <table:table-cell office:value-type="float" office:value="133.93636" calcext:value-type="float">
            <text:p>133.93636</text:p>
          </table:table-cell>
          <table:table-cell office:value-type="float" office:value="21.058332" calcext:value-type="float">
            <text:p>21.058332</text:p>
          </table:table-cell>
          <table:table-cell office:value-type="float" office:value="133.11504" calcext:value-type="float">
            <text:p>133.11504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129.19823" calcext:value-type="float">
            <text:p>129.19823</text:p>
          </table:table-cell>
          <table:table-cell office:value-type="float" office:value="22.77362" calcext:value-type="float">
            <text:p>22.77362</text:p>
          </table:table-cell>
          <table:table-cell office:value-type="float" office:value="130.51752" calcext:value-type="float">
            <text:p>130.51752</text:p>
          </table:table-cell>
          <table:table-cell office:value-type="float" office:value="9" calcext:value-type="float">
            <text:p>9</text:p>
          </table:table-cell>
          <table:table-cell office:value-type="float" office:value="131.8627" calcext:value-type="float">
            <text:p>131.8627</text:p>
          </table:table-cell>
          <table:table-cell office:value-type="float" office:value="9.333333" calcext:value-type="float">
            <text:p>9.333333</text:p>
          </table:table-cell>
          <table:table-cell office:value-type="float" office:value="121.05886" calcext:value-type="float">
            <text:p>121.05886</text:p>
          </table:table-cell>
          <table:table-cell office:value-type="float" office:value="9.666667" calcext:value-type="float">
            <text:p>9.666667</text:p>
          </table:table-cell>
          <table:table-cell office:value-type="float" office:value="116.618675" calcext:value-type="float">
            <text:p>116.618675</text:p>
          </table:table-cell>
          <table:table-cell office:value-type="float" office:value="10.159982" calcext:value-type="float">
            <text:p>10.159982</text:p>
          </table:table-cell>
          <table:table-cell office:value-type="float" office:value="99.59045" calcext:value-type="float">
            <text:p>99.59045</text:p>
          </table:table-cell>
          <table:table-cell office:value-type="float" office:value="8.483334" calcext:value-type="float">
            <text:p>8.483334</text:p>
          </table:table-cell>
          <table:table-cell office:value-type="float" office:value="136.1769" calcext:value-type="float">
            <text:p>136.1769</text:p>
          </table:table-cell>
          <table:table-cell office:value-type="float" office:value="8.816667" calcext:value-type="float">
            <text:p>8.816667</text:p>
          </table:table-cell>
          <table:table-cell office:value-type="float" office:value="125.37331" calcext:value-type="float">
            <text:p>125.37331</text:p>
          </table:table-cell>
          <table:table-cell office:value-type="float" office:value="9.15" calcext:value-type="float">
            <text:p>9.15</text:p>
          </table:table-cell>
          <table:table-cell office:value-type="float" office:value="358.6237" calcext:value-type="float">
            <text:p>358.6237</text:p>
          </table:table-cell>
          <table:table-cell office:value-type="float" office:value="9.589336" calcext:value-type="float">
            <text:p>9.589336</text:p>
          </table:table-cell>
          <table:table-cell office:value-type="float" office:value="103.78003" calcext:value-type="float">
            <text:p>103.78003</text:p>
          </table:table-cell>
          <table:table-cell office:value-type="float" office:value="19.557915" calcext:value-type="float">
            <text:p>19.557915</text:p>
          </table:table-cell>
          <table:table-cell office:value-type="float" office:value="193.38254" calcext:value-type="float">
            <text:p>193.38254</text:p>
          </table:table-cell>
          <table:table-cell office:value-type="float" office:value="18.083334" calcext:value-type="float">
            <text:p>18.083334</text:p>
          </table:table-cell>
          <table:table-cell office:value-type="float" office:value="114.84328" calcext:value-type="float">
            <text:p>114.84328</text:p>
          </table:table-cell>
          <table:table-cell office:value-type="float" office:value="18.739107" calcext:value-type="float">
            <text:p>18.739107</text:p>
          </table:table-cell>
          <table:table-cell office:value-type="float" office:value="181.04494" calcext:value-type="float">
            <text:p>181.04494</text:p>
          </table:table-cell>
          <table:table-cell office:value-type="float" office:value="18.75" calcext:value-type="float">
            <text:p>18.75</text:p>
          </table:table-cell>
          <table:table-cell office:value-type="float" office:value="172.09009" calcext:value-type="float">
            <text:p>172.0900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219757" calcext:value-type="float">
            <text:p>10.219757</text:p>
          </table:table-cell>
          <table:table-cell office:value-type="float" office:value="102.15423" calcext:value-type="float">
            <text:p>102.15423</text:p>
          </table:table-cell>
          <table:table-cell office:value-type="float" office:value="10.358334" calcext:value-type="float">
            <text:p>10.358334</text:p>
          </table:table-cell>
          <table:table-cell office:value-type="float" office:value="301.4761" calcext:value-type="float">
            <text:p>301.4761</text:p>
          </table:table-cell>
          <table:table-cell office:value-type="float" office:value="11.009995" calcext:value-type="float">
            <text:p>11.009995</text:p>
          </table:table-cell>
          <table:table-cell office:value-type="float" office:value="100.26487" calcext:value-type="float">
            <text:p>100.26487</text:p>
          </table:table-cell>
          <table:table-cell office:value-type="float" office:value="11.025" calcext:value-type="float">
            <text:p>11.025</text:p>
          </table:table-cell>
          <table:table-cell office:value-type="float" office:value="316.68466" calcext:value-type="float">
            <text:p>316.68466</text:p>
          </table:table-cell>
        </table:table-row>
        <table:table-row table:style-name="ro1">
          <table:table-cell office:value-type="float" office:value="14.516487" calcext:value-type="float">
            <text:p>14.516487</text:p>
          </table:table-cell>
          <table:table-cell office:value-type="float" office:value="175.7836" calcext:value-type="float">
            <text:p>175.7836</text:p>
          </table:table-cell>
          <table:table-cell office:value-type="float" office:value="15.06946" calcext:value-type="float">
            <text:p>15.06946</text:p>
          </table:table-cell>
          <table:table-cell office:value-type="float" office:value="117.64465" calcext:value-type="float">
            <text:p>117.64465</text:p>
          </table:table-cell>
          <table:table-cell office:value-type="float" office:value="16.60544" calcext:value-type="float">
            <text:p>16.60544</text:p>
          </table:table-cell>
          <table:table-cell office:value-type="float" office:value="197.62689" calcext:value-type="float">
            <text:p>197.62689</text:p>
          </table:table-cell>
          <table:table-cell office:value-type="float" office:value="23.999548" calcext:value-type="float">
            <text:p>23.999548</text:p>
          </table:table-cell>
          <table:table-cell office:value-type="float" office:value="104.40779" calcext:value-type="float">
            <text:p>104.40779</text:p>
          </table:table-cell>
          <table:table-cell office:value-type="float" office:value="24" calcext:value-type="float">
            <text:p>24</text:p>
          </table:table-cell>
          <table:table-cell office:value-type="float" office:value="102.405014" calcext:value-type="float">
            <text:p>102.405014</text:p>
          </table:table-cell>
          <table:table-cell office:value-type="float" office:value="24" calcext:value-type="float">
            <text:p>24</text:p>
          </table:table-cell>
          <table:table-cell office:value-type="float" office:value="100.25197" calcext:value-type="float">
            <text:p>100.25197</text:p>
          </table:table-cell>
          <table:table-cell office:value-type="float" office:value="23.998642" calcext:value-type="float">
            <text:p>23.998642</text:p>
          </table:table-cell>
          <table:table-cell office:value-type="float" office:value="97.00656" calcext:value-type="float">
            <text:p>97.00656</text:p>
          </table:table-cell>
          <table:table-cell office:value-type="float" office:value="20.18423" calcext:value-type="float">
            <text:p>20.18423</text:p>
          </table:table-cell>
          <table:table-cell office:value-type="float" office:value="192.6325" calcext:value-type="float">
            <text:p>192.6325</text:p>
          </table:table-cell>
          <table:table-cell office:value-type="float" office:value="21.116667" calcext:value-type="float">
            <text:p>21.116667</text:p>
          </table:table-cell>
          <table:table-cell office:value-type="float" office:value="182.16417" calcext:value-type="float">
            <text:p>182.16417</text:p>
          </table:table-cell>
          <table:table-cell office:value-type="float" office:value="21.45" calcext:value-type="float">
            <text:p>21.45</text:p>
          </table:table-cell>
          <table:table-cell office:value-type="float" office:value="171.3633" calcext:value-type="float">
            <text:p>171.3633</text:p>
          </table:table-cell>
          <table:table-cell office:value-type="float" office:value="21.783333" calcext:value-type="float">
            <text:p>21.783333</text:p>
          </table:table-cell>
          <table:table-cell office:value-type="float" office:value="159.5635" calcext:value-type="float">
            <text:p>159.5635</text:p>
          </table:table-cell>
          <table:table-cell office:value-type="float" office:value="23" calcext:value-type="float">
            <text:p>23</text:p>
          </table:table-cell>
          <table:table-cell office:value-type="float" office:value="133.93636" calcext:value-type="float">
            <text:p>133.93636</text:p>
          </table:table-cell>
          <table:table-cell office:value-type="float" office:value="23" calcext:value-type="float">
            <text:p>23</text:p>
          </table:table-cell>
          <table:table-cell office:value-type="float" office:value="133.11504" calcext:value-type="float">
            <text:p>133.11504</text:p>
          </table:table-cell>
          <table:table-cell office:value-type="float" office:value="23" calcext:value-type="float">
            <text:p>23</text:p>
          </table:table-cell>
          <table:table-cell office:value-type="float" office:value="129.19823" calcext:value-type="float">
            <text:p>129.19823</text:p>
          </table:table-cell>
          <table:table-cell office:value-type="float" office:value="22.78132" calcext:value-type="float">
            <text:p>22.78132</text:p>
          </table:table-cell>
          <table:table-cell office:value-type="float" office:value="130.51752" calcext:value-type="float">
            <text:p>130.51752</text:p>
          </table:table-cell>
          <table:table-cell office:value-type="float" office:value="9.766666" calcext:value-type="float">
            <text:p>9.766666</text:p>
          </table:table-cell>
          <table:table-cell office:value-type="float" office:value="131.8627" calcext:value-type="float">
            <text:p>131.8627</text:p>
          </table:table-cell>
          <table:table-cell office:value-type="float" office:value="10.1" calcext:value-type="float">
            <text:p>10.1</text:p>
          </table:table-cell>
          <table:table-cell office:value-type="float" office:value="121.05886" calcext:value-type="float">
            <text:p>121.05886</text:p>
          </table:table-cell>
          <table:table-cell office:value-type="float" office:value="10.433333" calcext:value-type="float">
            <text:p>10.433333</text:p>
          </table:table-cell>
          <table:table-cell office:value-type="float" office:value="116.618675" calcext:value-type="float">
            <text:p>116.618675</text:p>
          </table:table-cell>
          <table:table-cell office:value-type="float" office:value="10.73856" calcext:value-type="float">
            <text:p>10.73856</text:p>
          </table:table-cell>
          <table:table-cell office:value-type="float" office:value="116.947784" calcext:value-type="float">
            <text:p>116.947784</text:p>
          </table:table-cell>
          <table:table-cell office:value-type="float" office:value="8.739179" calcext:value-type="float">
            <text:p>8.739179</text:p>
          </table:table-cell>
          <table:table-cell office:value-type="float" office:value="369.23877" calcext:value-type="float">
            <text:p>369.23877</text:p>
          </table:table-cell>
          <table:table-cell office:value-type="float" office:value="9.55" calcext:value-type="float">
            <text:p>9.55</text:p>
          </table:table-cell>
          <table:table-cell office:value-type="float" office:value="125.37331" calcext:value-type="float">
            <text:p>125.37331</text:p>
          </table:table-cell>
          <table:table-cell office:value-type="float" office:value="9.883333" calcext:value-type="float">
            <text:p>9.883333</text:p>
          </table:table-cell>
          <table:table-cell office:value-type="float" office:value="358.6237" calcext:value-type="float">
            <text:p>358.6237</text:p>
          </table:table-cell>
          <table:table-cell office:value-type="float" office:value="9.895481" calcext:value-type="float">
            <text:p>9.895481</text:p>
          </table:table-cell>
          <table:table-cell office:value-type="float" office:value="382.66257" calcext:value-type="float">
            <text:p>382.66257</text:p>
          </table:table-cell>
          <table:table-cell office:value-type="float" office:value="19.745613" calcext:value-type="float">
            <text:p>19.745613</text:p>
          </table:table-cell>
          <table:table-cell office:value-type="float" office:value="193.38254" calcext:value-type="float">
            <text:p>193.38254</text:p>
          </table:table-cell>
          <table:table-cell office:value-type="float" office:value="20.083334" calcext:value-type="float">
            <text:p>20.083334</text:p>
          </table:table-cell>
          <table:table-cell office:value-type="float" office:value="174.84328" calcext:value-type="float">
            <text:p>174.84328</text:p>
          </table:table-cell>
          <table:table-cell office:value-type="float" office:value="18.899714" calcext:value-type="float">
            <text:p>18.899714</text:p>
          </table:table-cell>
          <table:table-cell office:value-type="float" office:value="181.04494" calcext:value-type="float">
            <text:p>181.04494</text:p>
          </table:table-cell>
          <table:table-cell office:value-type="float" office:value="20.75" calcext:value-type="float">
            <text:p>20.75</text:p>
          </table:table-cell>
          <table:table-cell office:value-type="float" office:value="172.09009" calcext:value-type="float">
            <text:p>172.0900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661781" calcext:value-type="float">
            <text:p>10.661781</text:p>
          </table:table-cell>
          <table:table-cell office:value-type="float" office:value="115.414955" calcext:value-type="float">
            <text:p>115.414955</text:p>
          </table:table-cell>
          <table:table-cell office:value-type="float" office:value="11.066667" calcext:value-type="float">
            <text:p>11.066667</text:p>
          </table:table-cell>
          <table:table-cell office:value-type="float" office:value="301.4761" calcext:value-type="float">
            <text:p>301.4761</text:p>
          </table:table-cell>
          <table:table-cell office:value-type="float" office:value="11.234821" calcext:value-type="float">
            <text:p>11.234821</text:p>
          </table:table-cell>
          <table:table-cell office:value-type="float" office:value="305.06998" calcext:value-type="float">
            <text:p>305.06998</text:p>
          </table:table-cell>
          <table:table-cell office:value-type="float" office:value="11.733334" calcext:value-type="float">
            <text:p>11.733334</text:p>
          </table:table-cell>
          <table:table-cell office:value-type="float" office:value="316.68466" calcext:value-type="float">
            <text:p>316.68466</text:p>
          </table:table-cell>
        </table:table-row>
        <table:table-row table:style-name="ro1">
          <table:table-cell office:value-type="float" office:value="17.00628" calcext:value-type="float">
            <text:p>17.00628</text:p>
          </table:table-cell>
          <table:table-cell office:value-type="float" office:value="162.01363" calcext:value-type="float">
            <text:p>162.01363</text:p>
          </table:table-cell>
          <table:table-cell office:value-type="float" office:value="16.841667" calcext:value-type="float">
            <text:p>16.841667</text:p>
          </table:table-cell>
          <table:table-cell office:value-type="float" office:value="103.87462" calcext:value-type="float">
            <text:p>103.87462</text:p>
          </table:table-cell>
          <table:table-cell office:value-type="float" office:value="17.175" calcext:value-type="float">
            <text:p>17.175</text:p>
          </table:table-cell>
          <table:table-cell office:value-type="float" office:value="183.85692" calcext:value-type="float">
            <text:p>183.8569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041666" calcext:value-type="float">
            <text:p>21.041666</text:p>
          </table:table-cell>
          <table:table-cell office:value-type="float" office:value="184.26251" calcext:value-type="float">
            <text:p>184.26251</text:p>
          </table:table-cell>
          <table:table-cell office:value-type="float" office:value="21.375" calcext:value-type="float">
            <text:p>21.375</text:p>
          </table:table-cell>
          <table:table-cell office:value-type="float" office:value="173.79417" calcext:value-type="float">
            <text:p>173.79417</text:p>
          </table:table-cell>
          <table:table-cell office:value-type="float" office:value="21.708334" calcext:value-type="float">
            <text:p>21.708334</text:p>
          </table:table-cell>
          <table:table-cell office:value-type="float" office:value="162.9933" calcext:value-type="float">
            <text:p>162.9933</text:p>
          </table:table-cell>
          <table:table-cell office:value-type="float" office:value="22.259802" calcext:value-type="float">
            <text:p>22.259802</text:p>
          </table:table-cell>
          <table:table-cell office:value-type="float" office:value="151.19351" calcext:value-type="float">
            <text:p>151.19351</text:p>
          </table:table-cell>
          <table:table-cell office:value-type="float" office:value="23.992464" calcext:value-type="float">
            <text:p>23.992464</text:p>
          </table:table-cell>
          <table:table-cell office:value-type="float" office:value="101.80635" calcext:value-type="float">
            <text:p>101.8063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0.98503" calcext:value-type="float">
            <text:p>100.98503</text:p>
          </table:table-cell>
          <table:table-cell office:value-type="float" office:value="23.995562" calcext:value-type="float">
            <text:p>23.995562</text:p>
          </table:table-cell>
          <table:table-cell office:value-type="float" office:value="97.06822" calcext:value-type="float">
            <text:p>97.06822</text:p>
          </table:table-cell>
          <table:table-cell office:value-type="float" office:value="23.994543" calcext:value-type="float">
            <text:p>23.994543</text:p>
          </table:table-cell>
          <table:table-cell office:value-type="float" office:value="98.38751" calcext:value-type="float">
            <text:p>98.38751</text:p>
          </table:table-cell>
          <table:table-cell office:value-type="float" office:value="13.434065" calcext:value-type="float">
            <text:p>13.434065</text:p>
          </table:table-cell>
          <table:table-cell office:value-type="float" office:value="115.93269" calcext:value-type="float">
            <text:p>115.93269</text:p>
          </table:table-cell>
          <table:table-cell office:value-type="float" office:value="12.124356" calcext:value-type="float">
            <text:p>12.124356</text:p>
          </table:table-cell>
          <table:table-cell office:value-type="float" office:value="105.12889" calcext:value-type="float">
            <text:p>105.12889</text:p>
          </table:table-cell>
          <table:table-cell office:value-type="float" office:value="11.6098795" calcext:value-type="float">
            <text:p>11.6098795</text:p>
          </table:table-cell>
          <table:table-cell office:value-type="float" office:value="100.68867" calcext:value-type="float">
            <text:p>100.68867</text:p>
          </table:table-cell>
          <table:table-cell office:value-type="float" office:value="14.075885" calcext:value-type="float">
            <text:p>14.075885</text:p>
          </table:table-cell>
          <table:table-cell office:value-type="float" office:value="101.01778" calcext:value-type="float">
            <text:p>101.01778</text:p>
          </table:table-cell>
          <table:table-cell office:value-type="float" office:value="9.725" calcext:value-type="float">
            <text:p>9.725</text:p>
          </table:table-cell>
          <table:table-cell office:value-type="float" office:value="352.76874" calcext:value-type="float">
            <text:p>352.76874</text:p>
          </table:table-cell>
          <table:table-cell office:value-type="float" office:value="10.096236" calcext:value-type="float">
            <text:p>10.096236</text:p>
          </table:table-cell>
          <table:table-cell office:value-type="float" office:value="108.903305" calcext:value-type="float">
            <text:p>108.903305</text:p>
          </table:table-cell>
          <table:table-cell office:value-type="float" office:value="10.391666" calcext:value-type="float">
            <text:p>10.391666</text:p>
          </table:table-cell>
          <table:table-cell office:value-type="float" office:value="342.1537" calcext:value-type="float">
            <text:p>342.1537</text:p>
          </table:table-cell>
          <table:table-cell office:value-type="float" office:value="10.836601" calcext:value-type="float">
            <text:p>10.836601</text:p>
          </table:table-cell>
          <table:table-cell office:value-type="float" office:value="366.19254" calcext:value-type="float">
            <text:p>366.19254</text:p>
          </table:table-cell>
          <table:table-cell office:value-type="float" office:value="21.013893" calcext:value-type="float">
            <text:p>21.013893</text:p>
          </table:table-cell>
          <table:table-cell office:value-type="float" office:value="179.07251" calcext:value-type="float">
            <text:p>179.07251</text:p>
          </table:table-cell>
          <table:table-cell office:value-type="float" office:value="20.792484" calcext:value-type="float">
            <text:p>20.792484</text:p>
          </table:table-cell>
          <table:table-cell office:value-type="float" office:value="160.53331" calcext:value-type="float">
            <text:p>160.53331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166.73491" calcext:value-type="float">
            <text:p>166.73491</text:p>
          </table:table-cell>
          <table:table-cell office:value-type="float" office:value="21.191668" calcext:value-type="float">
            <text:p>21.191668</text:p>
          </table:table-cell>
          <table:table-cell office:value-type="float" office:value="157.78006" calcext:value-type="float">
            <text:p>157.7800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470947" calcext:value-type="float">
            <text:p>11.470947</text:p>
          </table:table-cell>
          <table:table-cell office:value-type="float" office:value="97.32495" calcext:value-type="float">
            <text:p>97.32495</text:p>
          </table:table-cell>
          <table:table-cell office:value-type="float" office:value="11.625" calcext:value-type="float">
            <text:p>11.625</text:p>
          </table:table-cell>
          <table:table-cell office:value-type="float" office:value="283.3861" calcext:value-type="float">
            <text:p>283.3861</text:p>
          </table:table-cell>
          <table:table-cell office:value-type="float" office:value="11.958333" calcext:value-type="float">
            <text:p>11.958333</text:p>
          </table:table-cell>
          <table:table-cell office:value-type="float" office:value="286.97998" calcext:value-type="float">
            <text:p>286.97998</text:p>
          </table:table-cell>
          <table:table-cell office:value-type="float" office:value="12.351336" calcext:value-type="float">
            <text:p>12.351336</text:p>
          </table:table-cell>
          <table:table-cell office:value-type="float" office:value="298.59467" calcext:value-type="float">
            <text:p>298.59467</text:p>
          </table:table-cell>
        </table:table-row>
        <table:table-row table:style-name="ro1">
          <table:table-cell office:value-type="float" office:value="18.388214" calcext:value-type="float">
            <text:p>18.388214</text:p>
          </table:table-cell>
          <table:table-cell office:value-type="float" office:value="203.47162" calcext:value-type="float">
            <text:p>203.47162</text:p>
          </table:table-cell>
          <table:table-cell office:value-type="float" office:value="19.008333" calcext:value-type="float">
            <text:p>19.008333</text:p>
          </table:table-cell>
          <table:table-cell office:value-type="float" office:value="168.8746" calcext:value-type="float">
            <text:p>168.8746</text:p>
          </table:table-cell>
          <table:table-cell office:value-type="float" office:value="19.341667" calcext:value-type="float">
            <text:p>19.341667</text:p>
          </table:table-cell>
          <table:table-cell office:value-type="float" office:value="183.85692" calcext:value-type="float">
            <text:p>183.8569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333334" calcext:value-type="float">
            <text:p>21.333334</text:p>
          </table:table-cell>
          <table:table-cell office:value-type="float" office:value="184.26251" calcext:value-type="float">
            <text:p>184.26251</text:p>
          </table:table-cell>
          <table:table-cell office:value-type="float" office:value="21.666666" calcext:value-type="float">
            <text:p>21.666666</text:p>
          </table:table-cell>
          <table:table-cell office:value-type="float" office:value="173.79417" calcext:value-type="float">
            <text:p>173.79417</text:p>
          </table:table-cell>
          <table:table-cell office:value-type="float" office:value="22" calcext:value-type="float">
            <text:p>22</text:p>
          </table:table-cell>
          <table:table-cell office:value-type="float" office:value="162.9933" calcext:value-type="float">
            <text:p>162.9933</text:p>
          </table:table-cell>
          <table:table-cell office:value-type="float" office:value="22.294266" calcext:value-type="float">
            <text:p>22.294266</text:p>
          </table:table-cell>
          <table:table-cell office:value-type="float" office:value="151.19351" calcext:value-type="float">
            <text:p>151.19351</text:p>
          </table:table-cell>
          <table:table-cell office:value-type="float" office:value="23.999096" calcext:value-type="float">
            <text:p>23.999096</text:p>
          </table:table-cell>
          <table:table-cell office:value-type="float" office:value="101.80635" calcext:value-type="float">
            <text:p>101.80635</text:p>
          </table:table-cell>
          <table:table-cell office:value-type="float" office:value="24" calcext:value-type="float">
            <text:p>24</text:p>
          </table:table-cell>
          <table:table-cell office:value-type="float" office:value="100.98503" calcext:value-type="float">
            <text:p>100.98503</text:p>
          </table:table-cell>
          <table:table-cell office:value-type="float" office:value="23.995811" calcext:value-type="float">
            <text:p>23.995811</text:p>
          </table:table-cell>
          <table:table-cell office:value-type="float" office:value="97.06822" calcext:value-type="float">
            <text:p>97.06822</text:p>
          </table:table-cell>
          <table:table-cell office:value-type="float" office:value="23.99849" calcext:value-type="float">
            <text:p>23.99849</text:p>
          </table:table-cell>
          <table:table-cell office:value-type="float" office:value="98.38751" calcext:value-type="float">
            <text:p>98.38751</text:p>
          </table:table-cell>
          <table:table-cell office:value-type="float" office:value="15.579447" calcext:value-type="float">
            <text:p>15.579447</text:p>
          </table:table-cell>
          <table:table-cell office:value-type="float" office:value="180.29416" calcext:value-type="float">
            <text:p>180.29416</text:p>
          </table:table-cell>
          <table:table-cell office:value-type="float" office:value="14.787283" calcext:value-type="float">
            <text:p>14.787283</text:p>
          </table:table-cell>
          <table:table-cell office:value-type="float" office:value="185.0167" calcext:value-type="float">
            <text:p>185.0167</text:p>
          </table:table-cell>
          <table:table-cell office:value-type="float" office:value="13.534019" calcext:value-type="float">
            <text:p>13.534019</text:p>
          </table:table-cell>
          <table:table-cell office:value-type="float" office:value="158.41287" calcext:value-type="float">
            <text:p>158.41287</text:p>
          </table:table-cell>
          <table:table-cell office:value-type="float" office:value="16.645279" calcext:value-type="float">
            <text:p>16.645279</text:p>
          </table:table-cell>
          <table:table-cell office:value-type="float" office:value="178.09961" calcext:value-type="float">
            <text:p>178.09961</text:p>
          </table:table-cell>
          <table:table-cell office:value-type="float" office:value="10.416667" calcext:value-type="float">
            <text:p>10.416667</text:p>
          </table:table-cell>
          <table:table-cell office:value-type="float" office:value="352.76874" calcext:value-type="float">
            <text:p>352.76874</text:p>
          </table:table-cell>
          <table:table-cell office:value-type="float" office:value="10.4023905" calcext:value-type="float">
            <text:p>10.4023905</text:p>
          </table:table-cell>
          <table:table-cell office:value-type="float" office:value="387.79462" calcext:value-type="float">
            <text:p>387.79462</text:p>
          </table:table-cell>
          <table:table-cell office:value-type="float" office:value="11.083333" calcext:value-type="float">
            <text:p>11.083333</text:p>
          </table:table-cell>
          <table:table-cell office:value-type="float" office:value="342.1537" calcext:value-type="float">
            <text:p>342.1537</text:p>
          </table:table-cell>
          <table:table-cell office:value-type="float" office:value="11.116433" calcext:value-type="float">
            <text:p>11.116433</text:p>
          </table:table-cell>
          <table:table-cell office:value-type="float" office:value="374.5875" calcext:value-type="float">
            <text:p>374.5875</text:p>
          </table:table-cell>
          <table:table-cell office:value-type="float" office:value="21.104141" calcext:value-type="float">
            <text:p>21.104141</text:p>
          </table:table-cell>
          <table:table-cell office:value-type="float" office:value="179.07251" calcext:value-type="float">
            <text:p>179.07251</text:p>
          </table:table-cell>
          <table:table-cell office:value-type="float" office:value="21.385939" calcext:value-type="float">
            <text:p>21.385939</text:p>
          </table:table-cell>
          <table:table-cell office:value-type="float" office:value="178.33694" calcext:value-type="float">
            <text:p>178.33694</text:p>
          </table:table-cell>
          <table:table-cell office:value-type="float" office:value="21.825" calcext:value-type="float">
            <text:p>21.825</text:p>
          </table:table-cell>
          <table:table-cell office:value-type="float" office:value="166.73491" calcext:value-type="float">
            <text:p>166.73491</text:p>
          </table:table-cell>
          <table:table-cell office:value-type="float" office:value="22.158333" calcext:value-type="float">
            <text:p>22.158333</text:p>
          </table:table-cell>
          <table:table-cell office:value-type="float" office:value="157.78006" calcext:value-type="float">
            <text:p>157.7800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727767" calcext:value-type="float">
            <text:p>11.727767</text:p>
          </table:table-cell>
          <table:table-cell office:value-type="float" office:value="331.2749" calcext:value-type="float">
            <text:p>331.2749</text:p>
          </table:table-cell>
          <table:table-cell office:value-type="float" office:value="12.233334" calcext:value-type="float">
            <text:p>12.233334</text:p>
          </table:table-cell>
          <table:table-cell office:value-type="float" office:value="283.3861" calcext:value-type="float">
            <text:p>283.3861</text:p>
          </table:table-cell>
          <table:table-cell office:value-type="float" office:value="12.566667" calcext:value-type="float">
            <text:p>12.566667</text:p>
          </table:table-cell>
          <table:table-cell office:value-type="float" office:value="286.97998" calcext:value-type="float">
            <text:p>286.97998</text:p>
          </table:table-cell>
          <table:table-cell office:value-type="float" office:value="12.604267" calcext:value-type="float">
            <text:p>12.604267</text:p>
          </table:table-cell>
          <table:table-cell office:value-type="float" office:value="298.59467" calcext:value-type="float">
            <text:p>298.59467</text:p>
          </table:table-cell>
        </table:table-row>
        <table:table-row table:style-name="ro1">
          <table:table-cell office:value-type="float" office:value="19.016666" calcext:value-type="float">
            <text:p>19.016666</text:p>
          </table:table-cell>
          <table:table-cell office:value-type="float" office:value="192.4016" calcext:value-type="float">
            <text:p>192.4016</text:p>
          </table:table-cell>
          <table:table-cell office:value-type="float" office:value="20.237162" calcext:value-type="float">
            <text:p>20.237162</text:p>
          </table:table-cell>
          <table:table-cell office:value-type="float" office:value="157.80458" calcext:value-type="float">
            <text:p>157.80458</text:p>
          </table:table-cell>
          <table:table-cell office:value-type="float" office:value="19.683332" calcext:value-type="float">
            <text:p>19.683332</text:p>
          </table:table-cell>
          <table:table-cell office:value-type="float" office:value="172.78696" calcext:value-type="float">
            <text:p>172.7869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30.26253" calcext:value-type="float">
            <text:p>130.26253</text:p>
          </table:table-cell>
          <table:table-cell office:value-type="float" office:value="23.000578" calcext:value-type="float">
            <text:p>23.000578</text:p>
          </table:table-cell>
          <table:table-cell office:value-type="float" office:value="130.59415" calcext:value-type="float">
            <text:p>130.59415</text:p>
          </table:table-cell>
          <table:table-cell office:value-type="float" office:value="23" calcext:value-type="float">
            <text:p>23</text:p>
          </table:table-cell>
          <table:table-cell office:value-type="float" office:value="130.59329" calcext:value-type="float">
            <text:p>130.59329</text:p>
          </table:table-cell>
          <table:table-cell office:value-type="float" office:value="23.000286" calcext:value-type="float">
            <text:p>23.000286</text:p>
          </table:table-cell>
          <table:table-cell office:value-type="float" office:value="129.59354" calcext:value-type="float">
            <text:p>129.5935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376045" calcext:value-type="float">
            <text:p>18.376045</text:p>
          </table:table-cell>
          <table:table-cell office:value-type="float" office:value="164.36415" calcext:value-type="float">
            <text:p>164.36415</text:p>
          </table:table-cell>
          <table:table-cell office:value-type="float" office:value="18.282322" calcext:value-type="float">
            <text:p>18.282322</text:p>
          </table:table-cell>
          <table:table-cell office:value-type="float" office:value="169.08669" calcext:value-type="float">
            <text:p>169.08669</text:p>
          </table:table-cell>
          <table:table-cell office:value-type="float" office:value="18.818943" calcext:value-type="float">
            <text:p>18.818943</text:p>
          </table:table-cell>
          <table:table-cell office:value-type="float" office:value="142.48286" calcext:value-type="float">
            <text:p>142.48286</text:p>
          </table:table-cell>
          <table:table-cell office:value-type="float" office:value="18.825" calcext:value-type="float">
            <text:p>18.825</text:p>
          </table:table-cell>
          <table:table-cell office:value-type="float" office:value="162.1696" calcext:value-type="float">
            <text:p>162.1696</text:p>
          </table:table-cell>
          <table:table-cell office:value-type="float" office:value="17.3" calcext:value-type="float">
            <text:p>17.3</text:p>
          </table:table-cell>
          <table:table-cell office:value-type="float" office:value="129.74876" calcext:value-type="float">
            <text:p>129.74876</text:p>
          </table:table-cell>
          <table:table-cell office:value-type="float" office:value="17.633333" calcext:value-type="float">
            <text:p>17.633333</text:p>
          </table:table-cell>
          <table:table-cell office:value-type="float" office:value="164.77461" calcext:value-type="float">
            <text:p>164.77461</text:p>
          </table:table-cell>
          <table:table-cell office:value-type="float" office:value="17.966667" calcext:value-type="float">
            <text:p>17.966667</text:p>
          </table:table-cell>
          <table:table-cell office:value-type="float" office:value="119.13365" calcext:value-type="float">
            <text:p>119.13365</text:p>
          </table:table-cell>
          <table:table-cell office:value-type="float" office:value="18.905514" calcext:value-type="float">
            <text:p>18.905514</text:p>
          </table:table-cell>
          <table:table-cell office:value-type="float" office:value="151.56752" calcext:value-type="float">
            <text:p>151.56752</text:p>
          </table:table-cell>
          <table:table-cell office:value-type="float" office:value="22.691668" calcext:value-type="float">
            <text:p>22.691668</text:p>
          </table:table-cell>
          <table:table-cell office:value-type="float" office:value="129.39246" calcext:value-type="float">
            <text:p>129.39246</text:p>
          </table:table-cell>
          <table:table-cell office:value-type="float" office:value="23" calcext:value-type="float">
            <text:p>23</text:p>
          </table:table-cell>
          <table:table-cell office:value-type="float" office:value="129.46695" calcext:value-type="float">
            <text:p>129.46695</text:p>
          </table:table-cell>
          <table:table-cell office:value-type="float" office:value="23.000257" calcext:value-type="float">
            <text:p>23.000257</text:p>
          </table:table-cell>
          <table:table-cell office:value-type="float" office:value="128.66493" calcext:value-type="float">
            <text:p>128.66493</text:p>
          </table:table-cell>
          <table:table-cell office:value-type="float" office:value="23" calcext:value-type="float">
            <text:p>23</text:p>
          </table:table-cell>
          <table:table-cell office:value-type="float" office:value="130.51004" calcext:value-type="float">
            <text:p>130.5100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888032" calcext:value-type="float">
            <text:p>12.888032</text:p>
          </table:table-cell>
          <table:table-cell office:value-type="float" office:value="311.56488" calcext:value-type="float">
            <text:p>311.56488</text:p>
          </table:table-cell>
          <table:table-cell office:value-type="float" office:value="12.958861" calcext:value-type="float">
            <text:p>12.958861</text:p>
          </table:table-cell>
          <table:table-cell office:value-type="float" office:value="263.67612" calcext:value-type="float">
            <text:p>263.67612</text:p>
          </table:table-cell>
          <table:table-cell office:value-type="float" office:value="13.175" calcext:value-type="float">
            <text:p>13.175</text:p>
          </table:table-cell>
          <table:table-cell office:value-type="float" office:value="267.26996" calcext:value-type="float">
            <text:p>267.26996</text:p>
          </table:table-cell>
          <table:table-cell office:value-type="float" office:value="13.790697" calcext:value-type="float">
            <text:p>13.790697</text:p>
          </table:table-cell>
          <table:table-cell office:value-type="float" office:value="278.88464" calcext:value-type="float">
            <text:p>278.88464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192.4016" calcext:value-type="float">
            <text:p>192.4016</text:p>
          </table:table-cell>
          <table:table-cell office:value-type="float" office:value="20.976124" calcext:value-type="float">
            <text:p>20.976124</text:p>
          </table:table-cell>
          <table:table-cell office:value-type="float" office:value="179.97345" calcext:value-type="float">
            <text:p>179.97345</text:p>
          </table:table-cell>
          <table:table-cell office:value-type="float" office:value="21.791666" calcext:value-type="float">
            <text:p>21.791666</text:p>
          </table:table-cell>
          <table:table-cell office:value-type="float" office:value="172.78696" calcext:value-type="float">
            <text:p>172.7869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26253" calcext:value-type="float">
            <text:p>130.26253</text:p>
          </table:table-cell>
          <table:table-cell office:value-type="float" office:value="23.00082" calcext:value-type="float">
            <text:p>23.00082</text:p>
          </table:table-cell>
          <table:table-cell office:value-type="float" office:value="130.59415" calcext:value-type="float">
            <text:p>130.59415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59329" calcext:value-type="float">
            <text:p>130.59329</text:p>
          </table:table-cell>
          <table:table-cell office:value-type="float" office:value="23.000662" calcext:value-type="float">
            <text:p>23.000662</text:p>
          </table:table-cell>
          <table:table-cell office:value-type="float" office:value="129.59354" calcext:value-type="float">
            <text:p>129.5935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464321" calcext:value-type="float">
            <text:p>18.464321</text:p>
          </table:table-cell>
          <table:table-cell office:value-type="float" office:value="164.36415" calcext:value-type="float">
            <text:p>164.36415</text:p>
          </table:table-cell>
          <table:table-cell office:value-type="float" office:value="18.3145" calcext:value-type="float">
            <text:p>18.3145</text:p>
          </table:table-cell>
          <table:table-cell office:value-type="float" office:value="169.08669" calcext:value-type="float">
            <text:p>169.08669</text:p>
          </table:table-cell>
          <table:table-cell office:value-type="float" office:value="18.904741" calcext:value-type="float">
            <text:p>18.904741</text:p>
          </table:table-cell>
          <table:table-cell office:value-type="float" office:value="142.48286" calcext:value-type="float">
            <text:p>142.48286</text:p>
          </table:table-cell>
          <table:table-cell office:value-type="float" office:value="19.491667" calcext:value-type="float">
            <text:p>19.491667</text:p>
          </table:table-cell>
          <table:table-cell office:value-type="float" office:value="162.1696" calcext:value-type="float">
            <text:p>162.1696</text:p>
          </table:table-cell>
          <table:table-cell office:value-type="float" office:value="18.1" calcext:value-type="float">
            <text:p>18.1</text:p>
          </table:table-cell>
          <table:table-cell office:value-type="float" office:value="129.74876" calcext:value-type="float">
            <text:p>129.74876</text:p>
          </table:table-cell>
          <table:table-cell office:value-type="float" office:value="18.433332" calcext:value-type="float">
            <text:p>18.433332</text:p>
          </table:table-cell>
          <table:table-cell office:value-type="float" office:value="164.77461" calcext:value-type="float">
            <text:p>164.77461</text:p>
          </table:table-cell>
          <table:table-cell office:value-type="float" office:value="18.766666" calcext:value-type="float">
            <text:p>18.766666</text:p>
          </table:table-cell>
          <table:table-cell office:value-type="float" office:value="119.13365" calcext:value-type="float">
            <text:p>119.13365</text:p>
          </table:table-cell>
          <table:table-cell office:value-type="float" office:value="19.067257" calcext:value-type="float">
            <text:p>19.067257</text:p>
          </table:table-cell>
          <table:table-cell office:value-type="float" office:value="151.56752" calcext:value-type="float">
            <text:p>151.56752</text:p>
          </table:table-cell>
          <table:table-cell office:value-type="float" office:value="23" calcext:value-type="float">
            <text:p>23</text:p>
          </table:table-cell>
          <table:table-cell office:value-type="float" office:value="129.39246" calcext:value-type="float">
            <text:p>129.3924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46695" calcext:value-type="float">
            <text:p>129.46695</text:p>
          </table:table-cell>
          <table:table-cell office:value-type="float" office:value="23.00067" calcext:value-type="float">
            <text:p>23.00067</text:p>
          </table:table-cell>
          <table:table-cell office:value-type="float" office:value="128.66493" calcext:value-type="float">
            <text:p>128.66493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51004" calcext:value-type="float">
            <text:p>130.5100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65525" calcext:value-type="float">
            <text:p>13.165525</text:p>
          </table:table-cell>
          <table:table-cell office:value-type="float" office:value="311.56488" calcext:value-type="float">
            <text:p>311.56488</text:p>
          </table:table-cell>
          <table:table-cell office:value-type="float" office:value="13.245272" calcext:value-type="float">
            <text:p>13.245272</text:p>
          </table:table-cell>
          <table:table-cell office:value-type="float" office:value="263.67612" calcext:value-type="float">
            <text:p>263.67612</text:p>
          </table:table-cell>
          <table:table-cell office:value-type="float" office:value="13.841666" calcext:value-type="float">
            <text:p>13.841666</text:p>
          </table:table-cell>
          <table:table-cell office:value-type="float" office:value="267.26996" calcext:value-type="float">
            <text:p>267.26996</text:p>
          </table:table-cell>
          <table:table-cell office:value-type="float" office:value="14.168359" calcext:value-type="float">
            <text:p>14.168359</text:p>
          </table:table-cell>
          <table:table-cell office:value-type="float" office:value="278.88464" calcext:value-type="float">
            <text:p>278.884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1.6516" calcext:value-type="float">
            <text:p>131.6516</text:p>
          </table:table-cell>
          <table:table-cell office:value-type="float" office:value="23.000053" calcext:value-type="float">
            <text:p>23.000053</text:p>
          </table:table-cell>
          <table:table-cell office:value-type="float" office:value="130.02347" calcext:value-type="float">
            <text:p>130.02347</text:p>
          </table:table-cell>
          <table:table-cell office:value-type="float" office:value="23" calcext:value-type="float">
            <text:p>23</text:p>
          </table:table-cell>
          <table:table-cell office:value-type="float" office:value="133.63693" calcext:value-type="float">
            <text:p>133.6369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13252" calcext:value-type="float">
            <text:p>98.1325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46414" calcext:value-type="float">
            <text:p>98.46414</text:p>
          </table:table-cell>
          <table:table-cell office:value-type="float" office:value="23.99202" calcext:value-type="float">
            <text:p>23.99202</text:p>
          </table:table-cell>
          <table:table-cell office:value-type="float" office:value="98.46329" calcext:value-type="float">
            <text:p>98.4632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46353" calcext:value-type="float">
            <text:p>97.4635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14279" calcext:value-type="float">
            <text:p>19.14279</text:p>
          </table:table-cell>
          <table:table-cell office:value-type="float" office:value="145.73413" calcext:value-type="float">
            <text:p>145.73413</text:p>
          </table:table-cell>
          <table:table-cell office:value-type="float" office:value="19.4" calcext:value-type="float">
            <text:p>19.4</text:p>
          </table:table-cell>
          <table:table-cell office:value-type="float" office:value="150.45673" calcext:value-type="float">
            <text:p>150.45673</text:p>
          </table:table-cell>
          <table:table-cell office:value-type="float" office:value="20.32246" calcext:value-type="float">
            <text:p>20.32246</text:p>
          </table:table-cell>
          <table:table-cell office:value-type="float" office:value="123.85284" calcext:value-type="float">
            <text:p>123.85284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143.53958" calcext:value-type="float">
            <text:p>143.53958</text:p>
          </table:table-cell>
          <table:table-cell office:value-type="float" office:value="18.541666" calcext:value-type="float">
            <text:p>18.541666</text:p>
          </table:table-cell>
          <table:table-cell office:value-type="float" office:value="115.4388" calcext:value-type="float">
            <text:p>115.4388</text:p>
          </table:table-cell>
          <table:table-cell office:value-type="float" office:value="19.215271" calcext:value-type="float">
            <text:p>19.215271</text:p>
          </table:table-cell>
          <table:table-cell office:value-type="float" office:value="150.46458" calcext:value-type="float">
            <text:p>150.46458</text:p>
          </table:table-cell>
          <table:table-cell office:value-type="float" office:value="19.208334" calcext:value-type="float">
            <text:p>19.208334</text:p>
          </table:table-cell>
          <table:table-cell office:value-type="float" office:value="104.82362" calcext:value-type="float">
            <text:p>104.82362</text:p>
          </table:table-cell>
          <table:table-cell office:value-type="float" office:value="19.541666" calcext:value-type="float">
            <text:p>19.541666</text:p>
          </table:table-cell>
          <table:table-cell office:value-type="float" office:value="137.25755" calcext:value-type="float">
            <text:p>137.2575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26245" calcext:value-type="float">
            <text:p>97.2624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336945" calcext:value-type="float">
            <text:p>97.33694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6.53493" calcext:value-type="float">
            <text:p>96.5349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380035" calcext:value-type="float">
            <text:p>98.38003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21237" calcext:value-type="float">
            <text:p>14.21237</text:p>
          </table:table-cell>
          <table:table-cell office:value-type="float" office:value="292.6649" calcext:value-type="float">
            <text:p>292.6649</text:p>
          </table:table-cell>
          <table:table-cell office:value-type="float" office:value="14.091666" calcext:value-type="float">
            <text:p>14.091666</text:p>
          </table:table-cell>
          <table:table-cell office:value-type="float" office:value="244.77612" calcext:value-type="float">
            <text:p>244.77612</text:p>
          </table:table-cell>
          <table:table-cell office:value-type="float" office:value="14.712698" calcext:value-type="float">
            <text:p>14.712698</text:p>
          </table:table-cell>
          <table:table-cell office:value-type="float" office:value="248.36993" calcext:value-type="float">
            <text:p>248.36993</text:p>
          </table:table-cell>
          <table:table-cell office:value-type="float" office:value="15.35397" calcext:value-type="float">
            <text:p>15.35397</text:p>
          </table:table-cell>
          <table:table-cell office:value-type="float" office:value="259.98465" calcext:value-type="float">
            <text:p>259.98465</text:p>
          </table:table-cell>
        </table:table-row>
        <table:table-row table:style-name="ro1">
          <table:table-cell office:value-type="float" office:value="23.001" calcext:value-type="float">
            <text:p>23.001</text:p>
          </table:table-cell>
          <table:table-cell office:value-type="float" office:value="131.6516" calcext:value-type="float">
            <text:p>131.6516</text:p>
          </table:table-cell>
          <table:table-cell office:value-type="float" office:value="23.000307" calcext:value-type="float">
            <text:p>23.000307</text:p>
          </table:table-cell>
          <table:table-cell office:value-type="float" office:value="130.02347" calcext:value-type="float">
            <text:p>130.02347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3.63693" calcext:value-type="float">
            <text:p>133.6369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98.13252" calcext:value-type="float">
            <text:p>98.13252</text:p>
          </table:table-cell>
          <table:table-cell office:value-type="float" office:value="24" calcext:value-type="float">
            <text:p>24</text:p>
          </table:table-cell>
          <table:table-cell office:value-type="float" office:value="98.46414" calcext:value-type="float">
            <text:p>98.46414</text:p>
          </table:table-cell>
          <table:table-cell office:value-type="float" office:value="23.999414" calcext:value-type="float">
            <text:p>23.999414</text:p>
          </table:table-cell>
          <table:table-cell office:value-type="float" office:value="98.46329" calcext:value-type="float">
            <text:p>98.46329</text:p>
          </table:table-cell>
          <table:table-cell office:value-type="float" office:value="24" calcext:value-type="float">
            <text:p>24</text:p>
          </table:table-cell>
          <table:table-cell office:value-type="float" office:value="97.46353" calcext:value-type="float">
            <text:p>97.4635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29712" calcext:value-type="float">
            <text:p>19.29712</text:p>
          </table:table-cell>
          <table:table-cell office:value-type="float" office:value="145.73413" calcext:value-type="float">
            <text:p>145.73413</text:p>
          </table:table-cell>
          <table:table-cell office:value-type="float" office:value="20.05" calcext:value-type="float">
            <text:p>20.05</text:p>
          </table:table-cell>
          <table:table-cell office:value-type="float" office:value="150.45673" calcext:value-type="float">
            <text:p>150.45673</text:p>
          </table:table-cell>
          <table:table-cell office:value-type="float" office:value="20.342371" calcext:value-type="float">
            <text:p>20.342371</text:p>
          </table:table-cell>
          <table:table-cell office:value-type="float" office:value="123.85284" calcext:value-type="float">
            <text:p>123.85284</text:p>
          </table:table-cell>
          <table:table-cell office:value-type="float" office:value="20.716667" calcext:value-type="float">
            <text:p>20.716667</text:p>
          </table:table-cell>
          <table:table-cell office:value-type="float" office:value="143.53958" calcext:value-type="float">
            <text:p>143.53958</text:p>
          </table:table-cell>
          <table:table-cell office:value-type="float" office:value="19.258333" calcext:value-type="float">
            <text:p>19.258333</text:p>
          </table:table-cell>
          <table:table-cell office:value-type="float" office:value="136.93881" calcext:value-type="float">
            <text:p>136.93881</text:p>
          </table:table-cell>
          <table:table-cell office:value-type="float" office:value="19.421268" calcext:value-type="float">
            <text:p>19.421268</text:p>
          </table:table-cell>
          <table:table-cell office:value-type="float" office:value="150.46458" calcext:value-type="float">
            <text:p>150.46458</text:p>
          </table:table-cell>
          <table:table-cell office:value-type="float" office:value="19.925" calcext:value-type="float">
            <text:p>19.925</text:p>
          </table:table-cell>
          <table:table-cell office:value-type="float" office:value="104.82362" calcext:value-type="float">
            <text:p>104.82362</text:p>
          </table:table-cell>
          <table:table-cell office:value-type="float" office:value="20.258333" calcext:value-type="float">
            <text:p>20.258333</text:p>
          </table:table-cell>
          <table:table-cell office:value-type="float" office:value="137.25755" calcext:value-type="float">
            <text:p>137.25755</text:p>
          </table:table-cell>
          <table:table-cell office:value-type="float" office:value="24" calcext:value-type="float">
            <text:p>24</text:p>
          </table:table-cell>
          <table:table-cell office:value-type="float" office:value="97.26245" calcext:value-type="float">
            <text:p>97.26245</text:p>
          </table:table-cell>
          <table:table-cell office:value-type="float" office:value="24" calcext:value-type="float">
            <text:p>24</text:p>
          </table:table-cell>
          <table:table-cell office:value-type="float" office:value="97.336945" calcext:value-type="float">
            <text:p>97.336945</text:p>
          </table:table-cell>
          <table:table-cell office:value-type="float" office:value="24" calcext:value-type="float">
            <text:p>24</text:p>
          </table:table-cell>
          <table:table-cell office:value-type="float" office:value="96.53493" calcext:value-type="float">
            <text:p>96.53493</text:p>
          </table:table-cell>
          <table:table-cell office:value-type="float" office:value="24" calcext:value-type="float">
            <text:p>24</text:p>
          </table:table-cell>
          <table:table-cell office:value-type="float" office:value="98.380035" calcext:value-type="float">
            <text:p>98.38003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313499" calcext:value-type="float">
            <text:p>14.313499</text:p>
          </table:table-cell>
          <table:table-cell office:value-type="float" office:value="292.6649" calcext:value-type="float">
            <text:p>292.6649</text:p>
          </table:table-cell>
          <table:table-cell office:value-type="float" office:value="14.775" calcext:value-type="float">
            <text:p>14.775</text:p>
          </table:table-cell>
          <table:table-cell office:value-type="float" office:value="244.77612" calcext:value-type="float">
            <text:p>244.77612</text:p>
          </table:table-cell>
          <table:table-cell office:value-type="float" office:value="15.10047" calcext:value-type="float">
            <text:p>15.10047</text:p>
          </table:table-cell>
          <table:table-cell office:value-type="float" office:value="248.36993" calcext:value-type="float">
            <text:p>248.36993</text:p>
          </table:table-cell>
          <table:table-cell office:value-type="float" office:value="15.372064" calcext:value-type="float">
            <text:p>15.372064</text:p>
          </table:table-cell>
          <table:table-cell office:value-type="float" office:value="259.98465" calcext:value-type="float">
            <text:p>259.98465</text:p>
          </table:table-cell>
        </table:table-row>
        <table:table-row table:style-name="ro1">
          <table:table-cell office:value-type="float" office:value="23.991667" calcext:value-type="float">
            <text:p>23.991667</text:p>
          </table:table-cell>
          <table:table-cell office:value-type="float" office:value="99.52159" calcext:value-type="float">
            <text:p>99.52159</text:p>
          </table:table-cell>
          <table:table-cell office:value-type="float" office:value="23.992815" calcext:value-type="float">
            <text:p>23.992815</text:p>
          </table:table-cell>
          <table:table-cell office:value-type="float" office:value="97.89346" calcext:value-type="float">
            <text:p>97.8934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1.50693" calcext:value-type="float">
            <text:p>101.50693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134.39412" calcext:value-type="float">
            <text:p>134.39412</text:p>
          </table:table-cell>
          <table:table-cell office:value-type="float" office:value="20.4" calcext:value-type="float">
            <text:p>20.4</text:p>
          </table:table-cell>
          <table:table-cell office:value-type="float" office:value="139.11671" calcext:value-type="float">
            <text:p>139.11671</text:p>
          </table:table-cell>
          <table:table-cell office:value-type="float" office:value="20.733334" calcext:value-type="float">
            <text:p>20.733334</text:p>
          </table:table-cell>
          <table:table-cell office:value-type="float" office:value="112.512825" calcext:value-type="float">
            <text:p>112.512825</text:p>
          </table:table-cell>
          <table:table-cell office:value-type="float" office:value="21.066668" calcext:value-type="float">
            <text:p>21.066668</text:p>
          </table:table-cell>
          <table:table-cell office:value-type="float" office:value="132.19957" calcext:value-type="float">
            <text:p>132.19957</text:p>
          </table:table-cell>
          <table:table-cell office:value-type="float" office:value="19.441668" calcext:value-type="float">
            <text:p>19.441668</text:p>
          </table:table-cell>
          <table:table-cell office:value-type="float" office:value="130.99878" calcext:value-type="float">
            <text:p>130.99878</text:p>
          </table:table-cell>
          <table:table-cell office:value-type="float" office:value="19.783247" calcext:value-type="float">
            <text:p>19.783247</text:p>
          </table:table-cell>
          <table:table-cell office:value-type="float" office:value="144.52461" calcext:value-type="float">
            <text:p>144.52461</text:p>
          </table:table-cell>
          <table:table-cell office:value-type="float" office:value="20.212152" calcext:value-type="float">
            <text:p>20.212152</text:p>
          </table:table-cell>
          <table:table-cell office:value-type="float" office:value="98.88359" calcext:value-type="float">
            <text:p>98.88359</text:p>
          </table:table-cell>
          <table:table-cell office:value-type="float" office:value="20.441668" calcext:value-type="float">
            <text:p>20.441668</text:p>
          </table:table-cell>
          <table:table-cell office:value-type="float" office:value="131.31752" calcext:value-type="float">
            <text:p>131.31752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25397" calcext:value-type="float">
            <text:p>15.25397</text:p>
          </table:table-cell>
          <table:table-cell office:value-type="float" office:value="273.49487" calcext:value-type="float">
            <text:p>273.49487</text:p>
          </table:table-cell>
          <table:table-cell office:value-type="float" office:value="15.662592" calcext:value-type="float">
            <text:p>15.662592</text:p>
          </table:table-cell>
          <table:table-cell office:value-type="float" office:value="225.60611" calcext:value-type="float">
            <text:p>225.60611</text:p>
          </table:table-cell>
          <table:table-cell office:value-type="float" office:value="16.151627" calcext:value-type="float">
            <text:p>16.151627</text:p>
          </table:table-cell>
          <table:table-cell office:value-type="float" office:value="229.19995" calcext:value-type="float">
            <text:p>229.19995</text:p>
          </table:table-cell>
          <table:table-cell office:value-type="float" office:value="16.033333" calcext:value-type="float">
            <text:p>16.033333</text:p>
          </table:table-cell>
          <table:table-cell office:value-type="float" office:value="240.81467" calcext:value-type="float">
            <text:p>240.814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.52159" calcext:value-type="float">
            <text:p>99.52159</text:p>
          </table:table-cell>
          <table:table-cell office:value-type="float" office:value="23.996048" calcext:value-type="float">
            <text:p>23.996048</text:p>
          </table:table-cell>
          <table:table-cell office:value-type="float" office:value="97.89346" calcext:value-type="float">
            <text:p>97.89346</text:p>
          </table:table-cell>
          <table:table-cell office:value-type="float" office:value="24" calcext:value-type="float">
            <text:p>24</text:p>
          </table:table-cell>
          <table:table-cell office:value-type="float" office:value="101.50693" calcext:value-type="float">
            <text:p>101.50693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466667" calcext:value-type="float">
            <text:p>20.466667</text:p>
          </table:table-cell>
          <table:table-cell office:value-type="float" office:value="134.39412" calcext:value-type="float">
            <text:p>134.39412</text:p>
          </table:table-cell>
          <table:table-cell office:value-type="float" office:value="20.8" calcext:value-type="float">
            <text:p>20.8</text:p>
          </table:table-cell>
          <table:table-cell office:value-type="float" office:value="139.11671" calcext:value-type="float">
            <text:p>139.11671</text:p>
          </table:table-cell>
          <table:table-cell office:value-type="float" office:value="21.133333" calcext:value-type="float">
            <text:p>21.133333</text:p>
          </table:table-cell>
          <table:table-cell office:value-type="float" office:value="112.512825" calcext:value-type="float">
            <text:p>112.512825</text:p>
          </table:table-cell>
          <table:table-cell office:value-type="float" office:value="21.466667" calcext:value-type="float">
            <text:p>21.466667</text:p>
          </table:table-cell>
          <table:table-cell office:value-type="float" office:value="132.19957" calcext:value-type="float">
            <text:p>132.19957</text:p>
          </table:table-cell>
          <table:table-cell office:value-type="float" office:value="19.816668" calcext:value-type="float">
            <text:p>19.816668</text:p>
          </table:table-cell>
          <table:table-cell office:value-type="float" office:value="130.99878" calcext:value-type="float">
            <text:p>130.99878</text:p>
          </table:table-cell>
          <table:table-cell office:value-type="float" office:value="19.959078" calcext:value-type="float">
            <text:p>19.959078</text:p>
          </table:table-cell>
          <table:table-cell office:value-type="float" office:value="144.52461" calcext:value-type="float">
            <text:p>144.52461</text:p>
          </table:table-cell>
          <table:table-cell office:value-type="float" office:value="20.32481" calcext:value-type="float">
            <text:p>20.32481</text:p>
          </table:table-cell>
          <table:table-cell office:value-type="float" office:value="98.88359" calcext:value-type="float">
            <text:p>98.88359</text:p>
          </table:table-cell>
          <table:table-cell office:value-type="float" office:value="20.816668" calcext:value-type="float">
            <text:p>20.816668</text:p>
          </table:table-cell>
          <table:table-cell office:value-type="float" office:value="131.31752" calcext:value-type="float">
            <text:p>131.31752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523579" calcext:value-type="float">
            <text:p>15.523579</text:p>
          </table:table-cell>
          <table:table-cell office:value-type="float" office:value="273.49487" calcext:value-type="float">
            <text:p>273.49487</text:p>
          </table:table-cell>
          <table:table-cell office:value-type="float" office:value="15.6975" calcext:value-type="float">
            <text:p>15.6975</text:p>
          </table:table-cell>
          <table:table-cell office:value-type="float" office:value="225.60611" calcext:value-type="float">
            <text:p>225.60611</text:p>
          </table:table-cell>
          <table:table-cell office:value-type="float" office:value="16.191547" calcext:value-type="float">
            <text:p>16.191547</text:p>
          </table:table-cell>
          <table:table-cell office:value-type="float" office:value="229.19995" calcext:value-type="float">
            <text:p>229.19995</text:p>
          </table:table-cell>
          <table:table-cell office:value-type="float" office:value="16.691668" calcext:value-type="float">
            <text:p>16.691668</text:p>
          </table:table-cell>
          <table:table-cell office:value-type="float" office:value="240.81467" calcext:value-type="float">
            <text:p>240.8146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840696" calcext:value-type="float">
            <text:p>21.840696</text:p>
          </table:table-cell>
          <table:table-cell office:value-type="float" office:value="132.50415" calcext:value-type="float">
            <text:p>132.50415</text:p>
          </table:table-cell>
          <table:table-cell office:value-type="float" office:value="21.686861" calcext:value-type="float">
            <text:p>21.686861</text:p>
          </table:table-cell>
          <table:table-cell office:value-type="float" office:value="137.22668" calcext:value-type="float">
            <text:p>137.22668</text:p>
          </table:table-cell>
          <table:table-cell office:value-type="float" office:value="22.105255" calcext:value-type="float">
            <text:p>22.105255</text:p>
          </table:table-cell>
          <table:table-cell office:value-type="float" office:value="110.622795" calcext:value-type="float">
            <text:p>110.622795</text:p>
          </table:table-cell>
          <table:table-cell office:value-type="float" office:value="21.525" calcext:value-type="float">
            <text:p>21.525</text:p>
          </table:table-cell>
          <table:table-cell office:value-type="float" office:value="130.3096" calcext:value-type="float">
            <text:p>130.3096</text:p>
          </table:table-cell>
          <table:table-cell office:value-type="float" office:value="21.700075" calcext:value-type="float">
            <text:p>21.700075</text:p>
          </table:table-cell>
          <table:table-cell office:value-type="float" office:value="129.3788" calcext:value-type="float">
            <text:p>129.3788</text:p>
          </table:table-cell>
          <table:table-cell office:value-type="float" office:value="20.2" calcext:value-type="float">
            <text:p>20.2</text:p>
          </table:table-cell>
          <table:table-cell office:value-type="float" office:value="142.90457" calcext:value-type="float">
            <text:p>142.90457</text:p>
          </table:table-cell>
          <table:table-cell office:value-type="float" office:value="21.240566" calcext:value-type="float">
            <text:p>21.240566</text:p>
          </table:table-cell>
          <table:table-cell office:value-type="float" office:value="97.26362" calcext:value-type="float">
            <text:p>97.26362</text:p>
          </table:table-cell>
          <table:table-cell office:value-type="float" office:value="20.866667" calcext:value-type="float">
            <text:p>20.866667</text:p>
          </table:table-cell>
          <table:table-cell office:value-type="float" office:value="129.69754" calcext:value-type="float">
            <text:p>129.69754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25" calcext:value-type="float">
            <text:p>16.25</text:p>
          </table:table-cell>
          <table:table-cell office:value-type="float" office:value="255.40488" calcext:value-type="float">
            <text:p>255.40488</text:p>
          </table:table-cell>
          <table:table-cell office:value-type="float" office:value="16.583334" calcext:value-type="float">
            <text:p>16.583334</text:p>
          </table:table-cell>
          <table:table-cell office:value-type="float" office:value="207.51608" calcext:value-type="float">
            <text:p>207.51608</text:p>
          </table:table-cell>
          <table:table-cell office:value-type="float" office:value="16.916666" calcext:value-type="float">
            <text:p>16.916666</text:p>
          </table:table-cell>
          <table:table-cell office:value-type="float" office:value="211.10999" calcext:value-type="float">
            <text:p>211.10999</text:p>
          </table:table-cell>
          <table:table-cell office:value-type="float" office:value="17.745749" calcext:value-type="float">
            <text:p>17.745749</text:p>
          </table:table-cell>
          <table:table-cell office:value-type="float" office:value="222.7247" calcext:value-type="float">
            <text:p>222.724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2.119694" calcext:value-type="float">
            <text:p>22.119694</text:p>
          </table:table-cell>
          <table:table-cell office:value-type="float" office:value="132.50415" calcext:value-type="float">
            <text:p>132.50415</text:p>
          </table:table-cell>
          <table:table-cell office:value-type="float" office:value="22.615038" calcext:value-type="float">
            <text:p>22.615038</text:p>
          </table:table-cell>
          <table:table-cell office:value-type="float" office:value="137.22668" calcext:value-type="float">
            <text:p>137.22668</text:p>
          </table:table-cell>
          <table:table-cell office:value-type="float" office:value="22.75349" calcext:value-type="float">
            <text:p>22.75349</text:p>
          </table:table-cell>
          <table:table-cell office:value-type="float" office:value="130.06985" calcext:value-type="float">
            <text:p>130.06985</text:p>
          </table:table-cell>
          <table:table-cell office:value-type="float" office:value="23" calcext:value-type="float">
            <text:p>23</text:p>
          </table:table-cell>
          <table:table-cell office:value-type="float" office:value="130.3096" calcext:value-type="float">
            <text:p>130.3096</text:p>
          </table:table-cell>
          <table:table-cell office:value-type="float" office:value="22.794716" calcext:value-type="float">
            <text:p>22.794716</text:p>
          </table:table-cell>
          <table:table-cell office:value-type="float" office:value="129.3788" calcext:value-type="float">
            <text:p>129.3788</text:p>
          </table:table-cell>
          <table:table-cell office:value-type="float" office:value="23" calcext:value-type="float">
            <text:p>23</text:p>
          </table:table-cell>
          <table:table-cell office:value-type="float" office:value="142.90457" calcext:value-type="float">
            <text:p>142.90457</text:p>
          </table:table-cell>
          <table:table-cell office:value-type="float" office:value="22.330544" calcext:value-type="float">
            <text:p>22.330544</text:p>
          </table:table-cell>
          <table:table-cell office:value-type="float" office:value="129.96294" calcext:value-type="float">
            <text:p>129.96294</text:p>
          </table:table-cell>
          <table:table-cell office:value-type="float" office:value="23" calcext:value-type="float">
            <text:p>23</text:p>
          </table:table-cell>
          <table:table-cell office:value-type="float" office:value="129.69754" calcext:value-type="float">
            <text:p>129.69754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25" calcext:value-type="float">
            <text:p>17.025</text:p>
          </table:table-cell>
          <table:table-cell office:value-type="float" office:value="255.40488" calcext:value-type="float">
            <text:p>255.40488</text:p>
          </table:table-cell>
          <table:table-cell office:value-type="float" office:value="17.358334" calcext:value-type="float">
            <text:p>17.358334</text:p>
          </table:table-cell>
          <table:table-cell office:value-type="float" office:value="207.51608" calcext:value-type="float">
            <text:p>207.51608</text:p>
          </table:table-cell>
          <table:table-cell office:value-type="float" office:value="17.691668" calcext:value-type="float">
            <text:p>17.691668</text:p>
          </table:table-cell>
          <table:table-cell office:value-type="float" office:value="211.10999" calcext:value-type="float">
            <text:p>211.10999</text:p>
          </table:table-cell>
          <table:table-cell office:value-type="float" office:value="17.935404" calcext:value-type="float">
            <text:p>17.935404</text:p>
          </table:table-cell>
          <table:table-cell office:value-type="float" office:value="222.7247" calcext:value-type="float">
            <text:p>222.724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0.374146" calcext:value-type="float">
            <text:p>100.37414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5.09668" calcext:value-type="float">
            <text:p>105.0966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93985" calcext:value-type="float">
            <text:p>97.9398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179596" calcext:value-type="float">
            <text:p>98.17959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248795" calcext:value-type="float">
            <text:p>97.24879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10.77457" calcext:value-type="float">
            <text:p>110.77457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83293" calcext:value-type="float">
            <text:p>97.8329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567535" calcext:value-type="float">
            <text:p>97.56753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525" calcext:value-type="float">
            <text:p>17.525</text:p>
          </table:table-cell>
          <table:table-cell office:value-type="float" office:value="239.20488" calcext:value-type="float">
            <text:p>239.20488</text:p>
          </table:table-cell>
          <table:table-cell office:value-type="float" office:value="18.288332" calcext:value-type="float">
            <text:p>18.288332</text:p>
          </table:table-cell>
          <table:table-cell office:value-type="float" office:value="191.31609" calcext:value-type="float">
            <text:p>191.31609</text:p>
          </table:table-cell>
          <table:table-cell office:value-type="float" office:value="18.191668" calcext:value-type="float">
            <text:p>18.191668</text:p>
          </table:table-cell>
          <table:table-cell office:value-type="float" office:value="194.90999" calcext:value-type="float">
            <text:p>194.90999</text:p>
          </table:table-cell>
          <table:table-cell office:value-type="float" office:value="18.525" calcext:value-type="float">
            <text:p>18.525</text:p>
          </table:table-cell>
          <table:table-cell office:value-type="float" office:value="206.5247" calcext:value-type="float">
            <text:p>206.524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100.374146" calcext:value-type="float">
            <text:p>100.374146</text:p>
          </table:table-cell>
          <table:table-cell office:value-type="float" office:value="24" calcext:value-type="float">
            <text:p>24</text:p>
          </table:table-cell>
          <table:table-cell office:value-type="float" office:value="105.09668" calcext:value-type="float">
            <text:p>105.09668</text:p>
          </table:table-cell>
          <table:table-cell office:value-type="float" office:value="24" calcext:value-type="float">
            <text:p>24</text:p>
          </table:table-cell>
          <table:table-cell office:value-type="float" office:value="97.93985" calcext:value-type="float">
            <text:p>97.93985</text:p>
          </table:table-cell>
          <table:table-cell office:value-type="float" office:value="24" calcext:value-type="float">
            <text:p>24</text:p>
          </table:table-cell>
          <table:table-cell office:value-type="float" office:value="98.179596" calcext:value-type="float">
            <text:p>98.179596</text:p>
          </table:table-cell>
          <table:table-cell office:value-type="float" office:value="24" calcext:value-type="float">
            <text:p>24</text:p>
          </table:table-cell>
          <table:table-cell office:value-type="float" office:value="97.248795" calcext:value-type="float">
            <text:p>97.248795</text:p>
          </table:table-cell>
          <table:table-cell office:value-type="float" office:value="24" calcext:value-type="float">
            <text:p>24</text:p>
          </table:table-cell>
          <table:table-cell office:value-type="float" office:value="110.77457" calcext:value-type="float">
            <text:p>110.77457</text:p>
          </table:table-cell>
          <table:table-cell office:value-type="float" office:value="24" calcext:value-type="float">
            <text:p>24</text:p>
          </table:table-cell>
          <table:table-cell office:value-type="float" office:value="97.83293" calcext:value-type="float">
            <text:p>97.83293</text:p>
          </table:table-cell>
          <table:table-cell office:value-type="float" office:value="24" calcext:value-type="float">
            <text:p>24</text:p>
          </table:table-cell>
          <table:table-cell office:value-type="float" office:value="97.567535" calcext:value-type="float">
            <text:p>97.56753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3" calcext:value-type="float">
            <text:p>18.3</text:p>
          </table:table-cell>
          <table:table-cell office:value-type="float" office:value="239.20488" calcext:value-type="float">
            <text:p>239.20488</text:p>
          </table:table-cell>
          <table:table-cell office:value-type="float" office:value="18.421125" calcext:value-type="float">
            <text:p>18.421125</text:p>
          </table:table-cell>
          <table:table-cell office:value-type="float" office:value="191.31609" calcext:value-type="float">
            <text:p>191.31609</text:p>
          </table:table-cell>
          <table:table-cell office:value-type="float" office:value="18.966667" calcext:value-type="float">
            <text:p>18.966667</text:p>
          </table:table-cell>
          <table:table-cell office:value-type="float" office:value="194.90999" calcext:value-type="float">
            <text:p>194.90999</text:p>
          </table:table-cell>
          <table:table-cell office:value-type="float" office:value="19.3" calcext:value-type="float">
            <text:p>19.3</text:p>
          </table:table-cell>
          <table:table-cell office:value-type="float" office:value="206.5247" calcext:value-type="float">
            <text:p>206.524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920982" calcext:value-type="float">
            <text:p>18.920982</text:p>
          </table:table-cell>
          <table:table-cell office:value-type="float" office:value="223.00488" calcext:value-type="float">
            <text:p>223.00488</text:p>
          </table:table-cell>
          <table:table-cell office:value-type="float" office:value="19.133333" calcext:value-type="float">
            <text:p>19.133333</text:p>
          </table:table-cell>
          <table:table-cell office:value-type="float" office:value="175.11609" calcext:value-type="float">
            <text:p>175.11609</text:p>
          </table:table-cell>
          <table:table-cell office:value-type="float" office:value="19.466667" calcext:value-type="float">
            <text:p>19.466667</text:p>
          </table:table-cell>
          <table:table-cell office:value-type="float" office:value="178.70999" calcext:value-type="float">
            <text:p>178.70999</text:p>
          </table:table-cell>
          <table:table-cell office:value-type="float" office:value="19.81031" calcext:value-type="float">
            <text:p>19.81031</text:p>
          </table:table-cell>
          <table:table-cell office:value-type="float" office:value="190.3247" calcext:value-type="float">
            <text:p>190.324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999777" calcext:value-type="float">
            <text:p>18.999777</text:p>
          </table:table-cell>
          <table:table-cell office:value-type="float" office:value="223.00488" calcext:value-type="float">
            <text:p>223.00488</text:p>
          </table:table-cell>
          <table:table-cell office:value-type="float" office:value="19.808332" calcext:value-type="float">
            <text:p>19.808332</text:p>
          </table:table-cell>
          <table:table-cell office:value-type="float" office:value="175.11609" calcext:value-type="float">
            <text:p>175.11609</text:p>
          </table:table-cell>
          <table:table-cell office:value-type="float" office:value="20.141666" calcext:value-type="float">
            <text:p>20.141666</text:p>
          </table:table-cell>
          <table:table-cell office:value-type="float" office:value="178.70999" calcext:value-type="float">
            <text:p>178.70999</text:p>
          </table:table-cell>
          <table:table-cell office:value-type="float" office:value="20.265558" calcext:value-type="float">
            <text:p>20.265558</text:p>
          </table:table-cell>
          <table:table-cell office:value-type="float" office:value="190.3247" calcext:value-type="float">
            <text:p>190.324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214.0949" calcext:value-type="float">
            <text:p>214.0949</text:p>
          </table:table-cell>
          <table:table-cell office:value-type="float" office:value="20.083334" calcext:value-type="float">
            <text:p>20.083334</text:p>
          </table:table-cell>
          <table:table-cell office:value-type="float" office:value="166.20604" calcext:value-type="float">
            <text:p>166.20604</text:p>
          </table:table-cell>
          <table:table-cell office:value-type="float" office:value="20.855661" calcext:value-type="float">
            <text:p>20.855661</text:p>
          </table:table-cell>
          <table:table-cell office:value-type="float" office:value="169.8" calcext:value-type="float">
            <text:p>169.8</text:p>
          </table:table-cell>
          <table:table-cell office:value-type="float" office:value="20.75" calcext:value-type="float">
            <text:p>20.75</text:p>
          </table:table-cell>
          <table:table-cell office:value-type="float" office:value="181.41472" calcext:value-type="float">
            <text:p>181.4147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91666" calcext:value-type="float">
            <text:p>20.391666</text:p>
          </table:table-cell>
          <table:table-cell office:value-type="float" office:value="214.0949" calcext:value-type="float">
            <text:p>214.0949</text:p>
          </table:table-cell>
          <table:table-cell office:value-type="float" office:value="20.725" calcext:value-type="float">
            <text:p>20.725</text:p>
          </table:table-cell>
          <table:table-cell office:value-type="float" office:value="166.20604" calcext:value-type="float">
            <text:p>166.20604</text:p>
          </table:table-cell>
          <table:table-cell office:value-type="float" office:value="21.055729" calcext:value-type="float">
            <text:p>21.055729</text:p>
          </table:table-cell>
          <table:table-cell office:value-type="float" office:value="169.8" calcext:value-type="float">
            <text:p>169.8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181.41472" calcext:value-type="float">
            <text:p>181.4147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102829" calcext:value-type="float">
            <text:p>21.102829</text:p>
          </table:table-cell>
          <table:table-cell office:value-type="float" office:value="201.9449" calcext:value-type="float">
            <text:p>201.9449</text:p>
          </table:table-cell>
          <table:table-cell office:value-type="float" office:value="21.128826" calcext:value-type="float">
            <text:p>21.128826</text:p>
          </table:table-cell>
          <table:table-cell office:value-type="float" office:value="154.05605" calcext:value-type="float">
            <text:p>154.05605</text:p>
          </table:table-cell>
          <table:table-cell office:value-type="float" office:value="21.433332" calcext:value-type="float">
            <text:p>21.433332</text:p>
          </table:table-cell>
          <table:table-cell office:value-type="float" office:value="157.65001" calcext:value-type="float">
            <text:p>157.65001</text:p>
          </table:table-cell>
          <table:table-cell office:value-type="float" office:value="21.766666" calcext:value-type="float">
            <text:p>21.766666</text:p>
          </table:table-cell>
          <table:table-cell office:value-type="float" office:value="169.26472" calcext:value-type="float">
            <text:p>169.2647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16818" calcext:value-type="float">
            <text:p>21.16818</text:p>
          </table:table-cell>
          <table:table-cell office:value-type="float" office:value="201.9449" calcext:value-type="float">
            <text:p>201.9449</text:p>
          </table:table-cell>
          <table:table-cell office:value-type="float" office:value="21.63109" calcext:value-type="float">
            <text:p>21.63109</text:p>
          </table:table-cell>
          <table:table-cell office:value-type="float" office:value="169.12396" calcext:value-type="float">
            <text:p>169.12396</text:p>
          </table:table-cell>
          <table:table-cell office:value-type="float" office:value="21.966667" calcext:value-type="float">
            <text:p>21.966667</text:p>
          </table:table-cell>
          <table:table-cell office:value-type="float" office:value="157.65001" calcext:value-type="float">
            <text:p>157.65001</text:p>
          </table:table-cell>
          <table:table-cell office:value-type="float" office:value="22.3" calcext:value-type="float">
            <text:p>22.3</text:p>
          </table:table-cell>
          <table:table-cell office:value-type="float" office:value="169.26472" calcext:value-type="float">
            <text:p>169.2647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871025" calcext:value-type="float">
            <text:p>21.871025</text:p>
          </table:table-cell>
          <table:table-cell office:value-type="float" office:value="186.0149" calcext:value-type="float">
            <text:p>186.0149</text:p>
          </table:table-cell>
          <table:table-cell office:value-type="float" office:value="22.125" calcext:value-type="float">
            <text:p>22.125</text:p>
          </table:table-cell>
          <table:table-cell office:value-type="float" office:value="153.19395" calcext:value-type="float">
            <text:p>153.19395</text:p>
          </table:table-cell>
          <table:table-cell office:value-type="float" office:value="22.491493" calcext:value-type="float">
            <text:p>22.491493</text:p>
          </table:table-cell>
          <table:table-cell office:value-type="float" office:value="141.72" calcext:value-type="float">
            <text:p>141.72</text:p>
          </table:table-cell>
          <table:table-cell office:value-type="float" office:value="22.875923" calcext:value-type="float">
            <text:p>22.875923</text:p>
          </table:table-cell>
          <table:table-cell office:value-type="float" office:value="153.33472" calcext:value-type="float">
            <text:p>153.3347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85556" calcext:value-type="float">
            <text:p>21.985556</text:p>
          </table:table-cell>
          <table:table-cell office:value-type="float" office:value="186.0149" calcext:value-type="float">
            <text:p>186.0149</text:p>
          </table:table-cell>
          <table:table-cell office:value-type="float" office:value="22.325" calcext:value-type="float">
            <text:p>22.325</text:p>
          </table:table-cell>
          <table:table-cell office:value-type="float" office:value="153.19395" calcext:value-type="float">
            <text:p>153.19395</text:p>
          </table:table-cell>
          <table:table-cell office:value-type="float" office:value="22.526455" calcext:value-type="float">
            <text:p>22.526455</text:p>
          </table:table-cell>
          <table:table-cell office:value-type="float" office:value="141.72" calcext:value-type="float">
            <text:p>141.72</text:p>
          </table:table-cell>
          <table:table-cell office:value-type="float" office:value="22.965708" calcext:value-type="float">
            <text:p>22.965708</text:p>
          </table:table-cell>
          <table:table-cell office:value-type="float" office:value="153.33472" calcext:value-type="float">
            <text:p>153.3347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53.3449" calcext:value-type="float">
            <text:p>153.3449</text:p>
          </table:table-cell>
          <table:table-cell office:value-type="float" office:value="23" calcext:value-type="float">
            <text:p>23</text:p>
          </table:table-cell>
          <table:table-cell office:value-type="float" office:value="131.32397" calcext:value-type="float">
            <text:p>131.32397</text:p>
          </table:table-cell>
          <table:table-cell office:value-type="float" office:value="23.000801" calcext:value-type="float">
            <text:p>23.000801</text:p>
          </table:table-cell>
          <table:table-cell office:value-type="float" office:value="130.64998" calcext:value-type="float">
            <text:p>130.64998</text:p>
          </table:table-cell>
          <table:table-cell office:value-type="float" office:value="23" calcext:value-type="float">
            <text:p>23</text:p>
          </table:table-cell>
          <table:table-cell office:value-type="float" office:value="153.06473" calcext:value-type="float">
            <text:p>153.0647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3.3449" calcext:value-type="float">
            <text:p>153.3449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1.32397" calcext:value-type="float">
            <text:p>131.32397</text:p>
          </table:table-cell>
          <table:table-cell office:value-type="float" office:value="23.000904" calcext:value-type="float">
            <text:p>23.000904</text:p>
          </table:table-cell>
          <table:table-cell office:value-type="float" office:value="130.64998" calcext:value-type="float">
            <text:p>130.64998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3.06473" calcext:value-type="float">
            <text:p>153.0647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1.21489" calcext:value-type="float">
            <text:p>121.2148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9.19397" calcext:value-type="float">
            <text:p>99.19397</text:p>
          </table:table-cell>
          <table:table-cell office:value-type="float" office:value="23.996925" calcext:value-type="float">
            <text:p>23.996925</text:p>
          </table:table-cell>
          <table:table-cell office:value-type="float" office:value="98.51997" calcext:value-type="float">
            <text:p>98.51997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0.93472" calcext:value-type="float">
            <text:p>120.9347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121.21489" calcext:value-type="float">
            <text:p>121.21489</text:p>
          </table:table-cell>
          <table:table-cell office:value-type="float" office:value="24" calcext:value-type="float">
            <text:p>24</text:p>
          </table:table-cell>
          <table:table-cell office:value-type="float" office:value="99.19397" calcext:value-type="float">
            <text:p>99.19397</text:p>
          </table:table-cell>
          <table:table-cell office:value-type="float" office:value="23.997648" calcext:value-type="float">
            <text:p>23.997648</text:p>
          </table:table-cell>
          <table:table-cell office:value-type="float" office:value="98.51997" calcext:value-type="float">
            <text:p>98.51997</text:p>
          </table:table-cell>
          <table:table-cell office:value-type="float" office:value="24" calcext:value-type="float">
            <text:p>24</text:p>
          </table:table-cell>
          <table:table-cell office:value-type="float" office:value="120.93472" calcext:value-type="float">
            <text:p>120.93472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milp-charge" table:style-name="ta1">
        <table:table-column table:style-name="co8" table:number-columns-repeated="55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6" calcext:value-type="float">
            <text:p>6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" calcext:value-type="float">
            <text:p>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7.88333333333334" calcext:value-type="float">
            <text:p>7.88333333333334</text:p>
          </table:table-cell>
          <table:table-cell office:value-type="float" office:value="187.2" calcext:value-type="float">
            <text:p>187.2</text:p>
          </table:table-cell>
          <table:table-cell office:value-type="float" office:value="6" calcext:value-type="float">
            <text:p>6</text:p>
          </table:table-cell>
          <table:table-cell office:value-type="float" office:value="176.4" calcext:value-type="float">
            <text:p>176.4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6.97706959706959" calcext:value-type="float">
            <text:p>6.97706959706959</text:p>
          </table:table-cell>
          <table:table-cell office:value-type="float" office:value="154.8" calcext:value-type="float">
            <text:p>154.8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6" calcext:value-type="float">
            <text:p>6</text:p>
          </table:table-cell>
          <table:table-cell office:value-type="float" office:value="165.6" calcext:value-type="float">
            <text:p>165.6</text:p>
          </table:table-cell>
          <table:table-cell office:value-type="float" office:value="6.74166666666667" calcext:value-type="float">
            <text:p>6.7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4" calcext:value-type="float">
            <text:p>5.33333333333334</text:p>
          </table:table-cell>
          <table:table-cell office:value-type="float" office:value="197.2" calcext:value-type="float">
            <text:p>197.2</text:p>
          </table:table-cell>
          <table:table-cell office:value-type="float" office:value="6.74166666666667" calcext:value-type="float">
            <text:p>6.74166666666667</text:p>
          </table:table-cell>
          <table:table-cell office:value-type="float" office:value="198.65" calcext:value-type="float">
            <text:p>198.65</text:p>
          </table:table-cell>
          <table:table-cell office:value-type="float" office:value="6" calcext:value-type="float">
            <text:p>6</text:p>
          </table:table-cell>
          <table:table-cell office:value-type="float" office:value="175.6" calcext:value-type="float">
            <text:p>175.6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86.4" calcext:value-type="float">
            <text:p>186.4</text:p>
          </table:table-cell>
          <table:table-cell office:value-type="float" office:value="6" calcext:value-type="float">
            <text:p>6</text:p>
          </table:table-cell>
          <table:table-cell office:value-type="float" office:value="165.6" calcext:value-type="float">
            <text:p>165.6</text:p>
          </table:table-cell>
          <table:table-cell office:value-type="float" office:value="6.24466666666157" calcext:value-type="float">
            <text:p>6.24466666666157</text:p>
          </table:table-cell>
          <table:table-cell office:value-type="float" office:value="162.139999999847" calcext:value-type="float">
            <text:p>162.139999999847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9.1279999999947" calcext:value-type="float">
            <text:p>9.1279999999947</text:p>
          </table:table-cell>
          <table:table-cell office:value-type="float" office:value="224.539999999841" calcext:value-type="float">
            <text:p>224.539999999841</text:p>
          </table:table-cell>
          <table:table-cell office:value-type="float" office:value="6" calcext:value-type="float">
            <text:p>6</text:p>
          </table:table-cell>
          <table:table-cell office:value-type="float" office:value="176.4" calcext:value-type="float">
            <text:p>176.4</text:p>
          </table:table-cell>
          <table:table-cell office:value-type="float" office:value="9.39066666666488" calcext:value-type="float">
            <text:p>9.39066666666488</text:p>
          </table:table-cell>
          <table:table-cell office:value-type="float" office:value="243.069999999946" calcext:value-type="float">
            <text:p>243.069999999946</text:p>
          </table:table-cell>
          <table:table-cell office:value-type="float" office:value="9.40940293039782" calcext:value-type="float">
            <text:p>9.40940293039782</text:p>
          </table:table-cell>
          <table:table-cell office:value-type="float" office:value="227.769999999847" calcext:value-type="float">
            <text:p>227.769999999847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6" calcext:value-type="float">
            <text:p>6</text:p>
          </table:table-cell>
          <table:table-cell office:value-type="float" office:value="165.6" calcext:value-type="float">
            <text:p>165.6</text:p>
          </table:table-cell>
          <table:table-cell office:value-type="float" office:value="6.74166666666667" calcext:value-type="float">
            <text:p>6.7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6.74166666667625" calcext:value-type="float">
            <text:p>6.74166666667625</text:p>
          </table:table-cell>
          <table:table-cell office:value-type="float" office:value="154.26" calcext:value-type="float">
            <text:p>154.26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143.46" calcext:value-type="float">
            <text:p>143.46</text:p>
          </table:table-cell>
          <table:table-cell office:value-type="float" office:value="7.94233333333528" calcext:value-type="float">
            <text:p>7.94233333333528</text:p>
          </table:table-cell>
          <table:table-cell office:value-type="float" office:value="132.66" calcext:value-type="float">
            <text:p>132.66</text:p>
          </table:table-cell>
          <table:table-cell office:value-type="float" office:value="5.42363736263742" calcext:value-type="float">
            <text:p>5.42363736263742</text:p>
          </table:table-cell>
          <table:table-cell office:value-type="float" office:value="176.94" calcext:value-type="float">
            <text:p>176.94</text:p>
          </table:table-cell>
          <table:table-cell office:value-type="float" office:value="5.78572527472533" calcext:value-type="float">
            <text:p>5.78572527472533</text:p>
          </table:table-cell>
          <table:table-cell office:value-type="float" office:value="166.14" calcext:value-type="float">
            <text:p>166.14</text:p>
          </table:table-cell>
          <table:table-cell office:value-type="float" office:value="8.76626373626379" calcext:value-type="float">
            <text:p>8.76626373626379</text:p>
          </table:table-cell>
          <table:table-cell office:value-type="float" office:value="155.34" calcext:value-type="float">
            <text:p>155.34</text:p>
          </table:table-cell>
          <table:table-cell office:value-type="float" office:value="6.375" calcext:value-type="float">
            <text:p>6.375</text:p>
          </table:table-cell>
          <table:table-cell office:value-type="float" office:value="144.54" calcext:value-type="float">
            <text:p>144.54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181.81" calcext:value-type="float">
            <text:p>181.81</text:p>
          </table:table-cell>
          <table:table-cell office:value-type="float" office:value="11.4" calcext:value-type="float">
            <text:p>11.4</text:p>
          </table:table-cell>
          <table:table-cell office:value-type="float" office:value="183.260000000052" calcext:value-type="float">
            <text:p>183.260000000052</text:p>
          </table:table-cell>
          <table:table-cell office:value-type="float" office:value="12.4916666666702" calcext:value-type="float">
            <text:p>12.4916666666702</text:p>
          </table:table-cell>
          <table:table-cell office:value-type="float" office:value="160.21" calcext:value-type="float">
            <text:p>160.21</text:p>
          </table:table-cell>
          <table:table-cell office:value-type="float" office:value="13.174999999997" calcext:value-type="float">
            <text:p>13.174999999997</text:p>
          </table:table-cell>
          <table:table-cell office:value-type="float" office:value="139.41" calcext:value-type="float">
            <text:p>139.41</text:p>
          </table:table-cell>
          <table:table-cell office:value-type="float" office:value="6.93233333332242" calcext:value-type="float">
            <text:p>6.93233333332242</text:p>
          </table:table-cell>
          <table:table-cell office:value-type="float" office:value="133.47" calcext:value-type="float">
            <text:p>133.47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22.67" calcext:value-type="float">
            <text:p>122.67</text:p>
          </table:table-cell>
          <table:table-cell office:value-type="float" office:value="7.76066666666313" calcext:value-type="float">
            <text:p>7.76066666666313</text:p>
          </table:table-cell>
          <table:table-cell office:value-type="float" office:value="111.87" calcext:value-type="float">
            <text:p>111.87</text:p>
          </table:table-cell>
          <table:table-cell office:value-type="float" office:value="9.47500000000154" calcext:value-type="float">
            <text:p>9.47500000000154</text:p>
          </table:table-cell>
          <table:table-cell office:value-type="float" office:value="101.07" calcext:value-type="float">
            <text:p>101.07</text:p>
          </table:table-cell>
          <table:table-cell office:value-type="float" office:value="6" calcext:value-type="float">
            <text:p>6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24466666666157" calcext:value-type="float">
            <text:p>6.24466666666157</text:p>
          </table:table-cell>
          <table:table-cell office:value-type="float" office:value="172.36" calcext:value-type="float">
            <text:p>172.36</text:p>
          </table:table-cell>
          <table:table-cell office:value-type="float" office:value="6.80833333333334" calcext:value-type="float">
            <text:p>6.80833333333334</text:p>
          </table:table-cell>
          <table:table-cell office:value-type="float" office:value="151.56" calcext:value-type="float">
            <text:p>151.56</text:p>
          </table:table-cell>
          <table:table-cell office:value-type="float" office:value="6.97233333332915" calcext:value-type="float">
            <text:p>6.97233333332915</text:p>
          </table:table-cell>
          <table:table-cell office:value-type="float" office:value="148.099999999847" calcext:value-type="float">
            <text:p>148.099999999847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9.91" calcext:value-type="float">
            <text:p>179.91</text:p>
          </table:table-cell>
          <table:table-cell office:value-type="float" office:value="6" calcext:value-type="float">
            <text:p>6</text:p>
          </table:table-cell>
          <table:table-cell office:value-type="float" office:value="169.11" calcext:value-type="float">
            <text:p>169.11</text:p>
          </table:table-cell>
          <table:table-cell office:value-type="float" office:value="6.00000000000001" calcext:value-type="float">
            <text:p>6.00000000000001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74166666666667" calcext:value-type="float">
            <text:p>6.74166666666667</text:p>
          </table:table-cell>
          <table:table-cell office:value-type="float" office:value="147.51" calcext:value-type="float">
            <text:p>147.51</text:p>
          </table:table-cell>
          <table:table-cell office:value-type="float" office:value="9.93333333333333" calcext:value-type="float">
            <text:p>9.93333333333333</text:p>
          </table:table-cell>
          <table:table-cell office:value-type="float" office:value="208.879999999841" calcext:value-type="float">
            <text:p>208.879999999841</text:p>
          </table:table-cell>
          <table:table-cell office:value-type="float" office:value="11.4" calcext:value-type="float">
            <text:p>11.4</text:p>
          </table:table-cell>
          <table:table-cell office:value-type="float" office:value="160.74" calcext:value-type="float">
            <text:p>160.74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227.409999999946" calcext:value-type="float">
            <text:p>227.409999999946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212.109999999847" calcext:value-type="float">
            <text:p>212.109999999847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136.98" calcext:value-type="float">
            <text:p>136.98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26.18" calcext:value-type="float">
            <text:p>126.18</text:p>
          </table:table-cell>
          <table:table-cell office:value-type="float" office:value="7.62733333333333" calcext:value-type="float">
            <text:p>7.62733333333333</text:p>
          </table:table-cell>
          <table:table-cell office:value-type="float" office:value="115.38" calcext:value-type="float">
            <text:p>115.38</text:p>
          </table:table-cell>
          <table:table-cell office:value-type="float" office:value="7.55" calcext:value-type="float">
            <text:p>7.55</text:p>
          </table:table-cell>
          <table:table-cell office:value-type="float" office:value="104.58" calcext:value-type="float">
            <text:p>104.58</text:p>
          </table:table-cell>
        </table:table-row>
        <table:table-row table:style-name="ro1">
          <table:table-cell office:value-type="float" office:value="6.80833333333334" calcext:value-type="float">
            <text:p>6.80833333333334</text:p>
          </table:table-cell>
          <table:table-cell office:value-type="float" office:value="156.259999999713" calcext:value-type="float">
            <text:p>156.259999999713</text:p>
          </table:table-cell>
          <table:table-cell office:value-type="float" office:value="6.93233333332242" calcext:value-type="float">
            <text:p>6.93233333332242</text:p>
          </table:table-cell>
          <table:table-cell office:value-type="float" office:value="147.179999999673" calcext:value-type="float">
            <text:p>147.179999999673</text:p>
          </table:table-cell>
          <table:table-cell office:value-type="float" office:value="8.70066666668093" calcext:value-type="float">
            <text:p>8.70066666668093</text:p>
          </table:table-cell>
          <table:table-cell office:value-type="float" office:value="155.41000000037" calcext:value-type="float">
            <text:p>155.41000000037</text:p>
          </table:table-cell>
          <table:table-cell office:value-type="float" office:value="5.65" calcext:value-type="float">
            <text:p>5.65</text:p>
          </table:table-cell>
          <table:table-cell office:value-type="float" office:value="382.929999999949" calcext:value-type="float">
            <text:p>382.929999999949</text:p>
          </table:table-cell>
          <table:table-cell office:value-type="float" office:value="6" calcext:value-type="float">
            <text:p>6</text:p>
          </table:table-cell>
          <table:table-cell office:value-type="float" office:value="361.129999999949" calcext:value-type="float">
            <text:p>361.129999999949</text:p>
          </table:table-cell>
          <table:table-cell office:value-type="float" office:value="8.99262637362637" calcext:value-type="float">
            <text:p>8.99262637362637</text:p>
          </table:table-cell>
          <table:table-cell office:value-type="float" office:value="361.329999999946" calcext:value-type="float">
            <text:p>361.329999999946</text:p>
          </table:table-cell>
          <table:table-cell office:value-type="float" office:value="6.60136263736256" calcext:value-type="float">
            <text:p>6.60136263736256</text:p>
          </table:table-cell>
          <table:table-cell office:value-type="float" office:value="350.529999999929" calcext:value-type="float">
            <text:p>350.529999999929</text:p>
          </table:table-cell>
          <table:table-cell office:value-type="float" office:value="11.4" calcext:value-type="float">
            <text:p>11.4</text:p>
          </table:table-cell>
          <table:table-cell office:value-type="float" office:value="194.349999999947" calcext:value-type="float">
            <text:p>194.349999999947</text:p>
          </table:table-cell>
          <table:table-cell office:value-type="float" office:value="11.4" calcext:value-type="float">
            <text:p>11.4</text:p>
          </table:table-cell>
          <table:table-cell office:value-type="float" office:value="183.260000000052" calcext:value-type="float">
            <text:p>183.260000000052</text:p>
          </table:table-cell>
          <table:table-cell office:value-type="float" office:value="13.175" calcext:value-type="float">
            <text:p>13.175</text:p>
          </table:table-cell>
          <table:table-cell office:value-type="float" office:value="180.709999999893" calcext:value-type="float">
            <text:p>180.709999999893</text:p>
          </table:table-cell>
          <table:table-cell office:value-type="float" office:value="13.5083333333333" calcext:value-type="float">
            <text:p>13.5083333333333</text:p>
          </table:table-cell>
          <table:table-cell office:value-type="float" office:value="149.410000000091" calcext:value-type="float">
            <text:p>149.410000000091</text:p>
          </table:table-cell>
          <table:table-cell office:value-type="float" office:value="6.97233333332915" calcext:value-type="float">
            <text:p>6.97233333332915</text:p>
          </table:table-cell>
          <table:table-cell office:value-type="float" office:value="134.670000000202" calcext:value-type="float">
            <text:p>134.670000000202</text:p>
          </table:table-cell>
          <table:table-cell office:value-type="float" office:value="7.125" calcext:value-type="float">
            <text:p>7.125</text:p>
          </table:table-cell>
          <table:table-cell office:value-type="float" office:value="125.739999999986" calcext:value-type="float">
            <text:p>125.739999999986</text:p>
          </table:table-cell>
          <table:table-cell office:value-type="float" office:value="7.85899999999494" calcext:value-type="float">
            <text:p>7.85899999999494</text:p>
          </table:table-cell>
          <table:table-cell office:value-type="float" office:value="114.819999999955" calcext:value-type="float">
            <text:p>114.819999999955</text:p>
          </table:table-cell>
          <table:table-cell office:value-type="float" office:value="9.93333333333334" calcext:value-type="float">
            <text:p>9.93333333333334</text:p>
          </table:table-cell>
          <table:table-cell office:value-type="float" office:value="114.819999999954" calcext:value-type="float">
            <text:p>114.819999999954</text:p>
          </table:table-cell>
          <table:table-cell office:value-type="float" office:value="6" calcext:value-type="float">
            <text:p>6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69166666666667" calcext:value-type="float">
            <text:p>6.69166666666667</text:p>
          </table:table-cell>
          <table:table-cell office:value-type="float" office:value="185.770000000153" calcext:value-type="float">
            <text:p>185.770000000153</text:p>
          </table:table-cell>
          <table:table-cell office:value-type="float" office:value="6.80833333333334" calcext:value-type="float">
            <text:p>6.80833333333334</text:p>
          </table:table-cell>
          <table:table-cell office:value-type="float" office:value="151.56" calcext:value-type="float">
            <text:p>151.56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49.609999999986" calcext:value-type="float">
            <text:p>149.609999999986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9.91" calcext:value-type="float">
            <text:p>179.91</text:p>
          </table:table-cell>
          <table:table-cell office:value-type="float" office:value="6" calcext:value-type="float">
            <text:p>6</text:p>
          </table:table-cell>
          <table:table-cell office:value-type="float" office:value="169.11" calcext:value-type="float">
            <text:p>169.11</text:p>
          </table:table-cell>
          <table:table-cell office:value-type="float" office:value="6.00000000000001" calcext:value-type="float">
            <text:p>6.00000000000001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74166666666667" calcext:value-type="float">
            <text:p>6.74166666666667</text:p>
          </table:table-cell>
          <table:table-cell office:value-type="float" office:value="147.51" calcext:value-type="float">
            <text:p>147.51</text:p>
          </table:table-cell>
          <table:table-cell office:value-type="float" office:value="9.93333333333333" calcext:value-type="float">
            <text:p>9.93333333333333</text:p>
          </table:table-cell>
          <table:table-cell office:value-type="float" office:value="208.879999999841" calcext:value-type="float">
            <text:p>208.879999999841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168.74" calcext:value-type="float">
            <text:p>168.74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227.409999999946" calcext:value-type="float">
            <text:p>227.409999999946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212.109999999847" calcext:value-type="float">
            <text:p>212.109999999847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136.98" calcext:value-type="float">
            <text:p>136.98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26.18" calcext:value-type="float">
            <text:p>126.18</text:p>
          </table:table-cell>
          <table:table-cell office:value-type="float" office:value="7.71666666666524" calcext:value-type="float">
            <text:p>7.71666666666524</text:p>
          </table:table-cell>
          <table:table-cell office:value-type="float" office:value="118.059999999957" calcext:value-type="float">
            <text:p>118.059999999957</text:p>
          </table:table-cell>
          <table:table-cell office:value-type="float" office:value="7.7923846153845" calcext:value-type="float">
            <text:p>7.7923846153845</text:p>
          </table:table-cell>
          <table:table-cell office:value-type="float" office:value="325.149999999899" calcext:value-type="float">
            <text:p>325.149999999899</text:p>
          </table:table-cell>
        </table:table-row>
        <table:table-row table:style-name="ro1">
          <table:table-cell office:value-type="float" office:value="9.175" calcext:value-type="float">
            <text:p>9.175</text:p>
          </table:table-cell>
          <table:table-cell office:value-type="float" office:value="142.219999999713" calcext:value-type="float">
            <text:p>142.219999999713</text:p>
          </table:table-cell>
          <table:table-cell office:value-type="float" office:value="8.84999999999999" calcext:value-type="float">
            <text:p>8.84999999999999</text:p>
          </table:table-cell>
          <table:table-cell office:value-type="float" office:value="133.139999999673" calcext:value-type="float">
            <text:p>133.139999999673</text:p>
          </table:table-cell>
          <table:table-cell office:value-type="float" office:value="9.175" calcext:value-type="float">
            <text:p>9.175</text:p>
          </table:table-cell>
          <table:table-cell office:value-type="float" office:value="141.37000000037" calcext:value-type="float">
            <text:p>141.37000000037</text:p>
          </table:table-cell>
          <table:table-cell office:value-type="float" office:value="17.025" calcext:value-type="float">
            <text:p>17.025</text:p>
          </table:table-cell>
          <table:table-cell office:value-type="float" office:value="196.900000000003" calcext:value-type="float">
            <text:p>196.900000000003</text:p>
          </table:table-cell>
          <table:table-cell office:value-type="float" office:value="15.8166666666667" calcext:value-type="float">
            <text:p>15.8166666666667</text:p>
          </table:table-cell>
          <table:table-cell office:value-type="float" office:value="175.100000000007" calcext:value-type="float">
            <text:p>175.100000000007</text:p>
          </table:table-cell>
          <table:table-cell office:value-type="float" office:value="17.175" calcext:value-type="float">
            <text:p>17.175</text:p>
          </table:table-cell>
          <table:table-cell office:value-type="float" office:value="175.299999999917" calcext:value-type="float">
            <text:p>175.299999999917</text:p>
          </table:table-cell>
          <table:table-cell office:value-type="float" office:value="17.175" calcext:value-type="float">
            <text:p>17.175</text:p>
          </table:table-cell>
          <table:table-cell office:value-type="float" office:value="164.499999999946" calcext:value-type="float">
            <text:p>164.499999999946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78.419999999947" calcext:value-type="float">
            <text:p>178.419999999947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67.330000000052" calcext:value-type="float">
            <text:p>167.330000000052</text:p>
          </table:table-cell>
          <table:table-cell office:value-type="float" office:value="14.094666666653" calcext:value-type="float">
            <text:p>14.094666666653</text:p>
          </table:table-cell>
          <table:table-cell office:value-type="float" office:value="164.779999999909" calcext:value-type="float">
            <text:p>164.779999999909</text:p>
          </table:table-cell>
          <table:table-cell office:value-type="float" office:value="14.7749999999759" calcext:value-type="float">
            <text:p>14.7749999999759</text:p>
          </table:table-cell>
          <table:table-cell office:value-type="float" office:value="133.480000000102" calcext:value-type="float">
            <text:p>133.480000000102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116.850000000202" calcext:value-type="float">
            <text:p>116.850000000202</text:p>
          </table:table-cell>
          <table:table-cell office:value-type="float" office:value="10.3923333333351" calcext:value-type="float">
            <text:p>10.3923333333351</text:p>
          </table:table-cell>
          <table:table-cell office:value-type="float" office:value="107.919999999999" calcext:value-type="float">
            <text:p>107.919999999999</text:p>
          </table:table-cell>
          <table:table-cell office:value-type="float" office:value="10.5889304029304" calcext:value-type="float">
            <text:p>10.5889304029304</text:p>
          </table:table-cell>
          <table:table-cell office:value-type="float" office:value="97" calcext:value-type="float">
            <text:p>97</text:p>
          </table:table-cell>
          <table:table-cell office:value-type="float" office:value="10.6666666666667" calcext:value-type="float">
            <text:p>10.666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59.12" calcext:value-type="float">
            <text:p>159.12</text:p>
          </table:table-cell>
          <table:table-cell office:value-type="float" office:value="7.125" calcext:value-type="float">
            <text:p>7.125</text:p>
          </table:table-cell>
          <table:table-cell office:value-type="float" office:value="171.730000000153" calcext:value-type="float">
            <text:p>171.730000000153</text:p>
          </table:table-cell>
          <table:table-cell office:value-type="float" office:value="7.71666666666667" calcext:value-type="float">
            <text:p>7.71666666666667</text:p>
          </table:table-cell>
          <table:table-cell office:value-type="float" office:value="137.52" calcext:value-type="float">
            <text:p>137.52</text:p>
          </table:table-cell>
          <table:table-cell office:value-type="float" office:value="7.88333333333334" calcext:value-type="float">
            <text:p>7.88333333333334</text:p>
          </table:table-cell>
          <table:table-cell office:value-type="float" office:value="135.569999999986" calcext:value-type="float">
            <text:p>135.569999999986</text:p>
          </table:table-cell>
          <table:table-cell office:value-type="float" office:value="6.80833333333334" calcext:value-type="float">
            <text:p>6.80833333333334</text:p>
          </table:table-cell>
          <table:table-cell office:value-type="float" office:value="163.98" calcext:value-type="float">
            <text:p>163.98</text:p>
          </table:table-cell>
          <table:table-cell office:value-type="float" office:value="6.80833333333334" calcext:value-type="float">
            <text:p>6.80833333333334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42.38" calcext:value-type="float">
            <text:p>142.38</text:p>
          </table:table-cell>
          <table:table-cell office:value-type="float" office:value="7.23333333333333" calcext:value-type="float">
            <text:p>7.23333333333333</text:p>
          </table:table-cell>
          <table:table-cell office:value-type="float" office:value="131.58" calcext:value-type="float">
            <text:p>131.58</text:p>
          </table:table-cell>
          <table:table-cell office:value-type="float" office:value="13.5416666666667" calcext:value-type="float">
            <text:p>13.5416666666667</text:p>
          </table:table-cell>
          <table:table-cell office:value-type="float" office:value="192.949999999841" calcext:value-type="float">
            <text:p>192.949999999841</text:p>
          </table:table-cell>
          <table:table-cell office:value-type="float" office:value="12.575" calcext:value-type="float">
            <text:p>12.575</text:p>
          </table:table-cell>
          <table:table-cell office:value-type="float" office:value="152.810000000045" calcext:value-type="float">
            <text:p>152.810000000045</text:p>
          </table:table-cell>
          <table:table-cell office:value-type="float" office:value="13.175" calcext:value-type="float">
            <text:p>13.175</text:p>
          </table:table-cell>
          <table:table-cell office:value-type="float" office:value="211.479999999946" calcext:value-type="float">
            <text:p>211.479999999946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96.179999999847" calcext:value-type="float">
            <text:p>196.1799999998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7.7923846153845" calcext:value-type="float">
            <text:p>7.7923846153845</text:p>
          </table:table-cell>
          <table:table-cell office:value-type="float" office:value="131.04" calcext:value-type="float">
            <text:p>131.04</text:p>
          </table:table-cell>
          <table:table-cell office:value-type="float" office:value="8.03743956043939" calcext:value-type="float">
            <text:p>8.03743956043939</text:p>
          </table:table-cell>
          <table:table-cell office:value-type="float" office:value="120.24" calcext:value-type="float">
            <text:p>120.24</text:p>
          </table:table-cell>
          <table:table-cell office:value-type="float" office:value="8.84999999999999" calcext:value-type="float">
            <text:p>8.84999999999999</text:p>
          </table:table-cell>
          <table:table-cell office:value-type="float" office:value="112.119999999957" calcext:value-type="float">
            <text:p>112.119999999957</text:p>
          </table:table-cell>
          <table:table-cell office:value-type="float" office:value="8.85" calcext:value-type="float">
            <text:p>8.85</text:p>
          </table:table-cell>
          <table:table-cell office:value-type="float" office:value="319.209999999899" calcext:value-type="float">
            <text:p>319.209999999899</text:p>
          </table:table-cell>
        </table:table-row>
        <table:table-row table:style-name="ro1">
          <table:table-cell office:value-type="float" office:value="9.175" calcext:value-type="float">
            <text:p>9.175</text:p>
          </table:table-cell>
          <table:table-cell office:value-type="float" office:value="142.219999999713" calcext:value-type="float">
            <text:p>142.219999999713</text:p>
          </table:table-cell>
          <table:table-cell office:value-type="float" office:value="9.07666666666817" calcext:value-type="float">
            <text:p>9.07666666666817</text:p>
          </table:table-cell>
          <table:table-cell office:value-type="float" office:value="139.939999999718" calcext:value-type="float">
            <text:p>139.939999999718</text:p>
          </table:table-cell>
          <table:table-cell office:value-type="float" office:value="9.93333333333333" calcext:value-type="float">
            <text:p>9.93333333333333</text:p>
          </table:table-cell>
          <table:table-cell office:value-type="float" office:value="164.12000000037" calcext:value-type="float">
            <text:p>164.12000000037</text:p>
          </table:table-cell>
          <table:table-cell office:value-type="float" office:value="17.025" calcext:value-type="float">
            <text:p>17.025</text:p>
          </table:table-cell>
          <table:table-cell office:value-type="float" office:value="196.900000000003" calcext:value-type="float">
            <text:p>196.900000000003</text:p>
          </table:table-cell>
          <table:table-cell office:value-type="float" office:value="16.1833333333313" calcext:value-type="float">
            <text:p>16.1833333333313</text:p>
          </table:table-cell>
          <table:table-cell office:value-type="float" office:value="186.099999999946" calcext:value-type="float">
            <text:p>186.099999999946</text:p>
          </table:table-cell>
          <table:table-cell office:value-type="float" office:value="17.175" calcext:value-type="float">
            <text:p>17.175</text:p>
          </table:table-cell>
          <table:table-cell office:value-type="float" office:value="175.299999999917" calcext:value-type="float">
            <text:p>175.299999999917</text:p>
          </table:table-cell>
          <table:table-cell office:value-type="float" office:value="17.175" calcext:value-type="float">
            <text:p>17.175</text:p>
          </table:table-cell>
          <table:table-cell office:value-type="float" office:value="164.499999999946" calcext:value-type="float">
            <text:p>164.499999999946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78.419999999947" calcext:value-type="float">
            <text:p>178.419999999947</text:p>
          </table:table-cell>
          <table:table-cell office:value-type="float" office:value="14.094666666653" calcext:value-type="float">
            <text:p>14.094666666653</text:p>
          </table:table-cell>
          <table:table-cell office:value-type="float" office:value="174.919999999642" calcext:value-type="float">
            <text:p>174.919999999642</text:p>
          </table:table-cell>
          <table:table-cell office:value-type="float" office:value="14.7749999999759" calcext:value-type="float">
            <text:p>14.7749999999759</text:p>
          </table:table-cell>
          <table:table-cell office:value-type="float" office:value="185.189999999596" calcext:value-type="float">
            <text:p>185.189999999596</text:p>
          </table:table-cell>
          <table:table-cell office:value-type="float" office:value="14.835333333311" calcext:value-type="float">
            <text:p>14.835333333311</text:p>
          </table:table-cell>
          <table:table-cell office:value-type="float" office:value="135.290000000156" calcext:value-type="float">
            <text:p>135.290000000156</text:p>
          </table:table-cell>
          <table:table-cell office:value-type="float" office:value="10.3923333333351" calcext:value-type="float">
            <text:p>10.3923333333351</text:p>
          </table:table-cell>
          <table:table-cell office:value-type="float" office:value="125.190000000203" calcext:value-type="float">
            <text:p>125.190000000203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125.61" calcext:value-type="float">
            <text:p>125.61</text:p>
          </table:table-cell>
          <table:table-cell office:value-type="float" office:value="12.9469304029303" calcext:value-type="float">
            <text:p>12.9469304029303</text:p>
          </table:table-cell>
          <table:table-cell office:value-type="float" office:value="167.74" calcext:value-type="float">
            <text:p>167.74</text:p>
          </table:table-cell>
          <table:table-cell office:value-type="float" office:value="10.7444029304029" calcext:value-type="float">
            <text:p>10.7444029304029</text:p>
          </table:table-cell>
          <table:table-cell office:value-type="float" office:value="167.740000000002" calcext:value-type="float">
            <text:p>167.740000000002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59.12" calcext:value-type="float">
            <text:p>159.12</text:p>
          </table:table-cell>
          <table:table-cell office:value-type="float" office:value="7.62733333333333" calcext:value-type="float">
            <text:p>7.62733333333333</text:p>
          </table:table-cell>
          <table:table-cell office:value-type="float" office:value="186.800000000153" calcext:value-type="float">
            <text:p>186.800000000153</text:p>
          </table:table-cell>
          <table:table-cell office:value-type="float" office:value="7.71666666666667" calcext:value-type="float">
            <text:p>7.71666666666667</text:p>
          </table:table-cell>
          <table:table-cell office:value-type="float" office:value="137.52" calcext:value-type="float">
            <text:p>137.52</text:p>
          </table:table-cell>
          <table:table-cell office:value-type="float" office:value="7.94233333333528" calcext:value-type="float">
            <text:p>7.94233333333528</text:p>
          </table:table-cell>
          <table:table-cell office:value-type="float" office:value="137.340000000045" calcext:value-type="float">
            <text:p>137.340000000045</text:p>
          </table:table-cell>
          <table:table-cell office:value-type="float" office:value="6.80833333333334" calcext:value-type="float">
            <text:p>6.80833333333334</text:p>
          </table:table-cell>
          <table:table-cell office:value-type="float" office:value="163.98" calcext:value-type="float">
            <text:p>163.98</text:p>
          </table:table-cell>
          <table:table-cell office:value-type="float" office:value="6.80833333333334" calcext:value-type="float">
            <text:p>6.80833333333334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02266666666713" calcext:value-type="float">
            <text:p>7.02266666666713</text:p>
          </table:table-cell>
          <table:table-cell office:value-type="float" office:value="142.38" calcext:value-type="float">
            <text:p>142.38</text:p>
          </table:table-cell>
          <table:table-cell office:value-type="float" office:value="7.71666666666667" calcext:value-type="float">
            <text:p>7.71666666666667</text:p>
          </table:table-cell>
          <table:table-cell office:value-type="float" office:value="146.08" calcext:value-type="float">
            <text:p>146.08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01.949999999841" calcext:value-type="float">
            <text:p>201.949999999841</text:p>
          </table:table-cell>
          <table:table-cell office:value-type="float" office:value="14.37866666667" calcext:value-type="float">
            <text:p>14.37866666667</text:p>
          </table:table-cell>
          <table:table-cell office:value-type="float" office:value="206.920000000144" calcext:value-type="float">
            <text:p>206.920000000144</text:p>
          </table:table-cell>
          <table:table-cell office:value-type="float" office:value="13.175" calcext:value-type="float">
            <text:p>13.175</text:p>
          </table:table-cell>
          <table:table-cell office:value-type="float" office:value="211.479999999946" calcext:value-type="float">
            <text:p>211.479999999946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96.179999999847" calcext:value-type="float">
            <text:p>196.1799999998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8.03743956043939" calcext:value-type="float">
            <text:p>8.03743956043939</text:p>
          </table:table-cell>
          <table:table-cell office:value-type="float" office:value="354.039999999946" calcext:value-type="float">
            <text:p>354.039999999946</text:p>
          </table:table-cell>
          <table:table-cell office:value-type="float" office:value="8.28249450549425" calcext:value-type="float">
            <text:p>8.28249450549425</text:p>
          </table:table-cell>
          <table:table-cell office:value-type="float" office:value="343.239999999922" calcext:value-type="float">
            <text:p>343.239999999922</text:p>
          </table:table-cell>
          <table:table-cell office:value-type="float" office:value="8.84999999999999" calcext:value-type="float">
            <text:p>8.84999999999999</text:p>
          </table:table-cell>
          <table:table-cell office:value-type="float" office:value="112.119999999957" calcext:value-type="float">
            <text:p>112.119999999957</text:p>
          </table:table-cell>
          <table:table-cell office:value-type="float" office:value="8.85" calcext:value-type="float">
            <text:p>8.85</text:p>
          </table:table-cell>
          <table:table-cell office:value-type="float" office:value="319.209999999899" calcext:value-type="float">
            <text:p>319.209999999899</text:p>
          </table:table-cell>
        </table:table-row>
        <table:table-row table:style-name="ro1">
          <table:table-cell office:value-type="float" office:value="12.3423333333338" calcext:value-type="float">
            <text:p>12.3423333333338</text:p>
          </table:table-cell>
          <table:table-cell office:value-type="float" office:value="129.799999999713" calcext:value-type="float">
            <text:p>129.799999999713</text:p>
          </table:table-cell>
          <table:table-cell office:value-type="float" office:value="12.2916666666667" calcext:value-type="float">
            <text:p>12.2916666666667</text:p>
          </table:table-cell>
          <table:table-cell office:value-type="float" office:value="127.519999999718" calcext:value-type="float">
            <text:p>127.519999999718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151.70000000037" calcext:value-type="float">
            <text:p>151.7000000003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16.1833333333333" calcext:value-type="float">
            <text:p>16.1833333333333</text:p>
          </table:table-cell>
          <table:table-cell office:value-type="float" office:value="166.269999999947" calcext:value-type="float">
            <text:p>166.269999999947</text:p>
          </table:table-cell>
          <table:table-cell office:value-type="float" office:value="17.025" calcext:value-type="float">
            <text:p>17.025</text:p>
          </table:table-cell>
          <table:table-cell office:value-type="float" office:value="162.769999999642" calcext:value-type="float">
            <text:p>162.769999999642</text:p>
          </table:table-cell>
          <table:table-cell office:value-type="float" office:value="18.675" calcext:value-type="float">
            <text:p>18.675</text:p>
          </table:table-cell>
          <table:table-cell office:value-type="float" office:value="173.039999999596" calcext:value-type="float">
            <text:p>173.039999999596</text:p>
          </table:table-cell>
          <table:table-cell office:value-type="float" office:value="17.1833333333333" calcext:value-type="float">
            <text:p>17.1833333333333</text:p>
          </table:table-cell>
          <table:table-cell office:value-type="float" office:value="123.140000000156" calcext:value-type="float">
            <text:p>123.140000000156</text:p>
          </table:table-cell>
          <table:table-cell office:value-type="float" office:value="18.675" calcext:value-type="float">
            <text:p>18.675</text:p>
          </table:table-cell>
          <table:table-cell office:value-type="float" office:value="106.020000000203" calcext:value-type="float">
            <text:p>106.020000000203</text:p>
          </table:table-cell>
          <table:table-cell office:value-type="float" office:value="18.9416666666667" calcext:value-type="float">
            <text:p>18.9416666666667</text:p>
          </table:table-cell>
          <table:table-cell office:value-type="float" office:value="106.44" calcext:value-type="float">
            <text:p>106.44</text:p>
          </table:table-cell>
          <table:table-cell office:value-type="float" office:value="19.275" calcext:value-type="float">
            <text:p>19.275</text:p>
          </table:table-cell>
          <table:table-cell office:value-type="float" office:value="148.57" calcext:value-type="float">
            <text:p>148.57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48.570000000001" calcext:value-type="float">
            <text:p>148.570000000001</text:p>
          </table:table-cell>
          <table:table-cell office:value-type="float" office:value="7.88333333333334" calcext:value-type="float">
            <text:p>7.88333333333334</text:p>
          </table:table-cell>
          <table:table-cell office:value-type="float" office:value="147.51" calcext:value-type="float">
            <text:p>147.51</text:p>
          </table:table-cell>
          <table:table-cell office:value-type="float" office:value="8.70066666668093" calcext:value-type="float">
            <text:p>8.70066666668093</text:p>
          </table:table-cell>
          <table:table-cell office:value-type="float" office:value="175.190000000154" calcext:value-type="float">
            <text:p>175.190000000154</text:p>
          </table:table-cell>
          <table:table-cell office:value-type="float" office:value="8.76066666666851" calcext:value-type="float">
            <text:p>8.76066666666851</text:p>
          </table:table-cell>
          <table:table-cell office:value-type="float" office:value="125.91" calcext:value-type="float">
            <text:p>125.91</text:p>
          </table:table-cell>
          <table:table-cell office:value-type="float" office:value="9.07666666666817" calcext:value-type="float">
            <text:p>9.07666666666817</text:p>
          </table:table-cell>
          <table:table-cell office:value-type="float" office:value="125.730000000045" calcext:value-type="float">
            <text:p>125.730000000045</text:p>
          </table:table-cell>
          <table:table-cell office:value-type="float" office:value="7.62733333333333" calcext:value-type="float">
            <text:p>7.62733333333333</text:p>
          </table:table-cell>
          <table:table-cell office:value-type="float" office:value="152.37" calcext:value-type="float">
            <text:p>152.37</text:p>
          </table:table-cell>
          <table:table-cell office:value-type="float" office:value="7.62733333333333" calcext:value-type="float">
            <text:p>7.62733333333333</text:p>
          </table:table-cell>
          <table:table-cell office:value-type="float" office:value="141.57" calcext:value-type="float">
            <text:p>141.57</text:p>
          </table:table-cell>
          <table:table-cell office:value-type="float" office:value="7.88333333333333" calcext:value-type="float">
            <text:p>7.88333333333333</text:p>
          </table:table-cell>
          <table:table-cell office:value-type="float" office:value="130.77" calcext:value-type="float">
            <text:p>130.77</text:p>
          </table:table-cell>
          <table:table-cell office:value-type="float" office:value="8.84999999999999" calcext:value-type="float">
            <text:p>8.84999999999999</text:p>
          </table:table-cell>
          <table:table-cell office:value-type="float" office:value="134.469999999999" calcext:value-type="float">
            <text:p>134.469999999999</text:p>
          </table:table-cell>
          <table:table-cell office:value-type="float" office:value="15.6203333333267" calcext:value-type="float">
            <text:p>15.6203333333267</text:p>
          </table:table-cell>
          <table:table-cell office:value-type="float" office:value="188.179999999841" calcext:value-type="float">
            <text:p>188.179999999841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193.150000000144" calcext:value-type="float">
            <text:p>193.150000000144</text:p>
          </table:table-cell>
          <table:table-cell office:value-type="float" office:value="17.025" calcext:value-type="float">
            <text:p>17.025</text:p>
          </table:table-cell>
          <table:table-cell office:value-type="float" office:value="197.709999999946" calcext:value-type="float">
            <text:p>197.709999999946</text:p>
          </table:table-cell>
          <table:table-cell office:value-type="float" office:value="17.025" calcext:value-type="float">
            <text:p>17.025</text:p>
          </table:table-cell>
          <table:table-cell office:value-type="float" office:value="182.409999999847" calcext:value-type="float">
            <text:p>182.4099999998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175" calcext:value-type="float">
            <text:p>9.175</text:p>
          </table:table-cell>
          <table:table-cell office:value-type="float" office:value="338.919999999946" calcext:value-type="float">
            <text:p>338.919999999946</text:p>
          </table:table-cell>
          <table:table-cell office:value-type="float" office:value="9.175" calcext:value-type="float">
            <text:p>9.175</text:p>
          </table:table-cell>
          <table:table-cell office:value-type="float" office:value="328.119999999922" calcext:value-type="float">
            <text:p>328.119999999922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97" calcext:value-type="float">
            <text:p>97</text:p>
          </table:table-cell>
          <table:table-cell office:value-type="float" office:value="10.1" calcext:value-type="float">
            <text:p>10.1</text:p>
          </table:table-cell>
          <table:table-cell office:value-type="float" office:value="304.089999999899" calcext:value-type="float">
            <text:p>304.089999999899</text:p>
          </table:table-cell>
        </table:table-row>
        <table:table-row table:style-name="ro1">
          <table:table-cell office:value-type="float" office:value="12.4916666666702" calcext:value-type="float">
            <text:p>12.4916666666702</text:p>
          </table:table-cell>
          <table:table-cell office:value-type="float" office:value="134.279999999805" calcext:value-type="float">
            <text:p>134.279999999805</text:p>
          </table:table-cell>
          <table:table-cell office:value-type="float" office:value="12.3423333333338" calcext:value-type="float">
            <text:p>12.3423333333338</text:p>
          </table:table-cell>
          <table:table-cell office:value-type="float" office:value="129.039999999733" calcext:value-type="float">
            <text:p>129.039999999733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168.70000000037" calcext:value-type="float">
            <text:p>168.7000000003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17.025" calcext:value-type="float">
            <text:p>17.025</text:p>
          </table:table-cell>
          <table:table-cell office:value-type="float" office:value="191.519999999946" calcext:value-type="float">
            <text:p>191.519999999946</text:p>
          </table:table-cell>
          <table:table-cell office:value-type="float" office:value="17.025" calcext:value-type="float">
            <text:p>17.025</text:p>
          </table:table-cell>
          <table:table-cell office:value-type="float" office:value="162.769999999642" calcext:value-type="float">
            <text:p>162.769999999642</text:p>
          </table:table-cell>
          <table:table-cell office:value-type="float" office:value="18.875" calcext:value-type="float">
            <text:p>18.875</text:p>
          </table:table-cell>
          <table:table-cell office:value-type="float" office:value="179.039999999596" calcext:value-type="float">
            <text:p>179.039999999596</text:p>
          </table:table-cell>
          <table:table-cell office:value-type="float" office:value="18.3826666666594" calcext:value-type="float">
            <text:p>18.3826666666594</text:p>
          </table:table-cell>
          <table:table-cell office:value-type="float" office:value="159.119999999938" calcext:value-type="float">
            <text:p>159.119999999938</text:p>
          </table:table-cell>
          <table:table-cell office:value-type="float" office:value="20.0666666666477" calcext:value-type="float">
            <text:p>20.0666666666477</text:p>
          </table:table-cell>
          <table:table-cell office:value-type="float" office:value="147.769999999633" calcext:value-type="float">
            <text:p>147.769999999633</text:p>
          </table:table-cell>
          <table:table-cell office:value-type="float" office:value="19.275" calcext:value-type="float">
            <text:p>19.275</text:p>
          </table:table-cell>
          <table:table-cell office:value-type="float" office:value="116.44" calcext:value-type="float">
            <text:p>116.44</text:p>
          </table:table-cell>
          <table:table-cell office:value-type="float" office:value="19.275" calcext:value-type="float">
            <text:p>19.275</text:p>
          </table:table-cell>
          <table:table-cell office:value-type="float" office:value="148.57" calcext:value-type="float">
            <text:p>148.57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48.570000000001" calcext:value-type="float">
            <text:p>148.570000000001</text:p>
          </table:table-cell>
          <table:table-cell office:value-type="float" office:value="7.88333333333334" calcext:value-type="float">
            <text:p>7.88333333333334</text:p>
          </table:table-cell>
          <table:table-cell office:value-type="float" office:value="147.51" calcext:value-type="float">
            <text:p>147.51</text:p>
          </table:table-cell>
          <table:table-cell office:value-type="float" office:value="8.76066666666851" calcext:value-type="float">
            <text:p>8.76066666666851</text:p>
          </table:table-cell>
          <table:table-cell office:value-type="float" office:value="176.989999999781" calcext:value-type="float">
            <text:p>176.989999999781</text:p>
          </table:table-cell>
          <table:table-cell office:value-type="float" office:value="8.84999999999999" calcext:value-type="float">
            <text:p>8.84999999999999</text:p>
          </table:table-cell>
          <table:table-cell office:value-type="float" office:value="128.589999999944" calcext:value-type="float">
            <text:p>128.589999999944</text:p>
          </table:table-cell>
          <table:table-cell office:value-type="float" office:value="9.175" calcext:value-type="float">
            <text:p>9.175</text:p>
          </table:table-cell>
          <table:table-cell office:value-type="float" office:value="128.68" calcext:value-type="float">
            <text:p>128.68</text:p>
          </table:table-cell>
          <table:table-cell office:value-type="float" office:value="7.62733333333333" calcext:value-type="float">
            <text:p>7.62733333333333</text:p>
          </table:table-cell>
          <table:table-cell office:value-type="float" office:value="152.37" calcext:value-type="float">
            <text:p>152.37</text:p>
          </table:table-cell>
          <table:table-cell office:value-type="float" office:value="7.62733333333333" calcext:value-type="float">
            <text:p>7.62733333333333</text:p>
          </table:table-cell>
          <table:table-cell office:value-type="float" office:value="141.57" calcext:value-type="float">
            <text:p>141.57</text:p>
          </table:table-cell>
          <table:table-cell office:value-type="float" office:value="7.88333333333333" calcext:value-type="float">
            <text:p>7.88333333333333</text:p>
          </table:table-cell>
          <table:table-cell office:value-type="float" office:value="130.77" calcext:value-type="float">
            <text:p>130.77</text:p>
          </table:table-cell>
          <table:table-cell office:value-type="float" office:value="8.84999999999999" calcext:value-type="float">
            <text:p>8.84999999999999</text:p>
          </table:table-cell>
          <table:table-cell office:value-type="float" office:value="134.469999999999" calcext:value-type="float">
            <text:p>134.469999999999</text:p>
          </table:table-cell>
          <table:table-cell office:value-type="float" office:value="16.0249999999985" calcext:value-type="float">
            <text:p>16.0249999999985</text:p>
          </table:table-cell>
          <table:table-cell office:value-type="float" office:value="200.319999999994" calcext:value-type="float">
            <text:p>200.319999999994</text:p>
          </table:table-cell>
          <table:table-cell office:value-type="float" office:value="15.6203333333267" calcext:value-type="float">
            <text:p>15.6203333333267</text:p>
          </table:table-cell>
          <table:table-cell office:value-type="float" office:value="208.509999999946" calcext:value-type="float">
            <text:p>208.509999999946</text:p>
          </table:table-cell>
          <table:table-cell office:value-type="float" office:value="17.025" calcext:value-type="float">
            <text:p>17.025</text:p>
          </table:table-cell>
          <table:table-cell office:value-type="float" office:value="197.709999999946" calcext:value-type="float">
            <text:p>197.709999999946</text:p>
          </table:table-cell>
          <table:table-cell office:value-type="float" office:value="17.175" calcext:value-type="float">
            <text:p>17.175</text:p>
          </table:table-cell>
          <table:table-cell office:value-type="float" office:value="186.909999999847" calcext:value-type="float">
            <text:p>186.9099999998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175" calcext:value-type="float">
            <text:p>9.175</text:p>
          </table:table-cell>
          <table:table-cell office:value-type="float" office:value="338.919999999946" calcext:value-type="float">
            <text:p>338.919999999946</text:p>
          </table:table-cell>
          <table:table-cell office:value-type="float" office:value="9.175" calcext:value-type="float">
            <text:p>9.175</text:p>
          </table:table-cell>
          <table:table-cell office:value-type="float" office:value="328.119999999922" calcext:value-type="float">
            <text:p>328.119999999922</text:p>
          </table:table-cell>
          <table:table-cell office:value-type="float" office:value="9.71884981684976" calcext:value-type="float">
            <text:p>9.71884981684976</text:p>
          </table:table-cell>
          <table:table-cell office:value-type="float" office:value="311.319999999947" calcext:value-type="float">
            <text:p>311.319999999947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304.519999999953" calcext:value-type="float">
            <text:p>304.519999999953</text:p>
          </table:table-cell>
        </table:table-row>
        <table:table-row table:style-name="ro1">
          <table:table-cell office:value-type="float" office:value="13.8416666666667" calcext:value-type="float">
            <text:p>13.8416666666667</text:p>
          </table:table-cell>
          <table:table-cell office:value-type="float" office:value="120.509999999805" calcext:value-type="float">
            <text:p>120.509999999805</text:p>
          </table:table-cell>
          <table:table-cell office:value-type="float" office:value="14.37866666667" calcext:value-type="float">
            <text:p>14.37866666667</text:p>
          </table:table-cell>
          <table:table-cell office:value-type="float" office:value="115.269999999733" calcext:value-type="float">
            <text:p>115.269999999733</text:p>
          </table:table-cell>
          <table:table-cell office:value-type="float" office:value="14.8353333333351" calcext:value-type="float">
            <text:p>14.8353333333351</text:p>
          </table:table-cell>
          <table:table-cell office:value-type="float" office:value="154.93000000037" calcext:value-type="float">
            <text:p>154.9300000003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19.275" calcext:value-type="float">
            <text:p>19.275</text:p>
          </table:table-cell>
          <table:table-cell office:value-type="float" office:value="177.749999999946" calcext:value-type="float">
            <text:p>177.749999999946</text:p>
          </table:table-cell>
          <table:table-cell office:value-type="float" office:value="20.0666666666477" calcext:value-type="float">
            <text:p>20.0666666666477</text:p>
          </table:table-cell>
          <table:table-cell office:value-type="float" office:value="149.000000000013" calcext:value-type="float">
            <text:p>149.000000000013</text:p>
          </table:table-cell>
          <table:table-cell office:value-type="float" office:value="19.925" calcext:value-type="float">
            <text:p>19.925</text:p>
          </table:table-cell>
          <table:table-cell office:value-type="float" office:value="165.269999999595" calcext:value-type="float">
            <text:p>165.269999999595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45.349999999938" calcext:value-type="float">
            <text:p>145.349999999938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8.329999999633" calcext:value-type="float">
            <text:p>128.329999999633</text:p>
          </table:table-cell>
          <table:table-cell office:value-type="float" office:value="21.1166666666667" calcext:value-type="float">
            <text:p>21.116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9.130000000001" calcext:value-type="float">
            <text:p>129.130000000001</text:p>
          </table:table-cell>
          <table:table-cell office:value-type="float" office:value="9.07666666666816" calcext:value-type="float">
            <text:p>9.07666666666816</text:p>
          </table:table-cell>
          <table:table-cell office:value-type="float" office:value="131.85" calcext:value-type="float">
            <text:p>131.85</text:p>
          </table:table-cell>
          <table:table-cell office:value-type="float" office:value="9.93333333333333" calcext:value-type="float">
            <text:p>9.93333333333333</text:p>
          </table:table-cell>
          <table:table-cell office:value-type="float" office:value="161.329999999781" calcext:value-type="float">
            <text:p>161.329999999781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112.929999999954" calcext:value-type="float">
            <text:p>112.929999999954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113.02" calcext:value-type="float">
            <text:p>113.02</text:p>
          </table:table-cell>
          <table:table-cell office:value-type="float" office:value="9.07666666666817" calcext:value-type="float">
            <text:p>9.07666666666817</text:p>
          </table:table-cell>
          <table:table-cell office:value-type="float" office:value="136.17" calcext:value-type="float">
            <text:p>136.17</text:p>
          </table:table-cell>
          <table:table-cell office:value-type="float" office:value="8.85" calcext:value-type="float">
            <text:p>8.85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175" calcext:value-type="float">
            <text:p>9.175</text:p>
          </table:table-cell>
          <table:table-cell office:value-type="float" office:value="114.57" calcext:value-type="float">
            <text:p>114.57</text:p>
          </table:table-cell>
          <table:table-cell office:value-type="float" office:value="10.1" calcext:value-type="float">
            <text:p>10.1</text:p>
          </table:table-cell>
          <table:table-cell office:value-type="float" office:value="118.269999999999" calcext:value-type="float">
            <text:p>118.269999999999</text:p>
          </table:table-cell>
          <table:table-cell office:value-type="float" office:value="18.875" calcext:value-type="float">
            <text:p>18.875</text:p>
          </table:table-cell>
          <table:table-cell office:value-type="float" office:value="184.119999999994" calcext:value-type="float">
            <text:p>184.119999999994</text:p>
          </table:table-cell>
          <table:table-cell office:value-type="float" office:value="18.675" calcext:value-type="float">
            <text:p>18.675</text:p>
          </table:table-cell>
          <table:table-cell office:value-type="float" office:value="192.309999999946" calcext:value-type="float">
            <text:p>192.309999999946</text:p>
          </table:table-cell>
          <table:table-cell office:value-type="float" office:value="18.675" calcext:value-type="float">
            <text:p>18.675</text:p>
          </table:table-cell>
          <table:table-cell office:value-type="float" office:value="181.509999999946" calcext:value-type="float">
            <text:p>181.509999999946</text:p>
          </table:table-cell>
          <table:table-cell office:value-type="float" office:value="18.875" calcext:value-type="float">
            <text:p>18.875</text:p>
          </table:table-cell>
          <table:table-cell office:value-type="float" office:value="170.709999999847" calcext:value-type="float">
            <text:p>170.7099999998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325.149999999946" calcext:value-type="float">
            <text:p>325.149999999946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314.349999999922" calcext:value-type="float">
            <text:p>314.349999999922</text:p>
          </table:table-cell>
          <table:table-cell office:value-type="float" office:value="11.4" calcext:value-type="float">
            <text:p>11.4</text:p>
          </table:table-cell>
          <table:table-cell office:value-type="float" office:value="297.549999999904" calcext:value-type="float">
            <text:p>297.549999999904</text:p>
          </table:table-cell>
          <table:table-cell office:value-type="float" office:value="11.4" calcext:value-type="float">
            <text:p>11.4</text:p>
          </table:table-cell>
          <table:table-cell office:value-type="float" office:value="290.749999999953" calcext:value-type="float">
            <text:p>290.749999999953</text:p>
          </table:table-cell>
        </table:table-row>
        <table:table-row table:style-name="ro1">
          <table:table-cell office:value-type="float" office:value="13.8416666666667" calcext:value-type="float">
            <text:p>13.8416666666667</text:p>
          </table:table-cell>
          <table:table-cell office:value-type="float" office:value="120.509999999805" calcext:value-type="float">
            <text:p>120.509999999805</text:p>
          </table:table-cell>
          <table:table-cell office:value-type="float" office:value="16.4166666666667" calcext:value-type="float">
            <text:p>16.4166666666667</text:p>
          </table:table-cell>
          <table:table-cell office:value-type="float" office:value="176.409999999634" calcext:value-type="float">
            <text:p>176.409999999634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163.120000000316" calcext:value-type="float">
            <text:p>163.12000000031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182.749999999946" calcext:value-type="float">
            <text:p>182.749999999946</text:p>
          </table:table-cell>
          <table:table-cell office:value-type="float" office:value="21.1166666666667" calcext:value-type="float">
            <text:p>21.1166666666667</text:p>
          </table:table-cell>
          <table:table-cell office:value-type="float" office:value="180.500000000583" calcext:value-type="float">
            <text:p>180.500000000583</text:p>
          </table:table-cell>
          <table:table-cell office:value-type="float" office:value="20.0793333333393" calcext:value-type="float">
            <text:p>20.0793333333393</text:p>
          </table:table-cell>
          <table:table-cell office:value-type="float" office:value="169.899999999773" calcext:value-type="float">
            <text:p>169.899999999773</text:p>
          </table:table-cell>
          <table:table-cell office:value-type="float" office:value="19.9083333333333" calcext:value-type="float">
            <text:p>19.9083333333333</text:p>
          </table:table-cell>
          <table:table-cell office:value-type="float" office:value="150.599999999938" calcext:value-type="float">
            <text:p>150.599999999938</text:p>
          </table:table-cell>
          <table:table-cell office:value-type="float" office:value="21.6600000000122" calcext:value-type="float">
            <text:p>21.6600000000122</text:p>
          </table:table-cell>
          <table:table-cell office:value-type="float" office:value="129.13" calcext:value-type="float">
            <text:p>129.13</text:p>
          </table:table-cell>
          <table:table-cell office:value-type="float" office:value="22.1876666666671" calcext:value-type="float">
            <text:p>22.1876666666671</text:p>
          </table:table-cell>
          <table:table-cell office:value-type="float" office:value="129.130000000013" calcext:value-type="float">
            <text:p>129.130000000013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9.130000000001" calcext:value-type="float">
            <text:p>129.130000000001</text:p>
          </table:table-cell>
          <table:table-cell office:value-type="float" office:value="9.07666666666816" calcext:value-type="float">
            <text:p>9.07666666666816</text:p>
          </table:table-cell>
          <table:table-cell office:value-type="float" office:value="131.85" calcext:value-type="float">
            <text:p>131.85</text:p>
          </table:table-cell>
          <table:table-cell office:value-type="float" office:value="10.1" calcext:value-type="float">
            <text:p>10.1</text:p>
          </table:table-cell>
          <table:table-cell office:value-type="float" office:value="166.329999999781" calcext:value-type="float">
            <text:p>166.329999999781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112.929999999954" calcext:value-type="float">
            <text:p>112.929999999954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113.02" calcext:value-type="float">
            <text:p>113.02</text:p>
          </table:table-cell>
          <table:table-cell office:value-type="float" office:value="9.07666666666817" calcext:value-type="float">
            <text:p>9.07666666666817</text:p>
          </table:table-cell>
          <table:table-cell office:value-type="float" office:value="136.17" calcext:value-type="float">
            <text:p>136.17</text:p>
          </table:table-cell>
          <table:table-cell office:value-type="float" office:value="8.85" calcext:value-type="float">
            <text:p>8.85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175" calcext:value-type="float">
            <text:p>9.175</text:p>
          </table:table-cell>
          <table:table-cell office:value-type="float" office:value="114.57" calcext:value-type="float">
            <text:p>114.57</text:p>
          </table:table-cell>
          <table:table-cell office:value-type="float" office:value="10.1" calcext:value-type="float">
            <text:p>10.1</text:p>
          </table:table-cell>
          <table:table-cell office:value-type="float" office:value="118.269999999999" calcext:value-type="float">
            <text:p>118.269999999999</text:p>
          </table:table-cell>
          <table:table-cell office:value-type="float" office:value="18.875" calcext:value-type="float">
            <text:p>18.875</text:p>
          </table:table-cell>
          <table:table-cell office:value-type="float" office:value="184.119999999994" calcext:value-type="float">
            <text:p>184.119999999994</text:p>
          </table:table-cell>
          <table:table-cell office:value-type="float" office:value="18.675" calcext:value-type="float">
            <text:p>18.675</text:p>
          </table:table-cell>
          <table:table-cell office:value-type="float" office:value="192.309999999946" calcext:value-type="float">
            <text:p>192.309999999946</text:p>
          </table:table-cell>
          <table:table-cell office:value-type="float" office:value="18.675" calcext:value-type="float">
            <text:p>18.675</text:p>
          </table:table-cell>
          <table:table-cell office:value-type="float" office:value="181.509999999946" calcext:value-type="float">
            <text:p>181.509999999946</text:p>
          </table:table-cell>
          <table:table-cell office:value-type="float" office:value="18.875" calcext:value-type="float">
            <text:p>18.875</text:p>
          </table:table-cell>
          <table:table-cell office:value-type="float" office:value="170.709999999847" calcext:value-type="float">
            <text:p>170.7099999998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1143333333351" calcext:value-type="float">
            <text:p>10.1143333333351</text:p>
          </table:table-cell>
          <table:table-cell office:value-type="float" office:value="325.149999999946" calcext:value-type="float">
            <text:p>325.149999999946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314.349999999922" calcext:value-type="float">
            <text:p>314.349999999922</text:p>
          </table:table-cell>
          <table:table-cell office:value-type="float" office:value="11.4" calcext:value-type="float">
            <text:p>11.4</text:p>
          </table:table-cell>
          <table:table-cell office:value-type="float" office:value="297.549999999904" calcext:value-type="float">
            <text:p>297.549999999904</text:p>
          </table:table-cell>
          <table:table-cell office:value-type="float" office:value="11.4" calcext:value-type="float">
            <text:p>11.4</text:p>
          </table:table-cell>
          <table:table-cell office:value-type="float" office:value="290.749999999953" calcext:value-type="float">
            <text:p>290.749999999953</text:p>
          </table:table-cell>
        </table:table-row>
        <table:table-row table:style-name="ro1">
          <table:table-cell office:value-type="float" office:value="18.2586666666647" calcext:value-type="float">
            <text:p>18.2586666666647</text:p>
          </table:table-cell>
          <table:table-cell office:value-type="float" office:value="106.739999999805" calcext:value-type="float">
            <text:p>106.739999999805</text:p>
          </table:table-cell>
          <table:table-cell office:value-type="float" office:value="17.5249999999877" calcext:value-type="float">
            <text:p>17.5249999999877</text:p>
          </table:table-cell>
          <table:table-cell office:value-type="float" office:value="162.639999999634" calcext:value-type="float">
            <text:p>162.639999999634</text:p>
          </table:table-cell>
          <table:table-cell office:value-type="float" office:value="17.175" calcext:value-type="float">
            <text:p>17.175</text:p>
          </table:table-cell>
          <table:table-cell office:value-type="float" office:value="149.350000000316" calcext:value-type="float">
            <text:p>149.35000000031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174.379999999946" calcext:value-type="float">
            <text:p>174.379999999946</text:p>
          </table:table-cell>
          <table:table-cell office:value-type="float" office:value="21.6600000000214" calcext:value-type="float">
            <text:p>21.6600000000214</text:p>
          </table:table-cell>
          <table:table-cell office:value-type="float" office:value="172.130000000583" calcext:value-type="float">
            <text:p>172.13000000058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529999999822" calcext:value-type="float">
            <text:p>161.529999999822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42.229999999938" calcext:value-type="float">
            <text:p>142.22999999993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10.2583333333333" calcext:value-type="float">
            <text:p>10.2583333333333</text:p>
          </table:table-cell>
          <table:table-cell office:value-type="float" office:value="115.92" calcext:value-type="float">
            <text:p>115.92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150.399999999781" calcext:value-type="float">
            <text:p>150.399999999781</text:p>
          </table:table-cell>
          <table:table-cell office:value-type="float" office:value="16.1635531135531" calcext:value-type="float">
            <text:p>16.1635531135531</text:p>
          </table:table-cell>
          <table:table-cell office:value-type="float" office:value="97" calcext:value-type="float">
            <text:p>97</text:p>
          </table:table-cell>
          <table:table-cell office:value-type="float" office:value="11.2583333333333" calcext:value-type="float">
            <text:p>11.2583333333333</text:p>
          </table:table-cell>
          <table:table-cell office:value-type="float" office:value="97.0899999999996" calcext:value-type="float">
            <text:p>97.0899999999996</text:p>
          </table:table-cell>
          <table:table-cell office:value-type="float" office:value="9.725" calcext:value-type="float">
            <text:p>9.725</text:p>
          </table:table-cell>
          <table:table-cell office:value-type="float" office:value="119.7" calcext:value-type="float">
            <text:p>119.7</text:p>
          </table:table-cell>
          <table:table-cell office:value-type="float" office:value="10.3492783882784" calcext:value-type="float">
            <text:p>10.3492783882784</text:p>
          </table:table-cell>
          <table:table-cell office:value-type="float" office:value="108.9" calcext:value-type="float">
            <text:p>108.9</text:p>
          </table:table-cell>
          <table:table-cell office:value-type="float" office:value="10.640619047619" calcext:value-type="float">
            <text:p>10.640619047619</text:p>
          </table:table-cell>
          <table:table-cell office:value-type="float" office:value="98.0999999999998" calcext:value-type="float">
            <text:p>98.0999999999998</text:p>
          </table:table-cell>
          <table:table-cell office:value-type="float" office:value="10.9591904761905" calcext:value-type="float">
            <text:p>10.9591904761905</text:p>
          </table:table-cell>
          <table:table-cell office:value-type="float" office:value="101.799999999999" calcext:value-type="float">
            <text:p>101.799999999999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169.809999999994" calcext:value-type="float">
            <text:p>169.809999999994</text:p>
          </table:table-cell>
          <table:table-cell office:value-type="float" office:value="20.8" calcext:value-type="float">
            <text:p>20.8</text:p>
          </table:table-cell>
          <table:table-cell office:value-type="float" office:value="177.999999999946" calcext:value-type="float">
            <text:p>177.999999999946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167.199999999946" calcext:value-type="float">
            <text:p>167.199999999946</text:p>
          </table:table-cell>
          <table:table-cell office:value-type="float" office:value="21.6600000000122" calcext:value-type="float">
            <text:p>21.6600000000122</text:p>
          </table:table-cell>
          <table:table-cell office:value-type="float" office:value="156.399999999847" calcext:value-type="float">
            <text:p>156.3999999998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307.059999999946" calcext:value-type="float">
            <text:p>307.059999999946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296.259999999922" calcext:value-type="float">
            <text:p>296.259999999922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279.459999999904" calcext:value-type="float">
            <text:p>279.459999999904</text:p>
          </table:table-cell>
          <table:table-cell office:value-type="float" office:value="12.2916666666667" calcext:value-type="float">
            <text:p>12.2916666666667</text:p>
          </table:table-cell>
          <table:table-cell office:value-type="float" office:value="272.659999999952" calcext:value-type="float">
            <text:p>272.659999999952</text:p>
          </table:table-cell>
        </table:table-row>
        <table:table-row table:style-name="ro1">
          <table:table-cell office:value-type="float" office:value="18.3030000000046" calcext:value-type="float">
            <text:p>18.3030000000046</text:p>
          </table:table-cell>
          <table:table-cell office:value-type="float" office:value="108.07" calcext:value-type="float">
            <text:p>108.07</text:p>
          </table:table-cell>
          <table:table-cell office:value-type="float" office:value="18.2586666666647" calcext:value-type="float">
            <text:p>18.2586666666647</text:p>
          </table:table-cell>
          <table:table-cell office:value-type="float" office:value="184.649999999946" calcext:value-type="float">
            <text:p>184.649999999946</text:p>
          </table:table-cell>
          <table:table-cell office:value-type="float" office:value="17.5249999999877" calcext:value-type="float">
            <text:p>17.5249999999877</text:p>
          </table:table-cell>
          <table:table-cell office:value-type="float" office:value="159.849999999947" calcext:value-type="float">
            <text:p>159.84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183.129999999946" calcext:value-type="float">
            <text:p>183.129999999946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72.329999999941" calcext:value-type="float">
            <text:p>172.329999999941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529999999822" calcext:value-type="float">
            <text:p>161.529999999822</text:p>
          </table:table-cell>
          <table:table-cell office:value-type="float" office:value="22.325" calcext:value-type="float">
            <text:p>22.325</text:p>
          </table:table-cell>
          <table:table-cell office:value-type="float" office:value="150.729999999938" calcext:value-type="float">
            <text:p>150.72999999993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12.25" calcext:value-type="float">
            <text:p>12.25</text:p>
          </table:table-cell>
          <table:table-cell office:value-type="float" office:value="175.67" calcext:value-type="float">
            <text:p>175.67</text:p>
          </table:table-cell>
          <table:table-cell office:value-type="float" office:value="10.9820000000018" calcext:value-type="float">
            <text:p>10.9820000000018</text:p>
          </table:table-cell>
          <table:table-cell office:value-type="float" office:value="150.399999999781" calcext:value-type="float">
            <text:p>150.399999999781</text:p>
          </table:table-cell>
          <table:table-cell office:value-type="float" office:value="16.2513772893774" calcext:value-type="float">
            <text:p>16.2513772893774</text:p>
          </table:table-cell>
          <table:table-cell office:value-type="float" office:value="176.920000000056" calcext:value-type="float">
            <text:p>176.920000000056</text:p>
          </table:table-cell>
          <table:table-cell office:value-type="float" office:value="13.5943333333333" calcext:value-type="float">
            <text:p>13.5943333333333</text:p>
          </table:table-cell>
          <table:table-cell office:value-type="float" office:value="167.17" calcext:value-type="float">
            <text:p>167.17</text:p>
          </table:table-cell>
          <table:table-cell office:value-type="float" office:value="10.0044725274725" calcext:value-type="float">
            <text:p>10.0044725274725</text:p>
          </table:table-cell>
          <table:table-cell office:value-type="float" office:value="374.020000000001" calcext:value-type="float">
            <text:p>374.020000000001</text:p>
          </table:table-cell>
          <table:table-cell office:value-type="float" office:value="10.640619047619" calcext:value-type="float">
            <text:p>10.640619047619</text:p>
          </table:table-cell>
          <table:table-cell office:value-type="float" office:value="374.019999999947" calcext:value-type="float">
            <text:p>374.019999999947</text:p>
          </table:table-cell>
          <table:table-cell office:value-type="float" office:value="10.9438278388278" calcext:value-type="float">
            <text:p>10.9438278388278</text:p>
          </table:table-cell>
          <table:table-cell office:value-type="float" office:value="374.02" calcext:value-type="float">
            <text:p>374.02</text:p>
          </table:table-cell>
          <table:table-cell office:value-type="float" office:value="11.2583333333333" calcext:value-type="float">
            <text:p>11.2583333333333</text:p>
          </table:table-cell>
          <table:table-cell office:value-type="float" office:value="374.02" calcext:value-type="float">
            <text:p>374.02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169.809999999994" calcext:value-type="float">
            <text:p>169.809999999994</text:p>
          </table:table-cell>
          <table:table-cell office:value-type="float" office:value="20.8" calcext:value-type="float">
            <text:p>20.8</text:p>
          </table:table-cell>
          <table:table-cell office:value-type="float" office:value="177.999999999946" calcext:value-type="float">
            <text:p>177.999999999946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167.199999999946" calcext:value-type="float">
            <text:p>167.199999999946</text:p>
          </table:table-cell>
          <table:table-cell office:value-type="float" office:value="21.6600000000122" calcext:value-type="float">
            <text:p>21.6600000000122</text:p>
          </table:table-cell>
          <table:table-cell office:value-type="float" office:value="156.399999999847" calcext:value-type="float">
            <text:p>156.3999999998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307.059999999946" calcext:value-type="float">
            <text:p>307.059999999946</text:p>
          </table:table-cell>
          <table:table-cell office:value-type="float" office:value="11.6666666666667" calcext:value-type="float">
            <text:p>11.6666666666667</text:p>
          </table:table-cell>
          <table:table-cell office:value-type="float" office:value="296.259999999922" calcext:value-type="float">
            <text:p>296.259999999922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279.459999999904" calcext:value-type="float">
            <text:p>279.459999999904</text:p>
          </table:table-cell>
          <table:table-cell office:value-type="float" office:value="12.2916666666667" calcext:value-type="float">
            <text:p>12.2916666666667</text:p>
          </table:table-cell>
          <table:table-cell office:value-type="float" office:value="272.659999999952" calcext:value-type="float">
            <text:p>272.659999999952</text:p>
          </table:table-cell>
        </table:table-row>
        <table:table-row table:style-name="ro1">
          <table:table-cell office:value-type="float" office:value="19.2635531135531" calcext:value-type="float">
            <text:p>19.2635531135531</text:p>
          </table:table-cell>
          <table:table-cell office:value-type="float" office:value="97" calcext:value-type="float">
            <text:p>97</text:p>
          </table:table-cell>
          <table:table-cell office:value-type="float" office:value="20.8583333333333" calcext:value-type="float">
            <text:p>20.8583333333333</text:p>
          </table:table-cell>
          <table:table-cell office:value-type="float" office:value="173.579999999946" calcext:value-type="float">
            <text:p>173.579999999946</text:p>
          </table:table-cell>
          <table:table-cell office:value-type="float" office:value="20.15" calcext:value-type="float">
            <text:p>20.15</text:p>
          </table:table-cell>
          <table:table-cell office:value-type="float" office:value="148.779999999947" calcext:value-type="float">
            <text:p>148.77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3826666666594" calcext:value-type="float">
            <text:p>18.3826666666594</text:p>
          </table:table-cell>
          <table:table-cell office:value-type="float" office:value="159.74" calcext:value-type="float">
            <text:p>159.74</text:p>
          </table:table-cell>
          <table:table-cell office:value-type="float" office:value="18.3826666666594" calcext:value-type="float">
            <text:p>18.3826666666594</text:p>
          </table:table-cell>
          <table:table-cell office:value-type="float" office:value="134.469999999781" calcext:value-type="float">
            <text:p>134.469999999781</text:p>
          </table:table-cell>
          <table:table-cell office:value-type="float" office:value="18.675" calcext:value-type="float">
            <text:p>18.675</text:p>
          </table:table-cell>
          <table:table-cell office:value-type="float" office:value="160.99" calcext:value-type="float">
            <text:p>160.99</text:p>
          </table:table-cell>
          <table:table-cell office:value-type="float" office:value="18.875" calcext:value-type="float">
            <text:p>18.875</text:p>
          </table:table-cell>
          <table:table-cell office:value-type="float" office:value="151.24" calcext:value-type="float">
            <text:p>151.24</text:p>
          </table:table-cell>
          <table:table-cell office:value-type="float" office:value="17.5249999999877" calcext:value-type="float">
            <text:p>17.5249999999877</text:p>
          </table:table-cell>
          <table:table-cell office:value-type="float" office:value="151.000000000001" calcext:value-type="float">
            <text:p>151.000000000001</text:p>
          </table:table-cell>
          <table:table-cell office:value-type="float" office:value="18.3826666666631" calcext:value-type="float">
            <text:p>18.3826666666631</text:p>
          </table:table-cell>
          <table:table-cell office:value-type="float" office:value="150.999999999947" calcext:value-type="float">
            <text:p>150.999999999947</text:p>
          </table:table-cell>
          <table:table-cell office:value-type="float" office:value="18.3826666666631" calcext:value-type="float">
            <text:p>18.3826666666631</text:p>
          </table:table-cell>
          <table:table-cell office:value-type="float" office:value="151" calcext:value-type="float">
            <text:p>151</text:p>
          </table:table-cell>
          <table:table-cell office:value-type="float" office:value="18.675" calcext:value-type="float">
            <text:p>18.675</text:p>
          </table:table-cell>
          <table:table-cell office:value-type="float" office:value="151" calcext:value-type="float">
            <text:p>151</text:p>
          </table:table-cell>
          <table:table-cell office:value-type="float" office:value="22.6916666666667" calcext:value-type="float">
            <text:p>22.6916666666667</text:p>
          </table:table-cell>
          <table:table-cell office:value-type="float" office:value="120.129999999994" calcext:value-type="float">
            <text:p>120.129999999994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74999999997" calcext:value-type="float">
            <text:p>13.174999999997</text:p>
          </table:table-cell>
          <table:table-cell office:value-type="float" office:value="287.349999999946" calcext:value-type="float">
            <text:p>287.349999999946</text:p>
          </table:table-cell>
          <table:table-cell office:value-type="float" office:value="13.5083333333333" calcext:value-type="float">
            <text:p>13.5083333333333</text:p>
          </table:table-cell>
          <table:table-cell office:value-type="float" office:value="276.549999999859" calcext:value-type="float">
            <text:p>276.549999999859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9.749999999904" calcext:value-type="float">
            <text:p>259.749999999904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2.949999999952" calcext:value-type="float">
            <text:p>252.949999999952</text:p>
          </table:table-cell>
        </table:table-row>
        <table:table-row table:style-name="ro1">
          <table:table-cell office:value-type="float" office:value="19.365619047619" calcext:value-type="float">
            <text:p>19.365619047619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179.079999999947" calcext:value-type="float">
            <text:p>179.079999999947</text:p>
          </table:table-cell>
          <table:table-cell office:value-type="float" office:value="20.8" calcext:value-type="float">
            <text:p>20.8</text:p>
          </table:table-cell>
          <table:table-cell office:value-type="float" office:value="168.279999999946" calcext:value-type="float">
            <text:p>168.27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3826666666594" calcext:value-type="float">
            <text:p>18.3826666666594</text:p>
          </table:table-cell>
          <table:table-cell office:value-type="float" office:value="159.74" calcext:value-type="float">
            <text:p>159.74</text:p>
          </table:table-cell>
          <table:table-cell office:value-type="float" office:value="18.675" calcext:value-type="float">
            <text:p>18.675</text:p>
          </table:table-cell>
          <table:table-cell office:value-type="float" office:value="143.239999999999" calcext:value-type="float">
            <text:p>143.239999999999</text:p>
          </table:table-cell>
          <table:table-cell office:value-type="float" office:value="18.675" calcext:value-type="float">
            <text:p>18.675</text:p>
          </table:table-cell>
          <table:table-cell office:value-type="float" office:value="160.99" calcext:value-type="float">
            <text:p>160.99</text:p>
          </table:table-cell>
          <table:table-cell office:value-type="float" office:value="18.875" calcext:value-type="float">
            <text:p>18.875</text:p>
          </table:table-cell>
          <table:table-cell office:value-type="float" office:value="151.24" calcext:value-type="float">
            <text:p>151.24</text:p>
          </table:table-cell>
          <table:table-cell office:value-type="float" office:value="17.5249999999877" calcext:value-type="float">
            <text:p>17.5249999999877</text:p>
          </table:table-cell>
          <table:table-cell office:value-type="float" office:value="151.000000000001" calcext:value-type="float">
            <text:p>151.000000000001</text:p>
          </table:table-cell>
          <table:table-cell office:value-type="float" office:value="18.3826666666631" calcext:value-type="float">
            <text:p>18.3826666666631</text:p>
          </table:table-cell>
          <table:table-cell office:value-type="float" office:value="150.999999999947" calcext:value-type="float">
            <text:p>150.999999999947</text:p>
          </table:table-cell>
          <table:table-cell office:value-type="float" office:value="18.3826666666631" calcext:value-type="float">
            <text:p>18.3826666666631</text:p>
          </table:table-cell>
          <table:table-cell office:value-type="float" office:value="151" calcext:value-type="float">
            <text:p>151</text:p>
          </table:table-cell>
          <table:table-cell office:value-type="float" office:value="18.675" calcext:value-type="float">
            <text:p>18.675</text:p>
          </table:table-cell>
          <table:table-cell office:value-type="float" office:value="151" calcext:value-type="float">
            <text:p>151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129.129999999994" calcext:value-type="float">
            <text:p>129.129999999994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74999999997" calcext:value-type="float">
            <text:p>13.174999999997</text:p>
          </table:table-cell>
          <table:table-cell office:value-type="float" office:value="287.349999999946" calcext:value-type="float">
            <text:p>287.349999999946</text:p>
          </table:table-cell>
          <table:table-cell office:value-type="float" office:value="13.5083333333333" calcext:value-type="float">
            <text:p>13.5083333333333</text:p>
          </table:table-cell>
          <table:table-cell office:value-type="float" office:value="276.549999999859" calcext:value-type="float">
            <text:p>276.549999999859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9.749999999904" calcext:value-type="float">
            <text:p>259.749999999904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2.949999999952" calcext:value-type="float">
            <text:p>252.9499999999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141.11" calcext:value-type="float">
            <text:p>141.11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124.609999999999" calcext:value-type="float">
            <text:p>124.609999999999</text:p>
          </table:table-cell>
          <table:table-cell office:value-type="float" office:value="19.9083333333333" calcext:value-type="float">
            <text:p>19.9083333333333</text:p>
          </table:table-cell>
          <table:table-cell office:value-type="float" office:value="142.36" calcext:value-type="float">
            <text:p>142.36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2.61" calcext:value-type="float">
            <text:p>132.61</text:p>
          </table:table-cell>
          <table:table-cell office:value-type="float" office:value="18.675" calcext:value-type="float">
            <text:p>18.675</text:p>
          </table:table-cell>
          <table:table-cell office:value-type="float" office:value="136.690000000001" calcext:value-type="float">
            <text:p>136.690000000001</text:p>
          </table:table-cell>
          <table:table-cell office:value-type="float" office:value="18.875" calcext:value-type="float">
            <text:p>18.875</text:p>
          </table:table-cell>
          <table:table-cell office:value-type="float" office:value="136.689999999947" calcext:value-type="float">
            <text:p>136.689999999947</text:p>
          </table:table-cell>
          <table:table-cell office:value-type="float" office:value="19.925" calcext:value-type="float">
            <text:p>19.925</text:p>
          </table:table-cell>
          <table:table-cell office:value-type="float" office:value="136.69" calcext:value-type="float">
            <text:p>136.69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36.69" calcext:value-type="float">
            <text:p>136.6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68.449999999946" calcext:value-type="float">
            <text:p>268.449999999946</text:p>
          </table:table-cell>
          <table:table-cell office:value-type="float" office:value="14.0946666666566" calcext:value-type="float">
            <text:p>14.0946666666566</text:p>
          </table:table-cell>
          <table:table-cell office:value-type="float" office:value="257.649999999859" calcext:value-type="float">
            <text:p>257.649999999859</text:p>
          </table:table-cell>
          <table:table-cell office:value-type="float" office:value="14.8353333333351" calcext:value-type="float">
            <text:p>14.8353333333351</text:p>
          </table:table-cell>
          <table:table-cell office:value-type="float" office:value="240.849999999947" calcext:value-type="float">
            <text:p>240.849999999947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234.049999999953" calcext:value-type="float">
            <text:p>234.0499999999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141.11" calcext:value-type="float">
            <text:p>141.11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33.36" calcext:value-type="float">
            <text:p>133.36</text:p>
          </table:table-cell>
          <table:table-cell office:value-type="float" office:value="19.9083333333333" calcext:value-type="float">
            <text:p>19.9083333333333</text:p>
          </table:table-cell>
          <table:table-cell office:value-type="float" office:value="142.36" calcext:value-type="float">
            <text:p>142.36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2.61" calcext:value-type="float">
            <text:p>132.61</text:p>
          </table:table-cell>
          <table:table-cell office:value-type="float" office:value="18.675" calcext:value-type="float">
            <text:p>18.675</text:p>
          </table:table-cell>
          <table:table-cell office:value-type="float" office:value="136.690000000001" calcext:value-type="float">
            <text:p>136.690000000001</text:p>
          </table:table-cell>
          <table:table-cell office:value-type="float" office:value="18.875" calcext:value-type="float">
            <text:p>18.875</text:p>
          </table:table-cell>
          <table:table-cell office:value-type="float" office:value="136.689999999947" calcext:value-type="float">
            <text:p>136.689999999947</text:p>
          </table:table-cell>
          <table:table-cell office:value-type="float" office:value="19.925" calcext:value-type="float">
            <text:p>19.925</text:p>
          </table:table-cell>
          <table:table-cell office:value-type="float" office:value="136.69" calcext:value-type="float">
            <text:p>136.69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36.69" calcext:value-type="float">
            <text:p>136.6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68.449999999946" calcext:value-type="float">
            <text:p>268.449999999946</text:p>
          </table:table-cell>
          <table:table-cell office:value-type="float" office:value="14.0946666666566" calcext:value-type="float">
            <text:p>14.0946666666566</text:p>
          </table:table-cell>
          <table:table-cell office:value-type="float" office:value="257.649999999859" calcext:value-type="float">
            <text:p>257.649999999859</text:p>
          </table:table-cell>
          <table:table-cell office:value-type="float" office:value="14.8353333333351" calcext:value-type="float">
            <text:p>14.8353333333351</text:p>
          </table:table-cell>
          <table:table-cell office:value-type="float" office:value="240.849999999947" calcext:value-type="float">
            <text:p>240.849999999947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234.049999999953" calcext:value-type="float">
            <text:p>234.049999999953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29.77" calcext:value-type="float">
            <text:p>129.77</text:p>
          </table:table-cell>
          <table:table-cell office:value-type="float" office:value="20.8" calcext:value-type="float">
            <text:p>20.8</text:p>
          </table:table-cell>
          <table:table-cell office:value-type="float" office:value="122.02" calcext:value-type="float">
            <text:p>122.02</text:p>
          </table:table-cell>
          <table:table-cell office:value-type="float" office:value="20.8" calcext:value-type="float">
            <text:p>20.8</text:p>
          </table:table-cell>
          <table:table-cell office:value-type="float" office:value="131.02" calcext:value-type="float">
            <text:p>131.02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121.27" calcext:value-type="float">
            <text:p>121.27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130.750000000001" calcext:value-type="float">
            <text:p>130.750000000001</text:p>
          </table:table-cell>
          <table:table-cell office:value-type="float" office:value="19.925" calcext:value-type="float">
            <text:p>19.925</text:p>
          </table:table-cell>
          <table:table-cell office:value-type="float" office:value="130.749999999947" calcext:value-type="float">
            <text:p>130.749999999947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0.75" calcext:value-type="float">
            <text:p>130.75</text:p>
          </table:table-cell>
          <table:table-cell office:value-type="float" office:value="20.8" calcext:value-type="float">
            <text:p>20.8</text:p>
          </table:table-cell>
          <table:table-cell office:value-type="float" office:value="130.75" calcext:value-type="float">
            <text:p>130.7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203333333267" calcext:value-type="float">
            <text:p>15.6203333333267</text:p>
          </table:table-cell>
          <table:table-cell office:value-type="float" office:value="249.279999999946" calcext:value-type="float">
            <text:p>249.279999999946</text:p>
          </table:table-cell>
          <table:table-cell office:value-type="float" office:value="16.0249999999985" calcext:value-type="float">
            <text:p>16.0249999999985</text:p>
          </table:table-cell>
          <table:table-cell office:value-type="float" office:value="238.479999999859" calcext:value-type="float">
            <text:p>238.479999999859</text:p>
          </table:table-cell>
          <table:table-cell office:value-type="float" office:value="16.1833333333333" calcext:value-type="float">
            <text:p>16.1833333333333</text:p>
          </table:table-cell>
          <table:table-cell office:value-type="float" office:value="221.679999999947" calcext:value-type="float">
            <text:p>221.679999999947</text:p>
          </table:table-cell>
          <table:table-cell office:value-type="float" office:value="16.1833333333333" calcext:value-type="float">
            <text:p>16.1833333333333</text:p>
          </table:table-cell>
          <table:table-cell office:value-type="float" office:value="214.879999999952" calcext:value-type="float">
            <text:p>214.879999999952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15" calcext:value-type="float">
            <text:p>20.15</text:p>
          </table:table-cell>
          <table:table-cell office:value-type="float" office:value="131.02" calcext:value-type="float">
            <text:p>131.02</text:p>
          </table:table-cell>
          <table:table-cell office:value-type="float" office:value="20.8" calcext:value-type="float">
            <text:p>20.8</text:p>
          </table:table-cell>
          <table:table-cell office:value-type="float" office:value="122.02" calcext:value-type="float">
            <text:p>122.02</text:p>
          </table:table-cell>
          <table:table-cell office:value-type="float" office:value="20.8" calcext:value-type="float">
            <text:p>20.8</text:p>
          </table:table-cell>
          <table:table-cell office:value-type="float" office:value="131.02" calcext:value-type="float">
            <text:p>131.02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121.27" calcext:value-type="float">
            <text:p>121.27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130.750000000001" calcext:value-type="float">
            <text:p>130.750000000001</text:p>
          </table:table-cell>
          <table:table-cell office:value-type="float" office:value="19.925" calcext:value-type="float">
            <text:p>19.925</text:p>
          </table:table-cell>
          <table:table-cell office:value-type="float" office:value="130.749999999947" calcext:value-type="float">
            <text:p>130.749999999947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0.75" calcext:value-type="float">
            <text:p>130.75</text:p>
          </table:table-cell>
          <table:table-cell office:value-type="float" office:value="20.8" calcext:value-type="float">
            <text:p>20.8</text:p>
          </table:table-cell>
          <table:table-cell office:value-type="float" office:value="130.75" calcext:value-type="float">
            <text:p>130.7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203333333267" calcext:value-type="float">
            <text:p>15.6203333333267</text:p>
          </table:table-cell>
          <table:table-cell office:value-type="float" office:value="249.279999999946" calcext:value-type="float">
            <text:p>249.279999999946</text:p>
          </table:table-cell>
          <table:table-cell office:value-type="float" office:value="16.0249999999985" calcext:value-type="float">
            <text:p>16.0249999999985</text:p>
          </table:table-cell>
          <table:table-cell office:value-type="float" office:value="238.479999999859" calcext:value-type="float">
            <text:p>238.479999999859</text:p>
          </table:table-cell>
          <table:table-cell office:value-type="float" office:value="16.1833333333333" calcext:value-type="float">
            <text:p>16.1833333333333</text:p>
          </table:table-cell>
          <table:table-cell office:value-type="float" office:value="221.679999999947" calcext:value-type="float">
            <text:p>221.679999999947</text:p>
          </table:table-cell>
          <table:table-cell office:value-type="float" office:value="16.1833333333333" calcext:value-type="float">
            <text:p>16.1833333333333</text:p>
          </table:table-cell>
          <table:table-cell office:value-type="float" office:value="214.879999999952" calcext:value-type="float">
            <text:p>214.879999999952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120.13" calcext:value-type="float">
            <text:p>120.13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19.38" calcext:value-type="float">
            <text:p>119.38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0.8" calcext:value-type="float">
            <text:p>20.8</text:p>
          </table:table-cell>
          <table:table-cell office:value-type="float" office:value="129.129999999948" calcext:value-type="float">
            <text:p>129.129999999948</text:p>
          </table:table-cell>
          <table:table-cell office:value-type="float" office:value="20.8" calcext:value-type="float">
            <text:p>20.8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25" calcext:value-type="float">
            <text:p>17.025</text:p>
          </table:table-cell>
          <table:table-cell office:value-type="float" office:value="231.189999999946" calcext:value-type="float">
            <text:p>231.189999999946</text:p>
          </table:table-cell>
          <table:table-cell office:value-type="float" office:value="17.175" calcext:value-type="float">
            <text:p>17.175</text:p>
          </table:table-cell>
          <table:table-cell office:value-type="float" office:value="220.389999999859" calcext:value-type="float">
            <text:p>220.389999999859</text:p>
          </table:table-cell>
          <table:table-cell office:value-type="float" office:value="17.175" calcext:value-type="float">
            <text:p>17.175</text:p>
          </table:table-cell>
          <table:table-cell office:value-type="float" office:value="203.589999999947" calcext:value-type="float">
            <text:p>203.589999999947</text:p>
          </table:table-cell>
          <table:table-cell office:value-type="float" office:value="17.525" calcext:value-type="float">
            <text:p>17.525</text:p>
          </table:table-cell>
          <table:table-cell office:value-type="float" office:value="196.789999999952" calcext:value-type="float">
            <text:p>196.789999999952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9.13" calcext:value-type="float">
            <text:p>129.13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0.8" calcext:value-type="float">
            <text:p>20.8</text:p>
          </table:table-cell>
          <table:table-cell office:value-type="float" office:value="129.129999999948" calcext:value-type="float">
            <text:p>129.129999999948</text:p>
          </table:table-cell>
          <table:table-cell office:value-type="float" office:value="20.8" calcext:value-type="float">
            <text:p>20.8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29.13" calcext:value-type="float">
            <text:p>129.1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25" calcext:value-type="float">
            <text:p>17.025</text:p>
          </table:table-cell>
          <table:table-cell office:value-type="float" office:value="231.189999999946" calcext:value-type="float">
            <text:p>231.189999999946</text:p>
          </table:table-cell>
          <table:table-cell office:value-type="float" office:value="17.175" calcext:value-type="float">
            <text:p>17.175</text:p>
          </table:table-cell>
          <table:table-cell office:value-type="float" office:value="220.389999999859" calcext:value-type="float">
            <text:p>220.389999999859</text:p>
          </table:table-cell>
          <table:table-cell office:value-type="float" office:value="17.175" calcext:value-type="float">
            <text:p>17.175</text:p>
          </table:table-cell>
          <table:table-cell office:value-type="float" office:value="203.589999999947" calcext:value-type="float">
            <text:p>203.589999999947</text:p>
          </table:table-cell>
          <table:table-cell office:value-type="float" office:value="17.525" calcext:value-type="float">
            <text:p>17.525</text:p>
          </table:table-cell>
          <table:table-cell office:value-type="float" office:value="196.789999999952" calcext:value-type="float">
            <text:p>196.789999999952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5" calcext:value-type="float">
            <text:p>97.000000000000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5" calcext:value-type="float">
            <text:p>97.000000000000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525" calcext:value-type="float">
            <text:p>17.525</text:p>
          </table:table-cell>
          <table:table-cell office:value-type="float" office:value="214.989999999946" calcext:value-type="float">
            <text:p>214.989999999946</text:p>
          </table:table-cell>
          <table:table-cell office:value-type="float" office:value="18.3826666666631" calcext:value-type="float">
            <text:p>18.3826666666631</text:p>
          </table:table-cell>
          <table:table-cell office:value-type="float" office:value="204.189999999859" calcext:value-type="float">
            <text:p>204.189999999859</text:p>
          </table:table-cell>
          <table:table-cell office:value-type="float" office:value="18.3826666666594" calcext:value-type="float">
            <text:p>18.3826666666594</text:p>
          </table:table-cell>
          <table:table-cell office:value-type="float" office:value="187.389999999947" calcext:value-type="float">
            <text:p>187.389999999947</text:p>
          </table:table-cell>
          <table:table-cell office:value-type="float" office:value="18.875" calcext:value-type="float">
            <text:p>18.875</text:p>
          </table:table-cell>
          <table:table-cell office:value-type="float" office:value="180.589999999952" calcext:value-type="float">
            <text:p>180.589999999952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5" calcext:value-type="float">
            <text:p>97.000000000000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5" calcext:value-type="float">
            <text:p>97.000000000000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525" calcext:value-type="float">
            <text:p>17.525</text:p>
          </table:table-cell>
          <table:table-cell office:value-type="float" office:value="214.989999999946" calcext:value-type="float">
            <text:p>214.989999999946</text:p>
          </table:table-cell>
          <table:table-cell office:value-type="float" office:value="18.3826666666631" calcext:value-type="float">
            <text:p>18.3826666666631</text:p>
          </table:table-cell>
          <table:table-cell office:value-type="float" office:value="204.189999999859" calcext:value-type="float">
            <text:p>204.189999999859</text:p>
          </table:table-cell>
          <table:table-cell office:value-type="float" office:value="18.3826666666594" calcext:value-type="float">
            <text:p>18.3826666666594</text:p>
          </table:table-cell>
          <table:table-cell office:value-type="float" office:value="187.389999999947" calcext:value-type="float">
            <text:p>187.389999999947</text:p>
          </table:table-cell>
          <table:table-cell office:value-type="float" office:value="18.9416666666667" calcext:value-type="float">
            <text:p>18.9416666666667</text:p>
          </table:table-cell>
          <table:table-cell office:value-type="float" office:value="182.589999999952" calcext:value-type="float">
            <text:p>182.58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75" calcext:value-type="float">
            <text:p>18.875</text:p>
          </table:table-cell>
          <table:table-cell office:value-type="float" office:value="198.789999999946" calcext:value-type="float">
            <text:p>198.789999999946</text:p>
          </table:table-cell>
          <table:table-cell office:value-type="float" office:value="19.275" calcext:value-type="float">
            <text:p>19.275</text:p>
          </table:table-cell>
          <table:table-cell office:value-type="float" office:value="187.989999999859" calcext:value-type="float">
            <text:p>187.989999999859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71.189999999947" calcext:value-type="float">
            <text:p>171.189999999947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66.389999999952" calcext:value-type="float">
            <text:p>166.38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75" calcext:value-type="float">
            <text:p>18.875</text:p>
          </table:table-cell>
          <table:table-cell office:value-type="float" office:value="198.789999999946" calcext:value-type="float">
            <text:p>198.789999999946</text:p>
          </table:table-cell>
          <table:table-cell office:value-type="float" office:value="19.275" calcext:value-type="float">
            <text:p>19.275</text:p>
          </table:table-cell>
          <table:table-cell office:value-type="float" office:value="187.989999999859" calcext:value-type="float">
            <text:p>187.989999999859</text:p>
          </table:table-cell>
          <table:table-cell office:value-type="float" office:value="19.7333333333333" calcext:value-type="float">
            <text:p>19.7333333333333</text:p>
          </table:table-cell>
          <table:table-cell office:value-type="float" office:value="171.189999999947" calcext:value-type="float">
            <text:p>171.189999999947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66.389999999952" calcext:value-type="float">
            <text:p>166.38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79.079999999871" calcext:value-type="float">
            <text:p>179.079999999871</text:p>
          </table:table-cell>
          <table:table-cell office:value-type="float" office:value="20.8" calcext:value-type="float">
            <text:p>20.8</text:p>
          </table:table-cell>
          <table:table-cell office:value-type="float" office:value="162.279999999947" calcext:value-type="float">
            <text:p>162.279999999947</text:p>
          </table:table-cell>
          <table:table-cell office:value-type="float" office:value="20.8" calcext:value-type="float">
            <text:p>20.8</text:p>
          </table:table-cell>
          <table:table-cell office:value-type="float" office:value="157.479999999952" calcext:value-type="float">
            <text:p>157.47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79.079999999871" calcext:value-type="float">
            <text:p>179.079999999871</text:p>
          </table:table-cell>
          <table:table-cell office:value-type="float" office:value="20.8" calcext:value-type="float">
            <text:p>20.8</text:p>
          </table:table-cell>
          <table:table-cell office:value-type="float" office:value="162.279999999947" calcext:value-type="float">
            <text:p>162.279999999947</text:p>
          </table:table-cell>
          <table:table-cell office:value-type="float" office:value="20.8" calcext:value-type="float">
            <text:p>20.8</text:p>
          </table:table-cell>
          <table:table-cell office:value-type="float" office:value="157.479999999952" calcext:value-type="float">
            <text:p>157.47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177.729999999946" calcext:value-type="float">
            <text:p>177.729999999946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66.929999999885" calcext:value-type="float">
            <text:p>166.929999999885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50.129999999947" calcext:value-type="float">
            <text:p>150.129999999947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45.329999999952" calcext:value-type="float">
            <text:p>145.32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177.729999999946" calcext:value-type="float">
            <text:p>177.729999999946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166.929999999885" calcext:value-type="float">
            <text:p>166.929999999885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150.129999999947" calcext:value-type="float">
            <text:p>150.129999999947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45.329999999952" calcext:value-type="float">
            <text:p>145.32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799999999946" calcext:value-type="float">
            <text:p>161.799999999946</text:p>
          </table:table-cell>
          <table:table-cell office:value-type="float" office:value="22.325" calcext:value-type="float">
            <text:p>22.325</text:p>
          </table:table-cell>
          <table:table-cell office:value-type="float" office:value="150.999999999946" calcext:value-type="float">
            <text:p>150.999999999946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34.199999999946" calcext:value-type="float">
            <text:p>134.199999999946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129.399999999952" calcext:value-type="float">
            <text:p>129.39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799999999946" calcext:value-type="float">
            <text:p>161.799999999946</text:p>
          </table:table-cell>
          <table:table-cell office:value-type="float" office:value="22.325" calcext:value-type="float">
            <text:p>22.325</text:p>
          </table:table-cell>
          <table:table-cell office:value-type="float" office:value="150.999999999946" calcext:value-type="float">
            <text:p>150.999999999946</text:p>
          </table:table-cell>
          <table:table-cell office:value-type="float" office:value="22.6583333333333" calcext:value-type="float">
            <text:p>22.6583333333333</text:p>
          </table:table-cell>
          <table:table-cell office:value-type="float" office:value="140.199999999947" calcext:value-type="float">
            <text:p>140.199999999947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129.399999999952" calcext:value-type="float">
            <text:p>129.39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52" calcext:value-type="float">
            <text:p>129.12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52" calcext:value-type="float">
            <text:p>129.12999999995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525" calcext:value-type="float">
            <text:p>96.999999999952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525" calcext:value-type="float">
            <text:p>96.9999999999525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qm-charge" table:style-name="ta1">
        <table:table-column table:style-name="co8" table:number-columns-repeated="15" table:default-cell-style-name="Default"/>
        <table:table-column table:style-name="co7" table:default-cell-style-name="Default"/>
        <table:table-column table:style-name="co8" table:number-columns-repeated="15" table:default-cell-style-name="Default"/>
        <table:table-column table:style-name="co7" table:default-cell-style-name="Default"/>
        <table:table-column table:style-name="co8" table:number-columns-repeated="15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91950299138262" calcext:value-type="float">
            <text:p>5.91950299138262</text:p>
          </table:table-cell>
          <table:table-cell office:value-type="float" office:value="176.4" calcext:value-type="float">
            <text:p>176.4</text:p>
          </table:table-cell>
          <table:table-cell office:value-type="float" office:value="6.6782713101707" calcext:value-type="float">
            <text:p>6.6782713101707</text:p>
          </table:table-cell>
          <table:table-cell office:value-type="float" office:value="165.6" calcext:value-type="float">
            <text:p>165.6</text:p>
          </table:table-cell>
          <table:table-cell office:value-type="float" office:value="7.48446264888304" calcext:value-type="float">
            <text:p>7.48446264888304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17783632471596" calcext:value-type="float">
            <text:p>5.17783632471596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74802541303035" calcext:value-type="float">
            <text:p>5.74802541303035</text:p>
          </table:table-cell>
          <table:table-cell office:value-type="float" office:value="165.6" calcext:value-type="float">
            <text:p>165.6</text:p>
          </table:table-cell>
          <table:table-cell office:value-type="float" office:value="6.15112108238652" calcext:value-type="float">
            <text:p>6.15112108238652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5567264943191" calcext:value-type="float">
            <text:p>5.35567264943191</text:p>
          </table:table-cell>
          <table:table-cell office:value-type="float" office:value="187.2" calcext:value-type="float">
            <text:p>187.2</text:p>
          </table:table-cell>
          <table:table-cell office:value-type="float" office:value="6.10919507107964" calcext:value-type="float">
            <text:p>6.10919507107964</text:p>
          </table:table-cell>
          <table:table-cell office:value-type="float" office:value="176.4" calcext:value-type="float">
            <text:p>176.4</text:p>
          </table:table-cell>
          <table:table-cell office:value-type="float" office:value="6.87981914484878" calcext:value-type="float">
            <text:p>6.87981914484878</text:p>
          </table:table-cell>
          <table:table-cell office:value-type="float" office:value="165.6" calcext:value-type="float">
            <text:p>165.6</text:p>
          </table:table-cell>
          <table:table-cell office:value-type="float" office:value="7.69786623854218" calcext:value-type="float">
            <text:p>7.69786623854218</text:p>
          </table:table-cell>
          <table:table-cell office:value-type="float" office:value="154.8" calcext:value-type="float">
            <text:p>154.8</text:p>
          </table:table-cell>
          <table:table-cell office:value-type="float" office:value="5.53350897414787" calcext:value-type="float">
            <text:p>5.53350897414787</text:p>
          </table:table-cell>
          <table:table-cell office:value-type="float" office:value="187.2" calcext:value-type="float">
            <text:p>187.2</text:p>
          </table:table-cell>
          <table:table-cell office:value-type="float" office:value="6.29888715077666" calcext:value-type="float">
            <text:p>6.29888715077666</text:p>
          </table:table-cell>
          <table:table-cell office:value-type="float" office:value="176.4" calcext:value-type="float">
            <text:p>176.4</text:p>
          </table:table-cell>
          <table:table-cell office:value-type="float" office:value="7.08136697952687" calcext:value-type="float">
            <text:p>7.08136697952687</text:p>
          </table:table-cell>
          <table:table-cell office:value-type="float" office:value="165.6" calcext:value-type="float">
            <text:p>165.6</text:p>
          </table:table-cell>
          <table:table-cell office:value-type="float" office:value="7.91126982820133" calcext:value-type="float">
            <text:p>7.91126982820133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17783632471596" calcext:value-type="float">
            <text:p>5.17783632471596</text:p>
          </table:table-cell>
          <table:table-cell office:value-type="float" office:value="349.03105549152" calcext:value-type="float">
            <text:p>349.03105549152</text:p>
          </table:table-cell>
          <table:table-cell office:value-type="float" office:value="6.10919507107964" calcext:value-type="float">
            <text:p>6.10919507107964</text:p>
          </table:table-cell>
          <table:table-cell office:value-type="float" office:value="349.019792524288" calcext:value-type="float">
            <text:p>349.019792524288</text:p>
          </table:table-cell>
          <table:table-cell office:value-type="float" office:value="6.87981914484878" calcext:value-type="float">
            <text:p>6.87981914484878</text:p>
          </table:table-cell>
          <table:table-cell office:value-type="float" office:value="349.008529557056" calcext:value-type="float">
            <text:p>349.008529557056</text:p>
          </table:table-cell>
          <table:table-cell office:value-type="float" office:value="7.69786623854218" calcext:value-type="float">
            <text:p>7.69786623854218</text:p>
          </table:table-cell>
          <table:table-cell office:value-type="float" office:value="348.997266589824" calcext:value-type="float">
            <text:p>348.997266589824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5567264943191" calcext:value-type="float">
            <text:p>5.35567264943191</text:p>
          </table:table-cell>
          <table:table-cell office:value-type="float" office:value="349.03105549152" calcext:value-type="float">
            <text:p>349.03105549152</text:p>
          </table:table-cell>
          <table:table-cell office:value-type="float" office:value="5.52302541303035" calcext:value-type="float">
            <text:p>5.52302541303035</text:p>
          </table:table-cell>
          <table:table-cell office:value-type="float" office:value="349.019792524288" calcext:value-type="float">
            <text:p>349.019792524288</text:p>
          </table:table-cell>
          <table:table-cell office:value-type="float" office:value="5.94957324770844" calcext:value-type="float">
            <text:p>5.94957324770844</text:p>
          </table:table-cell>
          <table:table-cell office:value-type="float" office:value="349.008529557056" calcext:value-type="float">
            <text:p>349.008529557056</text:p>
          </table:table-cell>
          <table:table-cell office:value-type="float" office:value="6.375" calcext:value-type="float">
            <text:p>6.375</text:p>
          </table:table-cell>
          <table:table-cell office:value-type="float" office:value="358.529815028266" calcext:value-type="float">
            <text:p>358.529815028266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53350897414787" calcext:value-type="float">
            <text:p>5.53350897414787</text:p>
          </table:table-cell>
          <table:table-cell office:value-type="float" office:value="349.03105549152" calcext:value-type="float">
            <text:p>349.03105549152</text:p>
          </table:table-cell>
          <table:table-cell office:value-type="float" office:value="6.29888715077666" calcext:value-type="float">
            <text:p>6.29888715077666</text:p>
          </table:table-cell>
          <table:table-cell office:value-type="float" office:value="349.019792524288" calcext:value-type="float">
            <text:p>349.019792524288</text:p>
          </table:table-cell>
          <table:table-cell office:value-type="float" office:value="7.08136697952687" calcext:value-type="float">
            <text:p>7.08136697952687</text:p>
          </table:table-cell>
          <table:table-cell office:value-type="float" office:value="349.008529557056" calcext:value-type="float">
            <text:p>349.008529557056</text:p>
          </table:table-cell>
          <table:table-cell office:value-type="float" office:value="7.91126982820133" calcext:value-type="float">
            <text:p>7.91126982820133</text:p>
          </table:table-cell>
          <table:table-cell office:value-type="float" office:value="348.997266589824" calcext:value-type="float">
            <text:p>348.997266589824</text:p>
          </table:table-cell>
          <table:table-cell office:value-type="float" office:value="5.71134529886382" calcext:value-type="float">
            <text:p>5.71134529886382</text:p>
          </table:table-cell>
          <table:table-cell office:value-type="float" office:value="349.03105549152" calcext:value-type="float">
            <text:p>349.03105549152</text:p>
          </table:table-cell>
          <table:table-cell office:value-type="float" office:value="6.48857923047368" calcext:value-type="float">
            <text:p>6.48857923047368</text:p>
          </table:table-cell>
          <table:table-cell office:value-type="float" office:value="349.019792524288" calcext:value-type="float">
            <text:p>349.019792524288</text:p>
          </table:table-cell>
          <table:table-cell office:value-type="float" office:value="7.28291481420495" calcext:value-type="float">
            <text:p>7.28291481420495</text:p>
          </table:table-cell>
          <table:table-cell office:value-type="float" office:value="349.008529557056" calcext:value-type="float">
            <text:p>349.008529557056</text:p>
          </table:table-cell>
          <table:table-cell office:value-type="float" office:value="8.12467341786048" calcext:value-type="float">
            <text:p>8.12467341786048</text:p>
          </table:table-cell>
          <table:table-cell office:value-type="float" office:value="348.997266589824" calcext:value-type="float">
            <text:p>348.997266589824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6.375" calcext:value-type="float">
            <text:p>6.375</text:p>
          </table:table-cell>
          <table:table-cell office:value-type="float" office:value="176.4" calcext:value-type="float">
            <text:p>176.4</text:p>
          </table:table-cell>
          <table:table-cell office:value-type="float" office:value="8.33807700751962" calcext:value-type="float">
            <text:p>8.33807700751962</text:p>
          </table:table-cell>
          <table:table-cell office:value-type="float" office:value="165.6" calcext:value-type="float">
            <text:p>165.6</text:p>
          </table:table-cell>
          <table:table-cell office:value-type="float" office:value="8.58616965804929" calcext:value-type="float">
            <text:p>8.58616965804929</text:p>
          </table:table-cell>
          <table:table-cell office:value-type="float" office:value="154.8" calcext:value-type="float">
            <text:p>154.8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87.2" calcext:value-type="float">
            <text:p>187.2</text:p>
          </table:table-cell>
          <table:table-cell office:value-type="float" office:value="6.48857923047368" calcext:value-type="float">
            <text:p>6.48857923047368</text:p>
          </table:table-cell>
          <table:table-cell office:value-type="float" office:value="176.4" calcext:value-type="float">
            <text:p>176.4</text:p>
          </table:table-cell>
          <table:table-cell office:value-type="float" office:value="7.28291481420495" calcext:value-type="float">
            <text:p>7.28291481420495</text:p>
          </table:table-cell>
          <table:table-cell office:value-type="float" office:value="165.6" calcext:value-type="float">
            <text:p>165.6</text:p>
          </table:table-cell>
          <table:table-cell office:value-type="float" office:value="8.12467341786048" calcext:value-type="float">
            <text:p>8.12467341786048</text:p>
          </table:table-cell>
          <table:table-cell office:value-type="float" office:value="154.8" calcext:value-type="float">
            <text:p>154.8</text:p>
          </table:table-cell>
          <table:table-cell office:value-type="float" office:value="12.4166666666667" calcext:value-type="float">
            <text:p>12.4166666666667</text:p>
          </table:table-cell>
          <table:table-cell office:value-type="float" office:value="333.81" calcext:value-type="float">
            <text:p>333.81</text:p>
          </table:table-cell>
          <table:table-cell office:value-type="float" office:value="11.9386666666667" calcext:value-type="float">
            <text:p>11.9386666666667</text:p>
          </table:table-cell>
          <table:table-cell office:value-type="float" office:value="333.81" calcext:value-type="float">
            <text:p>333.81</text:p>
          </table:table-cell>
          <table:table-cell office:value-type="float" office:value="12.4516666666667" calcext:value-type="float">
            <text:p>12.4516666666667</text:p>
          </table:table-cell>
          <table:table-cell office:value-type="float" office:value="333.81" calcext:value-type="float">
            <text:p>333.81</text:p>
          </table:table-cell>
          <table:table-cell office:value-type="float" office:value="13.45" calcext:value-type="float">
            <text:p>13.45</text:p>
          </table:table-cell>
          <table:table-cell office:value-type="float" office:value="333.81" calcext:value-type="float">
            <text:p>333.81</text:p>
          </table:table-cell>
          <table:table-cell office:value-type="float" office:value="8.40833333333333" calcext:value-type="float">
            <text:p>8.408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8.74166666666667" calcext:value-type="float">
            <text:p>8.741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8.93135874636369" calcext:value-type="float">
            <text:p>8.93135874636369</text:p>
          </table:table-cell>
          <table:table-cell office:value-type="float" office:value="165.6" calcext:value-type="float">
            <text:p>165.6</text:p>
          </table:table-cell>
          <table:table-cell office:value-type="float" office:value="9.13290658104177" calcext:value-type="float">
            <text:p>9.13290658104177</text:p>
          </table:table-cell>
          <table:table-cell office:value-type="float" office:value="154.8" calcext:value-type="float">
            <text:p>154.8</text:p>
          </table:table-cell>
          <table:table-cell office:value-type="float" office:value="5.80833333333333" calcext:value-type="float">
            <text:p>5.80833333333333</text:p>
          </table:table-cell>
          <table:table-cell office:value-type="float" office:value="335.16" calcext:value-type="float">
            <text:p>335.16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335.16" calcext:value-type="float">
            <text:p>335.16</text:p>
          </table:table-cell>
          <table:table-cell office:value-type="float" office:value="6.69166666666667" calcext:value-type="float">
            <text:p>6.69166666666667</text:p>
          </table:table-cell>
          <table:table-cell office:value-type="float" office:value="335.16" calcext:value-type="float">
            <text:p>335.16</text:p>
          </table:table-cell>
          <table:table-cell office:value-type="float" office:value="6.80833333333333" calcext:value-type="float">
            <text:p>6.80833333333333</text:p>
          </table:table-cell>
          <table:table-cell office:value-type="float" office:value="344.702499999999" calcext:value-type="float">
            <text:p>344.702499999999</text:p>
          </table:table-cell>
          <table:table-cell office:value-type="float" office:value="5.71134529886382" calcext:value-type="float">
            <text:p>5.71134529886382</text:p>
          </table:table-cell>
          <table:table-cell office:value-type="float" office:value="187.2" calcext:value-type="float">
            <text:p>187.2</text:p>
          </table:table-cell>
          <table:table-cell office:value-type="float" office:value="5.55833333333333" calcext:value-type="float">
            <text:p>5.558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94957324770844" calcext:value-type="float">
            <text:p>5.94957324770844</text:p>
          </table:table-cell>
          <table:table-cell office:value-type="float" office:value="165.6" calcext:value-type="float">
            <text:p>165.6</text:p>
          </table:table-cell>
          <table:table-cell office:value-type="float" office:value="6.56469207969702" calcext:value-type="float">
            <text:p>6.56469207969702</text:p>
          </table:table-cell>
          <table:table-cell office:value-type="float" office:value="154.8" calcext:value-type="float">
            <text:p>154.8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333.54" calcext:value-type="float">
            <text:p>333.54</text:p>
          </table:table-cell>
          <table:table-cell office:value-type="float" office:value="10.9553333333333" calcext:value-type="float">
            <text:p>10.9553333333333</text:p>
          </table:table-cell>
          <table:table-cell office:value-type="float" office:value="333.54" calcext:value-type="float">
            <text:p>333.54</text:p>
          </table:table-cell>
          <table:table-cell office:value-type="float" office:value="11.4773333333333" calcext:value-type="float">
            <text:p>11.4773333333333</text:p>
          </table:table-cell>
          <table:table-cell office:value-type="float" office:value="333.54" calcext:value-type="float">
            <text:p>333.54</text:p>
          </table:table-cell>
          <table:table-cell office:value-type="float" office:value="11.4166666666667" calcext:value-type="float">
            <text:p>11.4166666666667</text:p>
          </table:table-cell>
          <table:table-cell office:value-type="float" office:value="333.54" calcext:value-type="float">
            <text:p>333.54</text:p>
          </table:table-cell>
          <table:table-cell office:value-type="float" office:value="23" calcext:value-type="float">
            <text:p>23</text:p>
          </table:table-cell>
          <table:table-cell office:value-type="float" office:value="316.53" calcext:value-type="float">
            <text:p>316.53</text:p>
          </table:table-cell>
          <table:table-cell office:value-type="float" office:value="23" calcext:value-type="float">
            <text:p>23</text:p>
          </table:table-cell>
          <table:table-cell office:value-type="float" office:value="327.33" calcext:value-type="float">
            <text:p>327.33</text:p>
          </table:table-cell>
          <table:table-cell office:value-type="float" office:value="23" calcext:value-type="float">
            <text:p>23</text:p>
          </table:table-cell>
          <table:table-cell office:value-type="float" office:value="338.13" calcext:value-type="float">
            <text:p>338.13</text:p>
          </table:table-cell>
          <table:table-cell office:value-type="float" office:value="23" calcext:value-type="float">
            <text:p>23</text:p>
          </table:table-cell>
          <table:table-cell office:value-type="float" office:value="348.930000000001" calcext:value-type="float">
            <text:p>348.930000000001</text:p>
          </table:table-cell>
          <table:table-cell office:value-type="float" office:value="6.85833333333333" calcext:value-type="float">
            <text:p>6.858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7.03616965804929" calcext:value-type="float">
            <text:p>7.03616965804929</text:p>
          </table:table-cell>
          <table:table-cell office:value-type="float" office:value="176.4" calcext:value-type="float">
            <text:p>176.4</text:p>
          </table:table-cell>
          <table:table-cell office:value-type="float" office:value="7.22586173774631" calcext:value-type="float">
            <text:p>7.22586173774631</text:p>
          </table:table-cell>
          <table:table-cell office:value-type="float" office:value="165.6" calcext:value-type="float">
            <text:p>165.6</text:p>
          </table:table-cell>
          <table:table-cell office:value-type="float" office:value="7.55" calcext:value-type="float">
            <text:p>7.55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6.56469207969702" calcext:value-type="float">
            <text:p>6.56469207969702</text:p>
          </table:table-cell>
          <table:table-cell office:value-type="float" office:value="349.019792524288" calcext:value-type="float">
            <text:p>349.019792524288</text:p>
          </table:table-cell>
          <table:table-cell office:value-type="float" office:value="8.40833333333333" calcext:value-type="float">
            <text:p>8.40833333333333</text:p>
          </table:table-cell>
          <table:table-cell office:value-type="float" office:value="229.533256490475" calcext:value-type="float">
            <text:p>229.533256490475</text:p>
          </table:table-cell>
          <table:table-cell office:value-type="float" office:value="8.74166666666667" calcext:value-type="float">
            <text:p>8.74166666666667</text:p>
          </table:table-cell>
          <table:table-cell office:value-type="float" office:value="296.302277841814" calcext:value-type="float">
            <text:p>296.302277841814</text:p>
          </table:table-cell>
          <table:table-cell office:value-type="float" office:value="5.91950299138262" calcext:value-type="float">
            <text:p>5.91950299138262</text:p>
          </table:table-cell>
          <table:table-cell office:value-type="float" office:value="349.03105549152" calcext:value-type="float">
            <text:p>349.03105549152</text:p>
          </table:table-cell>
          <table:table-cell office:value-type="float" office:value="6.6782713101707" calcext:value-type="float">
            <text:p>6.6782713101707</text:p>
          </table:table-cell>
          <table:table-cell office:value-type="float" office:value="349.019792524288" calcext:value-type="float">
            <text:p>349.019792524288</text:p>
          </table:table-cell>
          <table:table-cell office:value-type="float" office:value="7.48446264888304" calcext:value-type="float">
            <text:p>7.48446264888304</text:p>
          </table:table-cell>
          <table:table-cell office:value-type="float" office:value="349.008529557056" calcext:value-type="float">
            <text:p>349.008529557056</text:p>
          </table:table-cell>
          <table:table-cell office:value-type="float" office:value="8.33807700751962" calcext:value-type="float">
            <text:p>8.33807700751962</text:p>
          </table:table-cell>
          <table:table-cell office:value-type="float" office:value="348.997266589824" calcext:value-type="float">
            <text:p>348.997266589824</text:p>
          </table:table-cell>
          <table:table-cell office:value-type="float" office:value="12.7833333333333" calcext:value-type="float">
            <text:p>12.7833333333333</text:p>
          </table:table-cell>
          <table:table-cell office:value-type="float" office:value="344.81" calcext:value-type="float">
            <text:p>344.81</text:p>
          </table:table-cell>
          <table:table-cell office:value-type="float" office:value="12.4516666666667" calcext:value-type="float">
            <text:p>12.4516666666667</text:p>
          </table:table-cell>
          <table:table-cell office:value-type="float" office:value="349.2" calcext:value-type="float">
            <text:p>349.2</text:p>
          </table:table-cell>
          <table:table-cell office:value-type="float" office:value="13.45" calcext:value-type="float">
            <text:p>13.45</text:p>
          </table:table-cell>
          <table:table-cell office:value-type="float" office:value="363.76" calcext:value-type="float">
            <text:p>363.76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343.81" calcext:value-type="float">
            <text:p>343.81</text:p>
          </table:table-cell>
          <table:table-cell office:value-type="float" office:value="8.58616965804929" calcext:value-type="float">
            <text:p>8.58616965804929</text:p>
          </table:table-cell>
          <table:table-cell office:value-type="float" office:value="349.03105549152" calcext:value-type="float">
            <text:p>349.03105549152</text:p>
          </table:table-cell>
          <table:table-cell office:value-type="float" office:value="8.93135874636369" calcext:value-type="float">
            <text:p>8.93135874636369</text:p>
          </table:table-cell>
          <table:table-cell office:value-type="float" office:value="349.019792524288" calcext:value-type="float">
            <text:p>349.019792524288</text:p>
          </table:table-cell>
          <table:table-cell office:value-type="float" office:value="9.13290658104177" calcext:value-type="float">
            <text:p>9.13290658104177</text:p>
          </table:table-cell>
          <table:table-cell office:value-type="float" office:value="349.008529557055" calcext:value-type="float">
            <text:p>349.008529557055</text:p>
          </table:table-cell>
          <table:table-cell office:value-type="float" office:value="9.34631017070092" calcext:value-type="float">
            <text:p>9.34631017070092</text:p>
          </table:table-cell>
          <table:table-cell office:value-type="float" office:value="348.997266589824" calcext:value-type="float">
            <text:p>348.997266589824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351.66" calcext:value-type="float">
            <text:p>351.66</text:p>
          </table:table-cell>
          <table:table-cell office:value-type="float" office:value="6.69166666666667" calcext:value-type="float">
            <text:p>6.69166666666667</text:p>
          </table:table-cell>
          <table:table-cell office:value-type="float" office:value="345.16" calcext:value-type="float">
            <text:p>345.16</text:p>
          </table:table-cell>
          <table:table-cell office:value-type="float" office:value="7.025" calcext:value-type="float">
            <text:p>7.025</text:p>
          </table:table-cell>
          <table:table-cell office:value-type="float" office:value="345.16" calcext:value-type="float">
            <text:p>345.16</text:p>
          </table:table-cell>
          <table:table-cell office:value-type="float" office:value="7.35833333333333" calcext:value-type="float">
            <text:p>7.35833333333333</text:p>
          </table:table-cell>
          <table:table-cell office:value-type="float" office:value="361.202499999999" calcext:value-type="float">
            <text:p>361.202499999999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214.792444700588" calcext:value-type="float">
            <text:p>214.792444700588</text:p>
          </table:table-cell>
          <table:table-cell office:value-type="float" office:value="5.74802541303035" calcext:value-type="float">
            <text:p>5.74802541303035</text:p>
          </table:table-cell>
          <table:table-cell office:value-type="float" office:value="349.019792524288" calcext:value-type="float">
            <text:p>349.019792524288</text:p>
          </table:table-cell>
          <table:table-cell office:value-type="float" office:value="6.15112108238652" calcext:value-type="float">
            <text:p>6.15112108238652</text:p>
          </table:table-cell>
          <table:table-cell office:value-type="float" office:value="349.008529557056" calcext:value-type="float">
            <text:p>349.008529557056</text:p>
          </table:table-cell>
          <table:table-cell office:value-type="float" office:value="6.74166666666667" calcext:value-type="float">
            <text:p>6.74166666666667</text:p>
          </table:table-cell>
          <table:table-cell office:value-type="float" office:value="315.846874142378" calcext:value-type="float">
            <text:p>315.846874142378</text:p>
          </table:table-cell>
          <table:table-cell office:value-type="float" office:value="10.9553333333333" calcext:value-type="float">
            <text:p>10.9553333333333</text:p>
          </table:table-cell>
          <table:table-cell office:value-type="float" office:value="349.2" calcext:value-type="float">
            <text:p>349.2</text:p>
          </table:table-cell>
          <table:table-cell office:value-type="float" office:value="11.4773333333333" calcext:value-type="float">
            <text:p>11.4773333333333</text:p>
          </table:table-cell>
          <table:table-cell office:value-type="float" office:value="349.2" calcext:value-type="float">
            <text:p>349.2</text:p>
          </table:table-cell>
          <table:table-cell office:value-type="float" office:value="12.4166666666667" calcext:value-type="float">
            <text:p>12.4166666666667</text:p>
          </table:table-cell>
          <table:table-cell office:value-type="float" office:value="361.72" calcext:value-type="float">
            <text:p>361.72</text:p>
          </table:table-cell>
          <table:table-cell office:value-type="float" office:value="11.9386666666667" calcext:value-type="float">
            <text:p>11.9386666666667</text:p>
          </table:table-cell>
          <table:table-cell office:value-type="float" office:value="349.2" calcext:value-type="float">
            <text:p>349.2</text:p>
          </table:table-cell>
          <table:table-cell office:value-type="float" office:value="23" calcext:value-type="float">
            <text:p>23</text:p>
          </table:table-cell>
          <table:table-cell office:value-type="float" office:value="316.53" calcext:value-type="float">
            <text:p>316.53</text:p>
          </table:table-cell>
          <table:table-cell office:value-type="float" office:value="23" calcext:value-type="float">
            <text:p>23</text:p>
          </table:table-cell>
          <table:table-cell office:value-type="float" office:value="327.33" calcext:value-type="float">
            <text:p>327.33</text:p>
          </table:table-cell>
          <table:table-cell office:value-type="float" office:value="23" calcext:value-type="float">
            <text:p>23</text:p>
          </table:table-cell>
          <table:table-cell office:value-type="float" office:value="338.13" calcext:value-type="float">
            <text:p>338.13</text:p>
          </table:table-cell>
          <table:table-cell office:value-type="float" office:value="23" calcext:value-type="float">
            <text:p>23</text:p>
          </table:table-cell>
          <table:table-cell office:value-type="float" office:value="348.930000000001" calcext:value-type="float">
            <text:p>348.930000000001</text:p>
          </table:table-cell>
          <table:table-cell office:value-type="float" office:value="7.03616965804929" calcext:value-type="float">
            <text:p>7.03616965804929</text:p>
          </table:table-cell>
          <table:table-cell office:value-type="float" office:value="349.03105549152" calcext:value-type="float">
            <text:p>349.03105549152</text:p>
          </table:table-cell>
          <table:table-cell office:value-type="float" office:value="7.22586173774631" calcext:value-type="float">
            <text:p>7.22586173774631</text:p>
          </table:table-cell>
          <table:table-cell office:value-type="float" office:value="349.019792524288" calcext:value-type="float">
            <text:p>349.019792524288</text:p>
          </table:table-cell>
          <table:table-cell office:value-type="float" office:value="7.42740957242439" calcext:value-type="float">
            <text:p>7.42740957242439</text:p>
          </table:table-cell>
          <table:table-cell office:value-type="float" office:value="349.008529557056" calcext:value-type="float">
            <text:p>349.008529557056</text:p>
          </table:table-cell>
          <table:table-cell office:value-type="float" office:value="7.76340358965915" calcext:value-type="float">
            <text:p>7.76340358965915</text:p>
          </table:table-cell>
          <table:table-cell office:value-type="float" office:value="348.997266589824" calcext:value-type="float">
            <text:p>348.997266589824</text:p>
          </table:table-cell>
        </table:table-row>
        <table:table-row table:style-name="ro1">
          <table:table-cell office:value-type="float" office:value="9.21666666666667" calcext:value-type="float">
            <text:p>9.21666666666667</text:p>
          </table:table-cell>
          <table:table-cell office:value-type="float" office:value="335.16" calcext:value-type="float">
            <text:p>335.16</text:p>
          </table:table-cell>
          <table:table-cell office:value-type="float" office:value="9.34631017070092" calcext:value-type="float">
            <text:p>9.34631017070092</text:p>
          </table:table-cell>
          <table:table-cell office:value-type="float" office:value="215.559999999998" calcext:value-type="float">
            <text:p>215.559999999998</text:p>
          </table:table-cell>
          <table:table-cell office:value-type="float" office:value="9.93333333333333" calcext:value-type="float">
            <text:p>9.93333333333333</text:p>
          </table:table-cell>
          <table:table-cell office:value-type="float" office:value="282.41" calcext:value-type="float">
            <text:p>282.41</text:p>
          </table:table-cell>
          <table:table-cell office:value-type="float" office:value="15.4833333333333" calcext:value-type="float">
            <text:p>15.4833333333333</text:p>
          </table:table-cell>
          <table:table-cell office:value-type="float" office:value="163.17" calcext:value-type="float">
            <text:p>163.17</text:p>
          </table:table-cell>
          <table:table-cell office:value-type="float" office:value="15.8166666666667" calcext:value-type="float">
            <text:p>15.8166666666667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.15" calcext:value-type="float">
            <text:p>16.1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.4833333333333" calcext:value-type="float">
            <text:p>16.4833333333333</text:p>
          </table:table-cell>
          <table:table-cell office:value-type="float" office:value="163.170000000001" calcext:value-type="float">
            <text:p>163.170000000001</text:p>
          </table:table-cell>
          <table:table-cell office:value-type="float" office:value="15.2583333333333" calcext:value-type="float">
            <text:p>15.2583333333333</text:p>
          </table:table-cell>
          <table:table-cell office:value-type="float" office:value="328.88" calcext:value-type="float">
            <text:p>328.88</text:p>
          </table:table-cell>
          <table:table-cell office:value-type="float" office:value="16.0833333333333" calcext:value-type="float">
            <text:p>16.0833333333333</text:p>
          </table:table-cell>
          <table:table-cell office:value-type="float" office:value="333.27" calcext:value-type="float">
            <text:p>333.27</text:p>
          </table:table-cell>
          <table:table-cell office:value-type="float" office:value="16.4166666666667" calcext:value-type="float">
            <text:p>16.4166666666667</text:p>
          </table:table-cell>
          <table:table-cell office:value-type="float" office:value="347.83" calcext:value-type="float">
            <text:p>347.83</text:p>
          </table:table-cell>
          <table:table-cell office:value-type="float" office:value="16.75" calcext:value-type="float">
            <text:p>16.75</text:p>
          </table:table-cell>
          <table:table-cell office:value-type="float" office:value="327.88" calcext:value-type="float">
            <text:p>327.88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331.380000000001" calcext:value-type="float">
            <text:p>331.380000000001</text:p>
          </table:table-cell>
          <table:table-cell office:value-type="float" office:value="11.8773333333333" calcext:value-type="float">
            <text:p>11.8773333333333</text:p>
          </table:table-cell>
          <table:table-cell office:value-type="float" office:value="331.38" calcext:value-type="float">
            <text:p>331.38</text:p>
          </table:table-cell>
          <table:table-cell office:value-type="float" office:value="13.8653333333333" calcext:value-type="float">
            <text:p>13.8653333333333</text:p>
          </table:table-cell>
          <table:table-cell office:value-type="float" office:value="331.38" calcext:value-type="float">
            <text:p>331.38</text:p>
          </table:table-cell>
          <table:table-cell office:value-type="float" office:value="15.652" calcext:value-type="float">
            <text:p>15.652</text:p>
          </table:table-cell>
          <table:table-cell office:value-type="float" office:value="331.380000000001" calcext:value-type="float">
            <text:p>331.380000000001</text:p>
          </table:table-cell>
          <table:table-cell office:value-type="float" office:value="7.19166666666667" calcext:value-type="float">
            <text:p>7.19166666666667</text:p>
          </table:table-cell>
          <table:table-cell office:value-type="float" office:value="337.62" calcext:value-type="float">
            <text:p>337.62</text:p>
          </table:table-cell>
          <table:table-cell office:value-type="float" office:value="7.525" calcext:value-type="float">
            <text:p>7.525</text:p>
          </table:table-cell>
          <table:table-cell office:value-type="float" office:value="331.12" calcext:value-type="float">
            <text:p>331.12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331.12" calcext:value-type="float">
            <text:p>331.12</text:p>
          </table:table-cell>
          <table:table-cell office:value-type="float" office:value="7.85833333333333" calcext:value-type="float">
            <text:p>7.85833333333333</text:p>
          </table:table-cell>
          <table:table-cell office:value-type="float" office:value="347.162499999999" calcext:value-type="float">
            <text:p>347.162499999999</text:p>
          </table:table-cell>
          <table:table-cell office:value-type="float" office:value="6.74166666666667" calcext:value-type="float">
            <text:p>6.74166666666667</text:p>
          </table:table-cell>
          <table:table-cell office:value-type="float" office:value="198.891250000001" calcext:value-type="float">
            <text:p>198.891250000001</text:p>
          </table:table-cell>
          <table:table-cell office:value-type="float" office:value="7.025" calcext:value-type="float">
            <text:p>7.025</text:p>
          </table:table-cell>
          <table:table-cell office:value-type="float" office:value="333.27" calcext:value-type="float">
            <text:p>333.27</text:p>
          </table:table-cell>
          <table:table-cell office:value-type="float" office:value="7.375" calcext:value-type="float">
            <text:p>7.375</text:p>
          </table:table-cell>
          <table:table-cell office:value-type="float" office:value="333.27" calcext:value-type="float">
            <text:p>333.27</text:p>
          </table:table-cell>
          <table:table-cell office:value-type="float" office:value="7.35833333333333" calcext:value-type="float">
            <text:p>7.35833333333333</text:p>
          </table:table-cell>
          <table:table-cell office:value-type="float" office:value="300.085" calcext:value-type="float">
            <text:p>300.085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333.27" calcext:value-type="float">
            <text:p>333.27</text:p>
          </table:table-cell>
          <table:table-cell office:value-type="float" office:value="14.2583333333333" calcext:value-type="float">
            <text:p>14.2583333333333</text:p>
          </table:table-cell>
          <table:table-cell office:value-type="float" office:value="333.27" calcext:value-type="float">
            <text:p>333.27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345.79" calcext:value-type="float">
            <text:p>345.79</text:p>
          </table:table-cell>
          <table:table-cell office:value-type="float" office:value="14.925" calcext:value-type="float">
            <text:p>14.925</text:p>
          </table:table-cell>
          <table:table-cell office:value-type="float" office:value="333.27" calcext:value-type="float">
            <text:p>333.2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16.53" calcext:value-type="float">
            <text:p>316.5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7.33" calcext:value-type="float">
            <text:p>327.3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8.13" calcext:value-type="float">
            <text:p>338.1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48.930000000001" calcext:value-type="float">
            <text:p>348.930000000001</text:p>
          </table:table-cell>
          <table:table-cell office:value-type="float" office:value="8.31666666666667" calcext:value-type="float">
            <text:p>8.31666666666667</text:p>
          </table:table-cell>
          <table:table-cell office:value-type="float" office:value="343.26" calcext:value-type="float">
            <text:p>343.26</text:p>
          </table:table-cell>
          <table:table-cell office:value-type="float" office:value="8.65" calcext:value-type="float">
            <text:p>8.65</text:p>
          </table:table-cell>
          <table:table-cell office:value-type="float" office:value="343.26" calcext:value-type="float">
            <text:p>343.26</text:p>
          </table:table-cell>
          <table:table-cell office:value-type="float" office:value="8.98333333333333" calcext:value-type="float">
            <text:p>8.98333333333333</text:p>
          </table:table-cell>
          <table:table-cell office:value-type="float" office:value="343.26" calcext:value-type="float">
            <text:p>343.26</text:p>
          </table:table-cell>
          <table:table-cell office:value-type="float" office:value="8.56666666666667" calcext:value-type="float">
            <text:p>8.56666666666667</text:p>
          </table:table-cell>
          <table:table-cell office:value-type="float" office:value="343.26" calcext:value-type="float">
            <text:p>343.26</text:p>
          </table:table-cell>
        </table:table-row>
        <table:table-row table:style-name="ro1">
          <table:table-cell office:value-type="float" office:value="9.68466666666667" calcext:value-type="float">
            <text:p>9.68466666666667</text:p>
          </table:table-cell>
          <table:table-cell office:value-type="float" office:value="349.2" calcext:value-type="float">
            <text:p>349.2</text:p>
          </table:table-cell>
          <table:table-cell office:value-type="float" office:value="9.49301416104068" calcext:value-type="float">
            <text:p>9.49301416104068</text:p>
          </table:table-cell>
          <table:table-cell office:value-type="float" office:value="349.060631209177" calcext:value-type="float">
            <text:p>349.060631209177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322.91" calcext:value-type="float">
            <text:p>322.91</text:p>
          </table:table-cell>
          <table:table-cell office:value-type="float" office:value="15.6875487128822" calcext:value-type="float">
            <text:p>15.6875487128822</text:p>
          </table:table-cell>
          <table:table-cell office:value-type="float" office:value="349.005995389428" calcext:value-type="float">
            <text:p>349.005995389428</text:p>
          </table:table-cell>
          <table:table-cell office:value-type="float" office:value="16.0208820462155" calcext:value-type="float">
            <text:p>16.0208820462155</text:p>
          </table:table-cell>
          <table:table-cell office:value-type="float" office:value="349.00599538943" calcext:value-type="float">
            <text:p>349.00599538943</text:p>
          </table:table-cell>
          <table:table-cell office:value-type="float" office:value="16.3542153795488" calcext:value-type="float">
            <text:p>16.3542153795488</text:p>
          </table:table-cell>
          <table:table-cell office:value-type="float" office:value="349.00599538943" calcext:value-type="float">
            <text:p>349.00599538943</text:p>
          </table:table-cell>
          <table:table-cell office:value-type="float" office:value="16.6875487128822" calcext:value-type="float">
            <text:p>16.6875487128822</text:p>
          </table:table-cell>
          <table:table-cell office:value-type="float" office:value="349.005995389427" calcext:value-type="float">
            <text:p>349.005995389427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345.38" calcext:value-type="float">
            <text:p>345.38</text:p>
          </table:table-cell>
          <table:table-cell office:value-type="float" office:value="16.1416666666667" calcext:value-type="float">
            <text:p>16.1416666666667</text:p>
          </table:table-cell>
          <table:table-cell office:value-type="float" office:value="335.02" calcext:value-type="float">
            <text:p>335.02</text:p>
          </table:table-cell>
          <table:table-cell office:value-type="float" office:value="16.475" calcext:value-type="float">
            <text:p>16.475</text:p>
          </table:table-cell>
          <table:table-cell office:value-type="float" office:value="349.58" calcext:value-type="float">
            <text:p>349.58</text:p>
          </table:table-cell>
          <table:table-cell office:value-type="float" office:value="16.8083333333333" calcext:value-type="float">
            <text:p>16.8083333333333</text:p>
          </table:table-cell>
          <table:table-cell office:value-type="float" office:value="329.63" calcext:value-type="float">
            <text:p>329.63</text:p>
          </table:table-cell>
          <table:table-cell office:value-type="float" office:value="11.8773333333333" calcext:value-type="float">
            <text:p>11.8773333333333</text:p>
          </table:table-cell>
          <table:table-cell office:value-type="float" office:value="349.2" calcext:value-type="float">
            <text:p>349.2</text:p>
          </table:table-cell>
          <table:table-cell office:value-type="float" office:value="12.4713333333333" calcext:value-type="float">
            <text:p>12.4713333333333</text:p>
          </table:table-cell>
          <table:table-cell office:value-type="float" office:value="349.2" calcext:value-type="float">
            <text:p>349.2</text:p>
          </table:table-cell>
          <table:table-cell office:value-type="float" office:value="14.4593333333333" calcext:value-type="float">
            <text:p>14.4593333333333</text:p>
          </table:table-cell>
          <table:table-cell office:value-type="float" office:value="349.2" calcext:value-type="float">
            <text:p>349.2</text:p>
          </table:table-cell>
          <table:table-cell office:value-type="float" office:value="16.246" calcext:value-type="float">
            <text:p>16.246</text:p>
          </table:table-cell>
          <table:table-cell office:value-type="float" office:value="349.2" calcext:value-type="float">
            <text:p>349.2</text:p>
          </table:table-cell>
          <table:table-cell office:value-type="float" office:value="7.375" calcext:value-type="float">
            <text:p>7.375</text:p>
          </table:table-cell>
          <table:table-cell office:value-type="float" office:value="343.12" calcext:value-type="float">
            <text:p>343.12</text:p>
          </table:table-cell>
          <table:table-cell office:value-type="float" office:value="7.70833333333333" calcext:value-type="float">
            <text:p>7.70833333333333</text:p>
          </table:table-cell>
          <table:table-cell office:value-type="float" office:value="336.62" calcext:value-type="float">
            <text:p>336.62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332.87" calcext:value-type="float">
            <text:p>332.87</text:p>
          </table:table-cell>
          <table:table-cell office:value-type="float" office:value="7.92625000000003" calcext:value-type="float">
            <text:p>7.92625000000003</text:p>
          </table:table-cell>
          <table:table-cell office:value-type="float" office:value="349.2" calcext:value-type="float">
            <text:p>349.2</text:p>
          </table:table-cell>
          <table:table-cell office:value-type="float" office:value="6.85833333333333" calcext:value-type="float">
            <text:p>6.85833333333333</text:p>
          </table:table-cell>
          <table:table-cell office:value-type="float" office:value="305.057916666668" calcext:value-type="float">
            <text:p>305.057916666668</text:p>
          </table:table-cell>
          <table:table-cell office:value-type="float" office:value="7.19166666666667" calcext:value-type="float">
            <text:p>7.19166666666667</text:p>
          </table:table-cell>
          <table:table-cell office:value-type="float" office:value="338.27" calcext:value-type="float">
            <text:p>338.27</text:p>
          </table:table-cell>
          <table:table-cell office:value-type="float" office:value="7.525" calcext:value-type="float">
            <text:p>7.525</text:p>
          </table:table-cell>
          <table:table-cell office:value-type="float" office:value="337.77" calcext:value-type="float">
            <text:p>337.77</text:p>
          </table:table-cell>
          <table:table-cell office:value-type="float" office:value="7.85833333333333" calcext:value-type="float">
            <text:p>7.85833333333333</text:p>
          </table:table-cell>
          <table:table-cell office:value-type="float" office:value="315.085" calcext:value-type="float">
            <text:p>315.085</text:p>
          </table:table-cell>
          <table:table-cell office:value-type="float" office:value="14.2583333333333" calcext:value-type="float">
            <text:p>14.2583333333333</text:p>
          </table:table-cell>
          <table:table-cell office:value-type="float" office:value="347.52" calcext:value-type="float">
            <text:p>347.52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343.27" calcext:value-type="float">
            <text:p>343.27</text:p>
          </table:table-cell>
          <table:table-cell office:value-type="float" office:value="14.925" calcext:value-type="float">
            <text:p>14.925</text:p>
          </table:table-cell>
          <table:table-cell office:value-type="float" office:value="355.79" calcext:value-type="float">
            <text:p>355.79</text:p>
          </table:table-cell>
          <table:table-cell office:value-type="float" office:value="15.2583333333333" calcext:value-type="float">
            <text:p>15.2583333333333</text:p>
          </table:table-cell>
          <table:table-cell office:value-type="float" office:value="343.27" calcext:value-type="float">
            <text:p>343.27</text:p>
          </table:table-cell>
          <table:table-cell office:value-type="float" office:value="24" calcext:value-type="float">
            <text:p>24</text:p>
          </table:table-cell>
          <table:table-cell office:value-type="float" office:value="316.53" calcext:value-type="float">
            <text:p>316.53</text:p>
          </table:table-cell>
          <table:table-cell office:value-type="float" office:value="24" calcext:value-type="float">
            <text:p>24</text:p>
          </table:table-cell>
          <table:table-cell office:value-type="float" office:value="327.33" calcext:value-type="float">
            <text:p>327.33</text:p>
          </table:table-cell>
          <table:table-cell office:value-type="float" office:value="24" calcext:value-type="float">
            <text:p>24</text:p>
          </table:table-cell>
          <table:table-cell office:value-type="float" office:value="338.13" calcext:value-type="float">
            <text:p>338.13</text:p>
          </table:table-cell>
          <table:table-cell office:value-type="float" office:value="24" calcext:value-type="float">
            <text:p>24</text:p>
          </table:table-cell>
          <table:table-cell office:value-type="float" office:value="348.930000000001" calcext:value-type="float">
            <text:p>348.930000000001</text:p>
          </table:table-cell>
          <table:table-cell office:value-type="float" office:value="8.35" calcext:value-type="float">
            <text:p>8.35</text:p>
          </table:table-cell>
          <table:table-cell office:value-type="float" office:value="344.26" calcext:value-type="float">
            <text:p>344.26</text:p>
          </table:table-cell>
          <table:table-cell office:value-type="float" office:value="8.68333333333333" calcext:value-type="float">
            <text:p>8.68333333333333</text:p>
          </table:table-cell>
          <table:table-cell office:value-type="float" office:value="344.26" calcext:value-type="float">
            <text:p>344.26</text:p>
          </table:table-cell>
          <table:table-cell office:value-type="float" office:value="9.01666666666667" calcext:value-type="float">
            <text:p>9.01666666666667</text:p>
          </table:table-cell>
          <table:table-cell office:value-type="float" office:value="344.26" calcext:value-type="float">
            <text:p>344.26</text:p>
          </table:table-cell>
          <table:table-cell office:value-type="float" office:value="8.76466666666667" calcext:value-type="float">
            <text:p>8.76466666666667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12.7833333333333" calcext:value-type="float">
            <text:p>12.7833333333333</text:p>
          </table:table-cell>
          <table:table-cell office:value-type="float" office:value="336.78" calcext:value-type="float">
            <text:p>336.78</text:p>
          </table:table-cell>
          <table:table-cell office:value-type="float" office:value="13.1166666666667" calcext:value-type="float">
            <text:p>13.1166666666667</text:p>
          </table:table-cell>
          <table:table-cell office:value-type="float" office:value="336.78" calcext:value-type="float">
            <text:p>336.78</text:p>
          </table:table-cell>
          <table:table-cell office:value-type="float" office:value="13.45" calcext:value-type="float">
            <text:p>13.45</text:p>
          </table:table-cell>
          <table:table-cell office:value-type="float" office:value="310.49" calcext:value-type="float">
            <text:p>310.49</text:p>
          </table:table-cell>
          <table:table-cell office:value-type="float" office:value="23" calcext:value-type="float">
            <text:p>23</text:p>
          </table:table-cell>
          <table:table-cell office:value-type="float" office:value="281.429999999999" calcext:value-type="float">
            <text:p>281.429999999999</text:p>
          </table:table-cell>
          <table:table-cell office:value-type="float" office:value="23" calcext:value-type="float">
            <text:p>23</text:p>
          </table:table-cell>
          <table:table-cell office:value-type="float" office:value="292.230000000001" calcext:value-type="float">
            <text:p>292.230000000001</text:p>
          </table:table-cell>
          <table:table-cell office:value-type="float" office:value="23" calcext:value-type="float">
            <text:p>23</text:p>
          </table:table-cell>
          <table:table-cell office:value-type="float" office:value="303.030000000002" calcext:value-type="float">
            <text:p>303.030000000002</text:p>
          </table:table-cell>
          <table:table-cell office:value-type="float" office:value="23" calcext:value-type="float">
            <text:p>23</text:p>
          </table:table-cell>
          <table:table-cell office:value-type="float" office:value="313.829999999999" calcext:value-type="float">
            <text:p>313.829999999999</text:p>
          </table:table-cell>
          <table:table-cell office:value-type="float" office:value="18.25" calcext:value-type="float">
            <text:p>18.25</text:p>
          </table:table-cell>
          <table:table-cell office:value-type="float" office:value="333.23" calcext:value-type="float">
            <text:p>333.23</text:p>
          </table:table-cell>
          <table:table-cell office:value-type="float" office:value="18.2916666666667" calcext:value-type="float">
            <text:p>18.2916666666667</text:p>
          </table:table-cell>
          <table:table-cell office:value-type="float" office:value="322.87" calcext:value-type="float">
            <text:p>322.87</text:p>
          </table:table-cell>
          <table:table-cell office:value-type="float" office:value="18.625" calcext:value-type="float">
            <text:p>18.625</text:p>
          </table:table-cell>
          <table:table-cell office:value-type="float" office:value="337.43" calcext:value-type="float">
            <text:p>337.43</text:p>
          </table:table-cell>
          <table:table-cell office:value-type="float" office:value="18.9583333333333" calcext:value-type="float">
            <text:p>18.9583333333333</text:p>
          </table:table-cell>
          <table:table-cell office:value-type="float" office:value="317.48" calcext:value-type="float">
            <text:p>317.48</text:p>
          </table:table-cell>
          <table:table-cell office:value-type="float" office:value="19.2916666666667" calcext:value-type="float">
            <text:p>19.2916666666667</text:p>
          </table:table-cell>
          <table:table-cell office:value-type="float" office:value="330.03" calcext:value-type="float">
            <text:p>330.03</text:p>
          </table:table-cell>
          <table:table-cell office:value-type="float" office:value="19.5916666666667" calcext:value-type="float">
            <text:p>19.5916666666667</text:p>
          </table:table-cell>
          <table:table-cell office:value-type="float" office:value="330.03" calcext:value-type="float">
            <text:p>330.03</text:p>
          </table:table-cell>
          <table:table-cell office:value-type="float" office:value="20.4583333333333" calcext:value-type="float">
            <text:p>20.4583333333333</text:p>
          </table:table-cell>
          <table:table-cell office:value-type="float" office:value="330.03" calcext:value-type="float">
            <text:p>330.03</text:p>
          </table:table-cell>
          <table:table-cell office:value-type="float" office:value="20.7916666666667" calcext:value-type="float">
            <text:p>20.7916666666667</text:p>
          </table:table-cell>
          <table:table-cell office:value-type="float" office:value="330.03" calcext:value-type="float">
            <text:p>330.03</text:p>
          </table:table-cell>
          <table:table-cell office:value-type="float" office:value="8.35" calcext:value-type="float">
            <text:p>8.35</text:p>
          </table:table-cell>
          <table:table-cell office:value-type="float" office:value="331.51" calcext:value-type="float">
            <text:p>331.51</text:p>
          </table:table-cell>
          <table:table-cell office:value-type="float" office:value="8.68333333333333" calcext:value-type="float">
            <text:p>8.68333333333333</text:p>
          </table:table-cell>
          <table:table-cell office:value-type="float" office:value="325.01" calcext:value-type="float">
            <text:p>325.01</text:p>
          </table:table-cell>
          <table:table-cell office:value-type="float" office:value="9.01666666666667" calcext:value-type="float">
            <text:p>9.01666666666667</text:p>
          </table:table-cell>
          <table:table-cell office:value-type="float" office:value="321.26" calcext:value-type="float">
            <text:p>321.26</text:p>
          </table:table-cell>
          <table:table-cell office:value-type="float" office:value="8.76466666666667" calcext:value-type="float">
            <text:p>8.76466666666667</text:p>
          </table:table-cell>
          <table:table-cell office:value-type="float" office:value="337.59" calcext:value-type="float">
            <text:p>337.59</text:p>
          </table:table-cell>
          <table:table-cell office:value-type="float" office:value="7.70833333333333" calcext:value-type="float">
            <text:p>7.70833333333333</text:p>
          </table:table-cell>
          <table:table-cell office:value-type="float" office:value="293.558750000001" calcext:value-type="float">
            <text:p>293.558750000001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326.66" calcext:value-type="float">
            <text:p>326.66</text:p>
          </table:table-cell>
          <table:table-cell office:value-type="float" office:value="8.51666666666667" calcext:value-type="float">
            <text:p>8.51666666666667</text:p>
          </table:table-cell>
          <table:table-cell office:value-type="float" office:value="326.16" calcext:value-type="float">
            <text:p>326.16</text:p>
          </table:table-cell>
          <table:table-cell office:value-type="float" office:value="8.85" calcext:value-type="float">
            <text:p>8.85</text:p>
          </table:table-cell>
          <table:table-cell office:value-type="float" office:value="303.475" calcext:value-type="float">
            <text:p>303.475</text:p>
          </table:table-cell>
          <table:table-cell office:value-type="float" office:value="16.8083333333333" calcext:value-type="float">
            <text:p>16.8083333333333</text:p>
          </table:table-cell>
          <table:table-cell office:value-type="float" office:value="333.75" calcext:value-type="float">
            <text:p>333.75</text:p>
          </table:table-cell>
          <table:table-cell office:value-type="float" office:value="17.25" calcext:value-type="float">
            <text:p>17.25</text:p>
          </table:table-cell>
          <table:table-cell office:value-type="float" office:value="329.5" calcext:value-type="float">
            <text:p>329.5</text:p>
          </table:table-cell>
          <table:table-cell office:value-type="float" office:value="17.5833333333333" calcext:value-type="float">
            <text:p>17.5833333333333</text:p>
          </table:table-cell>
          <table:table-cell office:value-type="float" office:value="342.02" calcext:value-type="float">
            <text:p>342.02</text:p>
          </table:table-cell>
          <table:table-cell office:value-type="float" office:value="17.9166666666667" calcext:value-type="float">
            <text:p>17.9166666666667</text:p>
          </table:table-cell>
          <table:table-cell office:value-type="float" office:value="329.5" calcext:value-type="float">
            <text:p>329.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55" calcext:value-type="float">
            <text:p>9.55</text:p>
          </table:table-cell>
          <table:table-cell office:value-type="float" office:value="329.14" calcext:value-type="float">
            <text:p>329.14</text:p>
          </table:table-cell>
          <table:table-cell office:value-type="float" office:value="9.88333333333333" calcext:value-type="float">
            <text:p>9.88333333333333</text:p>
          </table:table-cell>
          <table:table-cell office:value-type="float" office:value="329.14" calcext:value-type="float">
            <text:p>329.14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29.140000000001" calcext:value-type="float">
            <text:p>329.140000000001</text:p>
          </table:table-cell>
          <table:table-cell office:value-type="float" office:value="10.4166666666667" calcext:value-type="float">
            <text:p>10.4166666666667</text:p>
          </table:table-cell>
          <table:table-cell office:value-type="float" office:value="334.08" calcext:value-type="float">
            <text:p>334.08</text:p>
          </table:table-cell>
        </table:table-row>
        <table:table-row table:style-name="ro1">
          <table:table-cell office:value-type="float" office:value="13.1166666666667" calcext:value-type="float">
            <text:p>13.1166666666667</text:p>
          </table:table-cell>
          <table:table-cell office:value-type="float" office:value="346.78" calcext:value-type="float">
            <text:p>346.78</text:p>
          </table:table-cell>
          <table:table-cell office:value-type="float" office:value="13.45" calcext:value-type="float">
            <text:p>13.45</text:p>
          </table:table-cell>
          <table:table-cell office:value-type="float" office:value="346.78" calcext:value-type="float">
            <text:p>346.78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320.49" calcext:value-type="float">
            <text:p>320.49</text:p>
          </table:table-cell>
          <table:table-cell office:value-type="float" office:value="23" calcext:value-type="float">
            <text:p>23</text:p>
          </table:table-cell>
          <table:table-cell office:value-type="float" office:value="281.429999999999" calcext:value-type="float">
            <text:p>281.429999999999</text:p>
          </table:table-cell>
          <table:table-cell office:value-type="float" office:value="23" calcext:value-type="float">
            <text:p>23</text:p>
          </table:table-cell>
          <table:table-cell office:value-type="float" office:value="292.230000000001" calcext:value-type="float">
            <text:p>292.230000000001</text:p>
          </table:table-cell>
          <table:table-cell office:value-type="float" office:value="23" calcext:value-type="float">
            <text:p>23</text:p>
          </table:table-cell>
          <table:table-cell office:value-type="float" office:value="303.030000000002" calcext:value-type="float">
            <text:p>303.030000000002</text:p>
          </table:table-cell>
          <table:table-cell office:value-type="float" office:value="23" calcext:value-type="float">
            <text:p>23</text:p>
          </table:table-cell>
          <table:table-cell office:value-type="float" office:value="313.829999999999" calcext:value-type="float">
            <text:p>313.829999999999</text:p>
          </table:table-cell>
          <table:table-cell office:value-type="float" office:value="18.2916666666667" calcext:value-type="float">
            <text:p>18.2916666666667</text:p>
          </table:table-cell>
          <table:table-cell office:value-type="float" office:value="334.48" calcext:value-type="float">
            <text:p>334.48</text:p>
          </table:table-cell>
          <table:table-cell office:value-type="float" office:value="18.625" calcext:value-type="float">
            <text:p>18.625</text:p>
          </table:table-cell>
          <table:table-cell office:value-type="float" office:value="332.87" calcext:value-type="float">
            <text:p>332.87</text:p>
          </table:table-cell>
          <table:table-cell office:value-type="float" office:value="18.9583333333333" calcext:value-type="float">
            <text:p>18.9583333333333</text:p>
          </table:table-cell>
          <table:table-cell office:value-type="float" office:value="347.43" calcext:value-type="float">
            <text:p>347.43</text:p>
          </table:table-cell>
          <table:table-cell office:value-type="float" office:value="19.2916666666667" calcext:value-type="float">
            <text:p>19.2916666666667</text:p>
          </table:table-cell>
          <table:table-cell office:value-type="float" office:value="327.48" calcext:value-type="float">
            <text:p>327.48</text:p>
          </table:table-cell>
          <table:table-cell office:value-type="float" office:value="20.125" calcext:value-type="float">
            <text:p>20.125</text:p>
          </table:table-cell>
          <table:table-cell office:value-type="float" office:value="355.03" calcext:value-type="float">
            <text:p>355.03</text:p>
          </table:table-cell>
          <table:table-cell office:value-type="float" office:value="20.4583333333333" calcext:value-type="float">
            <text:p>20.4583333333333</text:p>
          </table:table-cell>
          <table:table-cell office:value-type="float" office:value="356.03" calcext:value-type="float">
            <text:p>356.03</text:p>
          </table:table-cell>
          <table:table-cell office:value-type="float" office:value="20.7916666666667" calcext:value-type="float">
            <text:p>20.7916666666667</text:p>
          </table:table-cell>
          <table:table-cell office:value-type="float" office:value="340.03" calcext:value-type="float">
            <text:p>340.03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0.03" calcext:value-type="float">
            <text:p>340.03</text:p>
          </table:table-cell>
          <table:table-cell office:value-type="float" office:value="8.51666666666667" calcext:value-type="float">
            <text:p>8.51666666666667</text:p>
          </table:table-cell>
          <table:table-cell office:value-type="float" office:value="336.51" calcext:value-type="float">
            <text:p>336.51</text:p>
          </table:table-cell>
          <table:table-cell office:value-type="float" office:value="8.85" calcext:value-type="float">
            <text:p>8.85</text:p>
          </table:table-cell>
          <table:table-cell office:value-type="float" office:value="330.01" calcext:value-type="float">
            <text:p>330.01</text:p>
          </table:table-cell>
          <table:table-cell office:value-type="float" office:value="9.18333333333333" calcext:value-type="float">
            <text:p>9.18333333333333</text:p>
          </table:table-cell>
          <table:table-cell office:value-type="float" office:value="326.26" calcext:value-type="float">
            <text:p>326.26</text:p>
          </table:table-cell>
          <table:table-cell office:value-type="float" office:value="9.51666666666667" calcext:value-type="float">
            <text:p>9.51666666666667</text:p>
          </table:table-cell>
          <table:table-cell office:value-type="float" office:value="360.15" calcext:value-type="float">
            <text:p>360.15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301.808750000001" calcext:value-type="float">
            <text:p>301.808750000001</text:p>
          </table:table-cell>
          <table:table-cell office:value-type="float" office:value="8.31666666666667" calcext:value-type="float">
            <text:p>8.31666666666667</text:p>
          </table:table-cell>
          <table:table-cell office:value-type="float" office:value="334.91" calcext:value-type="float">
            <text:p>334.91</text:p>
          </table:table-cell>
          <table:table-cell office:value-type="float" office:value="8.65" calcext:value-type="float">
            <text:p>8.65</text:p>
          </table:table-cell>
          <table:table-cell office:value-type="float" office:value="330.16" calcext:value-type="float">
            <text:p>330.16</text:p>
          </table:table-cell>
          <table:table-cell office:value-type="float" office:value="8.98333333333333" calcext:value-type="float">
            <text:p>8.98333333333333</text:p>
          </table:table-cell>
          <table:table-cell office:value-type="float" office:value="307.475" calcext:value-type="float">
            <text:p>307.475</text:p>
          </table:table-cell>
          <table:table-cell office:value-type="float" office:value="17.25" calcext:value-type="float">
            <text:p>17.25</text:p>
          </table:table-cell>
          <table:table-cell office:value-type="float" office:value="347" calcext:value-type="float">
            <text:p>347</text:p>
          </table:table-cell>
          <table:table-cell office:value-type="float" office:value="17.5833333333333" calcext:value-type="float">
            <text:p>17.5833333333333</text:p>
          </table:table-cell>
          <table:table-cell office:value-type="float" office:value="339.5" calcext:value-type="float">
            <text:p>339.5</text:p>
          </table:table-cell>
          <table:table-cell office:value-type="float" office:value="17.9166666666667" calcext:value-type="float">
            <text:p>17.9166666666667</text:p>
          </table:table-cell>
          <table:table-cell office:value-type="float" office:value="352.02" calcext:value-type="float">
            <text:p>352.02</text:p>
          </table:table-cell>
          <table:table-cell office:value-type="float" office:value="18.25" calcext:value-type="float">
            <text:p>18.25</text:p>
          </table:table-cell>
          <table:table-cell office:value-type="float" office:value="339.5" calcext:value-type="float">
            <text:p>339.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6" calcext:value-type="float">
            <text:p>9.6</text:p>
          </table:table-cell>
          <table:table-cell office:value-type="float" office:value="330.64" calcext:value-type="float">
            <text:p>330.64</text:p>
          </table:table-cell>
          <table:table-cell office:value-type="float" office:value="9.93333333333333" calcext:value-type="float">
            <text:p>9.93333333333333</text:p>
          </table:table-cell>
          <table:table-cell office:value-type="float" office:value="330.64" calcext:value-type="float">
            <text:p>330.64</text:p>
          </table:table-cell>
          <table:table-cell office:value-type="float" office:value="10.2666666666667" calcext:value-type="float">
            <text:p>10.2666666666667</text:p>
          </table:table-cell>
          <table:table-cell office:value-type="float" office:value="330.640000000001" calcext:value-type="float">
            <text:p>330.640000000001</text:p>
          </table:table-cell>
          <table:table-cell office:value-type="float" office:value="10.6" calcext:value-type="float">
            <text:p>10.6</text:p>
          </table:table-cell>
          <table:table-cell office:value-type="float" office:value="339.58" calcext:value-type="float">
            <text:p>339.58</text:p>
          </table:table-cell>
        </table:table-row>
        <table:table-row table:style-name="ro1">
          <table:table-cell office:value-type="float" office:value="15.8083333333333" calcext:value-type="float">
            <text:p>15.8083333333333</text:p>
          </table:table-cell>
          <table:table-cell office:value-type="float" office:value="333.01" calcext:value-type="float">
            <text:p>333.01</text:p>
          </table:table-cell>
          <table:table-cell office:value-type="float" office:value="16.1416666666667" calcext:value-type="float">
            <text:p>16.1416666666667</text:p>
          </table:table-cell>
          <table:table-cell office:value-type="float" office:value="333.01" calcext:value-type="float">
            <text:p>333.01</text:p>
          </table:table-cell>
          <table:table-cell office:value-type="float" office:value="16.475" calcext:value-type="float">
            <text:p>16.475</text:p>
          </table:table-cell>
          <table:table-cell office:value-type="float" office:value="306.72" calcext:value-type="float">
            <text:p>306.7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81.429999999999" calcext:value-type="float">
            <text:p>281.42999999999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92.230000000001" calcext:value-type="float">
            <text:p>292.23000000000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3.030000000002" calcext:value-type="float">
            <text:p>303.03000000000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13.829999999999" calcext:value-type="float">
            <text:p>313.829999999999</text:p>
          </table:table-cell>
          <table:table-cell office:value-type="float" office:value="20.4166666666667" calcext:value-type="float">
            <text:p>20.4166666666667</text:p>
          </table:table-cell>
          <table:table-cell office:value-type="float" office:value="320.71" calcext:value-type="float">
            <text:p>320.71</text:p>
          </table:table-cell>
          <table:table-cell office:value-type="float" office:value="20.75" calcext:value-type="float">
            <text:p>20.75</text:p>
          </table:table-cell>
          <table:table-cell office:value-type="float" office:value="319.1" calcext:value-type="float">
            <text:p>319.1</text:p>
          </table:table-cell>
          <table:table-cell office:value-type="float" office:value="21.1166666666667" calcext:value-type="float">
            <text:p>21.1166666666667</text:p>
          </table:table-cell>
          <table:table-cell office:value-type="float" office:value="333.66" calcext:value-type="float">
            <text:p>333.66</text:p>
          </table:table-cell>
          <table:table-cell office:value-type="float" office:value="21.45" calcext:value-type="float">
            <text:p>21.45</text:p>
          </table:table-cell>
          <table:table-cell office:value-type="float" office:value="313.71" calcext:value-type="float">
            <text:p>313.71</text:p>
          </table:table-cell>
          <table:table-cell office:value-type="float" office:value="21.7706666666667" calcext:value-type="float">
            <text:p>21.7706666666667</text:p>
          </table:table-cell>
          <table:table-cell office:value-type="float" office:value="335.59" calcext:value-type="float">
            <text:p>335.59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336.59" calcext:value-type="float">
            <text:p>336.59</text:p>
          </table:table-cell>
          <table:table-cell office:value-type="float" office:value="22.1583333333333" calcext:value-type="float">
            <text:p>22.1583333333333</text:p>
          </table:table-cell>
          <table:table-cell office:value-type="float" office:value="320.59" calcext:value-type="float">
            <text:p>320.59</text:p>
          </table:table-cell>
          <table:table-cell office:value-type="float" office:value="22" calcext:value-type="float">
            <text:p>22</text:p>
          </table:table-cell>
          <table:table-cell office:value-type="float" office:value="320.59" calcext:value-type="float">
            <text:p>320.59</text:p>
          </table:table-cell>
          <table:table-cell office:value-type="float" office:value="9.68466666666667" calcext:value-type="float">
            <text:p>9.68466666666667</text:p>
          </table:table-cell>
          <table:table-cell office:value-type="float" office:value="320.85" calcext:value-type="float">
            <text:p>320.85</text:p>
          </table:table-cell>
          <table:table-cell office:value-type="float" office:value="9.6" calcext:value-type="float">
            <text:p>9.6</text:p>
          </table:table-cell>
          <table:table-cell office:value-type="float" office:value="314.35" calcext:value-type="float">
            <text:p>314.35</text:p>
          </table:table-cell>
          <table:table-cell office:value-type="float" office:value="10.2666666666667" calcext:value-type="float">
            <text:p>10.2666666666667</text:p>
          </table:table-cell>
          <table:table-cell office:value-type="float" office:value="310.6" calcext:value-type="float">
            <text:p>310.6</text:p>
          </table:table-cell>
          <table:table-cell office:value-type="float" office:value="10.6" calcext:value-type="float">
            <text:p>10.6</text:p>
          </table:table-cell>
          <table:table-cell office:value-type="float" office:value="344.49" calcext:value-type="float">
            <text:p>344.49</text:p>
          </table:table-cell>
          <table:table-cell office:value-type="float" office:value="9.18333333333333" calcext:value-type="float">
            <text:p>9.18333333333333</text:p>
          </table:table-cell>
          <table:table-cell office:value-type="float" office:value="285.608750000001" calcext:value-type="float">
            <text:p>285.608750000001</text:p>
          </table:table-cell>
          <table:table-cell office:value-type="float" office:value="9.51666666666667" calcext:value-type="float">
            <text:p>9.51666666666667</text:p>
          </table:table-cell>
          <table:table-cell office:value-type="float" office:value="318.71" calcext:value-type="float">
            <text:p>318.71</text:p>
          </table:table-cell>
          <table:table-cell office:value-type="float" office:value="9.76666666666667" calcext:value-type="float">
            <text:p>9.76666666666667</text:p>
          </table:table-cell>
          <table:table-cell office:value-type="float" office:value="313.96" calcext:value-type="float">
            <text:p>313.96</text:p>
          </table:table-cell>
          <table:table-cell office:value-type="float" office:value="10.1" calcext:value-type="float">
            <text:p>10.1</text:p>
          </table:table-cell>
          <table:table-cell office:value-type="float" office:value="291.275" calcext:value-type="float">
            <text:p>291.275</text:p>
          </table:table-cell>
          <table:table-cell office:value-type="float" office:value="19.3416666666667" calcext:value-type="float">
            <text:p>19.3416666666667</text:p>
          </table:table-cell>
          <table:table-cell office:value-type="float" office:value="330.8" calcext:value-type="float">
            <text:p>330.8</text:p>
          </table:table-cell>
          <table:table-cell office:value-type="float" office:value="19.75" calcext:value-type="float">
            <text:p>19.75</text:p>
          </table:table-cell>
          <table:table-cell office:value-type="float" office:value="323.3" calcext:value-type="float">
            <text:p>323.3</text:p>
          </table:table-cell>
          <table:table-cell office:value-type="float" office:value="20.0833333333333" calcext:value-type="float">
            <text:p>20.0833333333333</text:p>
          </table:table-cell>
          <table:table-cell office:value-type="float" office:value="335.82" calcext:value-type="float">
            <text:p>335.82</text:p>
          </table:table-cell>
          <table:table-cell office:value-type="float" office:value="20.125" calcext:value-type="float">
            <text:p>20.125</text:p>
          </table:table-cell>
          <table:table-cell office:value-type="float" office:value="323.3" calcext:value-type="float">
            <text:p>323.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025" calcext:value-type="float">
            <text:p>10.025</text:p>
          </table:table-cell>
          <table:table-cell office:value-type="float" office:value="316.87" calcext:value-type="float">
            <text:p>316.87</text:p>
          </table:table-cell>
          <table:table-cell office:value-type="float" office:value="10.7666666666667" calcext:value-type="float">
            <text:p>10.7666666666667</text:p>
          </table:table-cell>
          <table:table-cell office:value-type="float" office:value="316.87" calcext:value-type="float">
            <text:p>316.87</text:p>
          </table:table-cell>
          <table:table-cell office:value-type="float" office:value="11.0833333333333" calcext:value-type="float">
            <text:p>11.0833333333333</text:p>
          </table:table-cell>
          <table:table-cell office:value-type="float" office:value="316.870000000001" calcext:value-type="float">
            <text:p>316.870000000001</text:p>
          </table:table-cell>
          <table:table-cell office:value-type="float" office:value="11.025" calcext:value-type="float">
            <text:p>11.025</text:p>
          </table:table-cell>
          <table:table-cell office:value-type="float" office:value="325.81" calcext:value-type="float">
            <text:p>325.81</text:p>
          </table:table-cell>
        </table:table-row>
        <table:table-row table:style-name="ro1">
          <table:table-cell office:value-type="float" office:value="16.0833333333333" calcext:value-type="float">
            <text:p>16.0833333333333</text:p>
          </table:table-cell>
          <table:table-cell office:value-type="float" office:value="341.26" calcext:value-type="float">
            <text:p>341.26</text:p>
          </table:table-cell>
          <table:table-cell office:value-type="float" office:value="16.4166666666667" calcext:value-type="float">
            <text:p>16.4166666666667</text:p>
          </table:table-cell>
          <table:table-cell office:value-type="float" office:value="341.26" calcext:value-type="float">
            <text:p>341.26</text:p>
          </table:table-cell>
          <table:table-cell office:value-type="float" office:value="16.75" calcext:value-type="float">
            <text:p>16.75</text:p>
          </table:table-cell>
          <table:table-cell office:value-type="float" office:value="314.97" calcext:value-type="float">
            <text:p>314.97</text:p>
          </table:table-cell>
          <table:table-cell office:value-type="float" office:value="24" calcext:value-type="float">
            <text:p>24</text:p>
          </table:table-cell>
          <table:table-cell office:value-type="float" office:value="281.429999999999" calcext:value-type="float">
            <text:p>281.429999999999</text:p>
          </table:table-cell>
          <table:table-cell office:value-type="float" office:value="24" calcext:value-type="float">
            <text:p>24</text:p>
          </table:table-cell>
          <table:table-cell office:value-type="float" office:value="292.230000000001" calcext:value-type="float">
            <text:p>292.230000000001</text:p>
          </table:table-cell>
          <table:table-cell office:value-type="float" office:value="24" calcext:value-type="float">
            <text:p>24</text:p>
          </table:table-cell>
          <table:table-cell office:value-type="float" office:value="303.030000000002" calcext:value-type="float">
            <text:p>303.030000000002</text:p>
          </table:table-cell>
          <table:table-cell office:value-type="float" office:value="24" calcext:value-type="float">
            <text:p>24</text:p>
          </table:table-cell>
          <table:table-cell office:value-type="float" office:value="313.829999999999" calcext:value-type="float">
            <text:p>313.829999999999</text:p>
          </table:table-cell>
          <table:table-cell office:value-type="float" office:value="20.7833333333333" calcext:value-type="float">
            <text:p>20.7833333333333</text:p>
          </table:table-cell>
          <table:table-cell office:value-type="float" office:value="331.71" calcext:value-type="float">
            <text:p>331.71</text:p>
          </table:table-cell>
          <table:table-cell office:value-type="float" office:value="21.1166666666667" calcext:value-type="float">
            <text:p>21.1166666666667</text:p>
          </table:table-cell>
          <table:table-cell office:value-type="float" office:value="330.1" calcext:value-type="float">
            <text:p>330.1</text:p>
          </table:table-cell>
          <table:table-cell office:value-type="float" office:value="21.45" calcext:value-type="float">
            <text:p>21.45</text:p>
          </table:table-cell>
          <table:table-cell office:value-type="float" office:value="343.66" calcext:value-type="float">
            <text:p>343.66</text:p>
          </table:table-cell>
          <table:table-cell office:value-type="float" office:value="21.7833333333333" calcext:value-type="float">
            <text:p>21.7833333333333</text:p>
          </table:table-cell>
          <table:table-cell office:value-type="float" office:value="323.71" calcext:value-type="float">
            <text:p>323.71</text:p>
          </table:table-cell>
          <table:table-cell office:value-type="float" office:value="23" calcext:value-type="float">
            <text:p>23</text:p>
          </table:table-cell>
          <table:table-cell office:value-type="float" office:value="372.469999999999" calcext:value-type="float">
            <text:p>372.469999999999</text:p>
          </table:table-cell>
          <table:table-cell office:value-type="float" office:value="21.7536666666667" calcext:value-type="float">
            <text:p>21.7536666666667</text:p>
          </table:table-cell>
          <table:table-cell office:value-type="float" office:value="349.2" calcext:value-type="float">
            <text:p>349.2</text:p>
          </table:table-cell>
          <table:table-cell office:value-type="float" office:value="23" calcext:value-type="float">
            <text:p>23</text:p>
          </table:table-cell>
          <table:table-cell office:value-type="float" office:value="345.84" calcext:value-type="float">
            <text:p>345.84</text:p>
          </table:table-cell>
          <table:table-cell office:value-type="float" office:value="23" calcext:value-type="float">
            <text:p>23</text:p>
          </table:table-cell>
          <table:table-cell office:value-type="float" office:value="350.59" calcext:value-type="float">
            <text:p>350.59</text:p>
          </table:table-cell>
          <table:table-cell office:value-type="float" office:value="9.76666666666667" calcext:value-type="float">
            <text:p>9.76666666666667</text:p>
          </table:table-cell>
          <table:table-cell office:value-type="float" office:value="323.31" calcext:value-type="float">
            <text:p>323.31</text:p>
          </table:table-cell>
          <table:table-cell office:value-type="float" office:value="10.1" calcext:value-type="float">
            <text:p>10.1</text:p>
          </table:table-cell>
          <table:table-cell office:value-type="float" office:value="329.35" calcext:value-type="float">
            <text:p>329.35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315.6" calcext:value-type="float">
            <text:p>315.6</text:p>
          </table:table-cell>
          <table:table-cell office:value-type="float" office:value="10.7666666666667" calcext:value-type="float">
            <text:p>10.7666666666667</text:p>
          </table:table-cell>
          <table:table-cell office:value-type="float" office:value="349.49" calcext:value-type="float">
            <text:p>349.49</text:p>
          </table:table-cell>
          <table:table-cell office:value-type="float" office:value="9.21666666666667" calcext:value-type="float">
            <text:p>9.21666666666667</text:p>
          </table:table-cell>
          <table:table-cell office:value-type="float" office:value="286.608750000001" calcext:value-type="float">
            <text:p>286.608750000001</text:p>
          </table:table-cell>
          <table:table-cell office:value-type="float" office:value="9.55" calcext:value-type="float">
            <text:p>9.55</text:p>
          </table:table-cell>
          <table:table-cell office:value-type="float" office:value="319.71" calcext:value-type="float">
            <text:p>319.71</text:p>
          </table:table-cell>
          <table:table-cell office:value-type="float" office:value="9.88333333333333" calcext:value-type="float">
            <text:p>9.88333333333333</text:p>
          </table:table-cell>
          <table:table-cell office:value-type="float" office:value="317.46" calcext:value-type="float">
            <text:p>317.46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294.775" calcext:value-type="float">
            <text:p>294.775</text:p>
          </table:table-cell>
          <table:table-cell office:value-type="float" office:value="19.75" calcext:value-type="float">
            <text:p>19.75</text:p>
          </table:table-cell>
          <table:table-cell office:value-type="float" office:value="343.05" calcext:value-type="float">
            <text:p>343.05</text:p>
          </table:table-cell>
          <table:table-cell office:value-type="float" office:value="20.0833333333333" calcext:value-type="float">
            <text:p>20.0833333333333</text:p>
          </table:table-cell>
          <table:table-cell office:value-type="float" office:value="333.3" calcext:value-type="float">
            <text:p>333.3</text:p>
          </table:table-cell>
          <table:table-cell office:value-type="float" office:value="20.4166666666667" calcext:value-type="float">
            <text:p>20.4166666666667</text:p>
          </table:table-cell>
          <table:table-cell office:value-type="float" office:value="345.82" calcext:value-type="float">
            <text:p>345.82</text:p>
          </table:table-cell>
          <table:table-cell office:value-type="float" office:value="20.75" calcext:value-type="float">
            <text:p>20.75</text:p>
          </table:table-cell>
          <table:table-cell office:value-type="float" office:value="342.05" calcext:value-type="float">
            <text:p>342.0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7333333333333" calcext:value-type="float">
            <text:p>10.7333333333333</text:p>
          </table:table-cell>
          <table:table-cell office:value-type="float" office:value="338.12" calcext:value-type="float">
            <text:p>338.12</text:p>
          </table:table-cell>
          <table:table-cell office:value-type="float" office:value="11.0666666666667" calcext:value-type="float">
            <text:p>11.0666666666667</text:p>
          </table:table-cell>
          <table:table-cell office:value-type="float" office:value="325.87" calcext:value-type="float">
            <text:p>325.87</text:p>
          </table:table-cell>
          <table:table-cell office:value-type="float" office:value="11.4" calcext:value-type="float">
            <text:p>11.4</text:p>
          </table:table-cell>
          <table:table-cell office:value-type="float" office:value="326.370000000001" calcext:value-type="float">
            <text:p>326.370000000001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347.06" calcext:value-type="float">
            <text:p>347.06</text:p>
          </table:table-cell>
        </table:table-row>
        <table:table-row table:style-name="ro1">
          <table:table-cell office:value-type="float" office:value="18.3333333333333" calcext:value-type="float">
            <text:p>18.3333333333333</text:p>
          </table:table-cell>
          <table:table-cell office:value-type="float" office:value="327.49" calcext:value-type="float">
            <text:p>327.49</text:p>
          </table:table-cell>
          <table:table-cell office:value-type="float" office:value="18.675" calcext:value-type="float">
            <text:p>18.675</text:p>
          </table:table-cell>
          <table:table-cell office:value-type="float" office:value="327.49" calcext:value-type="float">
            <text:p>327.49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01.2" calcext:value-type="float">
            <text:p>301.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0416666666667" calcext:value-type="float">
            <text:p>21.0416666666667</text:p>
          </table:table-cell>
          <table:table-cell office:value-type="float" office:value="323.34" calcext:value-type="float">
            <text:p>323.34</text:p>
          </table:table-cell>
          <table:table-cell office:value-type="float" office:value="21.375" calcext:value-type="float">
            <text:p>21.375</text:p>
          </table:table-cell>
          <table:table-cell office:value-type="float" office:value="321.73" calcext:value-type="float">
            <text:p>321.73</text:p>
          </table:table-cell>
          <table:table-cell office:value-type="float" office:value="21.7083333333333" calcext:value-type="float">
            <text:p>21.7083333333333</text:p>
          </table:table-cell>
          <table:table-cell office:value-type="float" office:value="335.29" calcext:value-type="float">
            <text:p>335.29</text:p>
          </table:table-cell>
          <table:table-cell office:value-type="float" office:value="22.3" calcext:value-type="float">
            <text:p>22.3</text:p>
          </table:table-cell>
          <table:table-cell office:value-type="float" office:value="315.34" calcext:value-type="float">
            <text:p>315.3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40.339999999999" calcext:value-type="float">
            <text:p>340.33999999999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17.07" calcext:value-type="float">
            <text:p>317.0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13.71" calcext:value-type="float">
            <text:p>313.7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18.46" calcext:value-type="float">
            <text:p>318.46</text:p>
          </table:table-cell>
          <table:table-cell office:value-type="float" office:value="12.4713333333333" calcext:value-type="float">
            <text:p>12.4713333333333</text:p>
          </table:table-cell>
          <table:table-cell office:value-type="float" office:value="307.38" calcext:value-type="float">
            <text:p>307.38</text:p>
          </table:table-cell>
          <table:table-cell office:value-type="float" office:value="14.4593333333333" calcext:value-type="float">
            <text:p>14.4593333333333</text:p>
          </table:table-cell>
          <table:table-cell office:value-type="float" office:value="313.42" calcext:value-type="float">
            <text:p>313.42</text:p>
          </table:table-cell>
          <table:table-cell office:value-type="float" office:value="16.246" calcext:value-type="float">
            <text:p>16.246</text:p>
          </table:table-cell>
          <table:table-cell office:value-type="float" office:value="299.67" calcext:value-type="float">
            <text:p>299.67</text:p>
          </table:table-cell>
          <table:table-cell office:value-type="float" office:value="18" calcext:value-type="float">
            <text:p>18</text:p>
          </table:table-cell>
          <table:table-cell office:value-type="float" office:value="333.56" calcext:value-type="float">
            <text:p>333.56</text:p>
          </table:table-cell>
          <table:table-cell office:value-type="float" office:value="9.725" calcext:value-type="float">
            <text:p>9.725</text:p>
          </table:table-cell>
          <table:table-cell office:value-type="float" office:value="270.138750000001" calcext:value-type="float">
            <text:p>270.138750000001</text:p>
          </table:table-cell>
          <table:table-cell office:value-type="float" office:value="10.7333333333333" calcext:value-type="float">
            <text:p>10.7333333333333</text:p>
          </table:table-cell>
          <table:table-cell office:value-type="float" office:value="303.24" calcext:value-type="float">
            <text:p>303.24</text:p>
          </table:table-cell>
          <table:table-cell office:value-type="float" office:value="11.0666666666667" calcext:value-type="float">
            <text:p>11.0666666666667</text:p>
          </table:table-cell>
          <table:table-cell office:value-type="float" office:value="300.99" calcext:value-type="float">
            <text:p>300.99</text:p>
          </table:table-cell>
          <table:table-cell office:value-type="float" office:value="11.4" calcext:value-type="float">
            <text:p>11.4</text:p>
          </table:table-cell>
          <table:table-cell office:value-type="float" office:value="278.305" calcext:value-type="float">
            <text:p>278.305</text:p>
          </table:table-cell>
          <table:table-cell office:value-type="float" office:value="21.125" calcext:value-type="float">
            <text:p>21.125</text:p>
          </table:table-cell>
          <table:table-cell office:value-type="float" office:value="328.74" calcext:value-type="float">
            <text:p>328.74</text:p>
          </table:table-cell>
          <table:table-cell office:value-type="float" office:value="21.1583333333333" calcext:value-type="float">
            <text:p>21.1583333333333</text:p>
          </table:table-cell>
          <table:table-cell office:value-type="float" office:value="318.99" calcext:value-type="float">
            <text:p>318.99</text:p>
          </table:table-cell>
          <table:table-cell office:value-type="float" office:value="21.3" calcext:value-type="float">
            <text:p>21.3</text:p>
          </table:table-cell>
          <table:table-cell office:value-type="float" office:value="331.51" calcext:value-type="float">
            <text:p>331.51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327.74" calcext:value-type="float">
            <text:p>327.7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320.03" calcext:value-type="float">
            <text:p>320.03</text:p>
          </table:table-cell>
          <table:table-cell office:value-type="float" office:value="11.9" calcext:value-type="float">
            <text:p>11.9</text:p>
          </table:table-cell>
          <table:table-cell office:value-type="float" office:value="307.78" calcext:value-type="float">
            <text:p>307.78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308.280000000001" calcext:value-type="float">
            <text:p>308.280000000001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328.97" calcext:value-type="float">
            <text:p>328.97</text:p>
          </table:table-cell>
        </table:table-row>
        <table:table-row table:style-name="ro1">
          <table:table-cell office:value-type="float" office:value="18.675" calcext:value-type="float">
            <text:p>18.675</text:p>
          </table:table-cell>
          <table:table-cell office:value-type="float" office:value="337.74" calcext:value-type="float">
            <text:p>337.74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37.49" calcext:value-type="float">
            <text:p>337.49</text:p>
          </table:table-cell>
          <table:table-cell office:value-type="float" office:value="19.3416666666667" calcext:value-type="float">
            <text:p>19.3416666666667</text:p>
          </table:table-cell>
          <table:table-cell office:value-type="float" office:value="311.2" calcext:value-type="float">
            <text:p>311.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332.09" calcext:value-type="float">
            <text:p>332.09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330.48" calcext:value-type="float">
            <text:p>330.48</text:p>
          </table:table-cell>
          <table:table-cell office:value-type="float" office:value="22" calcext:value-type="float">
            <text:p>22</text:p>
          </table:table-cell>
          <table:table-cell office:value-type="float" office:value="344.04" calcext:value-type="float">
            <text:p>344.04</text:p>
          </table:table-cell>
          <table:table-cell office:value-type="float" office:value="22.3333333333333" calcext:value-type="float">
            <text:p>22.3333333333333</text:p>
          </table:table-cell>
          <table:table-cell office:value-type="float" office:value="316.34" calcext:value-type="float">
            <text:p>316.34</text:p>
          </table:table-cell>
          <table:table-cell office:value-type="float" office:value="24" calcext:value-type="float">
            <text:p>24</text:p>
          </table:table-cell>
          <table:table-cell office:value-type="float" office:value="340.339999999999" calcext:value-type="float">
            <text:p>340.339999999999</text:p>
          </table:table-cell>
          <table:table-cell office:value-type="float" office:value="24" calcext:value-type="float">
            <text:p>24</text:p>
          </table:table-cell>
          <table:table-cell office:value-type="float" office:value="317.07" calcext:value-type="float">
            <text:p>317.07</text:p>
          </table:table-cell>
          <table:table-cell office:value-type="float" office:value="24" calcext:value-type="float">
            <text:p>24</text:p>
          </table:table-cell>
          <table:table-cell office:value-type="float" office:value="313.71" calcext:value-type="float">
            <text:p>313.71</text:p>
          </table:table-cell>
          <table:table-cell office:value-type="float" office:value="24" calcext:value-type="float">
            <text:p>24</text:p>
          </table:table-cell>
          <table:table-cell office:value-type="float" office:value="318.46" calcext:value-type="float">
            <text:p>318.46</text:p>
          </table:table-cell>
          <table:table-cell office:value-type="float" office:value="13.8653333333333" calcext:value-type="float">
            <text:p>13.8653333333333</text:p>
          </table:table-cell>
          <table:table-cell office:value-type="float" office:value="349.2" calcext:value-type="float">
            <text:p>349.2</text:p>
          </table:table-cell>
          <table:table-cell office:value-type="float" office:value="15.652" calcext:value-type="float">
            <text:p>15.652</text:p>
          </table:table-cell>
          <table:table-cell office:value-type="float" office:value="349.2" calcext:value-type="float">
            <text:p>349.2</text:p>
          </table:table-cell>
          <table:table-cell office:value-type="float" office:value="18" calcext:value-type="float">
            <text:p>18</text:p>
          </table:table-cell>
          <table:table-cell office:value-type="float" office:value="352.290000000001" calcext:value-type="float">
            <text:p>352.290000000001</text:p>
          </table:table-cell>
          <table:table-cell office:value-type="float" office:value="18.3333333333333" calcext:value-type="float">
            <text:p>18.3333333333333</text:p>
          </table:table-cell>
          <table:table-cell office:value-type="float" office:value="343.56" calcext:value-type="float">
            <text:p>343.56</text:p>
          </table:table-cell>
          <table:table-cell office:value-type="float" office:value="10.4166666666667" calcext:value-type="float">
            <text:p>10.4166666666667</text:p>
          </table:table-cell>
          <table:table-cell office:value-type="float" office:value="290.888750000001" calcext:value-type="float">
            <text:p>290.888750000001</text:p>
          </table:table-cell>
          <table:table-cell office:value-type="float" office:value="10.75" calcext:value-type="float">
            <text:p>10.75</text:p>
          </table:table-cell>
          <table:table-cell office:value-type="float" office:value="303.74" calcext:value-type="float">
            <text:p>303.74</text:p>
          </table:table-cell>
          <table:table-cell office:value-type="float" office:value="11.0833333333333" calcext:value-type="float">
            <text:p>11.0833333333333</text:p>
          </table:table-cell>
          <table:table-cell office:value-type="float" office:value="301.49" calcext:value-type="float">
            <text:p>301.49</text:p>
          </table:table-cell>
          <table:table-cell office:value-type="float" office:value="11.4166666666667" calcext:value-type="float">
            <text:p>11.4166666666667</text:p>
          </table:table-cell>
          <table:table-cell office:value-type="float" office:value="278.805" calcext:value-type="float">
            <text:p>278.805</text:p>
          </table:table-cell>
          <table:table-cell office:value-type="float" office:value="21.1583333333333" calcext:value-type="float">
            <text:p>21.1583333333333</text:p>
          </table:table-cell>
          <table:table-cell office:value-type="float" office:value="329.74" calcext:value-type="float">
            <text:p>329.74</text:p>
          </table:table-cell>
          <table:table-cell office:value-type="float" office:value="21.4916666666667" calcext:value-type="float">
            <text:p>21.4916666666667</text:p>
          </table:table-cell>
          <table:table-cell office:value-type="float" office:value="328.99" calcext:value-type="float">
            <text:p>328.99</text:p>
          </table:table-cell>
          <table:table-cell office:value-type="float" office:value="21.825" calcext:value-type="float">
            <text:p>21.825</text:p>
          </table:table-cell>
          <table:table-cell office:value-type="float" office:value="347.26" calcext:value-type="float">
            <text:p>347.26</text:p>
          </table:table-cell>
          <table:table-cell office:value-type="float" office:value="22.1583333333333" calcext:value-type="float">
            <text:p>22.1583333333333</text:p>
          </table:table-cell>
          <table:table-cell office:value-type="float" office:value="343.49" calcext:value-type="float">
            <text:p>343.4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9" calcext:value-type="float">
            <text:p>11.9</text:p>
          </table:table-cell>
          <table:table-cell office:value-type="float" office:value="325.03" calcext:value-type="float">
            <text:p>325.03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317.78" calcext:value-type="float">
            <text:p>317.78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318.280000000001" calcext:value-type="float">
            <text:p>318.280000000001</text:p>
          </table:table-cell>
          <table:table-cell office:value-type="float" office:value="12.9" calcext:value-type="float">
            <text:p>12.9</text:p>
          </table:table-cell>
          <table:table-cell office:value-type="float" office:value="338.97" calcext:value-type="float">
            <text:p>338.97</text:p>
          </table:table-cell>
        </table:table-row>
        <table:table-row table:style-name="ro1">
          <table:table-cell office:value-type="float" office:value="20.7833333333333" calcext:value-type="float">
            <text:p>20.7833333333333</text:p>
          </table:table-cell>
          <table:table-cell office:value-type="float" office:value="326.67" calcext:value-type="float">
            <text:p>326.67</text:p>
          </table:table-cell>
          <table:table-cell office:value-type="float" office:value="21.125" calcext:value-type="float">
            <text:p>21.125</text:p>
          </table:table-cell>
          <table:table-cell office:value-type="float" office:value="326.42" calcext:value-type="float">
            <text:p>326.42</text:p>
          </table:table-cell>
          <table:table-cell office:value-type="float" office:value="21.4583333333333" calcext:value-type="float">
            <text:p>21.4583333333333</text:p>
          </table:table-cell>
          <table:table-cell office:value-type="float" office:value="300.13" calcext:value-type="float">
            <text:p>300.1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78.09" calcext:value-type="float">
            <text:p>278.09</text:p>
          </table:table-cell>
          <table:table-cell office:value-type="float" office:value="23" calcext:value-type="float">
            <text:p>23</text:p>
          </table:table-cell>
          <table:table-cell office:value-type="float" office:value="287.28" calcext:value-type="float">
            <text:p>287.28</text:p>
          </table:table-cell>
          <table:table-cell office:value-type="float" office:value="23" calcext:value-type="float">
            <text:p>23</text:p>
          </table:table-cell>
          <table:table-cell office:value-type="float" office:value="311.64" calcext:value-type="float">
            <text:p>311.64</text:p>
          </table:table-cell>
          <table:table-cell office:value-type="float" office:value="23" calcext:value-type="float">
            <text:p>23</text:p>
          </table:table-cell>
          <table:table-cell office:value-type="float" office:value="294.74" calcext:value-type="float">
            <text:p>294.7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3" calcext:value-type="float">
            <text:p>18.3</text:p>
          </table:table-cell>
          <table:table-cell office:value-type="float" office:value="333.27" calcext:value-type="float">
            <text:p>333.27</text:p>
          </table:table-cell>
          <table:table-cell office:value-type="float" office:value="18.6333333333333" calcext:value-type="float">
            <text:p>18.6333333333333</text:p>
          </table:table-cell>
          <table:table-cell office:value-type="float" office:value="333.27" calcext:value-type="float">
            <text:p>333.27</text:p>
          </table:table-cell>
          <table:table-cell office:value-type="float" office:value="18.9666666666667" calcext:value-type="float">
            <text:p>18.9666666666667</text:p>
          </table:table-cell>
          <table:table-cell office:value-type="float" office:value="336.360000000001" calcext:value-type="float">
            <text:p>336.360000000001</text:p>
          </table:table-cell>
          <table:table-cell office:value-type="float" office:value="19.475" calcext:value-type="float">
            <text:p>19.475</text:p>
          </table:table-cell>
          <table:table-cell office:value-type="float" office:value="327.63" calcext:value-type="float">
            <text:p>327.63</text:p>
          </table:table-cell>
          <table:table-cell office:value-type="float" office:value="17.3" calcext:value-type="float">
            <text:p>17.3</text:p>
          </table:table-cell>
          <table:table-cell office:value-type="float" office:value="67.8687500000012" calcext:value-type="float">
            <text:p>67.8687500000012</text:p>
          </table:table-cell>
          <table:table-cell office:value-type="float" office:value="17.6333333333333" calcext:value-type="float">
            <text:p>17.6333333333333</text:p>
          </table:table-cell>
          <table:table-cell office:value-type="float" office:value="80.7200000000001" calcext:value-type="float">
            <text:p>80.7200000000001</text:p>
          </table:table-cell>
          <table:table-cell office:value-type="float" office:value="17.9666666666667" calcext:value-type="float">
            <text:p>17.9666666666667</text:p>
          </table:table-cell>
          <table:table-cell office:value-type="float" office:value="78.4700000000003" calcext:value-type="float">
            <text:p>78.4700000000003</text:p>
          </table:table-cell>
          <table:table-cell office:value-type="float" office:value="18.3" calcext:value-type="float">
            <text:p>18.3</text:p>
          </table:table-cell>
          <table:table-cell office:value-type="float" office:value="55.7849999999996" calcext:value-type="float">
            <text:p>55.7849999999996</text:p>
          </table:table-cell>
          <table:table-cell office:value-type="float" office:value="22.6916666666667" calcext:value-type="float">
            <text:p>22.6916666666667</text:p>
          </table:table-cell>
          <table:table-cell office:value-type="float" office:value="280.06" calcext:value-type="float">
            <text:p>280.06</text:p>
          </table:table-cell>
          <table:table-cell office:value-type="float" office:value="23" calcext:value-type="float">
            <text:p>23</text:p>
          </table:table-cell>
          <table:table-cell office:value-type="float" office:value="280.12" calcext:value-type="float">
            <text:p>280.12</text:p>
          </table:table-cell>
          <table:table-cell office:value-type="float" office:value="23" calcext:value-type="float">
            <text:p>23</text:p>
          </table:table-cell>
          <table:table-cell office:value-type="float" office:value="309.19" calcext:value-type="float">
            <text:p>309.19</text:p>
          </table:table-cell>
          <table:table-cell office:value-type="float" office:value="23" calcext:value-type="float">
            <text:p>23</text:p>
          </table:table-cell>
          <table:table-cell office:value-type="float" office:value="316.22" calcext:value-type="float">
            <text:p>316.2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9" calcext:value-type="float">
            <text:p>12.9</text:p>
          </table:table-cell>
          <table:table-cell office:value-type="float" office:value="305.32" calcext:value-type="float">
            <text:p>305.32</text:p>
          </table:table-cell>
          <table:table-cell office:value-type="float" office:value="13.175" calcext:value-type="float">
            <text:p>13.175</text:p>
          </table:table-cell>
          <table:table-cell office:value-type="float" office:value="298.07" calcext:value-type="float">
            <text:p>298.07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298.57" calcext:value-type="float">
            <text:p>298.57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319.26" calcext:value-type="float">
            <text:p>319.26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336.92" calcext:value-type="float">
            <text:p>336.92</text:p>
          </table:table-cell>
          <table:table-cell office:value-type="float" office:value="21.4583333333333" calcext:value-type="float">
            <text:p>21.4583333333333</text:p>
          </table:table-cell>
          <table:table-cell office:value-type="float" office:value="336.42" calcext:value-type="float">
            <text:p>336.42</text:p>
          </table:table-cell>
          <table:table-cell office:value-type="float" office:value="21.7916666666667" calcext:value-type="float">
            <text:p>21.7916666666667</text:p>
          </table:table-cell>
          <table:table-cell office:value-type="float" office:value="310.13" calcext:value-type="float">
            <text:p>310.1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78.09" calcext:value-type="float">
            <text:p>278.09</text:p>
          </table:table-cell>
          <table:table-cell office:value-type="float" office:value="23" calcext:value-type="float">
            <text:p>23</text:p>
          </table:table-cell>
          <table:table-cell office:value-type="float" office:value="287.28" calcext:value-type="float">
            <text:p>287.28</text:p>
          </table:table-cell>
          <table:table-cell office:value-type="float" office:value="23" calcext:value-type="float">
            <text:p>23</text:p>
          </table:table-cell>
          <table:table-cell office:value-type="float" office:value="311.64" calcext:value-type="float">
            <text:p>311.64</text:p>
          </table:table-cell>
          <table:table-cell office:value-type="float" office:value="23" calcext:value-type="float">
            <text:p>23</text:p>
          </table:table-cell>
          <table:table-cell office:value-type="float" office:value="294.74" calcext:value-type="float">
            <text:p>294.7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4916666666667" calcext:value-type="float">
            <text:p>18.4916666666667</text:p>
          </table:table-cell>
          <table:table-cell office:value-type="float" office:value="339.02" calcext:value-type="float">
            <text:p>339.02</text:p>
          </table:table-cell>
          <table:table-cell office:value-type="float" office:value="18.825" calcext:value-type="float">
            <text:p>18.825</text:p>
          </table:table-cell>
          <table:table-cell office:value-type="float" office:value="339.02" calcext:value-type="float">
            <text:p>339.02</text:p>
          </table:table-cell>
          <table:table-cell office:value-type="float" office:value="19.1583333333333" calcext:value-type="float">
            <text:p>19.1583333333333</text:p>
          </table:table-cell>
          <table:table-cell office:value-type="float" office:value="342.110000000001" calcext:value-type="float">
            <text:p>342.110000000001</text:p>
          </table:table-cell>
          <table:table-cell office:value-type="float" office:value="19.4916666666667" calcext:value-type="float">
            <text:p>19.4916666666667</text:p>
          </table:table-cell>
          <table:table-cell office:value-type="float" office:value="328.13" calcext:value-type="float">
            <text:p>328.13</text:p>
          </table:table-cell>
          <table:table-cell office:value-type="float" office:value="17.6088328118997" calcext:value-type="float">
            <text:p>17.6088328118997</text:p>
          </table:table-cell>
          <table:table-cell office:value-type="float" office:value="348.906608828694" calcext:value-type="float">
            <text:p>348.906608828694</text:p>
          </table:table-cell>
          <table:table-cell office:value-type="float" office:value="17.9280586201219" calcext:value-type="float">
            <text:p>17.9280586201219</text:p>
          </table:table-cell>
          <table:table-cell office:value-type="float" office:value="348.92001097755" calcext:value-type="float">
            <text:p>348.92001097755</text:p>
          </table:table-cell>
          <table:table-cell office:value-type="float" office:value="18.2638619024096" calcext:value-type="float">
            <text:p>18.2638619024096</text:p>
          </table:table-cell>
          <table:table-cell office:value-type="float" office:value="348.917664526044" calcext:value-type="float">
            <text:p>348.917664526044</text:p>
          </table:table-cell>
          <table:table-cell office:value-type="float" office:value="18.6220978099786" calcext:value-type="float">
            <text:p>18.6220978099786</text:p>
          </table:table-cell>
          <table:table-cell office:value-type="float" office:value="348.89400708052" calcext:value-type="float">
            <text:p>348.89400708052</text:p>
          </table:table-cell>
          <table:table-cell office:value-type="float" office:value="23" calcext:value-type="float">
            <text:p>23</text:p>
          </table:table-cell>
          <table:table-cell office:value-type="float" office:value="289.31" calcext:value-type="float">
            <text:p>289.31</text:p>
          </table:table-cell>
          <table:table-cell office:value-type="float" office:value="23" calcext:value-type="float">
            <text:p>23</text:p>
          </table:table-cell>
          <table:table-cell office:value-type="float" office:value="280.12" calcext:value-type="float">
            <text:p>280.12</text:p>
          </table:table-cell>
          <table:table-cell office:value-type="float" office:value="23" calcext:value-type="float">
            <text:p>23</text:p>
          </table:table-cell>
          <table:table-cell office:value-type="float" office:value="309.19" calcext:value-type="float">
            <text:p>309.19</text:p>
          </table:table-cell>
          <table:table-cell office:value-type="float" office:value="23" calcext:value-type="float">
            <text:p>23</text:p>
          </table:table-cell>
          <table:table-cell office:value-type="float" office:value="316.22" calcext:value-type="float">
            <text:p>316.2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75" calcext:value-type="float">
            <text:p>13.175</text:p>
          </table:table-cell>
          <table:table-cell office:value-type="float" office:value="313.57" calcext:value-type="float">
            <text:p>313.57</text:p>
          </table:table-cell>
          <table:table-cell office:value-type="float" office:value="13.5083333333333" calcext:value-type="float">
            <text:p>13.5083333333333</text:p>
          </table:table-cell>
          <table:table-cell office:value-type="float" office:value="308.07" calcext:value-type="float">
            <text:p>308.07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300.32" calcext:value-type="float">
            <text:p>300.32</text:p>
          </table:table-cell>
          <table:table-cell office:value-type="float" office:value="14.175" calcext:value-type="float">
            <text:p>14.175</text:p>
          </table:table-cell>
          <table:table-cell office:value-type="float" office:value="329.26" calcext:value-type="float">
            <text:p>329.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6.17" calcext:value-type="float">
            <text:p>276.17</text:p>
          </table:table-cell>
          <table:table-cell office:value-type="float" office:value="23" calcext:value-type="float">
            <text:p>23</text:p>
          </table:table-cell>
          <table:table-cell office:value-type="float" office:value="286.47" calcext:value-type="float">
            <text:p>286.47</text:p>
          </table:table-cell>
          <table:table-cell office:value-type="float" office:value="23" calcext:value-type="float">
            <text:p>23</text:p>
          </table:table-cell>
          <table:table-cell office:value-type="float" office:value="270.98" calcext:value-type="float">
            <text:p>270.9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78.09" calcext:value-type="float">
            <text:p>278.0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87.28" calcext:value-type="float">
            <text:p>287.2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11.64" calcext:value-type="float">
            <text:p>311.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94.74" calcext:value-type="float">
            <text:p>294.7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0666666666667" calcext:value-type="float">
            <text:p>19.0666666666667</text:p>
          </table:table-cell>
          <table:table-cell office:value-type="float" office:value="320.39" calcext:value-type="float">
            <text:p>320.39</text:p>
          </table:table-cell>
          <table:table-cell office:value-type="float" office:value="19.925" calcext:value-type="float">
            <text:p>19.925</text:p>
          </table:table-cell>
          <table:table-cell office:value-type="float" office:value="320.39" calcext:value-type="float">
            <text:p>320.39</text:p>
          </table:table-cell>
          <table:table-cell office:value-type="float" office:value="20.2583333333333" calcext:value-type="float">
            <text:p>20.2583333333333</text:p>
          </table:table-cell>
          <table:table-cell office:value-type="float" office:value="323.480000000001" calcext:value-type="float">
            <text:p>323.480000000001</text:p>
          </table:table-cell>
          <table:table-cell office:value-type="float" office:value="20.475" calcext:value-type="float">
            <text:p>20.475</text:p>
          </table:table-cell>
          <table:table-cell office:value-type="float" office:value="309.5" calcext:value-type="float">
            <text:p>309.5</text:p>
          </table:table-cell>
          <table:table-cell office:value-type="float" office:value="18.5416666666667" calcext:value-type="float">
            <text:p>18.5416666666667</text:p>
          </table:table-cell>
          <table:table-cell office:value-type="float" office:value="334.889999999999" calcext:value-type="float">
            <text:p>334.889999999999</text:p>
          </table:table-cell>
          <table:table-cell office:value-type="float" office:value="19.4916666666667" calcext:value-type="float">
            <text:p>19.4916666666667</text:p>
          </table:table-cell>
          <table:table-cell office:value-type="float" office:value="334.889999999999" calcext:value-type="float">
            <text:p>334.889999999999</text:p>
          </table:table-cell>
          <table:table-cell office:value-type="float" office:value="19.8083333333333" calcext:value-type="float">
            <text:p>19.8083333333333</text:p>
          </table:table-cell>
          <table:table-cell office:value-type="float" office:value="334.889999999999" calcext:value-type="float">
            <text:p>334.889999999999</text:p>
          </table:table-cell>
          <table:table-cell office:value-type="float" office:value="20.1416666666667" calcext:value-type="float">
            <text:p>20.1416666666667</text:p>
          </table:table-cell>
          <table:table-cell office:value-type="float" office:value="334.89" calcext:value-type="float">
            <text:p>334.8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57.18" calcext:value-type="float">
            <text:p>257.1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80.12" calcext:value-type="float">
            <text:p>280.1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9.19" calcext:value-type="float">
            <text:p>309.1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16.22" calcext:value-type="float">
            <text:p>316.2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175" calcext:value-type="float">
            <text:p>14.17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4.4416666666667" calcext:value-type="float">
            <text:p>14.4416666666667</text:p>
          </table:table-cell>
          <table:table-cell office:value-type="float" office:value="289.17" calcext:value-type="float">
            <text:p>289.17</text:p>
          </table:table-cell>
          <table:table-cell office:value-type="float" office:value="14.775" calcext:value-type="float">
            <text:p>14.775</text:p>
          </table:table-cell>
          <table:table-cell office:value-type="float" office:value="281.42" calcext:value-type="float">
            <text:p>281.42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310.36" calcext:value-type="float">
            <text:p>310.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6.17" calcext:value-type="float">
            <text:p>276.17</text:p>
          </table:table-cell>
          <table:table-cell office:value-type="float" office:value="23" calcext:value-type="float">
            <text:p>23</text:p>
          </table:table-cell>
          <table:table-cell office:value-type="float" office:value="286.47" calcext:value-type="float">
            <text:p>286.47</text:p>
          </table:table-cell>
          <table:table-cell office:value-type="float" office:value="23" calcext:value-type="float">
            <text:p>23</text:p>
          </table:table-cell>
          <table:table-cell office:value-type="float" office:value="270.98" calcext:value-type="float">
            <text:p>270.9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278.09" calcext:value-type="float">
            <text:p>278.09</text:p>
          </table:table-cell>
          <table:table-cell office:value-type="float" office:value="24" calcext:value-type="float">
            <text:p>24</text:p>
          </table:table-cell>
          <table:table-cell office:value-type="float" office:value="287.28" calcext:value-type="float">
            <text:p>287.28</text:p>
          </table:table-cell>
          <table:table-cell office:value-type="float" office:value="24" calcext:value-type="float">
            <text:p>24</text:p>
          </table:table-cell>
          <table:table-cell office:value-type="float" office:value="311.64" calcext:value-type="float">
            <text:p>311.64</text:p>
          </table:table-cell>
          <table:table-cell office:value-type="float" office:value="24" calcext:value-type="float">
            <text:p>24</text:p>
          </table:table-cell>
          <table:table-cell office:value-type="float" office:value="294.74" calcext:value-type="float">
            <text:p>294.7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339.89" calcext:value-type="float">
            <text:p>339.89</text:p>
          </table:table-cell>
          <table:table-cell office:value-type="float" office:value="20.05" calcext:value-type="float">
            <text:p>20.05</text:p>
          </table:table-cell>
          <table:table-cell office:value-type="float" office:value="324.14" calcext:value-type="float">
            <text:p>324.14</text:p>
          </table:table-cell>
          <table:table-cell office:value-type="float" office:value="20.3833333333333" calcext:value-type="float">
            <text:p>20.3833333333333</text:p>
          </table:table-cell>
          <table:table-cell office:value-type="float" office:value="327.230000000001" calcext:value-type="float">
            <text:p>327.230000000001</text:p>
          </table:table-cell>
          <table:table-cell office:value-type="float" office:value="20.7166666666667" calcext:value-type="float">
            <text:p>20.7166666666667</text:p>
          </table:table-cell>
          <table:table-cell office:value-type="float" office:value="316.75" calcext:value-type="float">
            <text:p>316.75</text:p>
          </table:table-cell>
          <table:table-cell office:value-type="float" office:value="19.0186666666667" calcext:value-type="float">
            <text:p>19.0186666666667</text:p>
          </table:table-cell>
          <table:table-cell office:value-type="float" office:value="349.2" calcext:value-type="float">
            <text:p>349.2</text:p>
          </table:table-cell>
          <table:table-cell office:value-type="float" office:value="19.5916666666667" calcext:value-type="float">
            <text:p>19.5916666666667</text:p>
          </table:table-cell>
          <table:table-cell office:value-type="float" office:value="337.889999999999" calcext:value-type="float">
            <text:p>337.889999999999</text:p>
          </table:table-cell>
          <table:table-cell office:value-type="float" office:value="19.925" calcext:value-type="float">
            <text:p>19.925</text:p>
          </table:table-cell>
          <table:table-cell office:value-type="float" office:value="338.389999999999" calcext:value-type="float">
            <text:p>338.389999999999</text:p>
          </table:table-cell>
          <table:table-cell office:value-type="float" office:value="20.2583333333333" calcext:value-type="float">
            <text:p>20.2583333333333</text:p>
          </table:table-cell>
          <table:table-cell office:value-type="float" office:value="338.39" calcext:value-type="float">
            <text:p>338.39</text:p>
          </table:table-cell>
          <table:table-cell office:value-type="float" office:value="24" calcext:value-type="float">
            <text:p>24</text:p>
          </table:table-cell>
          <table:table-cell office:value-type="float" office:value="257.18" calcext:value-type="float">
            <text:p>257.18</text:p>
          </table:table-cell>
          <table:table-cell office:value-type="float" office:value="24" calcext:value-type="float">
            <text:p>24</text:p>
          </table:table-cell>
          <table:table-cell office:value-type="float" office:value="280.12" calcext:value-type="float">
            <text:p>280.12</text:p>
          </table:table-cell>
          <table:table-cell office:value-type="float" office:value="24" calcext:value-type="float">
            <text:p>24</text:p>
          </table:table-cell>
          <table:table-cell office:value-type="float" office:value="309.19" calcext:value-type="float">
            <text:p>309.19</text:p>
          </table:table-cell>
          <table:table-cell office:value-type="float" office:value="24" calcext:value-type="float">
            <text:p>24</text:p>
          </table:table-cell>
          <table:table-cell office:value-type="float" office:value="316.22" calcext:value-type="float">
            <text:p>316.2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4416666666667" calcext:value-type="float">
            <text:p>14.4416666666667</text:p>
          </table:table-cell>
          <table:table-cell office:value-type="float" office:value="302.67" calcext:value-type="float">
            <text:p>302.67</text:p>
          </table:table-cell>
          <table:table-cell office:value-type="float" office:value="14.775" calcext:value-type="float">
            <text:p>14.775</text:p>
          </table:table-cell>
          <table:table-cell office:value-type="float" office:value="299.17" calcext:value-type="float">
            <text:p>299.17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291.42" calcext:value-type="float">
            <text:p>291.42</text:p>
          </table:table-cell>
          <table:table-cell office:value-type="float" office:value="15.4416666666667" calcext:value-type="float">
            <text:p>15.4416666666667</text:p>
          </table:table-cell>
          <table:table-cell office:value-type="float" office:value="320.36" calcext:value-type="float">
            <text:p>320.36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276.17" calcext:value-type="float">
            <text:p>276.1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86.47" calcext:value-type="float">
            <text:p>286.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70.98" calcext:value-type="float">
            <text:p>270.98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3916666666667" calcext:value-type="float">
            <text:p>20.3916666666667</text:p>
          </table:table-cell>
          <table:table-cell office:value-type="float" office:value="328.55" calcext:value-type="float">
            <text:p>328.55</text:p>
          </table:table-cell>
          <table:table-cell office:value-type="float" office:value="20.7166666666667" calcext:value-type="float">
            <text:p>20.7166666666667</text:p>
          </table:table-cell>
          <table:table-cell office:value-type="float" office:value="312.8" calcext:value-type="float">
            <text:p>312.8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315.890000000001" calcext:value-type="float">
            <text:p>315.890000000001</text:p>
          </table:table-cell>
          <table:table-cell office:value-type="float" office:value="21.0666666666667" calcext:value-type="float">
            <text:p>21.0666666666667</text:p>
          </table:table-cell>
          <table:table-cell office:value-type="float" office:value="305.41" calcext:value-type="float">
            <text:p>305.41</text:p>
          </table:table-cell>
          <table:table-cell office:value-type="float" office:value="19.4416666666667" calcext:value-type="float">
            <text:p>19.4416666666667</text:p>
          </table:table-cell>
          <table:table-cell office:value-type="float" office:value="343.26" calcext:value-type="float">
            <text:p>343.26</text:p>
          </table:table-cell>
          <table:table-cell office:value-type="float" office:value="19.775" calcext:value-type="float">
            <text:p>19.775</text:p>
          </table:table-cell>
          <table:table-cell office:value-type="float" office:value="331.949999999999" calcext:value-type="float">
            <text:p>331.949999999999</text:p>
          </table:table-cell>
          <table:table-cell office:value-type="float" office:value="20.15" calcext:value-type="float">
            <text:p>20.15</text:p>
          </table:table-cell>
          <table:table-cell office:value-type="float" office:value="332.449999999999" calcext:value-type="float">
            <text:p>332.449999999999</text:p>
          </table:table-cell>
          <table:table-cell office:value-type="float" office:value="20.725" calcext:value-type="float">
            <text:p>20.725</text:p>
          </table:table-cell>
          <table:table-cell office:value-type="float" office:value="332.45" calcext:value-type="float">
            <text:p>332.4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4416666666667" calcext:value-type="float">
            <text:p>15.4416666666667</text:p>
          </table:table-cell>
          <table:table-cell office:value-type="float" office:value="283.5" calcext:value-type="float">
            <text:p>283.5</text:p>
          </table:table-cell>
          <table:table-cell office:value-type="float" office:value="15.6916666666667" calcext:value-type="float">
            <text:p>15.6916666666667</text:p>
          </table:table-cell>
          <table:table-cell office:value-type="float" office:value="280" calcext:value-type="float">
            <text:p>280</text:p>
          </table:table-cell>
          <table:table-cell office:value-type="float" office:value="16.025" calcext:value-type="float">
            <text:p>16.025</text:p>
          </table:table-cell>
          <table:table-cell office:value-type="float" office:value="272.25" calcext:value-type="float">
            <text:p>272.25</text:p>
          </table:table-cell>
          <table:table-cell office:value-type="float" office:value="16.3583333333333" calcext:value-type="float">
            <text:p>16.3583333333333</text:p>
          </table:table-cell>
          <table:table-cell office:value-type="float" office:value="301.19" calcext:value-type="float">
            <text:p>301.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6.17" calcext:value-type="float">
            <text:p>276.17</text:p>
          </table:table-cell>
          <table:table-cell office:value-type="float" office:value="24" calcext:value-type="float">
            <text:p>24</text:p>
          </table:table-cell>
          <table:table-cell office:value-type="float" office:value="286.47" calcext:value-type="float">
            <text:p>286.47</text:p>
          </table:table-cell>
          <table:table-cell office:value-type="float" office:value="24" calcext:value-type="float">
            <text:p>24</text:p>
          </table:table-cell>
          <table:table-cell office:value-type="float" office:value="270.98" calcext:value-type="float">
            <text:p>270.98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4666666666667" calcext:value-type="float">
            <text:p>20.4666666666667</text:p>
          </table:table-cell>
          <table:table-cell office:value-type="float" office:value="330.8" calcext:value-type="float">
            <text:p>330.8</text:p>
          </table:table-cell>
          <table:table-cell office:value-type="float" office:value="20.8" calcext:value-type="float">
            <text:p>20.8</text:p>
          </table:table-cell>
          <table:table-cell office:value-type="float" office:value="315.3" calcext:value-type="float">
            <text:p>315.3</text:p>
          </table:table-cell>
          <table:table-cell office:value-type="float" office:value="21.1333333333333" calcext:value-type="float">
            <text:p>21.1333333333333</text:p>
          </table:table-cell>
          <table:table-cell office:value-type="float" office:value="318.140000000001" calcext:value-type="float">
            <text:p>318.140000000001</text:p>
          </table:table-cell>
          <table:table-cell office:value-type="float" office:value="21.4666666666667" calcext:value-type="float">
            <text:p>21.4666666666667</text:p>
          </table:table-cell>
          <table:table-cell office:value-type="float" office:value="317.41" calcext:value-type="float">
            <text:p>317.41</text:p>
          </table:table-cell>
          <table:table-cell office:value-type="float" office:value="19.6396666666667" calcext:value-type="float">
            <text:p>19.6396666666667</text:p>
          </table:table-cell>
          <table:table-cell office:value-type="float" office:value="349.2" calcext:value-type="float">
            <text:p>349.2</text:p>
          </table:table-cell>
          <table:table-cell office:value-type="float" office:value="20.15" calcext:value-type="float">
            <text:p>20.15</text:p>
          </table:table-cell>
          <table:table-cell office:value-type="float" office:value="343.199999999999" calcext:value-type="float">
            <text:p>343.199999999999</text:p>
          </table:table-cell>
          <table:table-cell office:value-type="float" office:value="20.4833333333333" calcext:value-type="float">
            <text:p>20.4833333333333</text:p>
          </table:table-cell>
          <table:table-cell office:value-type="float" office:value="342.449999999999" calcext:value-type="float">
            <text:p>342.449999999999</text:p>
          </table:table-cell>
          <table:table-cell office:value-type="float" office:value="20.8166666666667" calcext:value-type="float">
            <text:p>20.8166666666667</text:p>
          </table:table-cell>
          <table:table-cell office:value-type="float" office:value="335.2" calcext:value-type="float">
            <text:p>335.2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916666666667" calcext:value-type="float">
            <text:p>15.6916666666667</text:p>
          </table:table-cell>
          <table:table-cell office:value-type="float" office:value="291" calcext:value-type="float">
            <text:p>291</text:p>
          </table:table-cell>
          <table:table-cell office:value-type="float" office:value="16.025" calcext:value-type="float">
            <text:p>16.025</text:p>
          </table:table-cell>
          <table:table-cell office:value-type="float" office:value="290" calcext:value-type="float">
            <text:p>290</text:p>
          </table:table-cell>
          <table:table-cell office:value-type="float" office:value="16.3583333333333" calcext:value-type="float">
            <text:p>16.3583333333333</text:p>
          </table:table-cell>
          <table:table-cell office:value-type="float" office:value="282.25" calcext:value-type="float">
            <text:p>282.25</text:p>
          </table:table-cell>
          <table:table-cell office:value-type="float" office:value="16.6916666666667" calcext:value-type="float">
            <text:p>16.6916666666667</text:p>
          </table:table-cell>
          <table:table-cell office:value-type="float" office:value="311.19" calcext:value-type="float">
            <text:p>311.19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7833333333333" calcext:value-type="float">
            <text:p>21.7833333333333</text:p>
          </table:table-cell>
          <table:table-cell office:value-type="float" office:value="328.91" calcext:value-type="float">
            <text:p>328.91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313.41" calcext:value-type="float">
            <text:p>313.41</text:p>
          </table:table-cell>
          <table:table-cell office:value-type="float" office:value="21.7536666666667" calcext:value-type="float">
            <text:p>21.7536666666667</text:p>
          </table:table-cell>
          <table:table-cell office:value-type="float" office:value="316.250000000001" calcext:value-type="float">
            <text:p>316.250000000001</text:p>
          </table:table-cell>
          <table:table-cell office:value-type="float" office:value="21.9666666666667" calcext:value-type="float">
            <text:p>21.9666666666667</text:p>
          </table:table-cell>
          <table:table-cell office:value-type="float" office:value="315.52" calcext:value-type="float">
            <text:p>315.52</text:p>
          </table:table-cell>
          <table:table-cell office:value-type="float" office:value="21.7916666666667" calcext:value-type="float">
            <text:p>21.7916666666667</text:p>
          </table:table-cell>
          <table:table-cell office:value-type="float" office:value="347.58" calcext:value-type="float">
            <text:p>347.58</text:p>
          </table:table-cell>
          <table:table-cell office:value-type="float" office:value="21.8456666666667" calcext:value-type="float">
            <text:p>21.8456666666667</text:p>
          </table:table-cell>
          <table:table-cell office:value-type="float" office:value="341.579999999999" calcext:value-type="float">
            <text:p>341.579999999999</text:p>
          </table:table-cell>
          <table:table-cell office:value-type="float" office:value="21.4916666666667" calcext:value-type="float">
            <text:p>21.4916666666667</text:p>
          </table:table-cell>
          <table:table-cell office:value-type="float" office:value="340.829999999999" calcext:value-type="float">
            <text:p>340.829999999999</text:p>
          </table:table-cell>
          <table:table-cell office:value-type="float" office:value="21.825" calcext:value-type="float">
            <text:p>21.825</text:p>
          </table:table-cell>
          <table:table-cell office:value-type="float" office:value="333.58" calcext:value-type="float">
            <text:p>333.58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6916666666667" calcext:value-type="float">
            <text:p>16.6916666666667</text:p>
          </table:table-cell>
          <table:table-cell office:value-type="float" office:value="272.91" calcext:value-type="float">
            <text:p>272.91</text:p>
          </table:table-cell>
          <table:table-cell office:value-type="float" office:value="17.025" calcext:value-type="float">
            <text:p>17.025</text:p>
          </table:table-cell>
          <table:table-cell office:value-type="float" office:value="271.91" calcext:value-type="float">
            <text:p>271.91</text:p>
          </table:table-cell>
          <table:table-cell office:value-type="float" office:value="17.3583333333333" calcext:value-type="float">
            <text:p>17.3583333333333</text:p>
          </table:table-cell>
          <table:table-cell office:value-type="float" office:value="264.16" calcext:value-type="float">
            <text:p>264.16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293.1" calcext:value-type="float">
            <text:p>293.1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65.41" calcext:value-type="float">
            <text:p>365.41</text:p>
          </table:table-cell>
          <table:table-cell office:value-type="float" office:value="23" calcext:value-type="float">
            <text:p>23</text:p>
          </table:table-cell>
          <table:table-cell office:value-type="float" office:value="361.66" calcext:value-type="float">
            <text:p>361.66</text:p>
          </table:table-cell>
          <table:table-cell office:value-type="float" office:value="23" calcext:value-type="float">
            <text:p>23</text:p>
          </table:table-cell>
          <table:table-cell office:value-type="float" office:value="353.640000000001" calcext:value-type="float">
            <text:p>353.640000000001</text:p>
          </table:table-cell>
          <table:table-cell office:value-type="float" office:value="23" calcext:value-type="float">
            <text:p>23</text:p>
          </table:table-cell>
          <table:table-cell office:value-type="float" office:value="346.52" calcext:value-type="float">
            <text:p>346.52</text:p>
          </table:table-cell>
          <table:table-cell office:value-type="float" office:value="21.8456666666667" calcext:value-type="float">
            <text:p>21.8456666666667</text:p>
          </table:table-cell>
          <table:table-cell office:value-type="float" office:value="349.2" calcext:value-type="float">
            <text:p>349.2</text:p>
          </table:table-cell>
          <table:table-cell office:value-type="float" office:value="23" calcext:value-type="float">
            <text:p>23</text:p>
          </table:table-cell>
          <table:table-cell office:value-type="float" office:value="376.209999999999" calcext:value-type="float">
            <text:p>376.209999999999</text:p>
          </table:table-cell>
          <table:table-cell office:value-type="float" office:value="21.7706666666667" calcext:value-type="float">
            <text:p>21.7706666666667</text:p>
          </table:table-cell>
          <table:table-cell office:value-type="float" office:value="349.2" calcext:value-type="float">
            <text:p>349.2</text:p>
          </table:table-cell>
          <table:table-cell office:value-type="float" office:value="23" calcext:value-type="float">
            <text:p>23</text:p>
          </table:table-cell>
          <table:table-cell office:value-type="float" office:value="368.83" calcext:value-type="float">
            <text:p>368.8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25" calcext:value-type="float">
            <text:p>17.025</text:p>
          </table:table-cell>
          <table:table-cell office:value-type="float" office:value="282.91" calcext:value-type="float">
            <text:p>282.91</text:p>
          </table:table-cell>
          <table:table-cell office:value-type="float" office:value="17.3583333333333" calcext:value-type="float">
            <text:p>17.3583333333333</text:p>
          </table:table-cell>
          <table:table-cell office:value-type="float" office:value="281.91" calcext:value-type="float">
            <text:p>281.91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274.16" calcext:value-type="float">
            <text:p>274.16</text:p>
          </table:table-cell>
          <table:table-cell office:value-type="float" office:value="18.025" calcext:value-type="float">
            <text:p>18.025</text:p>
          </table:table-cell>
          <table:table-cell office:value-type="float" office:value="303.1" calcext:value-type="float">
            <text:p>303.1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3.28" calcext:value-type="float">
            <text:p>333.2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9.53" calcext:value-type="float">
            <text:p>329.5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1.510000000001" calcext:value-type="float">
            <text:p>321.51000000000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14.39" calcext:value-type="float">
            <text:p>314.3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17.07" calcext:value-type="float">
            <text:p>317.0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44.079999999999" calcext:value-type="float">
            <text:p>344.07999999999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17.07" calcext:value-type="float">
            <text:p>317.0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6.7" calcext:value-type="float">
            <text:p>336.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025" calcext:value-type="float">
            <text:p>18.025</text:p>
          </table:table-cell>
          <table:table-cell office:value-type="float" office:value="266.71" calcext:value-type="float">
            <text:p>266.71</text:p>
          </table:table-cell>
          <table:table-cell office:value-type="float" office:value="18.4916666666667" calcext:value-type="float">
            <text:p>18.4916666666667</text:p>
          </table:table-cell>
          <table:table-cell office:value-type="float" office:value="265.71" calcext:value-type="float">
            <text:p>265.71</text:p>
          </table:table-cell>
          <table:table-cell office:value-type="float" office:value="18.825" calcext:value-type="float">
            <text:p>18.825</text:p>
          </table:table-cell>
          <table:table-cell office:value-type="float" office:value="257.96" calcext:value-type="float">
            <text:p>257.96</text:p>
          </table:table-cell>
          <table:table-cell office:value-type="float" office:value="19.1583333333333" calcext:value-type="float">
            <text:p>19.1583333333333</text:p>
          </table:table-cell>
          <table:table-cell office:value-type="float" office:value="286.9" calcext:value-type="float">
            <text:p>286.9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333.28" calcext:value-type="float">
            <text:p>333.28</text:p>
          </table:table-cell>
          <table:table-cell office:value-type="float" office:value="24" calcext:value-type="float">
            <text:p>24</text:p>
          </table:table-cell>
          <table:table-cell office:value-type="float" office:value="329.53" calcext:value-type="float">
            <text:p>329.53</text:p>
          </table:table-cell>
          <table:table-cell office:value-type="float" office:value="24" calcext:value-type="float">
            <text:p>24</text:p>
          </table:table-cell>
          <table:table-cell office:value-type="float" office:value="321.510000000001" calcext:value-type="float">
            <text:p>321.510000000001</text:p>
          </table:table-cell>
          <table:table-cell office:value-type="float" office:value="24" calcext:value-type="float">
            <text:p>24</text:p>
          </table:table-cell>
          <table:table-cell office:value-type="float" office:value="314.39" calcext:value-type="float">
            <text:p>314.39</text:p>
          </table:table-cell>
          <table:table-cell office:value-type="float" office:value="24" calcext:value-type="float">
            <text:p>24</text:p>
          </table:table-cell>
          <table:table-cell office:value-type="float" office:value="317.07" calcext:value-type="float">
            <text:p>317.07</text:p>
          </table:table-cell>
          <table:table-cell office:value-type="float" office:value="24" calcext:value-type="float">
            <text:p>24</text:p>
          </table:table-cell>
          <table:table-cell office:value-type="float" office:value="344.079999999999" calcext:value-type="float">
            <text:p>344.079999999999</text:p>
          </table:table-cell>
          <table:table-cell office:value-type="float" office:value="24" calcext:value-type="float">
            <text:p>24</text:p>
          </table:table-cell>
          <table:table-cell office:value-type="float" office:value="317.07" calcext:value-type="float">
            <text:p>317.07</text:p>
          </table:table-cell>
          <table:table-cell office:value-type="float" office:value="24" calcext:value-type="float">
            <text:p>24</text:p>
          </table:table-cell>
          <table:table-cell office:value-type="float" office:value="336.7" calcext:value-type="float">
            <text:p>336.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3" calcext:value-type="float">
            <text:p>18.3</text:p>
          </table:table-cell>
          <table:table-cell office:value-type="float" office:value="274.96" calcext:value-type="float">
            <text:p>274.96</text:p>
          </table:table-cell>
          <table:table-cell office:value-type="float" office:value="18.6333333333333" calcext:value-type="float">
            <text:p>18.6333333333333</text:p>
          </table:table-cell>
          <table:table-cell office:value-type="float" office:value="269.96" calcext:value-type="float">
            <text:p>269.96</text:p>
          </table:table-cell>
          <table:table-cell office:value-type="float" office:value="18.9666666666667" calcext:value-type="float">
            <text:p>18.9666666666667</text:p>
          </table:table-cell>
          <table:table-cell office:value-type="float" office:value="262.21" calcext:value-type="float">
            <text:p>262.21</text:p>
          </table:table-cell>
          <table:table-cell office:value-type="float" office:value="19.3" calcext:value-type="float">
            <text:p>19.3</text:p>
          </table:table-cell>
          <table:table-cell office:value-type="float" office:value="291.15" calcext:value-type="float">
            <text:p>291.1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3" calcext:value-type="float">
            <text:p>19.3</text:p>
          </table:table-cell>
          <table:table-cell office:value-type="float" office:value="258.76" calcext:value-type="float">
            <text:p>258.7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253.76" calcext:value-type="float">
            <text:p>253.76</text:p>
          </table:table-cell>
          <table:table-cell office:value-type="float" office:value="20.05" calcext:value-type="float">
            <text:p>20.05</text:p>
          </table:table-cell>
          <table:table-cell office:value-type="float" office:value="246.01" calcext:value-type="float">
            <text:p>246.01</text:p>
          </table:table-cell>
          <table:table-cell office:value-type="float" office:value="20.3833333333333" calcext:value-type="float">
            <text:p>20.3833333333333</text:p>
          </table:table-cell>
          <table:table-cell office:value-type="float" office:value="274.95" calcext:value-type="float">
            <text:p>274.9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475" calcext:value-type="float">
            <text:p>19.475</text:p>
          </table:table-cell>
          <table:table-cell office:value-type="float" office:value="264.01" calcext:value-type="float">
            <text:p>264.01</text:p>
          </table:table-cell>
          <table:table-cell office:value-type="float" office:value="19.8083333333333" calcext:value-type="float">
            <text:p>19.8083333333333</text:p>
          </table:table-cell>
          <table:table-cell office:value-type="float" office:value="256.51" calcext:value-type="float">
            <text:p>256.51</text:p>
          </table:table-cell>
          <table:table-cell office:value-type="float" office:value="20.1416666666667" calcext:value-type="float">
            <text:p>20.1416666666667</text:p>
          </table:table-cell>
          <table:table-cell office:value-type="float" office:value="248.76" calcext:value-type="float">
            <text:p>248.76</text:p>
          </table:table-cell>
          <table:table-cell office:value-type="float" office:value="20.475" calcext:value-type="float">
            <text:p>20.475</text:p>
          </table:table-cell>
          <table:table-cell office:value-type="float" office:value="277.7" calcext:value-type="float">
            <text:p>277.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255.1" calcext:value-type="float">
            <text:p>255.1</text:p>
          </table:table-cell>
          <table:table-cell office:value-type="float" office:value="20.4666666666667" calcext:value-type="float">
            <text:p>20.4666666666667</text:p>
          </table:table-cell>
          <table:table-cell office:value-type="float" office:value="247.6" calcext:value-type="float">
            <text:p>247.6</text:p>
          </table:table-cell>
          <table:table-cell office:value-type="float" office:value="20.8" calcext:value-type="float">
            <text:p>20.8</text:p>
          </table:table-cell>
          <table:table-cell office:value-type="float" office:value="239.85" calcext:value-type="float">
            <text:p>239.85</text:p>
          </table:table-cell>
          <table:table-cell office:value-type="float" office:value="21.1333333333333" calcext:value-type="float">
            <text:p>21.1333333333333</text:p>
          </table:table-cell>
          <table:table-cell office:value-type="float" office:value="268.79" calcext:value-type="float">
            <text:p>268.7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916666666667" calcext:value-type="float">
            <text:p>20.3916666666667</text:p>
          </table:table-cell>
          <table:table-cell office:value-type="float" office:value="274.35" calcext:value-type="float">
            <text:p>274.35</text:p>
          </table:table-cell>
          <table:table-cell office:value-type="float" office:value="20.725" calcext:value-type="float">
            <text:p>20.725</text:p>
          </table:table-cell>
          <table:table-cell office:value-type="float" office:value="255.35" calcext:value-type="float">
            <text:p>255.35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247.6" calcext:value-type="float">
            <text:p>247.6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276.54" calcext:value-type="float">
            <text:p>276.5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8166666666667" calcext:value-type="float">
            <text:p>20.8166666666667</text:p>
          </table:table-cell>
          <table:table-cell office:value-type="float" office:value="262.2" calcext:value-type="float">
            <text:p>262.2</text:p>
          </table:table-cell>
          <table:table-cell office:value-type="float" office:value="21.4666666666667" calcext:value-type="float">
            <text:p>21.4666666666667</text:p>
          </table:table-cell>
          <table:table-cell office:value-type="float" office:value="243.2" calcext:value-type="float">
            <text:p>243.2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235.45" calcext:value-type="float">
            <text:p>235.45</text:p>
          </table:table-cell>
          <table:table-cell office:value-type="float" office:value="21.7666666666667" calcext:value-type="float">
            <text:p>21.7666666666667</text:p>
          </table:table-cell>
          <table:table-cell office:value-type="float" office:value="264.39" calcext:value-type="float">
            <text:p>264.3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3" calcext:value-type="float">
            <text:p>21.3</text:p>
          </table:table-cell>
          <table:table-cell office:value-type="float" office:value="276.7" calcext:value-type="float">
            <text:p>276.7</text:p>
          </table:table-cell>
          <table:table-cell office:value-type="float" office:value="21.6333333333333" calcext:value-type="float">
            <text:p>21.6333333333333</text:p>
          </table:table-cell>
          <table:table-cell office:value-type="float" office:value="248.2" calcext:value-type="float">
            <text:p>248.2</text:p>
          </table:table-cell>
          <table:table-cell office:value-type="float" office:value="21.9666666666667" calcext:value-type="float">
            <text:p>21.9666666666667</text:p>
          </table:table-cell>
          <table:table-cell office:value-type="float" office:value="244.45" calcext:value-type="float">
            <text:p>244.45</text:p>
          </table:table-cell>
          <table:table-cell office:value-type="float" office:value="22.3" calcext:value-type="float">
            <text:p>22.3</text:p>
          </table:table-cell>
          <table:table-cell office:value-type="float" office:value="280.39" calcext:value-type="float">
            <text:p>280.3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7916666666667" calcext:value-type="float">
            <text:p>21.7916666666667</text:p>
          </table:table-cell>
          <table:table-cell office:value-type="float" office:value="260.77" calcext:value-type="float">
            <text:p>260.77</text:p>
          </table:table-cell>
          <table:table-cell office:value-type="float" office:value="22.125" calcext:value-type="float">
            <text:p>22.125</text:p>
          </table:table-cell>
          <table:table-cell office:value-type="float" office:value="232.27" calcext:value-type="float">
            <text:p>232.27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228.52" calcext:value-type="float">
            <text:p>228.52</text:p>
          </table:table-cell>
          <table:table-cell office:value-type="float" office:value="22.7916666666667" calcext:value-type="float">
            <text:p>22.7916666666667</text:p>
          </table:table-cell>
          <table:table-cell office:value-type="float" office:value="264.46" calcext:value-type="float">
            <text:p>264.4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266.77" calcext:value-type="float">
            <text:p>266.77</text:p>
          </table:table-cell>
          <table:table-cell office:value-type="float" office:value="22.2533605027718" calcext:value-type="float">
            <text:p>22.2533605027718</text:p>
          </table:table-cell>
          <table:table-cell office:value-type="float" office:value="349.078057522365" calcext:value-type="float">
            <text:p>349.078057522365</text:p>
          </table:table-cell>
          <table:table-cell office:value-type="float" office:value="22.5908104176958" calcext:value-type="float">
            <text:p>22.5908104176958</text:p>
          </table:table-cell>
          <table:table-cell office:value-type="float" office:value="349.074146769855" calcext:value-type="float">
            <text:p>349.074146769855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270.46" calcext:value-type="float">
            <text:p>270.4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34.1" calcext:value-type="float">
            <text:p>234.1</text:p>
          </table:table-cell>
          <table:table-cell office:value-type="float" office:value="23" calcext:value-type="float">
            <text:p>23</text:p>
          </table:table-cell>
          <table:table-cell office:value-type="float" office:value="327.329999999999" calcext:value-type="float">
            <text:p>327.329999999999</text:p>
          </table:table-cell>
          <table:table-cell office:value-type="float" office:value="23" calcext:value-type="float">
            <text:p>23</text:p>
          </table:table-cell>
          <table:table-cell office:value-type="float" office:value="338.129999999999" calcext:value-type="float">
            <text:p>338.129999999999</text:p>
          </table:table-cell>
          <table:table-cell office:value-type="float" office:value="23" calcext:value-type="float">
            <text:p>23</text:p>
          </table:table-cell>
          <table:table-cell office:value-type="float" office:value="270.19" calcext:value-type="float">
            <text:p>270.1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34.1" calcext:value-type="float">
            <text:p>234.1</text:p>
          </table:table-cell>
          <table:table-cell office:value-type="float" office:value="23" calcext:value-type="float">
            <text:p>23</text:p>
          </table:table-cell>
          <table:table-cell office:value-type="float" office:value="327.329999999999" calcext:value-type="float">
            <text:p>327.329999999999</text:p>
          </table:table-cell>
          <table:table-cell office:value-type="float" office:value="23" calcext:value-type="float">
            <text:p>23</text:p>
          </table:table-cell>
          <table:table-cell office:value-type="float" office:value="338.129999999999" calcext:value-type="float">
            <text:p>338.129999999999</text:p>
          </table:table-cell>
          <table:table-cell office:value-type="float" office:value="23" calcext:value-type="float">
            <text:p>23</text:p>
          </table:table-cell>
          <table:table-cell office:value-type="float" office:value="270.19" calcext:value-type="float">
            <text:p>270.1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34.1" calcext:value-type="float">
            <text:p>234.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27.329999999999" calcext:value-type="float">
            <text:p>327.32999999999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8.129999999999" calcext:value-type="float">
            <text:p>338.12999999999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8.129999999999" calcext:value-type="float">
            <text:p>338.12999999999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234.1" calcext:value-type="float">
            <text:p>234.1</text:p>
          </table:table-cell>
          <table:table-cell office:value-type="float" office:value="24" calcext:value-type="float">
            <text:p>24</text:p>
          </table:table-cell>
          <table:table-cell office:value-type="float" office:value="327.329999999999" calcext:value-type="float">
            <text:p>327.329999999999</text:p>
          </table:table-cell>
          <table:table-cell office:value-type="float" office:value="24" calcext:value-type="float">
            <text:p>24</text:p>
          </table:table-cell>
          <table:table-cell office:value-type="float" office:value="338.129999999999" calcext:value-type="float">
            <text:p>338.129999999999</text:p>
          </table:table-cell>
          <table:table-cell office:value-type="float" office:value="24" calcext:value-type="float">
            <text:p>24</text:p>
          </table:table-cell>
          <table:table-cell office:value-type="float" office:value="338.129999999999" calcext:value-type="float">
            <text:p>338.129999999999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sa-quick-charge" table:style-name="ta1"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.00008222505" calcext:value-type="float">
            <text:p>0.0000822250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3454304" calcext:value-type="float">
            <text:p>0.0004345430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09196904" calcext:value-type="float">
            <text:p>0.00000919690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184483" calcext:value-type="float">
            <text:p>0.000818448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646674" calcext:value-type="float">
            <text:p>0.000664667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51455292" calcext:value-type="float">
            <text:p>0.00005145529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880322" calcext:value-type="float">
            <text:p>0.000688032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6535148" calcext:value-type="float">
            <text:p>0.0004653514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5205241" calcext:value-type="float">
            <text:p>0.0001520524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342879" calcext:value-type="float">
            <text:p>0.000834287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819887" calcext:value-type="float">
            <text:p>0.000081988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009762093" calcext:value-type="float">
            <text:p>0.000000976209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0033556" calcext:value-type="float">
            <text:p>0.0004003355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13036789" calcext:value-type="float">
            <text:p>0.00001303678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5565859" calcext:value-type="float">
            <text:p>0.0001556585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365861" calcext:value-type="float">
            <text:p>0.000136586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4111731" calcext:value-type="float">
            <text:p>0.0001411173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43568845" calcext:value-type="float">
            <text:p>0.00004356884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4994457" calcext:value-type="float">
            <text:p>0.0002499445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6123677" calcext:value-type="float">
            <text:p>0.0003612367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4284866" calcext:value-type="float">
            <text:p>0.0005428486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05392538" calcext:value-type="float">
            <text:p>0.00000539253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9904695" calcext:value-type="float">
            <text:p>0.0007990469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0648676" calcext:value-type="float">
            <text:p>0.0008064867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1570264" calcext:value-type="float">
            <text:p>0.0004157026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090362" calcext:value-type="float">
            <text:p>0.000309036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5916418" calcext:value-type="float">
            <text:p>0.0004591641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163832" calcext:value-type="float">
            <text:p>0.000516383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8228436" calcext:value-type="float">
            <text:p>0.0001822843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45192" calcext:value-type="float">
            <text:p>0.00064519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2164012" calcext:value-type="float">
            <text:p>0.0002216401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15913647" calcext:value-type="float">
            <text:p>0.00001591364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14524" calcext:value-type="float">
            <text:p>0.00081452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4763723" calcext:value-type="float">
            <text:p>0.0005476372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159968" calcext:value-type="float">
            <text:p>0.0008159968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0.0005026028" calcext:value-type="float">
            <text:p>0.0005026028</text:p>
          </table:table-cell>
          <table:table-cell office:value-type="float" office:value="349.2126" calcext:value-type="float">
            <text:p>349.2126</text:p>
          </table:table-cell>
          <table:table-cell office:value-type="float" office:value="0.0005897392" calcext:value-type="float">
            <text:p>0.0005897392</text:p>
          </table:table-cell>
          <table:table-cell office:value-type="float" office:value="349.20465" calcext:value-type="float">
            <text:p>349.20465</text:p>
          </table:table-cell>
          <table:table-cell office:value-type="float" office:value="0.00014613156" calcext:value-type="float">
            <text:p>0.00014613156</text:p>
          </table:table-cell>
          <table:table-cell office:value-type="float" office:value="349.2041" calcext:value-type="float">
            <text:p>349.2041</text:p>
          </table:table-cell>
          <table:table-cell office:value-type="float" office:value="0.00095043314" calcext:value-type="float">
            <text:p>0.00095043314</text:p>
          </table:table-cell>
          <table:table-cell office:value-type="float" office:value="349.20395" calcext:value-type="float">
            <text:p>349.20395</text:p>
          </table:table-cell>
          <table:table-cell office:value-type="float" office:value="0.0007942973" calcext:value-type="float">
            <text:p>0.0007942973</text:p>
          </table:table-cell>
          <table:table-cell office:value-type="float" office:value="349.20386" calcext:value-type="float">
            <text:p>349.20386</text:p>
          </table:table-cell>
          <table:table-cell office:value-type="float" office:value="0.00019615208" calcext:value-type="float">
            <text:p>0.00019615208</text:p>
          </table:table-cell>
          <table:table-cell office:value-type="float" office:value="349.2043" calcext:value-type="float">
            <text:p>349.2043</text:p>
          </table:table-cell>
          <table:table-cell office:value-type="float" office:value="0.0008440415" calcext:value-type="float">
            <text:p>0.0008440415</text:p>
          </table:table-cell>
          <table:table-cell office:value-type="float" office:value="349.3421" calcext:value-type="float">
            <text:p>349.3421</text:p>
          </table:table-cell>
          <table:table-cell office:value-type="float" office:value="0.0009040359" calcext:value-type="float">
            <text:p>0.0009040359</text:p>
          </table:table-cell>
          <table:table-cell office:value-type="float" office:value="349.21313" calcext:value-type="float">
            <text:p>349.21313</text:p>
          </table:table-cell>
          <table:table-cell office:value-type="float" office:value="0.000744772" calcext:value-type="float">
            <text:p>0.000744772</text:p>
          </table:table-cell>
          <table:table-cell office:value-type="float" office:value="349.21777" calcext:value-type="float">
            <text:p>349.21777</text:p>
          </table:table-cell>
          <table:table-cell office:value-type="float" office:value="0.0009706476" calcext:value-type="float">
            <text:p>0.0009706476</text:p>
          </table:table-cell>
          <table:table-cell office:value-type="float" office:value="349.20407" calcext:value-type="float">
            <text:p>349.20407</text:p>
          </table:table-cell>
          <table:table-cell office:value-type="float" office:value="0.00049453555" calcext:value-type="float">
            <text:p>0.00049453555</text:p>
          </table:table-cell>
          <table:table-cell office:value-type="float" office:value="349.21237" calcext:value-type="float">
            <text:p>349.21237</text:p>
          </table:table-cell>
          <table:table-cell office:value-type="float" office:value="0.00011003078" calcext:value-type="float">
            <text:p>0.00011003078</text:p>
          </table:table-cell>
          <table:table-cell office:value-type="float" office:value="349.20325" calcext:value-type="float">
            <text:p>349.20325</text:p>
          </table:table-cell>
          <table:table-cell office:value-type="float" office:value="0.00073048944" calcext:value-type="float">
            <text:p>0.00073048944</text:p>
          </table:table-cell>
          <table:table-cell office:value-type="float" office:value="349.2099" calcext:value-type="float">
            <text:p>349.2099</text:p>
          </table:table-cell>
          <table:table-cell office:value-type="float" office:value="0.00037398885" calcext:value-type="float">
            <text:p>0.00037398885</text:p>
          </table:table-cell>
          <table:table-cell office:value-type="float" office:value="349.21082" calcext:value-type="float">
            <text:p>349.21082</text:p>
          </table:table-cell>
          <table:table-cell office:value-type="float" office:value="0.00026399794" calcext:value-type="float">
            <text:p>0.00026399794</text:p>
          </table:table-cell>
          <table:table-cell office:value-type="float" office:value="349.20325" calcext:value-type="float">
            <text:p>349.20325</text:p>
          </table:table-cell>
          <table:table-cell office:value-type="float" office:value="0.00028157205" calcext:value-type="float">
            <text:p>0.00028157205</text:p>
          </table:table-cell>
          <table:table-cell office:value-type="float" office:value="349.20435" calcext:value-type="float">
            <text:p>349.20435</text:p>
          </table:table-cell>
          <table:table-cell office:value-type="float" office:value="0.00030283944" calcext:value-type="float">
            <text:p>0.00030283944</text:p>
          </table:table-cell>
          <table:table-cell office:value-type="float" office:value="349.20483" calcext:value-type="float">
            <text:p>349.20483</text:p>
          </table:table-cell>
          <table:table-cell office:value-type="float" office:value="0.00017670085" calcext:value-type="float">
            <text:p>0.00017670085</text:p>
          </table:table-cell>
          <table:table-cell office:value-type="float" office:value="349.32126" calcext:value-type="float">
            <text:p>349.32126</text:p>
          </table:table-cell>
          <table:table-cell office:value-type="float" office:value="0.00052626355" calcext:value-type="float">
            <text:p>0.00052626355</text:p>
          </table:table-cell>
          <table:table-cell office:value-type="float" office:value="349.20828" calcext:value-type="float">
            <text:p>349.20828</text:p>
          </table:table-cell>
          <table:table-cell office:value-type="float" office:value="0.0004631247" calcext:value-type="float">
            <text:p>0.0004631247</text:p>
          </table:table-cell>
          <table:table-cell office:value-type="float" office:value="349.20303" calcext:value-type="float">
            <text:p>349.20303</text:p>
          </table:table-cell>
          <table:table-cell office:value-type="float" office:value="0.0008274098" calcext:value-type="float">
            <text:p>0.0008274098</text:p>
          </table:table-cell>
          <table:table-cell office:value-type="float" office:value="349.20853" calcext:value-type="float">
            <text:p>349.20853</text:p>
          </table:table-cell>
          <table:table-cell office:value-type="float" office:value="0.00032118816" calcext:value-type="float">
            <text:p>0.00032118816</text:p>
          </table:table-cell>
          <table:table-cell office:value-type="float" office:value="349.20944" calcext:value-type="float">
            <text:p>349.20944</text:p>
          </table:table-cell>
          <table:table-cell office:value-type="float" office:value="0.0009814536" calcext:value-type="float">
            <text:p>0.0009814536</text:p>
          </table:table-cell>
          <table:table-cell office:value-type="float" office:value="349.36615" calcext:value-type="float">
            <text:p>349.36615</text:p>
          </table:table-cell>
          <table:table-cell office:value-type="float" office:value="0.0009780305" calcext:value-type="float">
            <text:p>0.0009780305</text:p>
          </table:table-cell>
          <table:table-cell office:value-type="float" office:value="349.20514" calcext:value-type="float">
            <text:p>349.20514</text:p>
          </table:table-cell>
          <table:table-cell office:value-type="float" office:value="0.0008073062" calcext:value-type="float">
            <text:p>0.0008073062</text:p>
          </table:table-cell>
          <table:table-cell office:value-type="float" office:value="349.21173" calcext:value-type="float">
            <text:p>349.21173</text:p>
          </table:table-cell>
          <table:table-cell office:value-type="float" office:value="0.00042148557" calcext:value-type="float">
            <text:p>0.00042148557</text:p>
          </table:table-cell>
          <table:table-cell office:value-type="float" office:value="349.20337" calcext:value-type="float">
            <text:p>349.20337</text:p>
          </table:table-cell>
          <table:table-cell office:value-type="float" office:value="0.00079002674" calcext:value-type="float">
            <text:p>0.00079002674</text:p>
          </table:table-cell>
          <table:table-cell office:value-type="float" office:value="349.2099" calcext:value-type="float">
            <text:p>349.2099</text:p>
          </table:table-cell>
          <table:table-cell office:value-type="float" office:value="0.00063381874" calcext:value-type="float">
            <text:p>0.00063381874</text:p>
          </table:table-cell>
          <table:table-cell office:value-type="float" office:value="349.2035" calcext:value-type="float">
            <text:p>349.2035</text:p>
          </table:table-cell>
          <table:table-cell office:value-type="float" office:value="0.0005740562" calcext:value-type="float">
            <text:p>0.0005740562</text:p>
          </table:table-cell>
          <table:table-cell office:value-type="float" office:value="349.55685" calcext:value-type="float">
            <text:p>349.55685</text:p>
          </table:table-cell>
          <table:table-cell office:value-type="float" office:value="0.00092097453" calcext:value-type="float">
            <text:p>0.00092097453</text:p>
          </table:table-cell>
          <table:table-cell office:value-type="float" office:value="349.20825" calcext:value-type="float">
            <text:p>349.20825</text:p>
          </table:table-cell>
          <table:table-cell office:value-type="float" office:value="0.0004356823" calcext:value-type="float">
            <text:p>0.0004356823</text:p>
          </table:table-cell>
          <table:table-cell office:value-type="float" office:value="349.39496" calcext:value-type="float">
            <text:p>349.39496</text:p>
          </table:table-cell>
          <table:table-cell office:value-type="float" office:value="0.00014651101" calcext:value-type="float">
            <text:p>0.00014651101</text:p>
          </table:table-cell>
          <table:table-cell office:value-type="float" office:value="349.2039" calcext:value-type="float">
            <text:p>349.2039</text:p>
          </table:table-cell>
          <table:table-cell office:value-type="float" office:value="0.00095109" calcext:value-type="float">
            <text:p>0.00095109</text:p>
          </table:table-cell>
          <table:table-cell office:value-type="float" office:value="349.20407" calcext:value-type="float">
            <text:p>349.20407</text:p>
          </table:table-cell>
          <table:table-cell office:value-type="float" office:value="0.00085124595" calcext:value-type="float">
            <text:p>0.00085124595</text:p>
          </table:table-cell>
          <table:table-cell office:value-type="float" office:value="349.20908" calcext:value-type="float">
            <text:p>349.20908</text:p>
          </table:table-cell>
          <table:table-cell office:value-type="float" office:value="0.0009913882" calcext:value-type="float">
            <text:p>0.0009913882</text:p>
          </table:table-cell>
          <table:table-cell office:value-type="float" office:value="349.20523" calcext:value-type="float">
            <text:p>349.20523</text:p>
          </table:table-cell>
        </table:table-row>
        <table:table-row table:style-name="ro1">
          <table:table-cell office:value-type="float" office:value="5.3333335" calcext:value-type="float">
            <text:p>5.3333335</text:p>
          </table:table-cell>
          <table:table-cell office:value-type="float" office:value="176.41257" calcext:value-type="float">
            <text:p>176.41257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464" calcext:value-type="float">
            <text:p>165.60464</text:p>
          </table:table-cell>
          <table:table-cell office:value-type="float" office:value="6.000585" calcext:value-type="float">
            <text:p>6.000585</text:p>
          </table:table-cell>
          <table:table-cell office:value-type="float" office:value="154.8041" calcext:value-type="float">
            <text:p>154.8041</text:p>
          </table:table-cell>
          <table:table-cell office:value-type="float" office:value="5" calcext:value-type="float">
            <text:p>5</text:p>
          </table:table-cell>
          <table:table-cell office:value-type="float" office:value="187.20395" calcext:value-type="float">
            <text:p>187.20395</text:p>
          </table:table-cell>
          <table:table-cell office:value-type="float" office:value="5.3338485" calcext:value-type="float">
            <text:p>5.3338485</text:p>
          </table:table-cell>
          <table:table-cell office:value-type="float" office:value="176.40384" calcext:value-type="float">
            <text:p>176.40384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431" calcext:value-type="float">
            <text:p>165.60431</text:p>
          </table:table-cell>
          <table:table-cell office:value-type="float" office:value="6.000284" calcext:value-type="float">
            <text:p>6.000284</text:p>
          </table:table-cell>
          <table:table-cell office:value-type="float" office:value="154.9421" calcext:value-type="float">
            <text:p>154.9421</text:p>
          </table:table-cell>
          <table:table-cell office:value-type="float" office:value="5" calcext:value-type="float">
            <text:p>5</text:p>
          </table:table-cell>
          <table:table-cell office:value-type="float" office:value="187.21313" calcext:value-type="float">
            <text:p>187.21313</text:p>
          </table:table-cell>
          <table:table-cell office:value-type="float" office:value="7.28568" calcext:value-type="float">
            <text:p>7.28568</text:p>
          </table:table-cell>
          <table:table-cell office:value-type="float" office:value="176.41776" calcext:value-type="float">
            <text:p>176.41776</text:p>
          </table:table-cell>
          <table:table-cell office:value-type="float" office:value="10.587218" calcext:value-type="float">
            <text:p>10.587218</text:p>
          </table:table-cell>
          <table:table-cell office:value-type="float" office:value="165.60406" calcext:value-type="float">
            <text:p>165.60406</text:p>
          </table:table-cell>
          <table:table-cell office:value-type="float" office:value="6" calcext:value-type="float">
            <text:p>6</text:p>
          </table:table-cell>
          <table:table-cell office:value-type="float" office:value="154.81236" calcext:value-type="float">
            <text:p>154.81236</text:p>
          </table:table-cell>
          <table:table-cell office:value-type="float" office:value="5" calcext:value-type="float">
            <text:p>5</text:p>
          </table:table-cell>
          <table:table-cell office:value-type="float" office:value="187.20325" calcext:value-type="float">
            <text:p>187.20325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988" calcext:value-type="float">
            <text:p>176.40988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1081" calcext:value-type="float">
            <text:p>165.61081</text:p>
          </table:table-cell>
          <table:table-cell office:value-type="float" office:value="6" calcext:value-type="float">
            <text:p>6</text:p>
          </table:table-cell>
          <table:table-cell office:value-type="float" office:value="154.80324" calcext:value-type="float">
            <text:p>154.80324</text:p>
          </table:table-cell>
          <table:table-cell office:value-type="float" office:value="5" calcext:value-type="float">
            <text:p>5</text:p>
          </table:table-cell>
          <table:table-cell office:value-type="float" office:value="187.20435" calcext:value-type="float">
            <text:p>187.20435</text:p>
          </table:table-cell>
          <table:table-cell office:value-type="float" office:value="5.6387672" calcext:value-type="float">
            <text:p>5.6387672</text:p>
          </table:table-cell>
          <table:table-cell office:value-type="float" office:value="176.40482" calcext:value-type="float">
            <text:p>176.40482</text:p>
          </table:table-cell>
          <table:table-cell office:value-type="float" office:value="6.0185328" calcext:value-type="float">
            <text:p>6.0185328</text:p>
          </table:table-cell>
          <table:table-cell office:value-type="float" office:value="165.72125" calcext:value-type="float">
            <text:p>165.72125</text:p>
          </table:table-cell>
          <table:table-cell office:value-type="float" office:value="6" calcext:value-type="float">
            <text:p>6</text:p>
          </table:table-cell>
          <table:table-cell office:value-type="float" office:value="154.80827" calcext:value-type="float">
            <text:p>154.80827</text:p>
          </table:table-cell>
          <table:table-cell office:value-type="float" office:value="5" calcext:value-type="float">
            <text:p>5</text:p>
          </table:table-cell>
          <table:table-cell office:value-type="float" office:value="187.20303" calcext:value-type="float">
            <text:p>187.20303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851" calcext:value-type="float">
            <text:p>176.40851</text:p>
          </table:table-cell>
          <table:table-cell office:value-type="float" office:value="5.667169" calcext:value-type="float">
            <text:p>5.667169</text:p>
          </table:table-cell>
          <table:table-cell office:value-type="float" office:value="165.60944" calcext:value-type="float">
            <text:p>165.60944</text:p>
          </table:table-cell>
          <table:table-cell office:value-type="float" office:value="6.000091" calcext:value-type="float">
            <text:p>6.000091</text:p>
          </table:table-cell>
          <table:table-cell office:value-type="float" office:value="154.96614" calcext:value-type="float">
            <text:p>154.96614</text:p>
          </table:table-cell>
          <table:table-cell office:value-type="float" office:value="6.2834015" calcext:value-type="float">
            <text:p>6.2834015</text:p>
          </table:table-cell>
          <table:table-cell office:value-type="float" office:value="187.20514" calcext:value-type="float">
            <text:p>187.20514</text:p>
          </table:table-cell>
          <table:table-cell office:value-type="float" office:value="5.7489433" calcext:value-type="float">
            <text:p>5.7489433</text:p>
          </table:table-cell>
          <table:table-cell office:value-type="float" office:value="176.41171" calcext:value-type="float">
            <text:p>176.41171</text:p>
          </table:table-cell>
          <table:table-cell office:value-type="float" office:value="6.231647" calcext:value-type="float">
            <text:p>6.231647</text:p>
          </table:table-cell>
          <table:table-cell office:value-type="float" office:value="165.60336" calcext:value-type="float">
            <text:p>165.60336</text:p>
          </table:table-cell>
          <table:table-cell office:value-type="float" office:value="9.209731" calcext:value-type="float">
            <text:p>9.209731</text:p>
          </table:table-cell>
          <table:table-cell office:value-type="float" office:value="154.80989" calcext:value-type="float">
            <text:p>154.80989</text:p>
          </table:table-cell>
          <table:table-cell office:value-type="float" office:value="5" calcext:value-type="float">
            <text:p>5</text:p>
          </table:table-cell>
          <table:table-cell office:value-type="float" office:value="187.20349" calcext:value-type="float">
            <text:p>187.20349</text:p>
          </table:table-cell>
          <table:table-cell office:value-type="float" office:value="13.626183" calcext:value-type="float">
            <text:p>13.626183</text:p>
          </table:table-cell>
          <table:table-cell office:value-type="float" office:value="176.75684" calcext:value-type="float">
            <text:p>176.75684</text:p>
          </table:table-cell>
          <table:table-cell office:value-type="float" office:value="20.114029" calcext:value-type="float">
            <text:p>20.114029</text:p>
          </table:table-cell>
          <table:table-cell office:value-type="float" office:value="165.60825" calcext:value-type="float">
            <text:p>165.60825</text:p>
          </table:table-cell>
          <table:table-cell office:value-type="float" office:value="6" calcext:value-type="float">
            <text:p>6</text:p>
          </table:table-cell>
          <table:table-cell office:value-type="float" office:value="154.99495" calcext:value-type="float">
            <text:p>154.99495</text:p>
          </table:table-cell>
          <table:table-cell office:value-type="float" office:value="5" calcext:value-type="float">
            <text:p>5</text:p>
          </table:table-cell>
          <table:table-cell office:value-type="float" office:value="187.20389" calcext:value-type="float">
            <text:p>187.20389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405" calcext:value-type="float">
            <text:p>176.40405</text:p>
          </table:table-cell>
          <table:table-cell office:value-type="float" office:value="5.667022" calcext:value-type="float">
            <text:p>5.667022</text:p>
          </table:table-cell>
          <table:table-cell office:value-type="float" office:value="165.60907" calcext:value-type="float">
            <text:p>165.60907</text:p>
          </table:table-cell>
          <table:table-cell office:value-type="float" office:value="6" calcext:value-type="float">
            <text:p>6</text:p>
          </table:table-cell>
          <table:table-cell office:value-type="float" office:value="154.80522" calcext:value-type="float">
            <text:p>154.80522</text:p>
          </table:table-cell>
        </table:table-row>
        <table:table-row table:style-name="ro1">
          <table:table-cell office:value-type="float" office:value="5.3343334" calcext:value-type="float">
            <text:p>5.3343334</text:p>
          </table:table-cell>
          <table:table-cell office:value-type="float" office:value="176.41257" calcext:value-type="float">
            <text:p>176.41257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464" calcext:value-type="float">
            <text:p>165.60464</text:p>
          </table:table-cell>
          <table:table-cell office:value-type="float" office:value="6.000846" calcext:value-type="float">
            <text:p>6.000846</text:p>
          </table:table-cell>
          <table:table-cell office:value-type="float" office:value="154.8041" calcext:value-type="float">
            <text:p>154.8041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395" calcext:value-type="float">
            <text:p>187.20395</text:p>
          </table:table-cell>
          <table:table-cell office:value-type="float" office:value="5.334324" calcext:value-type="float">
            <text:p>5.334324</text:p>
          </table:table-cell>
          <table:table-cell office:value-type="float" office:value="176.40384" calcext:value-type="float">
            <text:p>176.40384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431" calcext:value-type="float">
            <text:p>165.60431</text:p>
          </table:table-cell>
          <table:table-cell office:value-type="float" office:value="6.000589" calcext:value-type="float">
            <text:p>6.000589</text:p>
          </table:table-cell>
          <table:table-cell office:value-type="float" office:value="154.9421" calcext:value-type="float">
            <text:p>154.9421</text:p>
          </table:table-cell>
          <table:table-cell office:value-type="float" office:value="10.208333" calcext:value-type="float">
            <text:p>10.208333</text:p>
          </table:table-cell>
          <table:table-cell office:value-type="float" office:value="187.21313" calcext:value-type="float">
            <text:p>187.21313</text:p>
          </table:table-cell>
          <table:table-cell office:value-type="float" office:value="7.4221196" calcext:value-type="float">
            <text:p>7.4221196</text:p>
          </table:table-cell>
          <table:table-cell office:value-type="float" office:value="176.41776" calcext:value-type="float">
            <text:p>176.41776</text:p>
          </table:table-cell>
          <table:table-cell office:value-type="float" office:value="10.665722" calcext:value-type="float">
            <text:p>10.665722</text:p>
          </table:table-cell>
          <table:table-cell office:value-type="float" office:value="165.60406" calcext:value-type="float">
            <text:p>165.60406</text:p>
          </table:table-cell>
          <table:table-cell office:value-type="float" office:value="11.208333" calcext:value-type="float">
            <text:p>11.208333</text:p>
          </table:table-cell>
          <table:table-cell office:value-type="float" office:value="154.81236" calcext:value-type="float">
            <text:p>154.81236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325" calcext:value-type="float">
            <text:p>187.20325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988" calcext:value-type="float">
            <text:p>176.40988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1081" calcext:value-type="float">
            <text:p>165.61081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324" calcext:value-type="float">
            <text:p>154.80324</text:p>
          </table:table-cell>
          <table:table-cell office:value-type="float" office:value="5.375" calcext:value-type="float">
            <text:p>5.375</text:p>
          </table:table-cell>
          <table:table-cell office:value-type="float" office:value="187.20435" calcext:value-type="float">
            <text:p>187.20435</text:p>
          </table:table-cell>
          <table:table-cell office:value-type="float" office:value="5.698004" calcext:value-type="float">
            <text:p>5.698004</text:p>
          </table:table-cell>
          <table:table-cell office:value-type="float" office:value="176.40482" calcext:value-type="float">
            <text:p>176.40482</text:p>
          </table:table-cell>
          <table:table-cell office:value-type="float" office:value="6.0198817" calcext:value-type="float">
            <text:p>6.0198817</text:p>
          </table:table-cell>
          <table:table-cell office:value-type="float" office:value="165.72125" calcext:value-type="float">
            <text:p>165.72125</text:p>
          </table:table-cell>
          <table:table-cell office:value-type="float" office:value="6.375" calcext:value-type="float">
            <text:p>6.375</text:p>
          </table:table-cell>
          <table:table-cell office:value-type="float" office:value="154.80827" calcext:value-type="float">
            <text:p>154.80827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303" calcext:value-type="float">
            <text:p>187.20303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851" calcext:value-type="float">
            <text:p>176.40851</text:p>
          </table:table-cell>
          <table:table-cell office:value-type="float" office:value="5.667363" calcext:value-type="float">
            <text:p>5.667363</text:p>
          </table:table-cell>
          <table:table-cell office:value-type="float" office:value="165.60944" calcext:value-type="float">
            <text:p>165.60944</text:p>
          </table:table-cell>
          <table:table-cell office:value-type="float" office:value="6.0008817" calcext:value-type="float">
            <text:p>6.0008817</text:p>
          </table:table-cell>
          <table:table-cell office:value-type="float" office:value="154.96614" calcext:value-type="float">
            <text:p>154.96614</text:p>
          </table:table-cell>
          <table:table-cell office:value-type="float" office:value="7.2664113" calcext:value-type="float">
            <text:p>7.2664113</text:p>
          </table:table-cell>
          <table:table-cell office:value-type="float" office:value="216.69543" calcext:value-type="float">
            <text:p>216.69543</text:p>
          </table:table-cell>
          <table:table-cell office:value-type="float" office:value="6.3563185" calcext:value-type="float">
            <text:p>6.3563185</text:p>
          </table:table-cell>
          <table:table-cell office:value-type="float" office:value="194.63297" calcext:value-type="float">
            <text:p>194.63297</text:p>
          </table:table-cell>
          <table:table-cell office:value-type="float" office:value="8.826801" calcext:value-type="float">
            <text:p>8.826801</text:p>
          </table:table-cell>
          <table:table-cell office:value-type="float" office:value="243.458" calcext:value-type="float">
            <text:p>243.458</text:p>
          </table:table-cell>
          <table:table-cell office:value-type="float" office:value="9.871727" calcext:value-type="float">
            <text:p>9.871727</text:p>
          </table:table-cell>
          <table:table-cell office:value-type="float" office:value="154.80989" calcext:value-type="float">
            <text:p>154.80989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87.20349" calcext:value-type="float">
            <text:p>187.20349</text:p>
          </table:table-cell>
          <table:table-cell office:value-type="float" office:value="18.266039" calcext:value-type="float">
            <text:p>18.266039</text:p>
          </table:table-cell>
          <table:table-cell office:value-type="float" office:value="176.75684" calcext:value-type="float">
            <text:p>176.75684</text:p>
          </table:table-cell>
          <table:table-cell office:value-type="float" office:value="21.224157" calcext:value-type="float">
            <text:p>21.224157</text:p>
          </table:table-cell>
          <table:table-cell office:value-type="float" office:value="165.60825" calcext:value-type="float">
            <text:p>165.60825</text:p>
          </table:table-cell>
          <table:table-cell office:value-type="float" office:value="22.991667" calcext:value-type="float">
            <text:p>22.991667</text:p>
          </table:table-cell>
          <table:table-cell office:value-type="float" office:value="154.99495" calcext:value-type="float">
            <text:p>154.99495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389" calcext:value-type="float">
            <text:p>187.20389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405" calcext:value-type="float">
            <text:p>176.40405</text:p>
          </table:table-cell>
          <table:table-cell office:value-type="float" office:value="5.667411" calcext:value-type="float">
            <text:p>5.667411</text:p>
          </table:table-cell>
          <table:table-cell office:value-type="float" office:value="165.60907" calcext:value-type="float">
            <text:p>165.60907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522" calcext:value-type="float">
            <text:p>154.80522</text:p>
          </table:table-cell>
        </table:table-row>
        <table:table-row table:style-name="ro1">
          <table:table-cell office:value-type="float" office:value="7.4363804" calcext:value-type="float">
            <text:p>7.4363804</text:p>
          </table:table-cell>
          <table:table-cell office:value-type="float" office:value="154.27257" calcext:value-type="float">
            <text:p>154.27257</text:p>
          </table:table-cell>
          <table:table-cell office:value-type="float" office:value="7.6007433" calcext:value-type="float">
            <text:p>7.6007433</text:p>
          </table:table-cell>
          <table:table-cell office:value-type="float" office:value="143.46465" calcext:value-type="float">
            <text:p>143.46465</text:p>
          </table:table-cell>
          <table:table-cell office:value-type="float" office:value="6.6993484" calcext:value-type="float">
            <text:p>6.6993484</text:p>
          </table:table-cell>
          <table:table-cell office:value-type="float" office:value="132.6641" calcext:value-type="float">
            <text:p>132.6641</text:p>
          </table:table-cell>
          <table:table-cell office:value-type="float" office:value="8.905861" calcext:value-type="float">
            <text:p>8.905861</text:p>
          </table:table-cell>
          <table:table-cell office:value-type="float" office:value="176.94395" calcext:value-type="float">
            <text:p>176.94395</text:p>
          </table:table-cell>
          <table:table-cell office:value-type="float" office:value="5.65" calcext:value-type="float">
            <text:p>5.65</text:p>
          </table:table-cell>
          <table:table-cell office:value-type="float" office:value="166.14384" calcext:value-type="float">
            <text:p>166.14384</text:p>
          </table:table-cell>
          <table:table-cell office:value-type="float" office:value="9.480531" calcext:value-type="float">
            <text:p>9.480531</text:p>
          </table:table-cell>
          <table:table-cell office:value-type="float" office:value="155.34431" calcext:value-type="float">
            <text:p>155.34431</text:p>
          </table:table-cell>
          <table:table-cell office:value-type="float" office:value="7.079175" calcext:value-type="float">
            <text:p>7.079175</text:p>
          </table:table-cell>
          <table:table-cell office:value-type="float" office:value="144.6821" calcext:value-type="float">
            <text:p>144.6821</text:p>
          </table:table-cell>
          <table:table-cell office:value-type="float" office:value="10.683333" calcext:value-type="float">
            <text:p>10.683333</text:p>
          </table:table-cell>
          <table:table-cell office:value-type="float" office:value="171.82312" calcext:value-type="float">
            <text:p>171.82312</text:p>
          </table:table-cell>
          <table:table-cell office:value-type="float" office:value="11.016666" calcext:value-type="float">
            <text:p>11.016666</text:p>
          </table:table-cell>
          <table:table-cell office:value-type="float" office:value="161.02777" calcext:value-type="float">
            <text:p>161.02777</text:p>
          </table:table-cell>
          <table:table-cell office:value-type="float" office:value="11.35" calcext:value-type="float">
            <text:p>11.35</text:p>
          </table:table-cell>
          <table:table-cell office:value-type="float" office:value="150.21405" calcext:value-type="float">
            <text:p>150.21405</text:p>
          </table:table-cell>
          <table:table-cell office:value-type="float" office:value="12.387966" calcext:value-type="float">
            <text:p>12.387966</text:p>
          </table:table-cell>
          <table:table-cell office:value-type="float" office:value="139.42235" calcext:value-type="float">
            <text:p>139.42235</text:p>
          </table:table-cell>
          <table:table-cell office:value-type="float" office:value="7.2629523" calcext:value-type="float">
            <text:p>7.2629523</text:p>
          </table:table-cell>
          <table:table-cell office:value-type="float" office:value="133.47324" calcext:value-type="float">
            <text:p>133.47324</text:p>
          </table:table-cell>
          <table:table-cell office:value-type="float" office:value="7.1924877" calcext:value-type="float">
            <text:p>7.1924877</text:p>
          </table:table-cell>
          <table:table-cell office:value-type="float" office:value="122.67988" calcext:value-type="float">
            <text:p>122.67988</text:p>
          </table:table-cell>
          <table:table-cell office:value-type="float" office:value="7.325" calcext:value-type="float">
            <text:p>7.325</text:p>
          </table:table-cell>
          <table:table-cell office:value-type="float" office:value="111.880806" calcext:value-type="float">
            <text:p>111.880806</text:p>
          </table:table-cell>
          <table:table-cell office:value-type="float" office:value="8.688831" calcext:value-type="float">
            <text:p>8.688831</text:p>
          </table:table-cell>
          <table:table-cell office:value-type="float" office:value="101.073235" calcext:value-type="float">
            <text:p>101.073235</text:p>
          </table:table-cell>
          <table:table-cell office:value-type="float" office:value="5.8083334" calcext:value-type="float">
            <text:p>5.8083334</text:p>
          </table:table-cell>
          <table:table-cell office:value-type="float" office:value="173.16434" calcext:value-type="float">
            <text:p>173.16434</text:p>
          </table:table-cell>
          <table:table-cell office:value-type="float" office:value="6.646542" calcext:value-type="float">
            <text:p>6.646542</text:p>
          </table:table-cell>
          <table:table-cell office:value-type="float" office:value="162.3648" calcext:value-type="float">
            <text:p>162.3648</text:p>
          </table:table-cell>
          <table:table-cell office:value-type="float" office:value="6.475" calcext:value-type="float">
            <text:p>6.475</text:p>
          </table:table-cell>
          <table:table-cell office:value-type="float" office:value="151.68124" calcext:value-type="float">
            <text:p>151.68124</text:p>
          </table:table-cell>
          <table:table-cell office:value-type="float" office:value="6.821001" calcext:value-type="float">
            <text:p>6.821001</text:p>
          </table:table-cell>
          <table:table-cell office:value-type="float" office:value="140.76826" calcext:value-type="float">
            <text:p>140.76826</text:p>
          </table:table-cell>
          <table:table-cell office:value-type="float" office:value="5.225" calcext:value-type="float">
            <text:p>5.225</text:p>
          </table:table-cell>
          <table:table-cell office:value-type="float" office:value="179.91304" calcext:value-type="float">
            <text:p>179.91304</text:p>
          </table:table-cell>
          <table:table-cell office:value-type="float" office:value="5.6746864" calcext:value-type="float">
            <text:p>5.6746864</text:p>
          </table:table-cell>
          <table:table-cell office:value-type="float" office:value="169.11852" calcext:value-type="float">
            <text:p>169.11852</text:p>
          </table:table-cell>
          <table:table-cell office:value-type="float" office:value="5.943049" calcext:value-type="float">
            <text:p>5.943049</text:p>
          </table:table-cell>
          <table:table-cell office:value-type="float" office:value="158.31943" calcext:value-type="float">
            <text:p>158.31943</text:p>
          </table:table-cell>
          <table:table-cell office:value-type="float" office:value="6.288156" calcext:value-type="float">
            <text:p>6.288156</text:p>
          </table:table-cell>
          <table:table-cell office:value-type="float" office:value="147.67615" calcext:value-type="float">
            <text:p>147.67615</text:p>
          </table:table-cell>
          <table:table-cell office:value-type="float" office:value="9.9389305" calcext:value-type="float">
            <text:p>9.9389305</text:p>
          </table:table-cell>
          <table:table-cell office:value-type="float" office:value="201.03543" calcext:value-type="float">
            <text:p>201.03543</text:p>
          </table:table-cell>
          <table:table-cell office:value-type="float" office:value="11.981411" calcext:value-type="float">
            <text:p>11.981411</text:p>
          </table:table-cell>
          <table:table-cell office:value-type="float" office:value="178.97296" calcext:value-type="float">
            <text:p>178.97296</text:p>
          </table:table-cell>
          <table:table-cell office:value-type="float" office:value="10.4" calcext:value-type="float">
            <text:p>10.4</text:p>
          </table:table-cell>
          <table:table-cell office:value-type="float" office:value="227.79802" calcext:value-type="float">
            <text:p>227.79802</text:p>
          </table:table-cell>
          <table:table-cell office:value-type="float" office:value="10.733334" calcext:value-type="float">
            <text:p>10.733334</text:p>
          </table:table-cell>
          <table:table-cell office:value-type="float" office:value="139.14989" calcext:value-type="float">
            <text:p>139.14989</text:p>
          </table:table-cell>
          <table:table-cell office:value-type="float" office:value="23.000694" calcext:value-type="float">
            <text:p>23.000694</text:p>
          </table:table-cell>
          <table:table-cell office:value-type="float" office:value="154.5335" calcext:value-type="float">
            <text:p>154.5335</text:p>
          </table:table-cell>
          <table:table-cell office:value-type="float" office:value="23.000313" calcext:value-type="float">
            <text:p>23.000313</text:p>
          </table:table-cell>
          <table:table-cell office:value-type="float" office:value="154.88686" calcext:value-type="float">
            <text:p>154.88686</text:p>
          </table:table-cell>
          <table:table-cell office:value-type="float" office:value="23" calcext:value-type="float">
            <text:p>23</text:p>
          </table:table-cell>
          <table:table-cell office:value-type="float" office:value="154.53822" calcext:value-type="float">
            <text:p>154.53822</text:p>
          </table:table-cell>
          <table:table-cell office:value-type="float" office:value="23.000456" calcext:value-type="float">
            <text:p>23.000456</text:p>
          </table:table-cell>
          <table:table-cell office:value-type="float" office:value="154.72496" calcext:value-type="float">
            <text:p>154.72496</text:p>
          </table:table-cell>
          <table:table-cell office:value-type="float" office:value="6.6489167" calcext:value-type="float">
            <text:p>6.6489167</text:p>
          </table:table-cell>
          <table:table-cell office:value-type="float" office:value="136.98389" calcext:value-type="float">
            <text:p>136.98389</text:p>
          </table:table-cell>
          <table:table-cell office:value-type="float" office:value="7.5817766" calcext:value-type="float">
            <text:p>7.5817766</text:p>
          </table:table-cell>
          <table:table-cell office:value-type="float" office:value="126.18406" calcext:value-type="float">
            <text:p>126.18406</text:p>
          </table:table-cell>
          <table:table-cell office:value-type="float" office:value="7.4665585" calcext:value-type="float">
            <text:p>7.4665585</text:p>
          </table:table-cell>
          <table:table-cell office:value-type="float" office:value="115.38906" calcext:value-type="float">
            <text:p>115.38906</text:p>
          </table:table-cell>
          <table:table-cell office:value-type="float" office:value="8.006251" calcext:value-type="float">
            <text:p>8.006251</text:p>
          </table:table-cell>
          <table:table-cell office:value-type="float" office:value="104.58521" calcext:value-type="float">
            <text:p>104.58521</text:p>
          </table:table-cell>
        </table:table-row>
        <table:table-row table:style-name="ro1">
          <table:table-cell office:value-type="float" office:value="8.042422" calcext:value-type="float">
            <text:p>8.042422</text:p>
          </table:table-cell>
          <table:table-cell office:value-type="float" office:value="154.27257" calcext:value-type="float">
            <text:p>154.27257</text:p>
          </table:table-cell>
          <table:table-cell office:value-type="float" office:value="7.623328" calcext:value-type="float">
            <text:p>7.623328</text:p>
          </table:table-cell>
          <table:table-cell office:value-type="float" office:value="143.46465" calcext:value-type="float">
            <text:p>143.46465</text:p>
          </table:table-cell>
          <table:table-cell office:value-type="float" office:value="8.360647" calcext:value-type="float">
            <text:p>8.360647</text:p>
          </table:table-cell>
          <table:table-cell office:value-type="float" office:value="182.50305" calcext:value-type="float">
            <text:p>182.50305</text:p>
          </table:table-cell>
          <table:table-cell office:value-type="float" office:value="9.137516" calcext:value-type="float">
            <text:p>9.137516</text:p>
          </table:table-cell>
          <table:table-cell office:value-type="float" office:value="387.97" calcext:value-type="float">
            <text:p>387.97</text:p>
          </table:table-cell>
          <table:table-cell office:value-type="float" office:value="10.075" calcext:value-type="float">
            <text:p>10.075</text:p>
          </table:table-cell>
          <table:table-cell office:value-type="float" office:value="298.89383" calcext:value-type="float">
            <text:p>298.89383</text:p>
          </table:table-cell>
          <table:table-cell office:value-type="float" office:value="9.735165" calcext:value-type="float">
            <text:p>9.735165</text:p>
          </table:table-cell>
          <table:table-cell office:value-type="float" office:value="387.30283" calcext:value-type="float">
            <text:p>387.30283</text:p>
          </table:table-cell>
          <table:table-cell office:value-type="float" office:value="7.3462787" calcext:value-type="float">
            <text:p>7.3462787</text:p>
          </table:table-cell>
          <table:table-cell office:value-type="float" office:value="388" calcext:value-type="float">
            <text:p>388</text:p>
          </table:table-cell>
          <table:table-cell office:value-type="float" office:value="12.783334" calcext:value-type="float">
            <text:p>12.783334</text:p>
          </table:table-cell>
          <table:table-cell office:value-type="float" office:value="171.82312" calcext:value-type="float">
            <text:p>171.82312</text:p>
          </table:table-cell>
          <table:table-cell office:value-type="float" office:value="13.116667" calcext:value-type="float">
            <text:p>13.116667</text:p>
          </table:table-cell>
          <table:table-cell office:value-type="float" office:value="161.02777" calcext:value-type="float">
            <text:p>161.02777</text:p>
          </table:table-cell>
          <table:table-cell office:value-type="float" office:value="13.45" calcext:value-type="float">
            <text:p>13.45</text:p>
          </table:table-cell>
          <table:table-cell office:value-type="float" office:value="150.21405" calcext:value-type="float">
            <text:p>150.21405</text:p>
          </table:table-cell>
          <table:table-cell office:value-type="float" office:value="13.217426" calcext:value-type="float">
            <text:p>13.217426</text:p>
          </table:table-cell>
          <table:table-cell office:value-type="float" office:value="139.42235" calcext:value-type="float">
            <text:p>139.42235</text:p>
          </table:table-cell>
          <table:table-cell office:value-type="float" office:value="9.0015335" calcext:value-type="float">
            <text:p>9.0015335</text:p>
          </table:table-cell>
          <table:table-cell office:value-type="float" office:value="185.63068" calcext:value-type="float">
            <text:p>185.63068</text:p>
          </table:table-cell>
          <table:table-cell office:value-type="float" office:value="7.711638" calcext:value-type="float">
            <text:p>7.711638</text:p>
          </table:table-cell>
          <table:table-cell office:value-type="float" office:value="122.67988" calcext:value-type="float">
            <text:p>122.67988</text:p>
          </table:table-cell>
          <table:table-cell office:value-type="float" office:value="9.783334" calcext:value-type="float">
            <text:p>9.783334</text:p>
          </table:table-cell>
          <table:table-cell office:value-type="float" office:value="185.63083" calcext:value-type="float">
            <text:p>185.63083</text:p>
          </table:table-cell>
          <table:table-cell office:value-type="float" office:value="9.997268" calcext:value-type="float">
            <text:p>9.997268</text:p>
          </table:table-cell>
          <table:table-cell office:value-type="float" office:value="140.32632" calcext:value-type="float">
            <text:p>140.32632</text:p>
          </table:table-cell>
          <table:table-cell office:value-type="float" office:value="6.358333" calcext:value-type="float">
            <text:p>6.358333</text:p>
          </table:table-cell>
          <table:table-cell office:value-type="float" office:value="173.16434" calcext:value-type="float">
            <text:p>173.16434</text:p>
          </table:table-cell>
          <table:table-cell office:value-type="float" office:value="6.653314" calcext:value-type="float">
            <text:p>6.653314</text:p>
          </table:table-cell>
          <table:table-cell office:value-type="float" office:value="162.3648" calcext:value-type="float">
            <text:p>162.3648</text:p>
          </table:table-cell>
          <table:table-cell office:value-type="float" office:value="7.025" calcext:value-type="float">
            <text:p>7.025</text:p>
          </table:table-cell>
          <table:table-cell office:value-type="float" office:value="151.68124" calcext:value-type="float">
            <text:p>151.68124</text:p>
          </table:table-cell>
          <table:table-cell office:value-type="float" office:value="7.3139825" calcext:value-type="float">
            <text:p>7.3139825</text:p>
          </table:table-cell>
          <table:table-cell office:value-type="float" office:value="155.55771" calcext:value-type="float">
            <text:p>155.55771</text:p>
          </table:table-cell>
          <table:table-cell office:value-type="float" office:value="5.741667" calcext:value-type="float">
            <text:p>5.741667</text:p>
          </table:table-cell>
          <table:table-cell office:value-type="float" office:value="179.91304" calcext:value-type="float">
            <text:p>179.91304</text:p>
          </table:table-cell>
          <table:table-cell office:value-type="float" office:value="6.000213" calcext:value-type="float">
            <text:p>6.000213</text:p>
          </table:table-cell>
          <table:table-cell office:value-type="float" office:value="169.11852" calcext:value-type="float">
            <text:p>169.11852</text:p>
          </table:table-cell>
          <table:table-cell office:value-type="float" office:value="6.195182" calcext:value-type="float">
            <text:p>6.195182</text:p>
          </table:table-cell>
          <table:table-cell office:value-type="float" office:value="388" calcext:value-type="float">
            <text:p>388</text:p>
          </table:table-cell>
          <table:table-cell office:value-type="float" office:value="6.5474257" calcext:value-type="float">
            <text:p>6.5474257</text:p>
          </table:table-cell>
          <table:table-cell office:value-type="float" office:value="383.8579" calcext:value-type="float">
            <text:p>383.8579</text:p>
          </table:table-cell>
          <table:table-cell office:value-type="float" office:value="11.235789" calcext:value-type="float">
            <text:p>11.235789</text:p>
          </table:table-cell>
          <table:table-cell office:value-type="float" office:value="239.9412" calcext:value-type="float">
            <text:p>239.9412</text:p>
          </table:table-cell>
          <table:table-cell office:value-type="float" office:value="11.984094" calcext:value-type="float">
            <text:p>11.984094</text:p>
          </table:table-cell>
          <table:table-cell office:value-type="float" office:value="178.97296" calcext:value-type="float">
            <text:p>178.97296</text:p>
          </table:table-cell>
          <table:table-cell office:value-type="float" office:value="12.416667" calcext:value-type="float">
            <text:p>12.416667</text:p>
          </table:table-cell>
          <table:table-cell office:value-type="float" office:value="227.79802" calcext:value-type="float">
            <text:p>227.79802</text:p>
          </table:table-cell>
          <table:table-cell office:value-type="float" office:value="12.75" calcext:value-type="float">
            <text:p>12.75</text:p>
          </table:table-cell>
          <table:table-cell office:value-type="float" office:value="139.14989" calcext:value-type="float">
            <text:p>139.14989</text:p>
          </table:table-cell>
          <table:table-cell office:value-type="float" office:value="23.000925" calcext:value-type="float">
            <text:p>23.000925</text:p>
          </table:table-cell>
          <table:table-cell office:value-type="float" office:value="154.5335" calcext:value-type="float">
            <text:p>154.5335</text:p>
          </table:table-cell>
          <table:table-cell office:value-type="float" office:value="23.000925" calcext:value-type="float">
            <text:p>23.000925</text:p>
          </table:table-cell>
          <table:table-cell office:value-type="float" office:value="154.88686" calcext:value-type="float">
            <text:p>154.8868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53822" calcext:value-type="float">
            <text:p>154.53822</text:p>
          </table:table-cell>
          <table:table-cell office:value-type="float" office:value="23.000761" calcext:value-type="float">
            <text:p>23.000761</text:p>
          </table:table-cell>
          <table:table-cell office:value-type="float" office:value="154.72496" calcext:value-type="float">
            <text:p>154.72496</text:p>
          </table:table-cell>
          <table:table-cell office:value-type="float" office:value="7.281164" calcext:value-type="float">
            <text:p>7.281164</text:p>
          </table:table-cell>
          <table:table-cell office:value-type="float" office:value="136.98389" calcext:value-type="float">
            <text:p>136.98389</text:p>
          </table:table-cell>
          <table:table-cell office:value-type="float" office:value="7.7073407" calcext:value-type="float">
            <text:p>7.7073407</text:p>
          </table:table-cell>
          <table:table-cell office:value-type="float" office:value="126.18406" calcext:value-type="float">
            <text:p>126.18406</text:p>
          </table:table-cell>
          <table:table-cell office:value-type="float" office:value="7.714762" calcext:value-type="float">
            <text:p>7.714762</text:p>
          </table:table-cell>
          <table:table-cell office:value-type="float" office:value="341.49026" calcext:value-type="float">
            <text:p>341.49026</text:p>
          </table:table-cell>
          <table:table-cell office:value-type="float" office:value="8.2527895" calcext:value-type="float">
            <text:p>8.2527895</text:p>
          </table:table-cell>
          <table:table-cell office:value-type="float" office:value="329.16916" calcext:value-type="float">
            <text:p>329.16916</text:p>
          </table:table-cell>
        </table:table-row>
        <table:table-row table:style-name="ro1">
          <table:table-cell office:value-type="float" office:value="8.508333" calcext:value-type="float">
            <text:p>8.508333</text:p>
          </table:table-cell>
          <table:table-cell office:value-type="float" office:value="140.23256" calcext:value-type="float">
            <text:p>140.23256</text:p>
          </table:table-cell>
          <table:table-cell office:value-type="float" office:value="8.931257" calcext:value-type="float">
            <text:p>8.931257</text:p>
          </table:table-cell>
          <table:table-cell office:value-type="float" office:value="129.42467" calcext:value-type="float">
            <text:p>129.42467</text:p>
          </table:table-cell>
          <table:table-cell office:value-type="float" office:value="9.175" calcext:value-type="float">
            <text:p>9.175</text:p>
          </table:table-cell>
          <table:table-cell office:value-type="float" office:value="168.46304" calcext:value-type="float">
            <text:p>168.46304</text:p>
          </table:table-cell>
          <table:table-cell office:value-type="float" office:value="15.483334" calcext:value-type="float">
            <text:p>15.483334</text:p>
          </table:table-cell>
          <table:table-cell office:value-type="float" office:value="201.93999" calcext:value-type="float">
            <text:p>201.93999</text:p>
          </table:table-cell>
          <table:table-cell office:value-type="float" office:value="16.328602" calcext:value-type="float">
            <text:p>16.328602</text:p>
          </table:table-cell>
          <table:table-cell office:value-type="float" office:value="112.863815" calcext:value-type="float">
            <text:p>112.863815</text:p>
          </table:table-cell>
          <table:table-cell office:value-type="float" office:value="16.15" calcext:value-type="float">
            <text:p>16.15</text:p>
          </table:table-cell>
          <table:table-cell office:value-type="float" office:value="201.27284" calcext:value-type="float">
            <text:p>201.27284</text:p>
          </table:table-cell>
          <table:table-cell office:value-type="float" office:value="17.984144" calcext:value-type="float">
            <text:p>17.984144</text:p>
          </table:table-cell>
          <table:table-cell office:value-type="float" office:value="201.96999" calcext:value-type="float">
            <text:p>201.96999</text:p>
          </table:table-cell>
          <table:table-cell office:value-type="float" office:value="14.92704" calcext:value-type="float">
            <text:p>14.92704</text:p>
          </table:table-cell>
          <table:table-cell office:value-type="float" office:value="155.89314" calcext:value-type="float">
            <text:p>155.89314</text:p>
          </table:table-cell>
          <table:table-cell office:value-type="float" office:value="15.260729" calcext:value-type="float">
            <text:p>15.260729</text:p>
          </table:table-cell>
          <table:table-cell office:value-type="float" office:value="145.09776" calcext:value-type="float">
            <text:p>145.09776</text:p>
          </table:table-cell>
          <table:table-cell office:value-type="float" office:value="14.234491" calcext:value-type="float">
            <text:p>14.234491</text:p>
          </table:table-cell>
          <table:table-cell office:value-type="float" office:value="134.28404" calcext:value-type="float">
            <text:p>134.28404</text:p>
          </table:table-cell>
          <table:table-cell office:value-type="float" office:value="14.275" calcext:value-type="float">
            <text:p>14.275</text:p>
          </table:table-cell>
          <table:table-cell office:value-type="float" office:value="123.49237" calcext:value-type="float">
            <text:p>123.49237</text:p>
          </table:table-cell>
          <table:table-cell office:value-type="float" office:value="10.026501" calcext:value-type="float">
            <text:p>10.026501</text:p>
          </table:table-cell>
          <table:table-cell office:value-type="float" office:value="167.81067" calcext:value-type="float">
            <text:p>167.81067</text:p>
          </table:table-cell>
          <table:table-cell office:value-type="float" office:value="10.221919" calcext:value-type="float">
            <text:p>10.221919</text:p>
          </table:table-cell>
          <table:table-cell office:value-type="float" office:value="104.85987" calcext:value-type="float">
            <text:p>104.85987</text:p>
          </table:table-cell>
          <table:table-cell office:value-type="float" office:value="10.333333" calcext:value-type="float">
            <text:p>10.333333</text:p>
          </table:table-cell>
          <table:table-cell office:value-type="float" office:value="167.81085" calcext:value-type="float">
            <text:p>167.81085</text:p>
          </table:table-cell>
          <table:table-cell office:value-type="float" office:value="10.666667" calcext:value-type="float">
            <text:p>10.666667</text:p>
          </table:table-cell>
          <table:table-cell office:value-type="float" office:value="122.50632" calcext:value-type="float">
            <text:p>122.50632</text:p>
          </table:table-cell>
          <table:table-cell office:value-type="float" office:value="7.1270165" calcext:value-type="float">
            <text:p>7.1270165</text:p>
          </table:table-cell>
          <table:table-cell office:value-type="float" office:value="159.12433" calcext:value-type="float">
            <text:p>159.12433</text:p>
          </table:table-cell>
          <table:table-cell office:value-type="float" office:value="7.125" calcext:value-type="float">
            <text:p>7.125</text:p>
          </table:table-cell>
          <table:table-cell office:value-type="float" office:value="148.3248" calcext:value-type="float">
            <text:p>148.3248</text:p>
          </table:table-cell>
          <table:table-cell office:value-type="float" office:value="7.658987" calcext:value-type="float">
            <text:p>7.658987</text:p>
          </table:table-cell>
          <table:table-cell office:value-type="float" office:value="137.64124" calcext:value-type="float">
            <text:p>137.64124</text:p>
          </table:table-cell>
          <table:table-cell office:value-type="float" office:value="8.246429" calcext:value-type="float">
            <text:p>8.246429</text:p>
          </table:table-cell>
          <table:table-cell office:value-type="float" office:value="141.5177" calcext:value-type="float">
            <text:p>141.5177</text:p>
          </table:table-cell>
          <table:table-cell office:value-type="float" office:value="6.233333" calcext:value-type="float">
            <text:p>6.233333</text:p>
          </table:table-cell>
          <table:table-cell office:value-type="float" office:value="163.98305" calcext:value-type="float">
            <text:p>163.98305</text:p>
          </table:table-cell>
          <table:table-cell office:value-type="float" office:value="6.579079" calcext:value-type="float">
            <text:p>6.579079</text:p>
          </table:table-cell>
          <table:table-cell office:value-type="float" office:value="153.1885" calcext:value-type="float">
            <text:p>153.1885</text:p>
          </table:table-cell>
          <table:table-cell office:value-type="float" office:value="6.9" calcext:value-type="float">
            <text:p>6.9</text:p>
          </table:table-cell>
          <table:table-cell office:value-type="float" office:value="372.07" calcext:value-type="float">
            <text:p>372.07</text:p>
          </table:table-cell>
          <table:table-cell office:value-type="float" office:value="7.508858" calcext:value-type="float">
            <text:p>7.508858</text:p>
          </table:table-cell>
          <table:table-cell office:value-type="float" office:value="367.92792" calcext:value-type="float">
            <text:p>367.92792</text:p>
          </table:table-cell>
          <table:table-cell office:value-type="float" office:value="13.758937" calcext:value-type="float">
            <text:p>13.758937</text:p>
          </table:table-cell>
          <table:table-cell office:value-type="float" office:value="224.01118" calcext:value-type="float">
            <text:p>224.01118</text:p>
          </table:table-cell>
          <table:table-cell office:value-type="float" office:value="12.575" calcext:value-type="float">
            <text:p>12.575</text:p>
          </table:table-cell>
          <table:table-cell office:value-type="float" office:value="163.04295" calcext:value-type="float">
            <text:p>163.04295</text:p>
          </table:table-cell>
          <table:table-cell office:value-type="float" office:value="12.908334" calcext:value-type="float">
            <text:p>12.908334</text:p>
          </table:table-cell>
          <table:table-cell office:value-type="float" office:value="211.86801" calcext:value-type="float">
            <text:p>211.86801</text:p>
          </table:table-cell>
          <table:table-cell office:value-type="float" office:value="13.241667" calcext:value-type="float">
            <text:p>13.241667</text:p>
          </table:table-cell>
          <table:table-cell office:value-type="float" office:value="123.21988" calcext:value-type="float">
            <text:p>123.21988</text:p>
          </table:table-cell>
          <table:table-cell office:value-type="float" office:value="23.9978" calcext:value-type="float">
            <text:p>23.9978</text:p>
          </table:table-cell>
          <table:table-cell office:value-type="float" office:value="122.40349" calcext:value-type="float">
            <text:p>122.40349</text:p>
          </table:table-cell>
          <table:table-cell office:value-type="float" office:value="23.99412" calcext:value-type="float">
            <text:p>23.99412</text:p>
          </table:table-cell>
          <table:table-cell office:value-type="float" office:value="122.75685" calcext:value-type="float">
            <text:p>122.75685</text:p>
          </table:table-cell>
          <table:table-cell office:value-type="float" office:value="23.994646" calcext:value-type="float">
            <text:p>23.994646</text:p>
          </table:table-cell>
          <table:table-cell office:value-type="float" office:value="122.40822" calcext:value-type="float">
            <text:p>122.4082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594955" calcext:value-type="float">
            <text:p>122.594955</text:p>
          </table:table-cell>
          <table:table-cell office:value-type="float" office:value="7.712282" calcext:value-type="float">
            <text:p>7.712282</text:p>
          </table:table-cell>
          <table:table-cell office:value-type="float" office:value="131.04388" calcext:value-type="float">
            <text:p>131.04388</text:p>
          </table:table-cell>
          <table:table-cell office:value-type="float" office:value="8.504406" calcext:value-type="float">
            <text:p>8.504406</text:p>
          </table:table-cell>
          <table:table-cell office:value-type="float" office:value="120.24406" calcext:value-type="float">
            <text:p>120.24406</text:p>
          </table:table-cell>
          <table:table-cell office:value-type="float" office:value="8.911432" calcext:value-type="float">
            <text:p>8.911432</text:p>
          </table:table-cell>
          <table:table-cell office:value-type="float" office:value="335.55026" calcext:value-type="float">
            <text:p>335.55026</text:p>
          </table:table-cell>
          <table:table-cell office:value-type="float" office:value="8.566667" calcext:value-type="float">
            <text:p>8.566667</text:p>
          </table:table-cell>
          <table:table-cell office:value-type="float" office:value="323.22916" calcext:value-type="float">
            <text:p>323.22916</text:p>
          </table:table-cell>
        </table:table-row>
        <table:table-row table:style-name="ro1">
          <table:table-cell office:value-type="float" office:value="10.616667" calcext:value-type="float">
            <text:p>10.616667</text:p>
          </table:table-cell>
          <table:table-cell office:value-type="float" office:value="140.23256" calcext:value-type="float">
            <text:p>140.23256</text:p>
          </table:table-cell>
          <table:table-cell office:value-type="float" office:value="10.840698" calcext:value-type="float">
            <text:p>10.840698</text:p>
          </table:table-cell>
          <table:table-cell office:value-type="float" office:value="186.7079" calcext:value-type="float">
            <text:p>186.7079</text:p>
          </table:table-cell>
          <table:table-cell office:value-type="float" office:value="11.283334" calcext:value-type="float">
            <text:p>11.283334</text:p>
          </table:table-cell>
          <table:table-cell office:value-type="float" office:value="168.46304" calcext:value-type="float">
            <text:p>168.46304</text:p>
          </table:table-cell>
          <table:table-cell office:value-type="float" office:value="20.908333" calcext:value-type="float">
            <text:p>20.908333</text:p>
          </table:table-cell>
          <table:table-cell office:value-type="float" office:value="201.93999" calcext:value-type="float">
            <text:p>201.93999</text:p>
          </table:table-cell>
          <table:table-cell office:value-type="float" office:value="18.772078" calcext:value-type="float">
            <text:p>18.772078</text:p>
          </table:table-cell>
          <table:table-cell office:value-type="float" office:value="186.16809" calcext:value-type="float">
            <text:p>186.16809</text:p>
          </table:table-cell>
          <table:table-cell office:value-type="float" office:value="21.575" calcext:value-type="float">
            <text:p>21.575</text:p>
          </table:table-cell>
          <table:table-cell office:value-type="float" office:value="201.27284" calcext:value-type="float">
            <text:p>201.27284</text:p>
          </table:table-cell>
          <table:table-cell office:value-type="float" office:value="20.366516" calcext:value-type="float">
            <text:p>20.366516</text:p>
          </table:table-cell>
          <table:table-cell office:value-type="float" office:value="201.96999" calcext:value-type="float">
            <text:p>201.96999</text:p>
          </table:table-cell>
          <table:table-cell office:value-type="float" office:value="14.967158" calcext:value-type="float">
            <text:p>14.967158</text:p>
          </table:table-cell>
          <table:table-cell office:value-type="float" office:value="155.89314" calcext:value-type="float">
            <text:p>155.89314</text:p>
          </table:table-cell>
          <table:table-cell office:value-type="float" office:value="15.745843" calcext:value-type="float">
            <text:p>15.745843</text:p>
          </table:table-cell>
          <table:table-cell office:value-type="float" office:value="145.09776" calcext:value-type="float">
            <text:p>145.09776</text:p>
          </table:table-cell>
          <table:table-cell office:value-type="float" office:value="16.298538" calcext:value-type="float">
            <text:p>16.298538</text:p>
          </table:table-cell>
          <table:table-cell office:value-type="float" office:value="196.20544" calcext:value-type="float">
            <text:p>196.20544</text:p>
          </table:table-cell>
          <table:table-cell office:value-type="float" office:value="16.808332" calcext:value-type="float">
            <text:p>16.808332</text:p>
          </table:table-cell>
          <table:table-cell office:value-type="float" office:value="123.49237" calcext:value-type="float">
            <text:p>123.49237</text:p>
          </table:table-cell>
          <table:table-cell office:value-type="float" office:value="10.646155" calcext:value-type="float">
            <text:p>10.646155</text:p>
          </table:table-cell>
          <table:table-cell office:value-type="float" office:value="167.81067" calcext:value-type="float">
            <text:p>167.81067</text:p>
          </table:table-cell>
          <table:table-cell office:value-type="float" office:value="12.404893" calcext:value-type="float">
            <text:p>12.404893</text:p>
          </table:table-cell>
          <table:table-cell office:value-type="float" office:value="170.34909" calcext:value-type="float">
            <text:p>170.34909</text:p>
          </table:table-cell>
          <table:table-cell office:value-type="float" office:value="18.683332" calcext:value-type="float">
            <text:p>18.683332</text:p>
          </table:table-cell>
          <table:table-cell office:value-type="float" office:value="167.81085" calcext:value-type="float">
            <text:p>167.81085</text:p>
          </table:table-cell>
          <table:table-cell office:value-type="float" office:value="19.016666" calcext:value-type="float">
            <text:p>19.016666</text:p>
          </table:table-cell>
          <table:table-cell office:value-type="float" office:value="122.50632" calcext:value-type="float">
            <text:p>122.50632</text:p>
          </table:table-cell>
          <table:table-cell office:value-type="float" office:value="7.23195" calcext:value-type="float">
            <text:p>7.23195</text:p>
          </table:table-cell>
          <table:table-cell office:value-type="float" office:value="159.12433" calcext:value-type="float">
            <text:p>159.12433</text:p>
          </table:table-cell>
          <table:table-cell office:value-type="float" office:value="7.7083335" calcext:value-type="float">
            <text:p>7.7083335</text:p>
          </table:table-cell>
          <table:table-cell office:value-type="float" office:value="148.3248" calcext:value-type="float">
            <text:p>148.3248</text:p>
          </table:table-cell>
          <table:table-cell office:value-type="float" office:value="7.7501283" calcext:value-type="float">
            <text:p>7.7501283</text:p>
          </table:table-cell>
          <table:table-cell office:value-type="float" office:value="140.37547" calcext:value-type="float">
            <text:p>140.37547</text:p>
          </table:table-cell>
          <table:table-cell office:value-type="float" office:value="8.372921" calcext:value-type="float">
            <text:p>8.372921</text:p>
          </table:table-cell>
          <table:table-cell office:value-type="float" office:value="141.5177" calcext:value-type="float">
            <text:p>141.5177</text:p>
          </table:table-cell>
          <table:table-cell office:value-type="float" office:value="6.858333" calcext:value-type="float">
            <text:p>6.858333</text:p>
          </table:table-cell>
          <table:table-cell office:value-type="float" office:value="163.98305" calcext:value-type="float">
            <text:p>163.98305</text:p>
          </table:table-cell>
          <table:table-cell office:value-type="float" office:value="6.8367167" calcext:value-type="float">
            <text:p>6.8367167</text:p>
          </table:table-cell>
          <table:table-cell office:value-type="float" office:value="387.88358" calcext:value-type="float">
            <text:p>387.88358</text:p>
          </table:table-cell>
          <table:table-cell office:value-type="float" office:value="7.525" calcext:value-type="float">
            <text:p>7.525</text:p>
          </table:table-cell>
          <table:table-cell office:value-type="float" office:value="372.07" calcext:value-type="float">
            <text:p>372.07</text:p>
          </table:table-cell>
          <table:table-cell office:value-type="float" office:value="7.519796" calcext:value-type="float">
            <text:p>7.519796</text:p>
          </table:table-cell>
          <table:table-cell office:value-type="float" office:value="367.92792" calcext:value-type="float">
            <text:p>367.92792</text:p>
          </table:table-cell>
          <table:table-cell office:value-type="float" office:value="13.928593" calcext:value-type="float">
            <text:p>13.928593</text:p>
          </table:table-cell>
          <table:table-cell office:value-type="float" office:value="224.01118" calcext:value-type="float">
            <text:p>224.01118</text:p>
          </table:table-cell>
          <table:table-cell office:value-type="float" office:value="14.591666" calcext:value-type="float">
            <text:p>14.591666</text:p>
          </table:table-cell>
          <table:table-cell office:value-type="float" office:value="163.04295" calcext:value-type="float">
            <text:p>163.04295</text:p>
          </table:table-cell>
          <table:table-cell office:value-type="float" office:value="14.925" calcext:value-type="float">
            <text:p>14.925</text:p>
          </table:table-cell>
          <table:table-cell office:value-type="float" office:value="211.86801" calcext:value-type="float">
            <text:p>211.86801</text:p>
          </table:table-cell>
          <table:table-cell office:value-type="float" office:value="15.258333" calcext:value-type="float">
            <text:p>15.258333</text:p>
          </table:table-cell>
          <table:table-cell office:value-type="float" office:value="183.71988" calcext:value-type="float">
            <text:p>183.71988</text:p>
          </table:table-cell>
          <table:table-cell office:value-type="float" office:value="23.999544" calcext:value-type="float">
            <text:p>23.999544</text:p>
          </table:table-cell>
          <table:table-cell office:value-type="float" office:value="122.40349" calcext:value-type="float">
            <text:p>122.40349</text:p>
          </table:table-cell>
          <table:table-cell office:value-type="float" office:value="23.99508" calcext:value-type="float">
            <text:p>23.99508</text:p>
          </table:table-cell>
          <table:table-cell office:value-type="float" office:value="122.75685" calcext:value-type="float">
            <text:p>122.75685</text:p>
          </table:table-cell>
          <table:table-cell office:value-type="float" office:value="23.999102" calcext:value-type="float">
            <text:p>23.999102</text:p>
          </table:table-cell>
          <table:table-cell office:value-type="float" office:value="122.40822" calcext:value-type="float">
            <text:p>122.40822</text:p>
          </table:table-cell>
          <table:table-cell office:value-type="float" office:value="24" calcext:value-type="float">
            <text:p>24</text:p>
          </table:table-cell>
          <table:table-cell office:value-type="float" office:value="122.594955" calcext:value-type="float">
            <text:p>122.594955</text:p>
          </table:table-cell>
          <table:table-cell office:value-type="float" office:value="7.9630275" calcext:value-type="float">
            <text:p>7.9630275</text:p>
          </table:table-cell>
          <table:table-cell office:value-type="float" office:value="359.46033" calcext:value-type="float">
            <text:p>359.46033</text:p>
          </table:table-cell>
          <table:table-cell office:value-type="float" office:value="8.610456" calcext:value-type="float">
            <text:p>8.610456</text:p>
          </table:table-cell>
          <table:table-cell office:value-type="float" office:value="120.24406" calcext:value-type="float">
            <text:p>120.24406</text:p>
          </table:table-cell>
          <table:table-cell office:value-type="float" office:value="9.010122" calcext:value-type="float">
            <text:p>9.010122</text:p>
          </table:table-cell>
          <table:table-cell office:value-type="float" office:value="335.55026" calcext:value-type="float">
            <text:p>335.55026</text:p>
          </table:table-cell>
          <table:table-cell office:value-type="float" office:value="9.35" calcext:value-type="float">
            <text:p>9.35</text:p>
          </table:table-cell>
          <table:table-cell office:value-type="float" office:value="323.22916" calcext:value-type="float">
            <text:p>323.229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7.81256" calcext:value-type="float">
            <text:p>127.81256</text:p>
          </table:table-cell>
          <table:table-cell office:value-type="float" office:value="11.333333" calcext:value-type="float">
            <text:p>11.333333</text:p>
          </table:table-cell>
          <table:table-cell office:value-type="float" office:value="174.2879" calcext:value-type="float">
            <text:p>174.2879</text:p>
          </table:table-cell>
          <table:table-cell office:value-type="float" office:value="11.666667" calcext:value-type="float">
            <text:p>11.666667</text:p>
          </table:table-cell>
          <table:table-cell office:value-type="float" office:value="156.04305" calcext:value-type="float">
            <text:p>156.04305</text:p>
          </table:table-cell>
          <table:table-cell office:value-type="float" office:value="23" calcext:value-type="float">
            <text:p>23</text:p>
          </table:table-cell>
          <table:table-cell office:value-type="float" office:value="134.16997" calcext:value-type="float">
            <text:p>134.16997</text:p>
          </table:table-cell>
          <table:table-cell office:value-type="float" office:value="23.000517" calcext:value-type="float">
            <text:p>23.000517</text:p>
          </table:table-cell>
          <table:table-cell office:value-type="float" office:value="129.19809" calcext:value-type="float">
            <text:p>129.19809</text:p>
          </table:table-cell>
          <table:table-cell office:value-type="float" office:value="23.00014" calcext:value-type="float">
            <text:p>23.00014</text:p>
          </table:table-cell>
          <table:table-cell office:value-type="float" office:value="155.10286" calcext:value-type="float">
            <text:p>155.10286</text:p>
          </table:table-cell>
          <table:table-cell office:value-type="float" office:value="23" calcext:value-type="float">
            <text:p>23</text:p>
          </table:table-cell>
          <table:table-cell office:value-type="float" office:value="166.59998" calcext:value-type="float">
            <text:p>166.59998</text:p>
          </table:table-cell>
          <table:table-cell office:value-type="float" office:value="16.183332" calcext:value-type="float">
            <text:p>16.183332</text:p>
          </table:table-cell>
          <table:table-cell office:value-type="float" office:value="143.74318" calcext:value-type="float">
            <text:p>143.74318</text:p>
          </table:table-cell>
          <table:table-cell office:value-type="float" office:value="16.516666" calcext:value-type="float">
            <text:p>16.516666</text:p>
          </table:table-cell>
          <table:table-cell office:value-type="float" office:value="132.94777" calcext:value-type="float">
            <text:p>132.94777</text:p>
          </table:table-cell>
          <table:table-cell office:value-type="float" office:value="17.124403" calcext:value-type="float">
            <text:p>17.124403</text:p>
          </table:table-cell>
          <table:table-cell office:value-type="float" office:value="184.05545" calcext:value-type="float">
            <text:p>184.05545</text:p>
          </table:table-cell>
          <table:table-cell office:value-type="float" office:value="17.183332" calcext:value-type="float">
            <text:p>17.183332</text:p>
          </table:table-cell>
          <table:table-cell office:value-type="float" office:value="111.34237" calcext:value-type="float">
            <text:p>111.34237</text:p>
          </table:table-cell>
          <table:table-cell office:value-type="float" office:value="18.608334" calcext:value-type="float">
            <text:p>18.608334</text:p>
          </table:table-cell>
          <table:table-cell office:value-type="float" office:value="148.64066" calcext:value-type="float">
            <text:p>148.64066</text:p>
          </table:table-cell>
          <table:table-cell office:value-type="float" office:value="20.027388" calcext:value-type="float">
            <text:p>20.027388</text:p>
          </table:table-cell>
          <table:table-cell office:value-type="float" office:value="151.17908" calcext:value-type="float">
            <text:p>151.17908</text:p>
          </table:table-cell>
          <table:table-cell office:value-type="float" office:value="19.275" calcext:value-type="float">
            <text:p>19.275</text:p>
          </table:table-cell>
          <table:table-cell office:value-type="float" office:value="148.64084" calcext:value-type="float">
            <text:p>148.64084</text:p>
          </table:table-cell>
          <table:table-cell office:value-type="float" office:value="19.608334" calcext:value-type="float">
            <text:p>19.608334</text:p>
          </table:table-cell>
          <table:table-cell office:value-type="float" office:value="103.3363" calcext:value-type="float">
            <text:p>103.3363</text:p>
          </table:table-cell>
          <table:table-cell office:value-type="float" office:value="7.733333" calcext:value-type="float">
            <text:p>7.733333</text:p>
          </table:table-cell>
          <table:table-cell office:value-type="float" office:value="147.51434" calcext:value-type="float">
            <text:p>147.51434</text:p>
          </table:table-cell>
          <table:table-cell office:value-type="float" office:value="8.066667" calcext:value-type="float">
            <text:p>8.066667</text:p>
          </table:table-cell>
          <table:table-cell office:value-type="float" office:value="136.71481" calcext:value-type="float">
            <text:p>136.71481</text:p>
          </table:table-cell>
          <table:table-cell office:value-type="float" office:value="8.623521" calcext:value-type="float">
            <text:p>8.623521</text:p>
          </table:table-cell>
          <table:table-cell office:value-type="float" office:value="128.7655" calcext:value-type="float">
            <text:p>128.7655</text:p>
          </table:table-cell>
          <table:table-cell office:value-type="float" office:value="8.733334" calcext:value-type="float">
            <text:p>8.733334</text:p>
          </table:table-cell>
          <table:table-cell office:value-type="float" office:value="129.90768" calcext:value-type="float">
            <text:p>129.90768</text:p>
          </table:table-cell>
          <table:table-cell office:value-type="float" office:value="7.2166667" calcext:value-type="float">
            <text:p>7.2166667</text:p>
          </table:table-cell>
          <table:table-cell office:value-type="float" office:value="152.37303" calcext:value-type="float">
            <text:p>152.37303</text:p>
          </table:table-cell>
          <table:table-cell office:value-type="float" office:value="7.780513" calcext:value-type="float">
            <text:p>7.780513</text:p>
          </table:table-cell>
          <table:table-cell office:value-type="float" office:value="376.27356" calcext:value-type="float">
            <text:p>376.27356</text:p>
          </table:table-cell>
          <table:table-cell office:value-type="float" office:value="7.883333" calcext:value-type="float">
            <text:p>7.883333</text:p>
          </table:table-cell>
          <table:table-cell office:value-type="float" office:value="360.46002" calcext:value-type="float">
            <text:p>360.46002</text:p>
          </table:table-cell>
          <table:table-cell office:value-type="float" office:value="8.216666" calcext:value-type="float">
            <text:p>8.216666</text:p>
          </table:table-cell>
          <table:table-cell office:value-type="float" office:value="356.31793" calcext:value-type="float">
            <text:p>356.31793</text:p>
          </table:table-cell>
          <table:table-cell office:value-type="float" office:value="14.683333" calcext:value-type="float">
            <text:p>14.683333</text:p>
          </table:table-cell>
          <table:table-cell office:value-type="float" office:value="210.24118" calcext:value-type="float">
            <text:p>210.24118</text:p>
          </table:table-cell>
          <table:table-cell office:value-type="float" office:value="15.016666" calcext:value-type="float">
            <text:p>15.016666</text:p>
          </table:table-cell>
          <table:table-cell office:value-type="float" office:value="149.27295" calcext:value-type="float">
            <text:p>149.27295</text:p>
          </table:table-cell>
          <table:table-cell office:value-type="float" office:value="16.644434" calcext:value-type="float">
            <text:p>16.644434</text:p>
          </table:table-cell>
          <table:table-cell office:value-type="float" office:value="198.098" calcext:value-type="float">
            <text:p>198.098</text:p>
          </table:table-cell>
          <table:table-cell office:value-type="float" office:value="15.683333" calcext:value-type="float">
            <text:p>15.683333</text:p>
          </table:table-cell>
          <table:table-cell office:value-type="float" office:value="169.94987" calcext:value-type="float">
            <text:p>169.9498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261225" calcext:value-type="float">
            <text:p>9.261225</text:p>
          </table:table-cell>
          <table:table-cell office:value-type="float" office:value="344.34033" calcext:value-type="float">
            <text:p>344.34033</text:p>
          </table:table-cell>
          <table:table-cell office:value-type="float" office:value="9.616353" calcext:value-type="float">
            <text:p>9.616353</text:p>
          </table:table-cell>
          <table:table-cell office:value-type="float" office:value="105.12407" calcext:value-type="float">
            <text:p>105.12407</text:p>
          </table:table-cell>
          <table:table-cell office:value-type="float" office:value="9.99097" calcext:value-type="float">
            <text:p>9.99097</text:p>
          </table:table-cell>
          <table:table-cell office:value-type="float" office:value="320.43024" calcext:value-type="float">
            <text:p>320.43024</text:p>
          </table:table-cell>
          <table:table-cell office:value-type="float" office:value="10.565756" calcext:value-type="float">
            <text:p>10.565756</text:p>
          </table:table-cell>
          <table:table-cell office:value-type="float" office:value="308.10916" calcext:value-type="float">
            <text:p>308.10916</text:p>
          </table:table-cell>
        </table:table-row>
        <table:table-row table:style-name="ro1">
          <table:table-cell office:value-type="float" office:value="13.116667" calcext:value-type="float">
            <text:p>13.116667</text:p>
          </table:table-cell>
          <table:table-cell office:value-type="float" office:value="127.81256" calcext:value-type="float">
            <text:p>127.81256</text:p>
          </table:table-cell>
          <table:table-cell office:value-type="float" office:value="13.45" calcext:value-type="float">
            <text:p>13.45</text:p>
          </table:table-cell>
          <table:table-cell office:value-type="float" office:value="174.2879" calcext:value-type="float">
            <text:p>174.2879</text:p>
          </table:table-cell>
          <table:table-cell office:value-type="float" office:value="13.783334" calcext:value-type="float">
            <text:p>13.783334</text:p>
          </table:table-cell>
          <table:table-cell office:value-type="float" office:value="156.04305" calcext:value-type="float">
            <text:p>156.04305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4.16997" calcext:value-type="float">
            <text:p>134.16997</text:p>
          </table:table-cell>
          <table:table-cell office:value-type="float" office:value="23.000673" calcext:value-type="float">
            <text:p>23.000673</text:p>
          </table:table-cell>
          <table:table-cell office:value-type="float" office:value="129.19809" calcext:value-type="float">
            <text:p>129.19809</text:p>
          </table:table-cell>
          <table:table-cell office:value-type="float" office:value="23.000917" calcext:value-type="float">
            <text:p>23.000917</text:p>
          </table:table-cell>
          <table:table-cell office:value-type="float" office:value="155.10286" calcext:value-type="float">
            <text:p>155.1028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66.59998" calcext:value-type="float">
            <text:p>166.59998</text:p>
          </table:table-cell>
          <table:table-cell office:value-type="float" office:value="18.291666" calcext:value-type="float">
            <text:p>18.291666</text:p>
          </table:table-cell>
          <table:table-cell office:value-type="float" office:value="206.9932" calcext:value-type="float">
            <text:p>206.9932</text:p>
          </table:table-cell>
          <table:table-cell office:value-type="float" office:value="18.625" calcext:value-type="float">
            <text:p>18.625</text:p>
          </table:table-cell>
          <table:table-cell office:value-type="float" office:value="196.19778" calcext:value-type="float">
            <text:p>196.19778</text:p>
          </table:table-cell>
          <table:table-cell office:value-type="float" office:value="17.323956" calcext:value-type="float">
            <text:p>17.323956</text:p>
          </table:table-cell>
          <table:table-cell office:value-type="float" office:value="184.05545" calcext:value-type="float">
            <text:p>184.05545</text:p>
          </table:table-cell>
          <table:table-cell office:value-type="float" office:value="19.291666" calcext:value-type="float">
            <text:p>19.291666</text:p>
          </table:table-cell>
          <table:table-cell office:value-type="float" office:value="111.34237" calcext:value-type="float">
            <text:p>111.34237</text:p>
          </table:table-cell>
          <table:table-cell office:value-type="float" office:value="20.125" calcext:value-type="float">
            <text:p>20.125</text:p>
          </table:table-cell>
          <table:table-cell office:value-type="float" office:value="148.64066" calcext:value-type="float">
            <text:p>148.64066</text:p>
          </table:table-cell>
          <table:table-cell office:value-type="float" office:value="20.107786" calcext:value-type="float">
            <text:p>20.107786</text:p>
          </table:table-cell>
          <table:table-cell office:value-type="float" office:value="151.17908" calcext:value-type="float">
            <text:p>151.17908</text:p>
          </table:table-cell>
          <table:table-cell office:value-type="float" office:value="20.791666" calcext:value-type="float">
            <text:p>20.791666</text:p>
          </table:table-cell>
          <table:table-cell office:value-type="float" office:value="148.64084" calcext:value-type="float">
            <text:p>148.64084</text:p>
          </table:table-cell>
          <table:table-cell office:value-type="float" office:value="21.125" calcext:value-type="float">
            <text:p>21.125</text:p>
          </table:table-cell>
          <table:table-cell office:value-type="float" office:value="148.8363" calcext:value-type="float">
            <text:p>148.8363</text:p>
          </table:table-cell>
          <table:table-cell office:value-type="float" office:value="8.516666" calcext:value-type="float">
            <text:p>8.516666</text:p>
          </table:table-cell>
          <table:table-cell office:value-type="float" office:value="147.51434" calcext:value-type="float">
            <text:p>147.51434</text:p>
          </table:table-cell>
          <table:table-cell office:value-type="float" office:value="8.85" calcext:value-type="float">
            <text:p>8.85</text:p>
          </table:table-cell>
          <table:table-cell office:value-type="float" office:value="136.71481" calcext:value-type="float">
            <text:p>136.71481</text:p>
          </table:table-cell>
          <table:table-cell office:value-type="float" office:value="8.99298" calcext:value-type="float">
            <text:p>8.99298</text:p>
          </table:table-cell>
          <table:table-cell office:value-type="float" office:value="128.7655" calcext:value-type="float">
            <text:p>128.7655</text:p>
          </table:table-cell>
          <table:table-cell office:value-type="float" office:value="9.516666" calcext:value-type="float">
            <text:p>9.516666</text:p>
          </table:table-cell>
          <table:table-cell office:value-type="float" office:value="153.40767" calcext:value-type="float">
            <text:p>153.40767</text:p>
          </table:table-cell>
          <table:table-cell office:value-type="float" office:value="7.983333" calcext:value-type="float">
            <text:p>7.983333</text:p>
          </table:table-cell>
          <table:table-cell office:value-type="float" office:value="152.37303" calcext:value-type="float">
            <text:p>152.37303</text:p>
          </table:table-cell>
          <table:table-cell office:value-type="float" office:value="8.163985" calcext:value-type="float">
            <text:p>8.163985</text:p>
          </table:table-cell>
          <table:table-cell office:value-type="float" office:value="387.77774" calcext:value-type="float">
            <text:p>387.77774</text:p>
          </table:table-cell>
          <table:table-cell office:value-type="float" office:value="8.65" calcext:value-type="float">
            <text:p>8.65</text:p>
          </table:table-cell>
          <table:table-cell office:value-type="float" office:value="360.46002" calcext:value-type="float">
            <text:p>360.46002</text:p>
          </table:table-cell>
          <table:table-cell office:value-type="float" office:value="8.983334" calcext:value-type="float">
            <text:p>8.983334</text:p>
          </table:table-cell>
          <table:table-cell office:value-type="float" office:value="379.31796" calcext:value-type="float">
            <text:p>379.31796</text:p>
          </table:table-cell>
          <table:table-cell office:value-type="float" office:value="17.25" calcext:value-type="float">
            <text:p>17.25</text:p>
          </table:table-cell>
          <table:table-cell office:value-type="float" office:value="210.24118" calcext:value-type="float">
            <text:p>210.24118</text:p>
          </table:table-cell>
          <table:table-cell office:value-type="float" office:value="17.583334" calcext:value-type="float">
            <text:p>17.583334</text:p>
          </table:table-cell>
          <table:table-cell office:value-type="float" office:value="149.27295" calcext:value-type="float">
            <text:p>149.27295</text:p>
          </table:table-cell>
          <table:table-cell office:value-type="float" office:value="17.844639" calcext:value-type="float">
            <text:p>17.844639</text:p>
          </table:table-cell>
          <table:table-cell office:value-type="float" office:value="198.098" calcext:value-type="float">
            <text:p>198.098</text:p>
          </table:table-cell>
          <table:table-cell office:value-type="float" office:value="18.25" calcext:value-type="float">
            <text:p>18.25</text:p>
          </table:table-cell>
          <table:table-cell office:value-type="float" office:value="169.94987" calcext:value-type="float">
            <text:p>169.9498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27727" calcext:value-type="float">
            <text:p>9.27727</text:p>
          </table:table-cell>
          <table:table-cell office:value-type="float" office:value="344.34033" calcext:value-type="float">
            <text:p>344.34033</text:p>
          </table:table-cell>
          <table:table-cell office:value-type="float" office:value="9.866833" calcext:value-type="float">
            <text:p>9.866833</text:p>
          </table:table-cell>
          <table:table-cell office:value-type="float" office:value="333.29855" calcext:value-type="float">
            <text:p>333.29855</text:p>
          </table:table-cell>
          <table:table-cell office:value-type="float" office:value="10.00686" calcext:value-type="float">
            <text:p>10.00686</text:p>
          </table:table-cell>
          <table:table-cell office:value-type="float" office:value="320.43024" calcext:value-type="float">
            <text:p>320.43024</text:p>
          </table:table-cell>
          <table:table-cell office:value-type="float" office:value="10.594444" calcext:value-type="float">
            <text:p>10.594444</text:p>
          </table:table-cell>
          <table:table-cell office:value-type="float" office:value="308.10916" calcext:value-type="float">
            <text:p>308.10916</text:p>
          </table:table-cell>
        </table:table-row>
        <table:table-row table:style-name="ro1">
          <table:table-cell office:value-type="float" office:value="15.725139" calcext:value-type="float">
            <text:p>15.725139</text:p>
          </table:table-cell>
          <table:table-cell office:value-type="float" office:value="114.04256" calcext:value-type="float">
            <text:p>114.04256</text:p>
          </table:table-cell>
          <table:table-cell office:value-type="float" office:value="15.940914" calcext:value-type="float">
            <text:p>15.940914</text:p>
          </table:table-cell>
          <table:table-cell office:value-type="float" office:value="160.5179" calcext:value-type="float">
            <text:p>160.5179</text:p>
          </table:table-cell>
          <table:table-cell office:value-type="float" office:value="14.795468" calcext:value-type="float">
            <text:p>14.795468</text:p>
          </table:table-cell>
          <table:table-cell office:value-type="float" office:value="142.27307" calcext:value-type="float">
            <text:p>142.27307</text:p>
          </table:table-cell>
          <table:table-cell office:value-type="float" office:value="23.998657" calcext:value-type="float">
            <text:p>23.998657</text:p>
          </table:table-cell>
          <table:table-cell office:value-type="float" office:value="102.03996" calcext:value-type="float">
            <text:p>102.0399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068085" calcext:value-type="float">
            <text:p>97.06808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972855" calcext:value-type="float">
            <text:p>122.97285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34.46997" calcext:value-type="float">
            <text:p>134.46997</text:p>
          </table:table-cell>
          <table:table-cell office:value-type="float" office:value="19.430548" calcext:value-type="float">
            <text:p>19.430548</text:p>
          </table:table-cell>
          <table:table-cell office:value-type="float" office:value="193.22316" calcext:value-type="float">
            <text:p>193.22316</text:p>
          </table:table-cell>
          <table:table-cell office:value-type="float" office:value="19.05" calcext:value-type="float">
            <text:p>19.05</text:p>
          </table:table-cell>
          <table:table-cell office:value-type="float" office:value="182.42781" calcext:value-type="float">
            <text:p>182.42781</text:p>
          </table:table-cell>
          <table:table-cell office:value-type="float" office:value="19.383333" calcext:value-type="float">
            <text:p>19.383333</text:p>
          </table:table-cell>
          <table:table-cell office:value-type="float" office:value="170.28548" calcext:value-type="float">
            <text:p>170.28548</text:p>
          </table:table-cell>
          <table:table-cell office:value-type="float" office:value="19.716667" calcext:value-type="float">
            <text:p>19.716667</text:p>
          </table:table-cell>
          <table:table-cell office:value-type="float" office:value="97.572334" calcext:value-type="float">
            <text:p>97.572334</text:p>
          </table:table-cell>
          <table:table-cell office:value-type="float" office:value="20.725" calcext:value-type="float">
            <text:p>20.725</text:p>
          </table:table-cell>
          <table:table-cell office:value-type="float" office:value="129.20064" calcext:value-type="float">
            <text:p>129.20064</text:p>
          </table:table-cell>
          <table:table-cell office:value-type="float" office:value="21.63472" calcext:value-type="float">
            <text:p>21.63472</text:p>
          </table:table-cell>
          <table:table-cell office:value-type="float" office:value="131.73912" calcext:value-type="float">
            <text:p>131.73912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129.20082" calcext:value-type="float">
            <text:p>129.20082</text:p>
          </table:table-cell>
          <table:table-cell office:value-type="float" office:value="21.921728" calcext:value-type="float">
            <text:p>21.921728</text:p>
          </table:table-cell>
          <table:table-cell office:value-type="float" office:value="129.39629" calcext:value-type="float">
            <text:p>129.39629</text:p>
          </table:table-cell>
          <table:table-cell office:value-type="float" office:value="9" calcext:value-type="float">
            <text:p>9</text:p>
          </table:table-cell>
          <table:table-cell office:value-type="float" office:value="131.85434" calcext:value-type="float">
            <text:p>131.85434</text:p>
          </table:table-cell>
          <table:table-cell office:value-type="float" office:value="9.369434" calcext:value-type="float">
            <text:p>9.369434</text:p>
          </table:table-cell>
          <table:table-cell office:value-type="float" office:value="121.05483" calcext:value-type="float">
            <text:p>121.05483</text:p>
          </table:table-cell>
          <table:table-cell office:value-type="float" office:value="9.720359" calcext:value-type="float">
            <text:p>9.720359</text:p>
          </table:table-cell>
          <table:table-cell office:value-type="float" office:value="113.10549" calcext:value-type="float">
            <text:p>113.10549</text:p>
          </table:table-cell>
          <table:table-cell office:value-type="float" office:value="10" calcext:value-type="float">
            <text:p>10</text:p>
          </table:table-cell>
          <table:table-cell office:value-type="float" office:value="137.74767" calcext:value-type="float">
            <text:p>137.74767</text:p>
          </table:table-cell>
          <table:table-cell office:value-type="float" office:value="8.573648" calcext:value-type="float">
            <text:p>8.573648</text:p>
          </table:table-cell>
          <table:table-cell office:value-type="float" office:value="136.17302" calcext:value-type="float">
            <text:p>136.17302</text:p>
          </table:table-cell>
          <table:table-cell office:value-type="float" office:value="8.816667" calcext:value-type="float">
            <text:p>8.816667</text:p>
          </table:table-cell>
          <table:table-cell office:value-type="float" office:value="371.57773" calcext:value-type="float">
            <text:p>371.57773</text:p>
          </table:table-cell>
          <table:table-cell office:value-type="float" office:value="9.171705" calcext:value-type="float">
            <text:p>9.171705</text:p>
          </table:table-cell>
          <table:table-cell office:value-type="float" office:value="344.26" calcext:value-type="float">
            <text:p>344.26</text:p>
          </table:table-cell>
          <table:table-cell office:value-type="float" office:value="9.712419" calcext:value-type="float">
            <text:p>9.712419</text:p>
          </table:table-cell>
          <table:table-cell office:value-type="float" office:value="363.11795" calcext:value-type="float">
            <text:p>363.11795</text:p>
          </table:table-cell>
          <table:table-cell office:value-type="float" office:value="18.02424" calcext:value-type="float">
            <text:p>18.02424</text:p>
          </table:table-cell>
          <table:table-cell office:value-type="float" office:value="194.04118" calcext:value-type="float">
            <text:p>194.04118</text:p>
          </table:table-cell>
          <table:table-cell office:value-type="float" office:value="18.083334" calcext:value-type="float">
            <text:p>18.083334</text:p>
          </table:table-cell>
          <table:table-cell office:value-type="float" office:value="133.07295" calcext:value-type="float">
            <text:p>133.07295</text:p>
          </table:table-cell>
          <table:table-cell office:value-type="float" office:value="19.498016" calcext:value-type="float">
            <text:p>19.498016</text:p>
          </table:table-cell>
          <table:table-cell office:value-type="float" office:value="181.89801" calcext:value-type="float">
            <text:p>181.89801</text:p>
          </table:table-cell>
          <table:table-cell office:value-type="float" office:value="19.806799" calcext:value-type="float">
            <text:p>19.806799</text:p>
          </table:table-cell>
          <table:table-cell office:value-type="float" office:value="153.74988" calcext:value-type="float">
            <text:p>153.749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025" calcext:value-type="float">
            <text:p>10.025</text:p>
          </table:table-cell>
          <table:table-cell office:value-type="float" office:value="330.57034" calcext:value-type="float">
            <text:p>330.57034</text:p>
          </table:table-cell>
          <table:table-cell office:value-type="float" office:value="10.358334" calcext:value-type="float">
            <text:p>10.358334</text:p>
          </table:table-cell>
          <table:table-cell office:value-type="float" office:value="319.52853" calcext:value-type="float">
            <text:p>319.52853</text:p>
          </table:table-cell>
          <table:table-cell office:value-type="float" office:value="11.20656" calcext:value-type="float">
            <text:p>11.20656</text:p>
          </table:table-cell>
          <table:table-cell office:value-type="float" office:value="306.66022" calcext:value-type="float">
            <text:p>306.66022</text:p>
          </table:table-cell>
          <table:table-cell office:value-type="float" office:value="11.40117" calcext:value-type="float">
            <text:p>11.40117</text:p>
          </table:table-cell>
          <table:table-cell office:value-type="float" office:value="294.33917" calcext:value-type="float">
            <text:p>294.33917</text:p>
          </table:table-cell>
        </table:table-row>
        <table:table-row table:style-name="ro1">
          <table:table-cell office:value-type="float" office:value="15.97683" calcext:value-type="float">
            <text:p>15.97683</text:p>
          </table:table-cell>
          <table:table-cell office:value-type="float" office:value="114.04256" calcext:value-type="float">
            <text:p>114.04256</text:p>
          </table:table-cell>
          <table:table-cell office:value-type="float" office:value="16.408373" calcext:value-type="float">
            <text:p>16.408373</text:p>
          </table:table-cell>
          <table:table-cell office:value-type="float" office:value="160.5179" calcext:value-type="float">
            <text:p>160.5179</text:p>
          </table:table-cell>
          <table:table-cell office:value-type="float" office:value="16.490229" calcext:value-type="float">
            <text:p>16.490229</text:p>
          </table:table-cell>
          <table:table-cell office:value-type="float" office:value="193.11588" calcext:value-type="float">
            <text:p>193.11588</text:p>
          </table:table-cell>
          <table:table-cell office:value-type="float" office:value="23.999346" calcext:value-type="float">
            <text:p>23.999346</text:p>
          </table:table-cell>
          <table:table-cell office:value-type="float" office:value="102.03996" calcext:value-type="float">
            <text:p>102.03996</text:p>
          </table:table-cell>
          <table:table-cell office:value-type="float" office:value="24" calcext:value-type="float">
            <text:p>24</text:p>
          </table:table-cell>
          <table:table-cell office:value-type="float" office:value="97.068085" calcext:value-type="float">
            <text:p>97.068085</text:p>
          </table:table-cell>
          <table:table-cell office:value-type="float" office:value="24" calcext:value-type="float">
            <text:p>24</text:p>
          </table:table-cell>
          <table:table-cell office:value-type="float" office:value="122.972855" calcext:value-type="float">
            <text:p>122.972855</text:p>
          </table:table-cell>
          <table:table-cell office:value-type="float" office:value="24" calcext:value-type="float">
            <text:p>24</text:p>
          </table:table-cell>
          <table:table-cell office:value-type="float" office:value="134.46997" calcext:value-type="float">
            <text:p>134.46997</text:p>
          </table:table-cell>
          <table:table-cell office:value-type="float" office:value="20.671316" calcext:value-type="float">
            <text:p>20.671316</text:p>
          </table:table-cell>
          <table:table-cell office:value-type="float" office:value="193.22316" calcext:value-type="float">
            <text:p>193.22316</text:p>
          </table:table-cell>
          <table:table-cell office:value-type="float" office:value="21.116667" calcext:value-type="float">
            <text:p>21.116667</text:p>
          </table:table-cell>
          <table:table-cell office:value-type="float" office:value="182.42781" calcext:value-type="float">
            <text:p>182.42781</text:p>
          </table:table-cell>
          <table:table-cell office:value-type="float" office:value="21.45" calcext:value-type="float">
            <text:p>21.45</text:p>
          </table:table-cell>
          <table:table-cell office:value-type="float" office:value="170.28548" calcext:value-type="float">
            <text:p>170.28548</text:p>
          </table:table-cell>
          <table:table-cell office:value-type="float" office:value="21.783333" calcext:value-type="float">
            <text:p>21.783333</text:p>
          </table:table-cell>
          <table:table-cell office:value-type="float" office:value="159.5723" calcext:value-type="float">
            <text:p>159.5723</text:p>
          </table:table-cell>
          <table:table-cell office:value-type="float" office:value="23" calcext:value-type="float">
            <text:p>23</text:p>
          </table:table-cell>
          <table:table-cell office:value-type="float" office:value="129.20064" calcext:value-type="float">
            <text:p>129.20064</text:p>
          </table:table-cell>
          <table:table-cell office:value-type="float" office:value="21.680706" calcext:value-type="float">
            <text:p>21.680706</text:p>
          </table:table-cell>
          <table:table-cell office:value-type="float" office:value="131.73912" calcext:value-type="float">
            <text:p>131.73912</text:p>
          </table:table-cell>
          <table:table-cell office:value-type="float" office:value="23" calcext:value-type="float">
            <text:p>23</text:p>
          </table:table-cell>
          <table:table-cell office:value-type="float" office:value="129.20082" calcext:value-type="float">
            <text:p>129.20082</text:p>
          </table:table-cell>
          <table:table-cell office:value-type="float" office:value="22.19835" calcext:value-type="float">
            <text:p>22.19835</text:p>
          </table:table-cell>
          <table:table-cell office:value-type="float" office:value="129.39629" calcext:value-type="float">
            <text:p>129.39629</text:p>
          </table:table-cell>
          <table:table-cell office:value-type="float" office:value="9.766666" calcext:value-type="float">
            <text:p>9.766666</text:p>
          </table:table-cell>
          <table:table-cell office:value-type="float" office:value="131.85434" calcext:value-type="float">
            <text:p>131.85434</text:p>
          </table:table-cell>
          <table:table-cell office:value-type="float" office:value="9.731719" calcext:value-type="float">
            <text:p>9.731719</text:p>
          </table:table-cell>
          <table:table-cell office:value-type="float" office:value="121.05483" calcext:value-type="float">
            <text:p>121.05483</text:p>
          </table:table-cell>
          <table:table-cell office:value-type="float" office:value="9.909939" calcext:value-type="float">
            <text:p>9.909939</text:p>
          </table:table-cell>
          <table:table-cell office:value-type="float" office:value="113.10549" calcext:value-type="float">
            <text:p>113.10549</text:p>
          </table:table-cell>
          <table:table-cell office:value-type="float" office:value="10.766666" calcext:value-type="float">
            <text:p>10.766666</text:p>
          </table:table-cell>
          <table:table-cell office:value-type="float" office:value="160.74765" calcext:value-type="float">
            <text:p>160.74765</text:p>
          </table:table-cell>
          <table:table-cell office:value-type="float" office:value="8.841037" calcext:value-type="float">
            <text:p>8.841037</text:p>
          </table:table-cell>
          <table:table-cell office:value-type="float" office:value="379.75043" calcext:value-type="float">
            <text:p>379.75043</text:p>
          </table:table-cell>
          <table:table-cell office:value-type="float" office:value="9.55" calcext:value-type="float">
            <text:p>9.55</text:p>
          </table:table-cell>
          <table:table-cell office:value-type="float" office:value="371.57773" calcext:value-type="float">
            <text:p>371.57773</text:p>
          </table:table-cell>
          <table:table-cell office:value-type="float" office:value="9.642069" calcext:value-type="float">
            <text:p>9.642069</text:p>
          </table:table-cell>
          <table:table-cell office:value-type="float" office:value="358.3709" calcext:value-type="float">
            <text:p>358.3709</text:p>
          </table:table-cell>
          <table:table-cell office:value-type="float" office:value="10.195087" calcext:value-type="float">
            <text:p>10.195087</text:p>
          </table:table-cell>
          <table:table-cell office:value-type="float" office:value="363.11795" calcext:value-type="float">
            <text:p>363.11795</text:p>
          </table:table-cell>
          <table:table-cell office:value-type="float" office:value="19.240025" calcext:value-type="float">
            <text:p>19.240025</text:p>
          </table:table-cell>
          <table:table-cell office:value-type="float" office:value="194.04118" calcext:value-type="float">
            <text:p>194.04118</text:p>
          </table:table-cell>
          <table:table-cell office:value-type="float" office:value="20.083334" calcext:value-type="float">
            <text:p>20.083334</text:p>
          </table:table-cell>
          <table:table-cell office:value-type="float" office:value="193.07295" calcext:value-type="float">
            <text:p>193.07295</text:p>
          </table:table-cell>
          <table:table-cell office:value-type="float" office:value="20.227247" calcext:value-type="float">
            <text:p>20.227247</text:p>
          </table:table-cell>
          <table:table-cell office:value-type="float" office:value="181.89801" calcext:value-type="float">
            <text:p>181.89801</text:p>
          </table:table-cell>
          <table:table-cell office:value-type="float" office:value="20.122017" calcext:value-type="float">
            <text:p>20.122017</text:p>
          </table:table-cell>
          <table:table-cell office:value-type="float" office:value="153.74988" calcext:value-type="float">
            <text:p>153.749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733334" calcext:value-type="float">
            <text:p>10.733334</text:p>
          </table:table-cell>
          <table:table-cell office:value-type="float" office:value="330.57034" calcext:value-type="float">
            <text:p>330.57034</text:p>
          </table:table-cell>
          <table:table-cell office:value-type="float" office:value="11.066667" calcext:value-type="float">
            <text:p>11.066667</text:p>
          </table:table-cell>
          <table:table-cell office:value-type="float" office:value="319.52853" calcext:value-type="float">
            <text:p>319.52853</text:p>
          </table:table-cell>
          <table:table-cell office:value-type="float" office:value="11.2528715" calcext:value-type="float">
            <text:p>11.2528715</text:p>
          </table:table-cell>
          <table:table-cell office:value-type="float" office:value="306.66022" calcext:value-type="float">
            <text:p>306.66022</text:p>
          </table:table-cell>
          <table:table-cell office:value-type="float" office:value="11.673006" calcext:value-type="float">
            <text:p>11.673006</text:p>
          </table:table-cell>
          <table:table-cell office:value-type="float" office:value="294.33917" calcext:value-type="float">
            <text:p>294.33917</text:p>
          </table:table-cell>
        </table:table-row>
        <table:table-row table:style-name="ro1">
          <table:table-cell office:value-type="float" office:value="16.53087" calcext:value-type="float">
            <text:p>16.53087</text:p>
          </table:table-cell>
          <table:table-cell office:value-type="float" office:value="100.27258" calcext:value-type="float">
            <text:p>100.27258</text:p>
          </table:table-cell>
          <table:table-cell office:value-type="float" office:value="16.841667" calcext:value-type="float">
            <text:p>16.841667</text:p>
          </table:table-cell>
          <table:table-cell office:value-type="float" office:value="146.74786" calcext:value-type="float">
            <text:p>146.74786</text:p>
          </table:table-cell>
          <table:table-cell office:value-type="float" office:value="17.175" calcext:value-type="float">
            <text:p>17.175</text:p>
          </table:table-cell>
          <table:table-cell office:value-type="float" office:value="179.3459" calcext:value-type="float">
            <text:p>179.345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298595" calcext:value-type="float">
            <text:p>21.298595</text:p>
          </table:table-cell>
          <table:table-cell office:value-type="float" office:value="184.85316" calcext:value-type="float">
            <text:p>184.85316</text:p>
          </table:table-cell>
          <table:table-cell office:value-type="float" office:value="21.375" calcext:value-type="float">
            <text:p>21.375</text:p>
          </table:table-cell>
          <table:table-cell office:value-type="float" office:value="174.05782" calcext:value-type="float">
            <text:p>174.05782</text:p>
          </table:table-cell>
          <table:table-cell office:value-type="float" office:value="21.708334" calcext:value-type="float">
            <text:p>21.708334</text:p>
          </table:table-cell>
          <table:table-cell office:value-type="float" office:value="161.91548" calcext:value-type="float">
            <text:p>161.91548</text:p>
          </table:table-cell>
          <table:table-cell office:value-type="float" office:value="22.243069" calcext:value-type="float">
            <text:p>22.243069</text:p>
          </table:table-cell>
          <table:table-cell office:value-type="float" office:value="151.2023" calcext:value-type="float">
            <text:p>151.202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07063" calcext:value-type="float">
            <text:p>97.07063</text:p>
          </table:table-cell>
          <table:table-cell office:value-type="float" office:value="23.992308" calcext:value-type="float">
            <text:p>23.992308</text:p>
          </table:table-cell>
          <table:table-cell office:value-type="float" office:value="99.609116" calcext:value-type="float">
            <text:p>99.60911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070816" calcext:value-type="float">
            <text:p>97.070816</text:p>
          </table:table-cell>
          <table:table-cell office:value-type="float" office:value="23.994068" calcext:value-type="float">
            <text:p>23.994068</text:p>
          </table:table-cell>
          <table:table-cell office:value-type="float" office:value="97.26628" calcext:value-type="float">
            <text:p>97.26628</text:p>
          </table:table-cell>
          <table:table-cell office:value-type="float" office:value="13.2281" calcext:value-type="float">
            <text:p>13.2281</text:p>
          </table:table-cell>
          <table:table-cell office:value-type="float" office:value="115.92433" calcext:value-type="float">
            <text:p>115.92433</text:p>
          </table:table-cell>
          <table:table-cell office:value-type="float" office:value="11.337437" calcext:value-type="float">
            <text:p>11.337437</text:p>
          </table:table-cell>
          <table:table-cell office:value-type="float" office:value="105.12486" calcext:value-type="float">
            <text:p>105.12486</text:p>
          </table:table-cell>
          <table:table-cell office:value-type="float" office:value="11.416048" calcext:value-type="float">
            <text:p>11.416048</text:p>
          </table:table-cell>
          <table:table-cell office:value-type="float" office:value="97.17548" calcext:value-type="float">
            <text:p>97.17548</text:p>
          </table:table-cell>
          <table:table-cell office:value-type="float" office:value="11.258333" calcext:value-type="float">
            <text:p>11.258333</text:p>
          </table:table-cell>
          <table:table-cell office:value-type="float" office:value="144.81764" calcext:value-type="float">
            <text:p>144.81764</text:p>
          </table:table-cell>
          <table:table-cell office:value-type="float" office:value="9.725" calcext:value-type="float">
            <text:p>9.725</text:p>
          </table:table-cell>
          <table:table-cell office:value-type="float" office:value="363.2804" calcext:value-type="float">
            <text:p>363.2804</text:p>
          </table:table-cell>
          <table:table-cell office:value-type="float" office:value="10.618569" calcext:value-type="float">
            <text:p>10.618569</text:p>
          </table:table-cell>
          <table:table-cell office:value-type="float" office:value="355.10773" calcext:value-type="float">
            <text:p>355.10773</text:p>
          </table:table-cell>
          <table:table-cell office:value-type="float" office:value="10.391666" calcext:value-type="float">
            <text:p>10.391666</text:p>
          </table:table-cell>
          <table:table-cell office:value-type="float" office:value="341.9009" calcext:value-type="float">
            <text:p>341.9009</text:p>
          </table:table-cell>
          <table:table-cell office:value-type="float" office:value="10.725" calcext:value-type="float">
            <text:p>10.725</text:p>
          </table:table-cell>
          <table:table-cell office:value-type="float" office:value="346.64792" calcext:value-type="float">
            <text:p>346.64792</text:p>
          </table:table-cell>
          <table:table-cell office:value-type="float" office:value="20.191668" calcext:value-type="float">
            <text:p>20.191668</text:p>
          </table:table-cell>
          <table:table-cell office:value-type="float" office:value="179.73116" calcext:value-type="float">
            <text:p>179.73116</text:p>
          </table:table-cell>
          <table:table-cell office:value-type="float" office:value="21.332703" calcext:value-type="float">
            <text:p>21.332703</text:p>
          </table:table-cell>
          <table:table-cell office:value-type="float" office:value="178.76299" calcext:value-type="float">
            <text:p>178.76299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167.58798" calcext:value-type="float">
            <text:p>167.58798</text:p>
          </table:table-cell>
          <table:table-cell office:value-type="float" office:value="21.50324" calcext:value-type="float">
            <text:p>21.50324</text:p>
          </table:table-cell>
          <table:table-cell office:value-type="float" office:value="139.43985" calcext:value-type="float">
            <text:p>139.4398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291667" calcext:value-type="float">
            <text:p>11.291667</text:p>
          </table:table-cell>
          <table:table-cell office:value-type="float" office:value="312.48035" calcext:value-type="float">
            <text:p>312.48035</text:p>
          </table:table-cell>
          <table:table-cell office:value-type="float" office:value="11.625" calcext:value-type="float">
            <text:p>11.625</text:p>
          </table:table-cell>
          <table:table-cell office:value-type="float" office:value="301.43854" calcext:value-type="float">
            <text:p>301.43854</text:p>
          </table:table-cell>
          <table:table-cell office:value-type="float" office:value="11.990087" calcext:value-type="float">
            <text:p>11.990087</text:p>
          </table:table-cell>
          <table:table-cell office:value-type="float" office:value="288.57022" calcext:value-type="float">
            <text:p>288.57022</text:p>
          </table:table-cell>
          <table:table-cell office:value-type="float" office:value="12.291667" calcext:value-type="float">
            <text:p>12.291667</text:p>
          </table:table-cell>
          <table:table-cell office:value-type="float" office:value="276.24918" calcext:value-type="float">
            <text:p>276.24918</text:p>
          </table:table-cell>
        </table:table-row>
        <table:table-row table:style-name="ro1">
          <table:table-cell office:value-type="float" office:value="18.64018" calcext:value-type="float">
            <text:p>18.64018</text:p>
          </table:table-cell>
          <table:table-cell office:value-type="float" office:value="163.55188" calcext:value-type="float">
            <text:p>163.55188</text:p>
          </table:table-cell>
          <table:table-cell office:value-type="float" office:value="19.008333" calcext:value-type="float">
            <text:p>19.008333</text:p>
          </table:table-cell>
          <table:table-cell office:value-type="float" office:value="146.74786" calcext:value-type="float">
            <text:p>146.74786</text:p>
          </table:table-cell>
          <table:table-cell office:value-type="float" office:value="19.341667" calcext:value-type="float">
            <text:p>19.341667</text:p>
          </table:table-cell>
          <table:table-cell office:value-type="float" office:value="179.3459" calcext:value-type="float">
            <text:p>179.345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320024" calcext:value-type="float">
            <text:p>21.320024</text:p>
          </table:table-cell>
          <table:table-cell office:value-type="float" office:value="184.85316" calcext:value-type="float">
            <text:p>184.85316</text:p>
          </table:table-cell>
          <table:table-cell office:value-type="float" office:value="21.666666" calcext:value-type="float">
            <text:p>21.666666</text:p>
          </table:table-cell>
          <table:table-cell office:value-type="float" office:value="174.05782" calcext:value-type="float">
            <text:p>174.05782</text:p>
          </table:table-cell>
          <table:table-cell office:value-type="float" office:value="22" calcext:value-type="float">
            <text:p>22</text:p>
          </table:table-cell>
          <table:table-cell office:value-type="float" office:value="161.91548" calcext:value-type="float">
            <text:p>161.91548</text:p>
          </table:table-cell>
          <table:table-cell office:value-type="float" office:value="22.328253" calcext:value-type="float">
            <text:p>22.328253</text:p>
          </table:table-cell>
          <table:table-cell office:value-type="float" office:value="151.2023" calcext:value-type="float">
            <text:p>151.2023</text:p>
          </table:table-cell>
          <table:table-cell office:value-type="float" office:value="24" calcext:value-type="float">
            <text:p>24</text:p>
          </table:table-cell>
          <table:table-cell office:value-type="float" office:value="97.07063" calcext:value-type="float">
            <text:p>97.07063</text:p>
          </table:table-cell>
          <table:table-cell office:value-type="float" office:value="23.996855" calcext:value-type="float">
            <text:p>23.996855</text:p>
          </table:table-cell>
          <table:table-cell office:value-type="float" office:value="99.609116" calcext:value-type="float">
            <text:p>99.609116</text:p>
          </table:table-cell>
          <table:table-cell office:value-type="float" office:value="24" calcext:value-type="float">
            <text:p>24</text:p>
          </table:table-cell>
          <table:table-cell office:value-type="float" office:value="97.070816" calcext:value-type="float">
            <text:p>97.070816</text:p>
          </table:table-cell>
          <table:table-cell office:value-type="float" office:value="23.99508" calcext:value-type="float">
            <text:p>23.99508</text:p>
          </table:table-cell>
          <table:table-cell office:value-type="float" office:value="97.26628" calcext:value-type="float">
            <text:p>97.26628</text:p>
          </table:table-cell>
          <table:table-cell office:value-type="float" office:value="15.395388" calcext:value-type="float">
            <text:p>15.395388</text:p>
          </table:table-cell>
          <table:table-cell office:value-type="float" office:value="180.94296" calcext:value-type="float">
            <text:p>180.94296</text:p>
          </table:table-cell>
          <table:table-cell office:value-type="float" office:value="13.836171" calcext:value-type="float">
            <text:p>13.836171</text:p>
          </table:table-cell>
          <table:table-cell office:value-type="float" office:value="180.0869" calcext:value-type="float">
            <text:p>180.0869</text:p>
          </table:table-cell>
          <table:table-cell office:value-type="float" office:value="15.682896" calcext:value-type="float">
            <text:p>15.682896</text:p>
          </table:table-cell>
          <table:table-cell office:value-type="float" office:value="225.18091" calcext:value-type="float">
            <text:p>225.18091</text:p>
          </table:table-cell>
          <table:table-cell office:value-type="float" office:value="18.333334" calcext:value-type="float">
            <text:p>18.333334</text:p>
          </table:table-cell>
          <table:table-cell office:value-type="float" office:value="144.81764" calcext:value-type="float">
            <text:p>144.81764</text:p>
          </table:table-cell>
          <table:table-cell office:value-type="float" office:value="10.416667" calcext:value-type="float">
            <text:p>10.416667</text:p>
          </table:table-cell>
          <table:table-cell office:value-type="float" office:value="363.2804" calcext:value-type="float">
            <text:p>363.2804</text:p>
          </table:table-cell>
          <table:table-cell office:value-type="float" office:value="10.644176" calcext:value-type="float">
            <text:p>10.644176</text:p>
          </table:table-cell>
          <table:table-cell office:value-type="float" office:value="355.10773" calcext:value-type="float">
            <text:p>355.10773</text:p>
          </table:table-cell>
          <table:table-cell office:value-type="float" office:value="11.083333" calcext:value-type="float">
            <text:p>11.083333</text:p>
          </table:table-cell>
          <table:table-cell office:value-type="float" office:value="341.9009" calcext:value-type="float">
            <text:p>341.9009</text:p>
          </table:table-cell>
          <table:table-cell office:value-type="float" office:value="11.416667" calcext:value-type="float">
            <text:p>11.416667</text:p>
          </table:table-cell>
          <table:table-cell office:value-type="float" office:value="346.64792" calcext:value-type="float">
            <text:p>346.64792</text:p>
          </table:table-cell>
          <table:table-cell office:value-type="float" office:value="21.158333" calcext:value-type="float">
            <text:p>21.158333</text:p>
          </table:table-cell>
          <table:table-cell office:value-type="float" office:value="179.73116" calcext:value-type="float">
            <text:p>179.73116</text:p>
          </table:table-cell>
          <table:table-cell office:value-type="float" office:value="21.402618" calcext:value-type="float">
            <text:p>21.402618</text:p>
          </table:table-cell>
          <table:table-cell office:value-type="float" office:value="178.76299" calcext:value-type="float">
            <text:p>178.76299</text:p>
          </table:table-cell>
          <table:table-cell office:value-type="float" office:value="21.825" calcext:value-type="float">
            <text:p>21.825</text:p>
          </table:table-cell>
          <table:table-cell office:value-type="float" office:value="167.58798" calcext:value-type="float">
            <text:p>167.58798</text:p>
          </table:table-cell>
          <table:table-cell office:value-type="float" office:value="22.069942" calcext:value-type="float">
            <text:p>22.069942</text:p>
          </table:table-cell>
          <table:table-cell office:value-type="float" office:value="156.4409" calcext:value-type="float">
            <text:p>156.440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9" calcext:value-type="float">
            <text:p>11.9</text:p>
          </table:table-cell>
          <table:table-cell office:value-type="float" office:value="312.48035" calcext:value-type="float">
            <text:p>312.48035</text:p>
          </table:table-cell>
          <table:table-cell office:value-type="float" office:value="12.233334" calcext:value-type="float">
            <text:p>12.233334</text:p>
          </table:table-cell>
          <table:table-cell office:value-type="float" office:value="301.43854" calcext:value-type="float">
            <text:p>301.43854</text:p>
          </table:table-cell>
          <table:table-cell office:value-type="float" office:value="12.026433" calcext:value-type="float">
            <text:p>12.026433</text:p>
          </table:table-cell>
          <table:table-cell office:value-type="float" office:value="288.57022" calcext:value-type="float">
            <text:p>288.57022</text:p>
          </table:table-cell>
          <table:table-cell office:value-type="float" office:value="12.9" calcext:value-type="float">
            <text:p>12.9</text:p>
          </table:table-cell>
          <table:table-cell office:value-type="float" office:value="276.24918" calcext:value-type="float">
            <text:p>276.24918</text:p>
          </table:table-cell>
        </table:table-row>
        <table:table-row table:style-name="ro1">
          <table:table-cell office:value-type="float" office:value="19.26773" calcext:value-type="float">
            <text:p>19.26773</text:p>
          </table:table-cell>
          <table:table-cell office:value-type="float" office:value="152.48186" calcext:value-type="float">
            <text:p>152.48186</text:p>
          </table:table-cell>
          <table:table-cell office:value-type="float" office:value="19.447483" calcext:value-type="float">
            <text:p>19.447483</text:p>
          </table:table-cell>
          <table:table-cell office:value-type="float" office:value="135.67784" calcext:value-type="float">
            <text:p>135.67784</text:p>
          </table:table-cell>
          <table:table-cell office:value-type="float" office:value="19.683332" calcext:value-type="float">
            <text:p>19.683332</text:p>
          </table:table-cell>
          <table:table-cell office:value-type="float" office:value="168.27594" calcext:value-type="float">
            <text:p>168.2759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30.85318" calcext:value-type="float">
            <text:p>130.85318</text:p>
          </table:table-cell>
          <table:table-cell office:value-type="float" office:value="23.000715" calcext:value-type="float">
            <text:p>23.000715</text:p>
          </table:table-cell>
          <table:table-cell office:value-type="float" office:value="130.85779" calcext:value-type="float">
            <text:p>130.85779</text:p>
          </table:table-cell>
          <table:table-cell office:value-type="float" office:value="23.000296" calcext:value-type="float">
            <text:p>23.000296</text:p>
          </table:table-cell>
          <table:table-cell office:value-type="float" office:value="129.51547" calcext:value-type="float">
            <text:p>129.51547</text:p>
          </table:table-cell>
          <table:table-cell office:value-type="float" office:value="23" calcext:value-type="float">
            <text:p>23</text:p>
          </table:table-cell>
          <table:table-cell office:value-type="float" office:value="129.60233" calcext:value-type="float">
            <text:p>129.6023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7.825" calcext:value-type="float">
            <text:p>17.825</text:p>
          </table:table-cell>
          <table:table-cell office:value-type="float" office:value="165.01295" calcext:value-type="float">
            <text:p>165.01295</text:p>
          </table:table-cell>
          <table:table-cell office:value-type="float" office:value="18.158333" calcext:value-type="float">
            <text:p>18.158333</text:p>
          </table:table-cell>
          <table:table-cell office:value-type="float" office:value="164.15689" calcext:value-type="float">
            <text:p>164.15689</text:p>
          </table:table-cell>
          <table:table-cell office:value-type="float" office:value="18.491667" calcext:value-type="float">
            <text:p>18.491667</text:p>
          </table:table-cell>
          <table:table-cell office:value-type="float" office:value="209.2509" calcext:value-type="float">
            <text:p>209.2509</text:p>
          </table:table-cell>
          <table:table-cell office:value-type="float" office:value="18.825" calcext:value-type="float">
            <text:p>18.825</text:p>
          </table:table-cell>
          <table:table-cell office:value-type="float" office:value="128.88763" calcext:value-type="float">
            <text:p>128.88763</text:p>
          </table:table-cell>
          <table:table-cell office:value-type="float" office:value="17.3" calcext:value-type="float">
            <text:p>17.3</text:p>
          </table:table-cell>
          <table:table-cell office:value-type="float" office:value="140.26042" calcext:value-type="float">
            <text:p>140.26042</text:p>
          </table:table-cell>
          <table:table-cell office:value-type="float" office:value="17.633333" calcext:value-type="float">
            <text:p>17.633333</text:p>
          </table:table-cell>
          <table:table-cell office:value-type="float" office:value="132.08772" calcext:value-type="float">
            <text:p>132.08772</text:p>
          </table:table-cell>
          <table:table-cell office:value-type="float" office:value="18.009472" calcext:value-type="float">
            <text:p>18.009472</text:p>
          </table:table-cell>
          <table:table-cell office:value-type="float" office:value="118.880875" calcext:value-type="float">
            <text:p>118.880875</text:p>
          </table:table-cell>
          <table:table-cell office:value-type="float" office:value="18.372496" calcext:value-type="float">
            <text:p>18.372496</text:p>
          </table:table-cell>
          <table:table-cell office:value-type="float" office:value="123.627945" calcext:value-type="float">
            <text:p>123.627945</text:p>
          </table:table-cell>
          <table:table-cell office:value-type="float" office:value="22.946861" calcext:value-type="float">
            <text:p>22.946861</text:p>
          </table:table-cell>
          <table:table-cell office:value-type="float" office:value="130.05112" calcext:value-type="float">
            <text:p>130.05112</text:p>
          </table:table-cell>
          <table:table-cell office:value-type="float" office:value="23.000156" calcext:value-type="float">
            <text:p>23.000156</text:p>
          </table:table-cell>
          <table:table-cell office:value-type="float" office:value="129.89299" calcext:value-type="float">
            <text:p>129.89299</text:p>
          </table:table-cell>
          <table:table-cell office:value-type="float" office:value="23" calcext:value-type="float">
            <text:p>23</text:p>
          </table:table-cell>
          <table:table-cell office:value-type="float" office:value="129.518" calcext:value-type="float">
            <text:p>129.518</text:p>
          </table:table-cell>
          <table:table-cell office:value-type="float" office:value="23" calcext:value-type="float">
            <text:p>23</text:p>
          </table:table-cell>
          <table:table-cell office:value-type="float" office:value="129.17088" calcext:value-type="float">
            <text:p>129.170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031141" calcext:value-type="float">
            <text:p>13.031141</text:p>
          </table:table-cell>
          <table:table-cell office:value-type="float" office:value="292.77032" calcext:value-type="float">
            <text:p>292.77032</text:p>
          </table:table-cell>
          <table:table-cell office:value-type="float" office:value="12.841666" calcext:value-type="float">
            <text:p>12.841666</text:p>
          </table:table-cell>
          <table:table-cell office:value-type="float" office:value="281.72855" calcext:value-type="float">
            <text:p>281.72855</text:p>
          </table:table-cell>
          <table:table-cell office:value-type="float" office:value="13.175" calcext:value-type="float">
            <text:p>13.175</text:p>
          </table:table-cell>
          <table:table-cell office:value-type="float" office:value="268.8602" calcext:value-type="float">
            <text:p>268.8602</text:p>
          </table:table-cell>
          <table:table-cell office:value-type="float" office:value="13.543302" calcext:value-type="float">
            <text:p>13.543302</text:p>
          </table:table-cell>
          <table:table-cell office:value-type="float" office:value="256.53915" calcext:value-type="float">
            <text:p>256.53915</text:p>
          </table:table-cell>
        </table:table-row>
        <table:table-row table:style-name="ro1">
          <table:table-cell office:value-type="float" office:value="20.641748" calcext:value-type="float">
            <text:p>20.641748</text:p>
          </table:table-cell>
          <table:table-cell office:value-type="float" office:value="193.7024" calcext:value-type="float">
            <text:p>193.7024</text:p>
          </table:table-cell>
          <table:table-cell office:value-type="float" office:value="20.896244" calcext:value-type="float">
            <text:p>20.896244</text:p>
          </table:table-cell>
          <table:table-cell office:value-type="float" office:value="179.14067" calcext:value-type="float">
            <text:p>179.14067</text:p>
          </table:table-cell>
          <table:table-cell office:value-type="float" office:value="21.791666" calcext:value-type="float">
            <text:p>21.791666</text:p>
          </table:table-cell>
          <table:table-cell office:value-type="float" office:value="168.27594" calcext:value-type="float">
            <text:p>168.2759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85318" calcext:value-type="float">
            <text:p>130.85318</text:p>
          </table:table-cell>
          <table:table-cell office:value-type="float" office:value="23.000937" calcext:value-type="float">
            <text:p>23.000937</text:p>
          </table:table-cell>
          <table:table-cell office:value-type="float" office:value="130.85779" calcext:value-type="float">
            <text:p>130.85779</text:p>
          </table:table-cell>
          <table:table-cell office:value-type="float" office:value="23.000965" calcext:value-type="float">
            <text:p>23.000965</text:p>
          </table:table-cell>
          <table:table-cell office:value-type="float" office:value="129.51547" calcext:value-type="float">
            <text:p>129.51547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60233" calcext:value-type="float">
            <text:p>129.6023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491667" calcext:value-type="float">
            <text:p>18.491667</text:p>
          </table:table-cell>
          <table:table-cell office:value-type="float" office:value="165.01295" calcext:value-type="float">
            <text:p>165.01295</text:p>
          </table:table-cell>
          <table:table-cell office:value-type="float" office:value="18.825" calcext:value-type="float">
            <text:p>18.825</text:p>
          </table:table-cell>
          <table:table-cell office:value-type="float" office:value="164.15689" calcext:value-type="float">
            <text:p>164.15689</text:p>
          </table:table-cell>
          <table:table-cell office:value-type="float" office:value="19.158333" calcext:value-type="float">
            <text:p>19.158333</text:p>
          </table:table-cell>
          <table:table-cell office:value-type="float" office:value="209.2509" calcext:value-type="float">
            <text:p>209.2509</text:p>
          </table:table-cell>
          <table:table-cell office:value-type="float" office:value="19.491667" calcext:value-type="float">
            <text:p>19.491667</text:p>
          </table:table-cell>
          <table:table-cell office:value-type="float" office:value="128.88763" calcext:value-type="float">
            <text:p>128.88763</text:p>
          </table:table-cell>
          <table:table-cell office:value-type="float" office:value="18.1" calcext:value-type="float">
            <text:p>18.1</text:p>
          </table:table-cell>
          <table:table-cell office:value-type="float" office:value="140.26042" calcext:value-type="float">
            <text:p>140.26042</text:p>
          </table:table-cell>
          <table:table-cell office:value-type="float" office:value="18.433332" calcext:value-type="float">
            <text:p>18.433332</text:p>
          </table:table-cell>
          <table:table-cell office:value-type="float" office:value="132.08772" calcext:value-type="float">
            <text:p>132.08772</text:p>
          </table:table-cell>
          <table:table-cell office:value-type="float" office:value="18.064842" calcext:value-type="float">
            <text:p>18.064842</text:p>
          </table:table-cell>
          <table:table-cell office:value-type="float" office:value="118.880875" calcext:value-type="float">
            <text:p>118.880875</text:p>
          </table:table-cell>
          <table:table-cell office:value-type="float" office:value="19.013855" calcext:value-type="float">
            <text:p>19.013855</text:p>
          </table:table-cell>
          <table:table-cell office:value-type="float" office:value="142.86873" calcext:value-type="float">
            <text:p>142.86873</text:p>
          </table:table-cell>
          <table:table-cell office:value-type="float" office:value="22.947113" calcext:value-type="float">
            <text:p>22.947113</text:p>
          </table:table-cell>
          <table:table-cell office:value-type="float" office:value="130.05112" calcext:value-type="float">
            <text:p>130.05112</text:p>
          </table:table-cell>
          <table:table-cell office:value-type="float" office:value="23.000837" calcext:value-type="float">
            <text:p>23.000837</text:p>
          </table:table-cell>
          <table:table-cell office:value-type="float" office:value="129.89299" calcext:value-type="float">
            <text:p>129.89299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518" calcext:value-type="float">
            <text:p>129.518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17088" calcext:value-type="float">
            <text:p>129.170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47757" calcext:value-type="float">
            <text:p>13.147757</text:p>
          </table:table-cell>
          <table:table-cell office:value-type="float" office:value="292.77032" calcext:value-type="float">
            <text:p>292.77032</text:p>
          </table:table-cell>
          <table:table-cell office:value-type="float" office:value="13.508333" calcext:value-type="float">
            <text:p>13.508333</text:p>
          </table:table-cell>
          <table:table-cell office:value-type="float" office:value="281.72855" calcext:value-type="float">
            <text:p>281.72855</text:p>
          </table:table-cell>
          <table:table-cell office:value-type="float" office:value="13.841666" calcext:value-type="float">
            <text:p>13.841666</text:p>
          </table:table-cell>
          <table:table-cell office:value-type="float" office:value="268.8602" calcext:value-type="float">
            <text:p>268.8602</text:p>
          </table:table-cell>
          <table:table-cell office:value-type="float" office:value="13.721949" calcext:value-type="float">
            <text:p>13.721949</text:p>
          </table:table-cell>
          <table:table-cell office:value-type="float" office:value="256.53915" calcext:value-type="float">
            <text:p>256.539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2.9524" calcext:value-type="float">
            <text:p>132.9524</text:p>
          </table:table-cell>
          <table:table-cell office:value-type="float" office:value="23" calcext:value-type="float">
            <text:p>23</text:p>
          </table:table-cell>
          <table:table-cell office:value-type="float" office:value="129.19069" calcext:value-type="float">
            <text:p>129.19069</text:p>
          </table:table-cell>
          <table:table-cell office:value-type="float" office:value="23.000555" calcext:value-type="float">
            <text:p>23.000555</text:p>
          </table:table-cell>
          <table:table-cell office:value-type="float" office:value="129.12592" calcext:value-type="float">
            <text:p>129.1259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723175" calcext:value-type="float">
            <text:p>98.72317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72778" calcext:value-type="float">
            <text:p>98.72778</text:p>
          </table:table-cell>
          <table:table-cell office:value-type="float" office:value="23.993416" calcext:value-type="float">
            <text:p>23.993416</text:p>
          </table:table-cell>
          <table:table-cell office:value-type="float" office:value="97.38547" calcext:value-type="float">
            <text:p>97.38547</text:p>
          </table:table-cell>
          <table:table-cell office:value-type="float" office:value="23.992405" calcext:value-type="float">
            <text:p>23.992405</text:p>
          </table:table-cell>
          <table:table-cell office:value-type="float" office:value="97.47232" calcext:value-type="float">
            <text:p>97.4723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066668" calcext:value-type="float">
            <text:p>19.066668</text:p>
          </table:table-cell>
          <table:table-cell office:value-type="float" office:value="146.38293" calcext:value-type="float">
            <text:p>146.38293</text:p>
          </table:table-cell>
          <table:table-cell office:value-type="float" office:value="19.4" calcext:value-type="float">
            <text:p>19.4</text:p>
          </table:table-cell>
          <table:table-cell office:value-type="float" office:value="145.52693" calcext:value-type="float">
            <text:p>145.52693</text:p>
          </table:table-cell>
          <table:table-cell office:value-type="float" office:value="19.733334" calcext:value-type="float">
            <text:p>19.733334</text:p>
          </table:table-cell>
          <table:table-cell office:value-type="float" office:value="190.62088" calcext:value-type="float">
            <text:p>190.62088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110.25761" calcext:value-type="float">
            <text:p>110.25761</text:p>
          </table:table-cell>
          <table:table-cell office:value-type="float" office:value="18.728134" calcext:value-type="float">
            <text:p>18.728134</text:p>
          </table:table-cell>
          <table:table-cell office:value-type="float" office:value="125.950455" calcext:value-type="float">
            <text:p>125.950455</text:p>
          </table:table-cell>
          <table:table-cell office:value-type="float" office:value="18.875" calcext:value-type="float">
            <text:p>18.875</text:p>
          </table:table-cell>
          <table:table-cell office:value-type="float" office:value="117.777695" calcext:value-type="float">
            <text:p>117.777695</text:p>
          </table:table-cell>
          <table:table-cell office:value-type="float" office:value="19.716301" calcext:value-type="float">
            <text:p>19.716301</text:p>
          </table:table-cell>
          <table:table-cell office:value-type="float" office:value="104.57085" calcext:value-type="float">
            <text:p>104.57085</text:p>
          </table:table-cell>
          <table:table-cell office:value-type="float" office:value="19.541666" calcext:value-type="float">
            <text:p>19.541666</text:p>
          </table:table-cell>
          <table:table-cell office:value-type="float" office:value="128.55876" calcext:value-type="float">
            <text:p>128.5587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92111" calcext:value-type="float">
            <text:p>97.9211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762985" calcext:value-type="float">
            <text:p>97.76298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388" calcext:value-type="float">
            <text:p>97.38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7.04088" calcext:value-type="float">
            <text:p>97.040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758333" calcext:value-type="float">
            <text:p>13.758333</text:p>
          </table:table-cell>
          <table:table-cell office:value-type="float" office:value="273.87033" calcext:value-type="float">
            <text:p>273.87033</text:p>
          </table:table-cell>
          <table:table-cell office:value-type="float" office:value="14.279472" calcext:value-type="float">
            <text:p>14.279472</text:p>
          </table:table-cell>
          <table:table-cell office:value-type="float" office:value="262.82855" calcext:value-type="float">
            <text:p>262.82855</text:p>
          </table:table-cell>
          <table:table-cell office:value-type="float" office:value="14.425" calcext:value-type="float">
            <text:p>14.425</text:p>
          </table:table-cell>
          <table:table-cell office:value-type="float" office:value="249.96017" calcext:value-type="float">
            <text:p>249.96017</text:p>
          </table:table-cell>
          <table:table-cell office:value-type="float" office:value="14.758333" calcext:value-type="float">
            <text:p>14.758333</text:p>
          </table:table-cell>
          <table:table-cell office:value-type="float" office:value="237.63916" calcext:value-type="float">
            <text:p>237.63916</text:p>
          </table:table-cell>
        </table:table-row>
        <table:table-row table:style-name="ro1">
          <table:table-cell office:value-type="float" office:value="23.001" calcext:value-type="float">
            <text:p>23.001</text:p>
          </table:table-cell>
          <table:table-cell office:value-type="float" office:value="132.9524" calcext:value-type="float">
            <text:p>132.9524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9.19069" calcext:value-type="float">
            <text:p>129.19069</text:p>
          </table:table-cell>
          <table:table-cell office:value-type="float" office:value="23.000822" calcext:value-type="float">
            <text:p>23.000822</text:p>
          </table:table-cell>
          <table:table-cell office:value-type="float" office:value="129.12592" calcext:value-type="float">
            <text:p>129.1259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98.723175" calcext:value-type="float">
            <text:p>98.723175</text:p>
          </table:table-cell>
          <table:table-cell office:value-type="float" office:value="24" calcext:value-type="float">
            <text:p>24</text:p>
          </table:table-cell>
          <table:table-cell office:value-type="float" office:value="98.72778" calcext:value-type="float">
            <text:p>98.72778</text:p>
          </table:table-cell>
          <table:table-cell office:value-type="float" office:value="23.995962" calcext:value-type="float">
            <text:p>23.995962</text:p>
          </table:table-cell>
          <table:table-cell office:value-type="float" office:value="97.38547" calcext:value-type="float">
            <text:p>97.38547</text:p>
          </table:table-cell>
          <table:table-cell office:value-type="float" office:value="23.996035" calcext:value-type="float">
            <text:p>23.996035</text:p>
          </table:table-cell>
          <table:table-cell office:value-type="float" office:value="97.47232" calcext:value-type="float">
            <text:p>97.4723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7" calcext:value-type="float">
            <text:p>19.716667</text:p>
          </table:table-cell>
          <table:table-cell office:value-type="float" office:value="146.38293" calcext:value-type="float">
            <text:p>146.38293</text:p>
          </table:table-cell>
          <table:table-cell office:value-type="float" office:value="20.05" calcext:value-type="float">
            <text:p>20.05</text:p>
          </table:table-cell>
          <table:table-cell office:value-type="float" office:value="145.52693" calcext:value-type="float">
            <text:p>145.52693</text:p>
          </table:table-cell>
          <table:table-cell office:value-type="float" office:value="20.383333" calcext:value-type="float">
            <text:p>20.383333</text:p>
          </table:table-cell>
          <table:table-cell office:value-type="float" office:value="190.62088" calcext:value-type="float">
            <text:p>190.62088</text:p>
          </table:table-cell>
          <table:table-cell office:value-type="float" office:value="20.716667" calcext:value-type="float">
            <text:p>20.716667</text:p>
          </table:table-cell>
          <table:table-cell office:value-type="float" office:value="110.25761" calcext:value-type="float">
            <text:p>110.25761</text:p>
          </table:table-cell>
          <table:table-cell office:value-type="float" office:value="19.088573" calcext:value-type="float">
            <text:p>19.088573</text:p>
          </table:table-cell>
          <table:table-cell office:value-type="float" office:value="136.76364" calcext:value-type="float">
            <text:p>136.76364</text:p>
          </table:table-cell>
          <table:table-cell office:value-type="float" office:value="19.591667" calcext:value-type="float">
            <text:p>19.591667</text:p>
          </table:table-cell>
          <table:table-cell office:value-type="float" office:value="139.27771" calcext:value-type="float">
            <text:p>139.27771</text:p>
          </table:table-cell>
          <table:table-cell office:value-type="float" office:value="19.726538" calcext:value-type="float">
            <text:p>19.726538</text:p>
          </table:table-cell>
          <table:table-cell office:value-type="float" office:value="104.57085" calcext:value-type="float">
            <text:p>104.57085</text:p>
          </table:table-cell>
          <table:table-cell office:value-type="float" office:value="20.258333" calcext:value-type="float">
            <text:p>20.258333</text:p>
          </table:table-cell>
          <table:table-cell office:value-type="float" office:value="128.55876" calcext:value-type="float">
            <text:p>128.55876</text:p>
          </table:table-cell>
          <table:table-cell office:value-type="float" office:value="24" calcext:value-type="float">
            <text:p>24</text:p>
          </table:table-cell>
          <table:table-cell office:value-type="float" office:value="97.92111" calcext:value-type="float">
            <text:p>97.92111</text:p>
          </table:table-cell>
          <table:table-cell office:value-type="float" office:value="24" calcext:value-type="float">
            <text:p>24</text:p>
          </table:table-cell>
          <table:table-cell office:value-type="float" office:value="97.762985" calcext:value-type="float">
            <text:p>97.762985</text:p>
          </table:table-cell>
          <table:table-cell office:value-type="float" office:value="24" calcext:value-type="float">
            <text:p>24</text:p>
          </table:table-cell>
          <table:table-cell office:value-type="float" office:value="97.388" calcext:value-type="float">
            <text:p>97.388</text:p>
          </table:table-cell>
          <table:table-cell office:value-type="float" office:value="24" calcext:value-type="float">
            <text:p>24</text:p>
          </table:table-cell>
          <table:table-cell office:value-type="float" office:value="97.04088" calcext:value-type="float">
            <text:p>97.0408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441667" calcext:value-type="float">
            <text:p>14.441667</text:p>
          </table:table-cell>
          <table:table-cell office:value-type="float" office:value="273.87033" calcext:value-type="float">
            <text:p>273.87033</text:p>
          </table:table-cell>
          <table:table-cell office:value-type="float" office:value="14.706756" calcext:value-type="float">
            <text:p>14.706756</text:p>
          </table:table-cell>
          <table:table-cell office:value-type="float" office:value="262.82855" calcext:value-type="float">
            <text:p>262.82855</text:p>
          </table:table-cell>
          <table:table-cell office:value-type="float" office:value="15.108334" calcext:value-type="float">
            <text:p>15.108334</text:p>
          </table:table-cell>
          <table:table-cell office:value-type="float" office:value="249.96017" calcext:value-type="float">
            <text:p>249.96017</text:p>
          </table:table-cell>
          <table:table-cell office:value-type="float" office:value="15.441667" calcext:value-type="float">
            <text:p>15.441667</text:p>
          </table:table-cell>
          <table:table-cell office:value-type="float" office:value="237.63916" calcext:value-type="float">
            <text:p>237.63916</text:p>
          </table:table-cell>
        </table:table-row>
        <table:table-row table:style-name="ro1">
          <table:table-cell office:value-type="float" office:value="23.991667" calcext:value-type="float">
            <text:p>23.991667</text:p>
          </table:table-cell>
          <table:table-cell office:value-type="float" office:value="100.82239" calcext:value-type="float">
            <text:p>100.82239</text:p>
          </table:table-cell>
          <table:table-cell office:value-type="float" office:value="23.995932" calcext:value-type="float">
            <text:p>23.995932</text:p>
          </table:table-cell>
          <table:table-cell office:value-type="float" office:value="97.060684" calcext:value-type="float">
            <text:p>97.060684</text:p>
          </table:table-cell>
          <table:table-cell office:value-type="float" office:value="23.99818" calcext:value-type="float">
            <text:p>23.99818</text:p>
          </table:table-cell>
          <table:table-cell office:value-type="float" office:value="96.99591" calcext:value-type="float">
            <text:p>96.99591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397533" calcext:value-type="float">
            <text:p>20.397533</text:p>
          </table:table-cell>
          <table:table-cell office:value-type="float" office:value="135.04292" calcext:value-type="float">
            <text:p>135.04292</text:p>
          </table:table-cell>
          <table:table-cell office:value-type="float" office:value="20.4" calcext:value-type="float">
            <text:p>20.4</text:p>
          </table:table-cell>
          <table:table-cell office:value-type="float" office:value="134.18692" calcext:value-type="float">
            <text:p>134.18692</text:p>
          </table:table-cell>
          <table:table-cell office:value-type="float" office:value="20.733334" calcext:value-type="float">
            <text:p>20.733334</text:p>
          </table:table-cell>
          <table:table-cell office:value-type="float" office:value="179.28087" calcext:value-type="float">
            <text:p>179.28087</text:p>
          </table:table-cell>
          <table:table-cell office:value-type="float" office:value="21.370533" calcext:value-type="float">
            <text:p>21.370533</text:p>
          </table:table-cell>
          <table:table-cell office:value-type="float" office:value="98.917595" calcext:value-type="float">
            <text:p>98.917595</text:p>
          </table:table-cell>
          <table:table-cell office:value-type="float" office:value="19.441668" calcext:value-type="float">
            <text:p>19.441668</text:p>
          </table:table-cell>
          <table:table-cell office:value-type="float" office:value="130.82361" calcext:value-type="float">
            <text:p>130.82361</text:p>
          </table:table-cell>
          <table:table-cell office:value-type="float" office:value="19.775" calcext:value-type="float">
            <text:p>19.775</text:p>
          </table:table-cell>
          <table:table-cell office:value-type="float" office:value="133.33774" calcext:value-type="float">
            <text:p>133.33774</text:p>
          </table:table-cell>
          <table:table-cell office:value-type="float" office:value="20.108334" calcext:value-type="float">
            <text:p>20.108334</text:p>
          </table:table-cell>
          <table:table-cell office:value-type="float" office:value="98.63081" calcext:value-type="float">
            <text:p>98.63081</text:p>
          </table:table-cell>
          <table:table-cell office:value-type="float" office:value="20.672432" calcext:value-type="float">
            <text:p>20.672432</text:p>
          </table:table-cell>
          <table:table-cell office:value-type="float" office:value="122.61873" calcext:value-type="float">
            <text:p>122.6187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200453" calcext:value-type="float">
            <text:p>15.200453</text:p>
          </table:table-cell>
          <table:table-cell office:value-type="float" office:value="254.70032" calcext:value-type="float">
            <text:p>254.70032</text:p>
          </table:table-cell>
          <table:table-cell office:value-type="float" office:value="15.366667" calcext:value-type="float">
            <text:p>15.366667</text:p>
          </table:table-cell>
          <table:table-cell office:value-type="float" office:value="243.65854" calcext:value-type="float">
            <text:p>243.65854</text:p>
          </table:table-cell>
          <table:table-cell office:value-type="float" office:value="16.226269" calcext:value-type="float">
            <text:p>16.226269</text:p>
          </table:table-cell>
          <table:table-cell office:value-type="float" office:value="230.79019" calcext:value-type="float">
            <text:p>230.79019</text:p>
          </table:table-cell>
          <table:table-cell office:value-type="float" office:value="16.033333" calcext:value-type="float">
            <text:p>16.033333</text:p>
          </table:table-cell>
          <table:table-cell office:value-type="float" office:value="218.46918" calcext:value-type="float">
            <text:p>218.469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.82239" calcext:value-type="float">
            <text:p>100.82239</text:p>
          </table:table-cell>
          <table:table-cell office:value-type="float" office:value="23.99708" calcext:value-type="float">
            <text:p>23.99708</text:p>
          </table:table-cell>
          <table:table-cell office:value-type="float" office:value="97.060684" calcext:value-type="float">
            <text:p>97.060684</text:p>
          </table:table-cell>
          <table:table-cell office:value-type="float" office:value="23.999424" calcext:value-type="float">
            <text:p>23.999424</text:p>
          </table:table-cell>
          <table:table-cell office:value-type="float" office:value="96.99591" calcext:value-type="float">
            <text:p>96.99591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400373" calcext:value-type="float">
            <text:p>20.400373</text:p>
          </table:table-cell>
          <table:table-cell office:value-type="float" office:value="135.04292" calcext:value-type="float">
            <text:p>135.04292</text:p>
          </table:table-cell>
          <table:table-cell office:value-type="float" office:value="20.8" calcext:value-type="float">
            <text:p>20.8</text:p>
          </table:table-cell>
          <table:table-cell office:value-type="float" office:value="134.18692" calcext:value-type="float">
            <text:p>134.18692</text:p>
          </table:table-cell>
          <table:table-cell office:value-type="float" office:value="21.133333" calcext:value-type="float">
            <text:p>21.133333</text:p>
          </table:table-cell>
          <table:table-cell office:value-type="float" office:value="179.28087" calcext:value-type="float">
            <text:p>179.28087</text:p>
          </table:table-cell>
          <table:table-cell office:value-type="float" office:value="21.461088" calcext:value-type="float">
            <text:p>21.461088</text:p>
          </table:table-cell>
          <table:table-cell office:value-type="float" office:value="98.917595" calcext:value-type="float">
            <text:p>98.917595</text:p>
          </table:table-cell>
          <table:table-cell office:value-type="float" office:value="19.816668" calcext:value-type="float">
            <text:p>19.816668</text:p>
          </table:table-cell>
          <table:table-cell office:value-type="float" office:value="130.82361" calcext:value-type="float">
            <text:p>130.82361</text:p>
          </table:table-cell>
          <table:table-cell office:value-type="float" office:value="20.15" calcext:value-type="float">
            <text:p>20.15</text:p>
          </table:table-cell>
          <table:table-cell office:value-type="float" office:value="133.33774" calcext:value-type="float">
            <text:p>133.33774</text:p>
          </table:table-cell>
          <table:table-cell office:value-type="float" office:value="20.483334" calcext:value-type="float">
            <text:p>20.483334</text:p>
          </table:table-cell>
          <table:table-cell office:value-type="float" office:value="98.63081" calcext:value-type="float">
            <text:p>98.63081</text:p>
          </table:table-cell>
          <table:table-cell office:value-type="float" office:value="20.79684" calcext:value-type="float">
            <text:p>20.79684</text:p>
          </table:table-cell>
          <table:table-cell office:value-type="float" office:value="122.61873" calcext:value-type="float">
            <text:p>122.6187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251587" calcext:value-type="float">
            <text:p>15.251587</text:p>
          </table:table-cell>
          <table:table-cell office:value-type="float" office:value="254.70032" calcext:value-type="float">
            <text:p>254.70032</text:p>
          </table:table-cell>
          <table:table-cell office:value-type="float" office:value="16.025" calcext:value-type="float">
            <text:p>16.025</text:p>
          </table:table-cell>
          <table:table-cell office:value-type="float" office:value="243.65854" calcext:value-type="float">
            <text:p>243.65854</text:p>
          </table:table-cell>
          <table:table-cell office:value-type="float" office:value="16.357063" calcext:value-type="float">
            <text:p>16.357063</text:p>
          </table:table-cell>
          <table:table-cell office:value-type="float" office:value="230.79019" calcext:value-type="float">
            <text:p>230.79019</text:p>
          </table:table-cell>
          <table:table-cell office:value-type="float" office:value="16.691668" calcext:value-type="float">
            <text:p>16.691668</text:p>
          </table:table-cell>
          <table:table-cell office:value-type="float" office:value="218.46918" calcext:value-type="float">
            <text:p>218.46918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718239" calcext:value-type="float">
            <text:p>21.718239</text:p>
          </table:table-cell>
          <table:table-cell office:value-type="float" office:value="133.15295" calcext:value-type="float">
            <text:p>133.15295</text:p>
          </table:table-cell>
          <table:table-cell office:value-type="float" office:value="21.415434" calcext:value-type="float">
            <text:p>21.415434</text:p>
          </table:table-cell>
          <table:table-cell office:value-type="float" office:value="132.29689" calcext:value-type="float">
            <text:p>132.29689</text:p>
          </table:table-cell>
          <table:table-cell office:value-type="float" office:value="21.191668" calcext:value-type="float">
            <text:p>21.191668</text:p>
          </table:table-cell>
          <table:table-cell office:value-type="float" office:value="177.39084" calcext:value-type="float">
            <text:p>177.39084</text:p>
          </table:table-cell>
          <table:table-cell office:value-type="float" office:value="21.717062" calcext:value-type="float">
            <text:p>21.717062</text:p>
          </table:table-cell>
          <table:table-cell office:value-type="float" office:value="97.027626" calcext:value-type="float">
            <text:p>97.027626</text:p>
          </table:table-cell>
          <table:table-cell office:value-type="float" office:value="19.866667" calcext:value-type="float">
            <text:p>19.866667</text:p>
          </table:table-cell>
          <table:table-cell office:value-type="float" office:value="129.20363" calcext:value-type="float">
            <text:p>129.20363</text:p>
          </table:table-cell>
          <table:table-cell office:value-type="float" office:value="20.2" calcext:value-type="float">
            <text:p>20.2</text:p>
          </table:table-cell>
          <table:table-cell office:value-type="float" office:value="131.7177" calcext:value-type="float">
            <text:p>131.7177</text:p>
          </table:table-cell>
          <table:table-cell office:value-type="float" office:value="21.380756" calcext:value-type="float">
            <text:p>21.380756</text:p>
          </table:table-cell>
          <table:table-cell office:value-type="float" office:value="97.01084" calcext:value-type="float">
            <text:p>97.01084</text:p>
          </table:table-cell>
          <table:table-cell office:value-type="float" office:value="22.61125" calcext:value-type="float">
            <text:p>22.61125</text:p>
          </table:table-cell>
          <table:table-cell office:value-type="float" office:value="120.99876" calcext:value-type="float">
            <text:p>120.99876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674202" calcext:value-type="float">
            <text:p>16.674202</text:p>
          </table:table-cell>
          <table:table-cell office:value-type="float" office:value="236.61032" calcext:value-type="float">
            <text:p>236.61032</text:p>
          </table:table-cell>
          <table:table-cell office:value-type="float" office:value="16.583334" calcext:value-type="float">
            <text:p>16.583334</text:p>
          </table:table-cell>
          <table:table-cell office:value-type="float" office:value="225.56851" calcext:value-type="float">
            <text:p>225.56851</text:p>
          </table:table-cell>
          <table:table-cell office:value-type="float" office:value="17.277555" calcext:value-type="float">
            <text:p>17.277555</text:p>
          </table:table-cell>
          <table:table-cell office:value-type="float" office:value="212.70023" calcext:value-type="float">
            <text:p>212.70023</text:p>
          </table:table-cell>
          <table:table-cell office:value-type="float" office:value="17.25" calcext:value-type="float">
            <text:p>17.25</text:p>
          </table:table-cell>
          <table:table-cell office:value-type="float" office:value="200.37921" calcext:value-type="float">
            <text:p>200.37921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2.830168" calcext:value-type="float">
            <text:p>22.830168</text:p>
          </table:table-cell>
          <table:table-cell office:value-type="float" office:value="133.15295" calcext:value-type="float">
            <text:p>133.15295</text:p>
          </table:table-cell>
          <table:table-cell office:value-type="float" office:value="22.33685" calcext:value-type="float">
            <text:p>22.33685</text:p>
          </table:table-cell>
          <table:table-cell office:value-type="float" office:value="132.29689" calcext:value-type="float">
            <text:p>132.29689</text:p>
          </table:table-cell>
          <table:table-cell office:value-type="float" office:value="23" calcext:value-type="float">
            <text:p>23</text:p>
          </table:table-cell>
          <table:table-cell office:value-type="float" office:value="177.39084" calcext:value-type="float">
            <text:p>177.39084</text:p>
          </table:table-cell>
          <table:table-cell office:value-type="float" office:value="22.796675" calcext:value-type="float">
            <text:p>22.796675</text:p>
          </table:table-cell>
          <table:table-cell office:value-type="float" office:value="129.41602" calcext:value-type="float">
            <text:p>129.41602</text:p>
          </table:table-cell>
          <table:table-cell office:value-type="float" office:value="23" calcext:value-type="float">
            <text:p>23</text:p>
          </table:table-cell>
          <table:table-cell office:value-type="float" office:value="129.20363" calcext:value-type="float">
            <text:p>129.20363</text:p>
          </table:table-cell>
          <table:table-cell office:value-type="float" office:value="23" calcext:value-type="float">
            <text:p>23</text:p>
          </table:table-cell>
          <table:table-cell office:value-type="float" office:value="131.7177" calcext:value-type="float">
            <text:p>131.7177</text:p>
          </table:table-cell>
          <table:table-cell office:value-type="float" office:value="22.573679" calcext:value-type="float">
            <text:p>22.573679</text:p>
          </table:table-cell>
          <table:table-cell office:value-type="float" office:value="132.79852" calcext:value-type="float">
            <text:p>132.79852</text:p>
          </table:table-cell>
          <table:table-cell office:value-type="float" office:value="22.900972" calcext:value-type="float">
            <text:p>22.900972</text:p>
          </table:table-cell>
          <table:table-cell office:value-type="float" office:value="129.69043" calcext:value-type="float">
            <text:p>129.6904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96645" calcext:value-type="float">
            <text:p>16.96645</text:p>
          </table:table-cell>
          <table:table-cell office:value-type="float" office:value="236.61032" calcext:value-type="float">
            <text:p>236.61032</text:p>
          </table:table-cell>
          <table:table-cell office:value-type="float" office:value="17.358334" calcext:value-type="float">
            <text:p>17.358334</text:p>
          </table:table-cell>
          <table:table-cell office:value-type="float" office:value="225.56851" calcext:value-type="float">
            <text:p>225.56851</text:p>
          </table:table-cell>
          <table:table-cell office:value-type="float" office:value="17.432417" calcext:value-type="float">
            <text:p>17.432417</text:p>
          </table:table-cell>
          <table:table-cell office:value-type="float" office:value="212.70023" calcext:value-type="float">
            <text:p>212.70023</text:p>
          </table:table-cell>
          <table:table-cell office:value-type="float" office:value="18.025" calcext:value-type="float">
            <text:p>18.025</text:p>
          </table:table-cell>
          <table:table-cell office:value-type="float" office:value="200.37921" calcext:value-type="float">
            <text:p>200.37921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2939" calcext:value-type="float">
            <text:p>23.992939</text:p>
          </table:table-cell>
          <table:table-cell office:value-type="float" office:value="101.02295" calcext:value-type="float">
            <text:p>101.0229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0.166885" calcext:value-type="float">
            <text:p>100.16688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45.26083" calcext:value-type="float">
            <text:p>145.26083</text:p>
          </table:table-cell>
          <table:table-cell office:value-type="float" office:value="23.993114" calcext:value-type="float">
            <text:p>23.993114</text:p>
          </table:table-cell>
          <table:table-cell office:value-type="float" office:value="97.28601" calcext:value-type="float">
            <text:p>97.28601</text:p>
          </table:table-cell>
          <table:table-cell office:value-type="float" office:value="23.995579" calcext:value-type="float">
            <text:p>23.995579</text:p>
          </table:table-cell>
          <table:table-cell office:value-type="float" office:value="97.07362" calcext:value-type="float">
            <text:p>97.07362</text:p>
          </table:table-cell>
          <table:table-cell office:value-type="float" office:value="23.998323" calcext:value-type="float">
            <text:p>23.998323</text:p>
          </table:table-cell>
          <table:table-cell office:value-type="float" office:value="99.58769" calcext:value-type="float">
            <text:p>99.58769</text:p>
          </table:table-cell>
          <table:table-cell office:value-type="float" office:value="23.995644" calcext:value-type="float">
            <text:p>23.995644</text:p>
          </table:table-cell>
          <table:table-cell office:value-type="float" office:value="100.66852" calcext:value-type="float">
            <text:p>100.66852</text:p>
          </table:table-cell>
          <table:table-cell office:value-type="float" office:value="23.997196" calcext:value-type="float">
            <text:p>23.997196</text:p>
          </table:table-cell>
          <table:table-cell office:value-type="float" office:value="97.560425" calcext:value-type="float">
            <text:p>97.56042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525" calcext:value-type="float">
            <text:p>17.525</text:p>
          </table:table-cell>
          <table:table-cell office:value-type="float" office:value="220.41032" calcext:value-type="float">
            <text:p>220.41032</text:p>
          </table:table-cell>
          <table:table-cell office:value-type="float" office:value="18.089304" calcext:value-type="float">
            <text:p>18.089304</text:p>
          </table:table-cell>
          <table:table-cell office:value-type="float" office:value="209.36852" calcext:value-type="float">
            <text:p>209.36852</text:p>
          </table:table-cell>
          <table:table-cell office:value-type="float" office:value="18.191668" calcext:value-type="float">
            <text:p>18.191668</text:p>
          </table:table-cell>
          <table:table-cell office:value-type="float" office:value="196.50023" calcext:value-type="float">
            <text:p>196.50023</text:p>
          </table:table-cell>
          <table:table-cell office:value-type="float" office:value="18.525" calcext:value-type="float">
            <text:p>18.525</text:p>
          </table:table-cell>
          <table:table-cell office:value-type="float" office:value="184.17921" calcext:value-type="float">
            <text:p>184.17921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4387" calcext:value-type="float">
            <text:p>23.994387</text:p>
          </table:table-cell>
          <table:table-cell office:value-type="float" office:value="101.02295" calcext:value-type="float">
            <text:p>101.02295</text:p>
          </table:table-cell>
          <table:table-cell office:value-type="float" office:value="24" calcext:value-type="float">
            <text:p>24</text:p>
          </table:table-cell>
          <table:table-cell office:value-type="float" office:value="100.166885" calcext:value-type="float">
            <text:p>100.166885</text:p>
          </table:table-cell>
          <table:table-cell office:value-type="float" office:value="24" calcext:value-type="float">
            <text:p>24</text:p>
          </table:table-cell>
          <table:table-cell office:value-type="float" office:value="145.26083" calcext:value-type="float">
            <text:p>145.26083</text:p>
          </table:table-cell>
          <table:table-cell office:value-type="float" office:value="23.999884" calcext:value-type="float">
            <text:p>23.999884</text:p>
          </table:table-cell>
          <table:table-cell office:value-type="float" office:value="97.28601" calcext:value-type="float">
            <text:p>97.28601</text:p>
          </table:table-cell>
          <table:table-cell office:value-type="float" office:value="23.995895" calcext:value-type="float">
            <text:p>23.995895</text:p>
          </table:table-cell>
          <table:table-cell office:value-type="float" office:value="97.07362" calcext:value-type="float">
            <text:p>97.07362</text:p>
          </table:table-cell>
          <table:table-cell office:value-type="float" office:value="23.998558" calcext:value-type="float">
            <text:p>23.998558</text:p>
          </table:table-cell>
          <table:table-cell office:value-type="float" office:value="99.58769" calcext:value-type="float">
            <text:p>99.58769</text:p>
          </table:table-cell>
          <table:table-cell office:value-type="float" office:value="23.996344" calcext:value-type="float">
            <text:p>23.996344</text:p>
          </table:table-cell>
          <table:table-cell office:value-type="float" office:value="100.66852" calcext:value-type="float">
            <text:p>100.66852</text:p>
          </table:table-cell>
          <table:table-cell office:value-type="float" office:value="23.998455" calcext:value-type="float">
            <text:p>23.998455</text:p>
          </table:table-cell>
          <table:table-cell office:value-type="float" office:value="97.560425" calcext:value-type="float">
            <text:p>97.56042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3" calcext:value-type="float">
            <text:p>18.3</text:p>
          </table:table-cell>
          <table:table-cell office:value-type="float" office:value="220.41032" calcext:value-type="float">
            <text:p>220.41032</text:p>
          </table:table-cell>
          <table:table-cell office:value-type="float" office:value="18.15725" calcext:value-type="float">
            <text:p>18.15725</text:p>
          </table:table-cell>
          <table:table-cell office:value-type="float" office:value="209.36852" calcext:value-type="float">
            <text:p>209.36852</text:p>
          </table:table-cell>
          <table:table-cell office:value-type="float" office:value="18.966667" calcext:value-type="float">
            <text:p>18.966667</text:p>
          </table:table-cell>
          <table:table-cell office:value-type="float" office:value="196.50023" calcext:value-type="float">
            <text:p>196.50023</text:p>
          </table:table-cell>
          <table:table-cell office:value-type="float" office:value="19.3" calcext:value-type="float">
            <text:p>19.3</text:p>
          </table:table-cell>
          <table:table-cell office:value-type="float" office:value="184.17921" calcext:value-type="float">
            <text:p>184.1792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99031" calcext:value-type="float">
            <text:p>18.99031</text:p>
          </table:table-cell>
          <table:table-cell office:value-type="float" office:value="204.21033" calcext:value-type="float">
            <text:p>204.21033</text:p>
          </table:table-cell>
          <table:table-cell office:value-type="float" office:value="19.672607" calcext:value-type="float">
            <text:p>19.672607</text:p>
          </table:table-cell>
          <table:table-cell office:value-type="float" office:value="193.16852" calcext:value-type="float">
            <text:p>193.16852</text:p>
          </table:table-cell>
          <table:table-cell office:value-type="float" office:value="19.802698" calcext:value-type="float">
            <text:p>19.802698</text:p>
          </table:table-cell>
          <table:table-cell office:value-type="float" office:value="180.30023" calcext:value-type="float">
            <text:p>180.30023</text:p>
          </table:table-cell>
          <table:table-cell office:value-type="float" office:value="19.8" calcext:value-type="float">
            <text:p>19.8</text:p>
          </table:table-cell>
          <table:table-cell office:value-type="float" office:value="167.97922" calcext:value-type="float">
            <text:p>167.9792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332148" calcext:value-type="float">
            <text:p>19.332148</text:p>
          </table:table-cell>
          <table:table-cell office:value-type="float" office:value="204.21033" calcext:value-type="float">
            <text:p>204.21033</text:p>
          </table:table-cell>
          <table:table-cell office:value-type="float" office:value="19.751514" calcext:value-type="float">
            <text:p>19.751514</text:p>
          </table:table-cell>
          <table:table-cell office:value-type="float" office:value="193.16852" calcext:value-type="float">
            <text:p>193.16852</text:p>
          </table:table-cell>
          <table:table-cell office:value-type="float" office:value="19.91852" calcext:value-type="float">
            <text:p>19.91852</text:p>
          </table:table-cell>
          <table:table-cell office:value-type="float" office:value="180.30023" calcext:value-type="float">
            <text:p>180.30023</text:p>
          </table:table-cell>
          <table:table-cell office:value-type="float" office:value="20.475" calcext:value-type="float">
            <text:p>20.475</text:p>
          </table:table-cell>
          <table:table-cell office:value-type="float" office:value="167.97922" calcext:value-type="float">
            <text:p>167.9792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195.30034" calcext:value-type="float">
            <text:p>195.30034</text:p>
          </table:table-cell>
          <table:table-cell office:value-type="float" office:value="20.462034" calcext:value-type="float">
            <text:p>20.462034</text:p>
          </table:table-cell>
          <table:table-cell office:value-type="float" office:value="184.25847" calcext:value-type="float">
            <text:p>184.25847</text:p>
          </table:table-cell>
          <table:table-cell office:value-type="float" office:value="20.856573" calcext:value-type="float">
            <text:p>20.856573</text:p>
          </table:table-cell>
          <table:table-cell office:value-type="float" office:value="171.39024" calcext:value-type="float">
            <text:p>171.39024</text:p>
          </table:table-cell>
          <table:table-cell office:value-type="float" office:value="20.75" calcext:value-type="float">
            <text:p>20.75</text:p>
          </table:table-cell>
          <table:table-cell office:value-type="float" office:value="159.06923" calcext:value-type="float">
            <text:p>159.0692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91666" calcext:value-type="float">
            <text:p>20.391666</text:p>
          </table:table-cell>
          <table:table-cell office:value-type="float" office:value="195.30034" calcext:value-type="float">
            <text:p>195.30034</text:p>
          </table:table-cell>
          <table:table-cell office:value-type="float" office:value="20.561382" calcext:value-type="float">
            <text:p>20.561382</text:p>
          </table:table-cell>
          <table:table-cell office:value-type="float" office:value="184.25847" calcext:value-type="float">
            <text:p>184.25847</text:p>
          </table:table-cell>
          <table:table-cell office:value-type="float" office:value="20.882362" calcext:value-type="float">
            <text:p>20.882362</text:p>
          </table:table-cell>
          <table:table-cell office:value-type="float" office:value="171.39024" calcext:value-type="float">
            <text:p>171.39024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159.06923" calcext:value-type="float">
            <text:p>159.0692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296684" calcext:value-type="float">
            <text:p>21.296684</text:p>
          </table:table-cell>
          <table:table-cell office:value-type="float" office:value="183.15034" calcext:value-type="float">
            <text:p>183.15034</text:p>
          </table:table-cell>
          <table:table-cell office:value-type="float" office:value="21.51855" calcext:value-type="float">
            <text:p>21.51855</text:p>
          </table:table-cell>
          <table:table-cell office:value-type="float" office:value="172.10847" calcext:value-type="float">
            <text:p>172.10847</text:p>
          </table:table-cell>
          <table:table-cell office:value-type="float" office:value="21.433332" calcext:value-type="float">
            <text:p>21.433332</text:p>
          </table:table-cell>
          <table:table-cell office:value-type="float" office:value="159.24025" calcext:value-type="float">
            <text:p>159.24025</text:p>
          </table:table-cell>
          <table:table-cell office:value-type="float" office:value="21.766666" calcext:value-type="float">
            <text:p>21.766666</text:p>
          </table:table-cell>
          <table:table-cell office:value-type="float" office:value="146.91924" calcext:value-type="float">
            <text:p>146.9192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298887" calcext:value-type="float">
            <text:p>21.298887</text:p>
          </table:table-cell>
          <table:table-cell office:value-type="float" office:value="183.15034" calcext:value-type="float">
            <text:p>183.15034</text:p>
          </table:table-cell>
          <table:table-cell office:value-type="float" office:value="21.549276" calcext:value-type="float">
            <text:p>21.549276</text:p>
          </table:table-cell>
          <table:table-cell office:value-type="float" office:value="172.10847" calcext:value-type="float">
            <text:p>172.10847</text:p>
          </table:table-cell>
          <table:table-cell office:value-type="float" office:value="21.966667" calcext:value-type="float">
            <text:p>21.966667</text:p>
          </table:table-cell>
          <table:table-cell office:value-type="float" office:value="159.24025" calcext:value-type="float">
            <text:p>159.24025</text:p>
          </table:table-cell>
          <table:table-cell office:value-type="float" office:value="22.3" calcext:value-type="float">
            <text:p>22.3</text:p>
          </table:table-cell>
          <table:table-cell office:value-type="float" office:value="146.91924" calcext:value-type="float">
            <text:p>146.9192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791666" calcext:value-type="float">
            <text:p>21.791666</text:p>
          </table:table-cell>
          <table:table-cell office:value-type="float" office:value="167.22034" calcext:value-type="float">
            <text:p>167.22034</text:p>
          </table:table-cell>
          <table:table-cell office:value-type="float" office:value="22.240303" calcext:value-type="float">
            <text:p>22.240303</text:p>
          </table:table-cell>
          <table:table-cell office:value-type="float" office:value="156.17847" calcext:value-type="float">
            <text:p>156.17847</text:p>
          </table:table-cell>
          <table:table-cell office:value-type="float" office:value="22.511017" calcext:value-type="float">
            <text:p>22.511017</text:p>
          </table:table-cell>
          <table:table-cell office:value-type="float" office:value="143.31024" calcext:value-type="float">
            <text:p>143.31024</text:p>
          </table:table-cell>
          <table:table-cell office:value-type="float" office:value="22.96259" calcext:value-type="float">
            <text:p>22.96259</text:p>
          </table:table-cell>
          <table:table-cell office:value-type="float" office:value="130.98923" calcext:value-type="float">
            <text:p>130.9892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67.22034" calcext:value-type="float">
            <text:p>167.22034</text:p>
          </table:table-cell>
          <table:table-cell office:value-type="float" office:value="22.25122" calcext:value-type="float">
            <text:p>22.25122</text:p>
          </table:table-cell>
          <table:table-cell office:value-type="float" office:value="156.17847" calcext:value-type="float">
            <text:p>156.17847</text:p>
          </table:table-cell>
          <table:table-cell office:value-type="float" office:value="22.541607" calcext:value-type="float">
            <text:p>22.541607</text:p>
          </table:table-cell>
          <table:table-cell office:value-type="float" office:value="143.31024" calcext:value-type="float">
            <text:p>143.31024</text:p>
          </table:table-cell>
          <table:table-cell office:value-type="float" office:value="22.964767" calcext:value-type="float">
            <text:p>22.964767</text:p>
          </table:table-cell>
          <table:table-cell office:value-type="float" office:value="130.98923" calcext:value-type="float">
            <text:p>130.9892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34.55034" calcext:value-type="float">
            <text:p>134.55034</text:p>
          </table:table-cell>
          <table:table-cell office:value-type="float" office:value="23" calcext:value-type="float">
            <text:p>23</text:p>
          </table:table-cell>
          <table:table-cell office:value-type="float" office:value="134.30849" calcext:value-type="float">
            <text:p>134.30849</text:p>
          </table:table-cell>
          <table:table-cell office:value-type="float" office:value="23" calcext:value-type="float">
            <text:p>23</text:p>
          </table:table-cell>
          <table:table-cell office:value-type="float" office:value="132.24022" calcext:value-type="float">
            <text:p>132.24022</text:p>
          </table:table-cell>
          <table:table-cell office:value-type="float" office:value="23" calcext:value-type="float">
            <text:p>23</text:p>
          </table:table-cell>
          <table:table-cell office:value-type="float" office:value="130.71924" calcext:value-type="float">
            <text:p>130.7192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4.55034" calcext:value-type="float">
            <text:p>134.55034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4.30849" calcext:value-type="float">
            <text:p>134.30849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2.24022" calcext:value-type="float">
            <text:p>132.24022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71924" calcext:value-type="float">
            <text:p>130.7192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2.420334" calcext:value-type="float">
            <text:p>102.42033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2.17848" calcext:value-type="float">
            <text:p>102.17848</text:p>
          </table:table-cell>
          <table:table-cell office:value-type="float" office:value="23.998806" calcext:value-type="float">
            <text:p>23.998806</text:p>
          </table:table-cell>
          <table:table-cell office:value-type="float" office:value="100.110214" calcext:value-type="float">
            <text:p>100.11021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58923" calcext:value-type="float">
            <text:p>98.5892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102.420334" calcext:value-type="float">
            <text:p>102.420334</text:p>
          </table:table-cell>
          <table:table-cell office:value-type="float" office:value="24" calcext:value-type="float">
            <text:p>24</text:p>
          </table:table-cell>
          <table:table-cell office:value-type="float" office:value="102.17848" calcext:value-type="float">
            <text:p>102.17848</text:p>
          </table:table-cell>
          <table:table-cell office:value-type="float" office:value="23.999704" calcext:value-type="float">
            <text:p>23.999704</text:p>
          </table:table-cell>
          <table:table-cell office:value-type="float" office:value="100.110214" calcext:value-type="float">
            <text:p>100.110214</text:p>
          </table:table-cell>
          <table:table-cell office:value-type="float" office:value="24" calcext:value-type="float">
            <text:p>24</text:p>
          </table:table-cell>
          <table:table-cell office:value-type="float" office:value="98.58923" calcext:value-type="float">
            <text:p>98.58923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19:35:44.0126368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3T19:36:34.049322664</dc:date>
    <meta:editing-duration>PT43M54S</meta:editing-duration>
    <meta:editing-cycles>27</meta:editing-cycles>
    <meta:generator>LibreOffice/24.2.3.2$Linux_X86_64 LibreOffice_project/420$Build-2</meta:generator>
    <meta:document-statistic meta:table-count="5" meta:cell-count="189580" meta:object-count="0"/>
  </office:meta>
</office:document-meta>
</file>